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131cm"/>
    </style:style>
    <style:style style:name="co16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29">
      <style:table-cell-properties style:rotation-align="none"/>
    </style:style>
    <style:style style:name="ce6" style:family="table-cell" style:parent-style-name="Default" style:data-style-name="N129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129"/>
    <style:style style:name="ce8" style:family="table-cell" style:parent-style-name="Default" style:data-style-name="N104">
      <style:table-cell-properties style:rotation-align="none"/>
    </style:style>
    <style:style style:name="ce9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 style:data-style-name="N61"/>
    <style:style style:name="ce11" style:family="table-cell" style:parent-style-name="Default" style:data-style-name="N2">
      <style:table-cell-properties fo:background-color="transparent"/>
      <style:text-properties style:text-underline-style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UN_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table:style-name="ce1" office:value-type="string" calcext:value-type="string">
            <text:p>Ejemplos</text:p>
          </table:table-cell>
          <table:table-cell table:style-name="ce1" office:value-type="string" calcext:value-type="string">
            <text:p>Patrones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estNC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%NC</text:p>
          </table:table-cell>
          <table:table-cell table:style-name="ce5" office:value-type="string" calcext:value-type="string">
            <text:p>T_Train</text:p>
          </table:table-cell>
          <table:table-cell table:style-name="ce5" office:value-type="string" calcext:value-type="string">
            <text:p>T_Test</text:p>
          </table:table-cell>
          <table:table-cell table:style-name="ce5" office:value-type="string" calcext:value-type="string">
            <text:p>T_CPU_Test</text:p>
          </table:table-cell>
          <table:table-cell table:style-name="ce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2" table:formula="of:=AVERAGE([.E3:.E15])" office:value-type="float" office:value="6299.15384615385" calcext:value-type="float">
            <text:p>6299,2</text:p>
          </table:table-cell>
          <table:table-cell table:style-name="ce2" table:formula="of:=AVERAGE([.F3:.F15])" office:value-type="float" office:value="208.738461538462" calcext:value-type="float">
            <text:p>208,7</text:p>
          </table:table-cell>
          <table:table-cell table:style-name="ce3" table:formula="of:=AVERAGE([.G3:.G15])" office:value-type="float" office:value="84.1069769230769" calcext:value-type="float">
            <text:p>84,11</text:p>
          </table:table-cell>
          <table:table-cell table:style-name="ce3" table:formula="of:=AVERAGE([.H3:.H15])" office:value-type="float" office:value="15.5093661538462" calcext:value-type="float">
            <text:p>15,51</text:p>
          </table:table-cell>
          <table:table-cell table:style-name="ce3" table:formula="of:=AVERAGE([.I3:.I15])" office:value-type="float" office:value="69.7160615384616" calcext:value-type="float">
            <text:p>69,72</text:p>
          </table:table-cell>
          <table:table-cell table:style-name="ce3" table:formula="of:=AVERAGE([.J3:.J15])" office:value-type="float" office:value="76.8845615384615" calcext:value-type="float">
            <text:p>76,88</text:p>
          </table:table-cell>
          <table:table-cell table:style-name="ce3" table:formula="of:=AVERAGE([.K3:.K15])" office:value-type="float" office:value="23.1154346153846" calcext:value-type="float">
            <text:p>23,12</text:p>
          </table:table-cell>
          <table:table-cell table:style-name="ce3" table:formula="of:=AVERAGE([.L3:.L15])" office:value-type="float" office:value="8.52633711538462" calcext:value-type="float">
            <text:p>8,53</text:p>
          </table:table-cell>
          <table:table-cell table:style-name="ce6" table:formula="of:=AVERAGE([.M3:.M15])" office:value-type="float" office:value="0.0879642384615385" calcext:value-type="float">
            <text:p>0,08796</text:p>
          </table:table-cell>
          <table:table-cell table:style-name="ce6" table:formula="of:=AVERAGE([.N3:.N15])" office:value-type="float" office:value="0.0121902384615385" calcext:value-type="float">
            <text:p>0,01219</text:p>
          </table:table-cell>
          <table:table-cell table:style-name="ce6" table:formula="of:=AVERAGE([.O3:.O15])" office:value-type="float" office:value="0.00778952307692308" calcext:value-type="float">
            <text:p>0,00779</text:p>
          </table:table-cell>
          <table:table-cell table:style-name="ce3" table:formula="of:=1000000*([.O2]/[.E2])" office:value-type="float" office:value="1.23659832211897" calcext:value-type="float">
            <text:p>1,24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81.5" calcext:value-type="float">
            <text:p>281,5</text:p>
          </table:table-cell>
          <table:table-cell office:value-type="float" office:value="26.6838" calcext:value-type="float">
            <text:p>26,68</text:p>
          </table:table-cell>
          <table:table-cell office:value-type="float" office:value="73.3139" calcext:value-type="float">
            <text:p>73,31</text:p>
          </table:table-cell>
          <table:table-cell office:value-type="float" office:value="18.1121" calcext:value-type="float">
            <text:p>18,11</text:p>
          </table:table-cell>
          <table:table-cell office:value-type="float" office:value="18.1295" calcext:value-type="float">
            <text:p>18,13</text:p>
          </table:table-cell>
          <table:table-cell office:value-type="float" office:value="81.8705" calcext:value-type="float">
            <text:p>81,87</text:p>
          </table:table-cell>
          <table:table-cell office:value-type="float" office:value="0.0958313" calcext:value-type="float">
            <text:p>0,10</text:p>
          </table:table-cell>
          <table:table-cell office:value-type="float" office:value="0.109493" calcext:value-type="float">
            <text:p>0,10949</text:p>
          </table:table-cell>
          <table:table-cell office:value-type="float" office:value="0.0133061" calcext:value-type="float">
            <text:p>0,01331</text:p>
          </table:table-cell>
          <table:table-cell office:value-type="float" office:value="0.0100032" calcext:value-type="float">
            <text:p>0,01000</text:p>
          </table:table-cell>
          <table:table-cell table:style-name="ce4" table:formula="of:=1000000*([.O3]/[.E3])" office:value-type="float" office:value="2.3965500718735" calcext:value-type="float">
            <text:p>2,4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7" calcext:value-type="float">
            <text:p>19,7</text:p>
          </table:table-cell>
          <table:table-cell office:value-type="float" office:value="77.7367" calcext:value-type="float">
            <text:p>77,74</text:p>
          </table:table-cell>
          <table:table-cell office:value-type="float" office:value="22.2633" calcext:value-type="float">
            <text:p>22,26</text:p>
          </table:table-cell>
          <table:table-cell table:number-columns-repeated="2" office:value-type="float" office:value="80.3396" calcext:value-type="float">
            <text:p>80,34</text:p>
          </table:table-cell>
          <table:table-cell office:value-type="float" office:value="19.6604" calcext:value-type="float">
            <text:p>19,66</text:p>
          </table:table-cell>
          <table:table-cell office:value-type="float" office:value="0" calcext:value-type="float">
            <text:p>0,00</text:p>
          </table:table-cell>
          <table:table-cell office:value-type="float" office:value="0.0422678" calcext:value-type="float">
            <text:p>0,04227</text:p>
          </table:table-cell>
          <table:table-cell office:value-type="float" office:value="0.0042645" calcext:value-type="float">
            <text:p>0,00426</text:p>
          </table:table-cell>
          <table:table-cell office:value-type="float" office:value="0.0011021" calcext:value-type="float">
            <text:p>0,00110</text:p>
          </table:table-cell>
          <table:table-cell table:style-name="ce4" table:formula="of:=1000000*([.O4]/[.E4])" office:value-type="float" office:value="0.207943396226415" calcext:value-type="float">
            <text:p>0,21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50.9" calcext:value-type="float">
            <text:p>150,9</text:p>
          </table:table-cell>
          <table:table-cell office:value-type="float" office:value="76.2538" calcext:value-type="float">
            <text:p>76,25</text:p>
          </table:table-cell>
          <table:table-cell office:value-type="float" office:value="23.7462" calcext:value-type="float">
            <text:p>23,75</text:p>
          </table:table-cell>
          <table:table-cell office:value-type="float" office:value="60" calcext:value-type="float">
            <text:p>60,00</text:p>
          </table:table-cell>
          <table:table-cell office:value-type="float" office:value="61.791" calcext:value-type="float">
            <text:p>61,79</text:p>
          </table:table-cell>
          <table:table-cell office:value-type="float" office:value="38.209" calcext:value-type="float">
            <text:p>38,21</text:p>
          </table:table-cell>
          <table:table-cell office:value-type="float" office:value="2.89855" calcext:value-type="float">
            <text:p>2,90</text:p>
          </table:table-cell>
          <table:table-cell office:value-type="float" office:value="0.0043235" calcext:value-type="float">
            <text:p>0,00432</text:p>
          </table:table-cell>
          <table:table-cell office:value-type="float" office:value="0.0004973" calcext:value-type="float">
            <text:p>0,00050</text:p>
          </table:table-cell>
          <table:table-cell office:value-type="float" office:value="0.000265" calcext:value-type="float">
            <text:p>0,00027</text:p>
          </table:table-cell>
          <table:table-cell table:style-name="ce4" table:formula="of:=1000000*([.O5]/[.E5])" office:value-type="float" office:value="0.768115942028985" calcext:value-type="float">
            <text:p>0,7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306.2" calcext:value-type="float">
            <text:p>306,2</text:p>
          </table:table-cell>
          <table:table-cell office:value-type="float" office:value="99.6963" calcext:value-type="float">
            <text:p>99,70</text:p>
          </table:table-cell>
          <table:table-cell office:value-type="float" office:value="0.30368" calcext:value-type="float">
            <text:p>0,30</text:p>
          </table:table-cell>
          <table:table-cell office:value-type="float" office:value="23.3333" calcext:value-type="float">
            <text:p>23,33</text:p>
          </table:table-cell>
          <table:table-cell office:value-type="float" office:value="88.7324" calcext:value-type="float">
            <text:p>88,73</text:p>
          </table:table-cell>
          <table:table-cell office:value-type="float" office:value="11.2676" calcext:value-type="float">
            <text:p>11,27</text:p>
          </table:table-cell>
          <table:table-cell office:value-type="float" office:value="73.7037" calcext:value-type="float">
            <text:p>73,70</text:p>
          </table:table-cell>
          <table:table-cell office:value-type="float" office:value="0.0044277" calcext:value-type="float">
            <text:p>0,00443</text:p>
          </table:table-cell>
          <table:table-cell office:value-type="float" office:value="0.0006959" calcext:value-type="float">
            <text:p>0,00070</text:p>
          </table:table-cell>
          <table:table-cell office:value-type="float" office:value="0.0004796" calcext:value-type="float">
            <text:p>0,00048</text:p>
          </table:table-cell>
          <table:table-cell table:style-name="ce4" table:formula="of:=1000000*([.O6]/[.E6])" office:value-type="float" office:value="1.7762962962963" calcext:value-type="float">
            <text:p>1,7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51.7" calcext:value-type="float">
            <text:p>51,7</text:p>
          </table:table-cell>
          <table:table-cell office:value-type="float" office:value="96.6823" calcext:value-type="float">
            <text:p>96,68</text:p>
          </table:table-cell>
          <table:table-cell office:value-type="float" office:value="3.31768" calcext:value-type="float">
            <text:p>3,32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18139" calcext:value-type="float">
            <text:p>0,00181</text:p>
          </table:table-cell>
          <table:table-cell office:value-type="float" office:value="0.0002078" calcext:value-type="float">
            <text:p>0,00021</text:p>
          </table:table-cell>
          <table:table-cell office:value-type="float" office:value="0.0000776" calcext:value-type="float">
            <text:p>0,00008</text:p>
          </table:table-cell>
          <table:table-cell table:style-name="ce4" table:formula="of:=1000000*([.O7]/[.E7])" office:value-type="float" office:value="0.517333333333333" calcext:value-type="float">
            <text:p>0,52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7.2" calcext:value-type="float">
            <text:p>77,20</text:p>
          </table:table-cell>
          <table:table-cell office:value-type="float" office:value="18.008" calcext:value-type="float">
            <text:p>18,01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55366" calcext:value-type="float">
            <text:p>0,00554</text:p>
          </table:table-cell>
          <table:table-cell office:value-type="float" office:value="0.0006055" calcext:value-type="float">
            <text:p>0,00061</text:p>
          </table:table-cell>
          <table:table-cell office:value-type="float" office:value="0.0002531" calcext:value-type="float">
            <text:p>0,00025</text:p>
          </table:table-cell>
          <table:table-cell table:style-name="ce4" table:formula="of:=1000000*([.O8]/[.E8])" office:value-type="float" office:value="0.5062" calcext:value-type="float">
            <text:p>0,51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6.9" calcext:value-type="float">
            <text:p>166,9</text:p>
          </table:table-cell>
          <table:table-cell office:value-type="float" office:value="87.3832" calcext:value-type="float">
            <text:p>87,38</text:p>
          </table:table-cell>
          <table:table-cell office:value-type="float" office:value="12.4236" calcext:value-type="float">
            <text:p>12,42</text:p>
          </table:table-cell>
          <table:table-cell office:value-type="float" office:value="75.9036" calcext:value-type="float">
            <text:p>75,90</text:p>
          </table:table-cell>
          <table:table-cell office:value-type="float" office:value="82.6772" calcext:value-type="float">
            <text:p>82,68</text:p>
          </table:table-cell>
          <table:table-cell office:value-type="float" office:value="17.3228" calcext:value-type="float">
            <text:p>17,32</text:p>
          </table:table-cell>
          <table:table-cell office:value-type="float" office:value="8.19277" calcext:value-type="float">
            <text:p>8,19</text:p>
          </table:table-cell>
          <table:table-cell office:value-type="float" office:value="0.0093461" calcext:value-type="float">
            <text:p>0,00935</text:p>
          </table:table-cell>
          <table:table-cell office:value-type="float" office:value="0.0009632" calcext:value-type="float">
            <text:p>0,00096</text:p>
          </table:table-cell>
          <table:table-cell office:value-type="float" office:value="0.0003562" calcext:value-type="float">
            <text:p>0,00036</text:p>
          </table:table-cell>
          <table:table-cell table:style-name="ce4" table:formula="of:=1000000*([.O9]/[.E9])" office:value-type="float" office:value="0.429156626506024" calcext:value-type="float">
            <text:p>0,43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53.7" calcext:value-type="float">
            <text:p>53,7</text:p>
          </table:table-cell>
          <table:table-cell office:value-type="float" office:value="95.7156" calcext:value-type="float">
            <text:p>95,72</text:p>
          </table:table-cell>
          <table:table-cell office:value-type="float" office:value="4.28437" calcext:value-type="float">
            <text:p>4,28</text:p>
          </table:table-cell>
          <table:table-cell office:value-type="float" office:value="92.5581" calcext:value-type="float">
            <text:p>92,56</text:p>
          </table:table-cell>
          <table:table-cell office:value-type="float" office:value="93.4272" calcext:value-type="float">
            <text:p>93,43</text:p>
          </table:table-cell>
          <table:table-cell office:value-type="float" office:value="6.57277" calcext:value-type="float">
            <text:p>6,57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23412" calcext:value-type="float">
            <text:p>0,00234</text:p>
          </table:table-cell>
          <table:table-cell office:value-type="float" office:value="0.0002668" calcext:value-type="float">
            <text:p>0,00027</text:p>
          </table:table-cell>
          <table:table-cell office:value-type="float" office:value="0.0001117" calcext:value-type="float">
            <text:p>0,00011</text:p>
          </table:table-cell>
          <table:table-cell table:style-name="ce4" table:formula="of:=1000000*([.O10]/[.E10])" office:value-type="float" office:value="0.51953488372093" calcext:value-type="float">
            <text:p>0,52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216.4" calcext:value-type="float">
            <text:p>216,4</text:p>
          </table:table-cell>
          <table:table-cell office:value-type="float" office:value="94.7159" calcext:value-type="float">
            <text:p>94,72</text:p>
          </table:table-cell>
          <table:table-cell office:value-type="float" office:value="5.28407" calcext:value-type="float">
            <text:p>5,28</text:p>
          </table:table-cell>
          <table:table-cell office:value-type="float" office:value="94.7734" calcext:value-type="float">
            <text:p>94,77</text:p>
          </table:table-cell>
          <table:table-cell office:value-type="float" office:value="94.9469" calcext:value-type="float">
            <text:p>94,95</text:p>
          </table:table-cell>
          <table:table-cell office:value-type="float" office:value="5.05309" calcext:value-type="float">
            <text:p>5,05</text:p>
          </table:table-cell>
          <table:table-cell office:value-type="float" office:value="0.182749" calcext:value-type="float">
            <text:p>0,18</text:p>
          </table:table-cell>
          <table:table-cell office:value-type="float" office:value="0.0798131" calcext:value-type="float">
            <text:p>0,07981</text:p>
          </table:table-cell>
          <table:table-cell office:value-type="float" office:value="0.0090291" calcext:value-type="float">
            <text:p>0,00903</text:p>
          </table:table-cell>
          <table:table-cell office:value-type="float" office:value="0.0051831" calcext:value-type="float">
            <text:p>0,00518</text:p>
          </table:table-cell>
          <table:table-cell table:style-name="ce4" table:formula="of:=1000000*([.O11]/[.E11])" office:value-type="float" office:value="0.947203947368421" calcext:value-type="float">
            <text:p>0,95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58.3" calcext:value-type="float">
            <text:p>258,3</text:p>
          </table:table-cell>
          <table:table-cell office:value-type="float" office:value="81.9687" calcext:value-type="float">
            <text:p>81,97</text:p>
          </table:table-cell>
          <table:table-cell office:value-type="float" office:value="18.0313" calcext:value-type="float">
            <text:p>18,03</text:p>
          </table:table-cell>
          <table:table-cell table:number-columns-repeated="2" office:value-type="float" office:value="81.0141" calcext:value-type="float">
            <text:p>81,01</text:p>
          </table:table-cell>
          <table:table-cell office:value-type="float" office:value="18.9859" calcext:value-type="float">
            <text:p>18,99</text:p>
          </table:table-cell>
          <table:table-cell office:value-type="float" office:value="0" calcext:value-type="float">
            <text:p>0,00</text:p>
          </table:table-cell>
          <table:table-cell office:value-type="float" office:value="0.0696228" calcext:value-type="float">
            <text:p>0,06962</text:p>
          </table:table-cell>
          <table:table-cell office:value-type="float" office:value="0.0076234" calcext:value-type="float">
            <text:p>0,00762</text:p>
          </table:table-cell>
          <table:table-cell office:value-type="float" office:value="0.003589" calcext:value-type="float">
            <text:p>0,00359</text:p>
          </table:table-cell>
          <table:table-cell table:style-name="ce4" table:formula="of:=1000000*([.O12]/[.E12])" office:value-type="float" office:value="0.664137675795707" calcext:value-type="float">
            <text:p>0,66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525.8" calcext:value-type="float">
            <text:p>525,8</text:p>
          </table:table-cell>
          <table:table-cell office:value-type="float" office:value="90.9886" calcext:value-type="float">
            <text:p>90,99</text:p>
          </table:table-cell>
          <table:table-cell office:value-type="float" office:value="9.01137" calcext:value-type="float">
            <text:p>9,01</text:p>
          </table:table-cell>
          <table:table-cell office:value-type="float" office:value="68.75" calcext:value-type="float">
            <text:p>68,75</text:p>
          </table:table-cell>
          <table:table-cell office:value-type="float" office:value="70.7775" calcext:value-type="float">
            <text:p>70,78</text:p>
          </table:table-cell>
          <table:table-cell office:value-type="float" office:value="29.2225" calcext:value-type="float">
            <text:p>29,22</text:p>
          </table:table-cell>
          <table:table-cell office:value-type="float" office:value="2.86458" calcext:value-type="float">
            <text:p>2,86</text:p>
          </table:table-cell>
          <table:table-cell office:value-type="float" office:value="0.0106244" calcext:value-type="float">
            <text:p>0,01062</text:p>
          </table:table-cell>
          <table:table-cell office:value-type="float" office:value="0.0013885" calcext:value-type="float">
            <text:p>0,00139</text:p>
          </table:table-cell>
          <table:table-cell office:value-type="float" office:value="0.0008664" calcext:value-type="float">
            <text:p>0,00087</text:p>
          </table:table-cell>
          <table:table-cell table:style-name="ce4" table:formula="of:=1000000*([.O13]/[.E13])" office:value-type="float" office:value="1.128125" calcext:value-type="float">
            <text:p>1,13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492.5" calcext:value-type="float">
            <text:p>492,5</text:p>
          </table:table-cell>
          <table:table-cell office:value-type="float" office:value="96.0924" calcext:value-type="float">
            <text:p>96,09</text:p>
          </table:table-cell>
          <table:table-cell office:value-type="float" office:value="3.90764" calcext:value-type="float">
            <text:p>3,91</text:p>
          </table:table-cell>
          <table:table-cell office:value-type="float" office:value="60.8225" calcext:value-type="float">
            <text:p>60,82</text:p>
          </table:table-cell>
          <table:table-cell office:value-type="float" office:value="63.8636" calcext:value-type="float">
            <text:p>63,86</text:p>
          </table:table-cell>
          <table:table-cell office:value-type="float" office:value="36.1364" calcext:value-type="float">
            <text:p>36,14</text:p>
          </table:table-cell>
          <table:table-cell office:value-type="float" office:value="4.7619" calcext:value-type="float">
            <text:p>4,76</text:p>
          </table:table-cell>
          <table:table-cell office:value-type="float" office:value="0.007473" calcext:value-type="float">
            <text:p>0,00747</text:p>
          </table:table-cell>
          <table:table-cell office:value-type="float" office:value="0.001228" calcext:value-type="float">
            <text:p>0,00123</text:p>
          </table:table-cell>
          <table:table-cell office:value-type="float" office:value="0.0008652" calcext:value-type="float">
            <text:p>0,00087</text:p>
          </table:table-cell>
          <table:table-cell table:style-name="ce4" table:formula="of:=1000000*([.O14]/[.E14])" office:value-type="float" office:value="1.87272727272727" calcext:value-type="float">
            <text:p>1,87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08.1" calcext:value-type="float">
            <text:p>108,1</text:p>
          </table:table-cell>
          <table:table-cell office:value-type="float" office:value="92.2734" calcext:value-type="float">
            <text:p>92,27</text:p>
          </table:table-cell>
          <table:table-cell office:value-type="float" office:value="7.72665" calcext:value-type="float">
            <text:p>7,73</text:p>
          </table:table-cell>
          <table:table-cell office:value-type="float" office:value="92.3688" calcext:value-type="float">
            <text:p>92,37</text:p>
          </table:table-cell>
          <table:table-cell office:value-type="float" office:value="92.38" calcext:value-type="float">
            <text:p>92,38</text:p>
          </table:table-cell>
          <table:table-cell office:value-type="float" office:value="7.62002" calcext:value-type="float">
            <text:p>7,62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796452" calcext:value-type="float">
            <text:p>0,79645</text:p>
          </table:table-cell>
          <table:table-cell office:value-type="float" office:value="0.118397" calcext:value-type="float">
            <text:p>0,11840</text:p>
          </table:table-cell>
          <table:table-cell office:value-type="float" office:value="0.0781116" calcext:value-type="float">
            <text:p>0,07811</text:p>
          </table:table-cell>
          <table:table-cell table:style-name="ce4" table:formula="of:=1000000*([.O15]/[.E15])" office:value-type="float" office:value="1.34677494439559" calcext:value-type="float">
            <text:p>1,35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2" table:formula="of:=AVERAGE([.E17:.E26])" office:value-type="float" office:value="78339.2" calcext:value-type="float">
            <text:p>78339,2</text:p>
          </table:table-cell>
          <table:table-cell table:style-name="ce2" table:formula="of:=AVERAGE([.F17:.F26])" office:value-type="float" office:value="21068.41" calcext:value-type="float">
            <text:p>21068,4</text:p>
          </table:table-cell>
          <table:table-cell table:style-name="ce3" table:formula="of:=AVERAGE([.G17:.G26])" office:value-type="float" office:value="94.62438" calcext:value-type="float">
            <text:p>94,62</text:p>
          </table:table-cell>
          <table:table-cell table:style-name="ce3" table:formula="of:=AVERAGE([.H17:.H26])" office:value-type="float" office:value="5.2454395" calcext:value-type="float">
            <text:p>5,25</text:p>
          </table:table-cell>
          <table:table-cell table:style-name="ce3" table:formula="of:=AVERAGE([.I17:.I26])" office:value-type="float" office:value="53.67204" calcext:value-type="float">
            <text:p>53,67</text:p>
          </table:table-cell>
          <table:table-cell table:style-name="ce3" table:formula="of:=AVERAGE([.J17:.J26])" office:value-type="float" office:value="89.81839" calcext:value-type="float">
            <text:p>89,82</text:p>
          </table:table-cell>
          <table:table-cell table:style-name="ce3" table:formula="of:=AVERAGE([.K17:.K26])" office:value-type="float" office:value="10.181607" calcext:value-type="float">
            <text:p>10,18</text:p>
          </table:table-cell>
          <table:table-cell table:style-name="ce3" table:formula="of:=AVERAGE([.L17:.L26])" office:value-type="float" office:value="38.732892443" calcext:value-type="float">
            <text:p>38,73</text:p>
          </table:table-cell>
          <table:table-cell table:style-name="ce6" table:formula="of:=AVERAGE([.M17:.M26])" office:value-type="float" office:value="3.33137453" calcext:value-type="float">
            <text:p>3,33137</text:p>
          </table:table-cell>
          <table:table-cell table:style-name="ce6" table:formula="of:=AVERAGE([.N17:.N26])" office:value-type="float" office:value="0.46200063" calcext:value-type="float">
            <text:p>0,46200</text:p>
          </table:table-cell>
          <table:table-cell table:style-name="ce6" table:formula="of:=AVERAGE([.O17:.O26])" office:value-type="float" office:value="0.42827245" calcext:value-type="float">
            <text:p>0,42827</text:p>
          </table:table-cell>
          <table:table-cell table:style-name="ce3" table:formula="of:=1000000*([.O16]/[.E16])" office:value-type="float" office:value="5.46689843654263" calcext:value-type="float">
            <text:p>5,47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2580.3" calcext:value-type="float">
            <text:p>22580,3</text:p>
          </table:table-cell>
          <table:table-cell office:value-type="float" office:value="89.6909" calcext:value-type="float">
            <text:p>89,69</text:p>
          </table:table-cell>
          <table:table-cell office:value-type="float" office:value="10.1598" calcext:value-type="float">
            <text:p>10,16</text:p>
          </table:table-cell>
          <table:table-cell office:value-type="float" office:value="63.646" calcext:value-type="float">
            <text:p>63,65</text:p>
          </table:table-cell>
          <table:table-cell office:value-type="float" office:value="80.8415" calcext:value-type="float">
            <text:p>80,84</text:p>
          </table:table-cell>
          <table:table-cell office:value-type="float" office:value="19.1585" calcext:value-type="float">
            <text:p>19,16</text:p>
          </table:table-cell>
          <table:table-cell office:value-type="float" office:value="21.2706" calcext:value-type="float">
            <text:p>21,27</text:p>
          </table:table-cell>
          <table:table-cell office:value-type="float" office:value="0.657142" calcext:value-type="float">
            <text:p>0,65714</text:p>
          </table:table-cell>
          <table:table-cell office:value-type="float" office:value="0.113143" calcext:value-type="float">
            <text:p>0,11314</text:p>
          </table:table-cell>
          <table:table-cell office:value-type="float" office:value="0.0785444" calcext:value-type="float">
            <text:p>0,07854</text:p>
          </table:table-cell>
          <table:table-cell table:style-name="ce4" table:formula="of:=1000000*([.O17]/[.E17])" office:value-type="float" office:value="1.73686258900535" calcext:value-type="float">
            <text:p>1,74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55.4" calcext:value-type="float">
            <text:p>555,4</text:p>
          </table:table-cell>
          <table:table-cell office:value-type="float" office:value="96.9808" calcext:value-type="float">
            <text:p>96,98</text:p>
          </table:table-cell>
          <table:table-cell office:value-type="float" office:value="2.78265" calcext:value-type="float">
            <text:p>2,78</text:p>
          </table:table-cell>
          <table:table-cell office:value-type="float" office:value="54.9275" calcext:value-type="float">
            <text:p>54,93</text:p>
          </table:table-cell>
          <table:table-cell office:value-type="float" office:value="81.8575" calcext:value-type="float">
            <text:p>81,86</text:p>
          </table:table-cell>
          <table:table-cell office:value-type="float" office:value="18.1425" calcext:value-type="float">
            <text:p>18,14</text:p>
          </table:table-cell>
          <table:table-cell office:value-type="float" office:value="32.8986" calcext:value-type="float">
            <text:p>32,90</text:p>
          </table:table-cell>
          <table:table-cell office:value-type="float" office:value="0.011311" calcext:value-type="float">
            <text:p>0,01131</text:p>
          </table:table-cell>
          <table:table-cell office:value-type="float" office:value="0.0018002" calcext:value-type="float">
            <text:p>0,00180</text:p>
          </table:table-cell>
          <table:table-cell office:value-type="float" office:value="0.0012804" calcext:value-type="float">
            <text:p>0,00128</text:p>
          </table:table-cell>
          <table:table-cell table:style-name="ce4" table:formula="of:=1000000*([.O18]/[.E18])" office:value-type="float" office:value="1.85565217391304" calcext:value-type="float">
            <text:p>1,86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84.6" calcext:value-type="float">
            <text:p>584,6</text:p>
          </table:table-cell>
          <table:table-cell office:value-type="float" office:value="98.5046" calcext:value-type="float">
            <text:p>98,50</text:p>
          </table:table-cell>
          <table:table-cell office:value-type="float" office:value="1.35266" calcext:value-type="float">
            <text:p>1,35</text:p>
          </table:table-cell>
          <table:table-cell office:value-type="float" office:value="39.2037" calcext:value-type="float">
            <text:p>39,20</text:p>
          </table:table-cell>
          <table:table-cell office:value-type="float" office:value="85.3333" calcext:value-type="float">
            <text:p>85,33</text:p>
          </table:table-cell>
          <table:table-cell office:value-type="float" office:value="14.6667" calcext:value-type="float">
            <text:p>14,67</text:p>
          </table:table-cell>
          <table:table-cell office:value-type="float" office:value="54.0582" calcext:value-type="float">
            <text:p>54,06</text:p>
          </table:table-cell>
          <table:table-cell office:value-type="float" office:value="0.0115714" calcext:value-type="float">
            <text:p>0,01157</text:p>
          </table:table-cell>
          <table:table-cell office:value-type="float" office:value="0.0018335" calcext:value-type="float">
            <text:p>0,00183</text:p>
          </table:table-cell>
          <table:table-cell office:value-type="float" office:value="0.0012796" calcext:value-type="float">
            <text:p>0,00128</text:p>
          </table:table-cell>
          <table:table-cell table:style-name="ce4" table:formula="of:=1000000*([.O19]/[.E19])" office:value-type="float" office:value="1.95957120980092" calcext:value-type="float">
            <text:p>1,96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97046.8" calcext:value-type="float">
            <text:p>97046,8</text:p>
          </table:table-cell>
          <table:table-cell office:value-type="float" office:value="99.2165" calcext:value-type="float">
            <text:p>99,22</text:p>
          </table:table-cell>
          <table:table-cell office:value-type="float" office:value="0.690772" calcext:value-type="float">
            <text:p>0,69</text:p>
          </table:table-cell>
          <table:table-cell office:value-type="float" office:value="48.0729" calcext:value-type="float">
            <text:p>48,07</text:p>
          </table:table-cell>
          <table:table-cell office:value-type="float" office:value="96.4361" calcext:value-type="float">
            <text:p>96,44</text:p>
          </table:table-cell>
          <table:table-cell office:value-type="float" office:value="3.56389" calcext:value-type="float">
            <text:p>3,56</text:p>
          </table:table-cell>
          <table:table-cell office:value-type="float" office:value="50.1505" calcext:value-type="float">
            <text:p>50,15</text:p>
          </table:table-cell>
          <table:table-cell office:value-type="float" office:value="5.06798" calcext:value-type="float">
            <text:p>5,06798</text:p>
          </table:table-cell>
          <table:table-cell office:value-type="float" office:value="0.999682" calcext:value-type="float">
            <text:p>0,99968</text:p>
          </table:table-cell>
          <table:table-cell office:value-type="float" office:value="0.9071" calcext:value-type="float">
            <text:p>0,90710</text:p>
          </table:table-cell>
          <table:table-cell table:style-name="ce4" table:formula="of:=1000000*([.O20]/[.E20])" office:value-type="float" office:value="6.36467608282288" calcext:value-type="float">
            <text:p>6,36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8062.8" calcext:value-type="float">
            <text:p>8062,8</text:p>
          </table:table-cell>
          <table:table-cell office:value-type="float" office:value="98.4691" calcext:value-type="float">
            <text:p>98,47</text:p>
          </table:table-cell>
          <table:table-cell office:value-type="float" office:value="0.855693" calcext:value-type="float">
            <text:p>0,86</text:p>
          </table:table-cell>
          <table:table-cell office:value-type="float" office:value="24.608" calcext:value-type="float">
            <text:p>24,61</text:p>
          </table:table-cell>
          <table:table-cell office:value-type="float" office:value="91.7964" calcext:value-type="float">
            <text:p>91,80</text:p>
          </table:table-cell>
          <table:table-cell office:value-type="float" office:value="8.20357" calcext:value-type="float">
            <text:p>8,20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945965" calcext:value-type="float">
            <text:p>0,94597</text:p>
          </table:table-cell>
          <table:table-cell office:value-type="float" office:value="0.115822" calcext:value-type="float">
            <text:p>0,11582</text:p>
          </table:table-cell>
          <table:table-cell office:value-type="float" office:value="0.106817" calcext:value-type="float">
            <text:p>0,10682</text:p>
          </table:table-cell>
          <table:table-cell table:style-name="ce4" table:formula="of:=1000000*([.O21]/[.E21])" office:value-type="float" office:value="10.87527998371" calcext:value-type="float">
            <text:p>10,88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34847.6" calcext:value-type="float">
            <text:p>34847,6</text:p>
          </table:table-cell>
          <table:table-cell office:value-type="float" office:value="85.3268" calcext:value-type="float">
            <text:p>85,33</text:p>
          </table:table-cell>
          <table:table-cell office:value-type="float" office:value="14.6732" calcext:value-type="float">
            <text:p>14,67</text:p>
          </table:table-cell>
          <table:table-cell office:value-type="float" office:value="85.9654" calcext:value-type="float">
            <text:p>85,97</text:p>
          </table:table-cell>
          <table:table-cell office:value-type="float" office:value="85.9685" calcext:value-type="float">
            <text:p>85,97</text:p>
          </table:table-cell>
          <table:table-cell office:value-type="float" office:value="14.0315" calcext:value-type="float">
            <text:p>14,03</text:p>
          </table:table-cell>
          <table:table-cell office:value-type="float" office:value="0.00363533" calcext:value-type="float">
            <text:p>0,00</text:p>
          </table:table-cell>
          <table:table-cell office:value-type="float" office:value="24.1032" calcext:value-type="float">
            <text:p>24,10320</text:p>
          </table:table-cell>
          <table:table-cell office:value-type="float" office:value="3.00945" calcext:value-type="float">
            <text:p>3,00945</text:p>
          </table:table-cell>
          <table:table-cell office:value-type="float" office:value="2.87858" calcext:value-type="float">
            <text:p>2,87858</text:p>
          </table:table-cell>
          <table:table-cell table:style-name="ce4" table:formula="of:=1000000*([.O22]/[.E22])" office:value-type="float" office:value="5.8136571198911" calcext:value-type="float">
            <text:p>5,81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42015.5" calcext:value-type="float">
            <text:p>42015,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5.0332" calcext:value-type="float">
            <text:p>45,0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4.9668" calcext:value-type="float">
            <text:p>54,97</text:p>
          </table:table-cell>
          <table:table-cell office:value-type="float" office:value="1.95279" calcext:value-type="float">
            <text:p>1,95279</text:p>
          </table:table-cell>
          <table:table-cell office:value-type="float" office:value="0.307495" calcext:value-type="float">
            <text:p>0,30750</text:p>
          </table:table-cell>
          <table:table-cell office:value-type="float" office:value="0.258289" calcext:value-type="float">
            <text:p>0,25829</text:p>
          </table:table-cell>
          <table:table-cell table:style-name="ce4" table:formula="of:=1000000*([.O23]/[.E23])" office:value-type="float" office:value="4.15770326610112" calcext:value-type="float">
            <text:p>4,16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023.6" calcext:value-type="float">
            <text:p>1023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197919" calcext:value-type="float">
            <text:p>0,01979</text:p>
          </table:table-cell>
          <table:table-cell office:value-type="float" office:value="0.0025428" calcext:value-type="float">
            <text:p>0,00254</text:p>
          </table:table-cell>
          <table:table-cell office:value-type="float" office:value="0.001829" calcext:value-type="float">
            <text:p>0,00183</text:p>
          </table:table-cell>
          <table:table-cell table:style-name="ce4" table:formula="of:=1000000*([.O24]/[.E24])" office:value-type="float" office:value="1.829" calcext:value-type="float">
            <text:p>1,83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2725.8" calcext:value-type="float">
            <text:p>2725,8</text:p>
          </table:table-cell>
          <table:table-cell office:value-type="float" office:value="83.992" calcext:value-type="float">
            <text:p>83,99</text:p>
          </table:table-cell>
          <table:table-cell office:value-type="float" office:value="16.008" calcext:value-type="float">
            <text:p>16,01</text:p>
          </table:table-cell>
          <table:table-cell office:value-type="float" office:value="82.6498" calcext:value-type="float">
            <text:p>82,65</text:p>
          </table:table-cell>
          <table:table-cell office:value-type="float" office:value="82.7064" calcext:value-type="float">
            <text:p>82,71</text:p>
          </table:table-cell>
          <table:table-cell office:value-type="float" office:value="17.2936" calcext:value-type="float">
            <text:p>17,29</text:p>
          </table:table-cell>
          <table:table-cell office:value-type="float" office:value="0.0683491" calcext:value-type="float">
            <text:p>0,07</text:p>
          </table:table-cell>
          <table:table-cell office:value-type="float" office:value="0.385983" calcext:value-type="float">
            <text:p>0,38598</text:p>
          </table:table-cell>
          <table:table-cell office:value-type="float" office:value="0.0491632" calcext:value-type="float">
            <text:p>0,04916</text:p>
          </table:table-cell>
          <table:table-cell office:value-type="float" office:value="0.0356331" calcext:value-type="float">
            <text:p>0,03563</text:p>
          </table:table-cell>
          <table:table-cell table:style-name="ce4" table:formula="of:=1000000*([.O25]/[.E25])" office:value-type="float" office:value="1.87345425867508" calcext:value-type="float">
            <text:p>1,87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241.7" calcext:value-type="float">
            <text:p>1241,7</text:p>
          </table:table-cell>
          <table:table-cell office:value-type="float" office:value="94.0631" calcext:value-type="float">
            <text:p>94,06</text:p>
          </table:table-cell>
          <table:table-cell office:value-type="float" office:value="5.93162" calcext:value-type="float">
            <text:p>5,93</text:p>
          </table:table-cell>
          <table:table-cell office:value-type="float" office:value="92.0139" calcext:value-type="float">
            <text:p>92,01</text:p>
          </table:table-cell>
          <table:table-cell office:value-type="float" office:value="93.2442" calcext:value-type="float">
            <text:p>93,24</text:p>
          </table:table-cell>
          <table:table-cell office:value-type="float" office:value="6.75581" calcext:value-type="float">
            <text:p>6,76</text:p>
          </table:table-cell>
          <table:table-cell office:value-type="float" office:value="1.31944" calcext:value-type="float">
            <text:p>1,32</text:p>
          </table:table-cell>
          <table:table-cell office:value-type="float" office:value="0.158011" calcext:value-type="float">
            <text:p>0,15801</text:p>
          </table:table-cell>
          <table:table-cell office:value-type="float" office:value="0.0190746" calcext:value-type="float">
            <text:p>0,01907</text:p>
          </table:table-cell>
          <table:table-cell office:value-type="float" office:value="0.013372" calcext:value-type="float">
            <text:p>0,01337</text:p>
          </table:table-cell>
          <table:table-cell table:style-name="ce4" table:formula="of:=1000000*([.O26]/[.E26])" office:value-type="float" office:value="1.85722222222222" calcext:value-type="float">
            <text:p>1,86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2" table:formula="of:=AVERAGE([.E28:.E34])" office:value-type="float" office:value="260.714285714286" calcext:value-type="float">
            <text:p>260,7</text:p>
          </table:table-cell>
          <table:table-cell table:style-name="ce2" table:formula="of:=AVERAGE([.F28:.F34])" office:value-type="float" office:value="790.485714285714" calcext:value-type="float">
            <text:p>790,5</text:p>
          </table:table-cell>
          <table:table-cell table:style-name="ce3" table:formula="of:=AVERAGE([.G28:.G34])" office:value-type="float" office:value="99.8228714285714" calcext:value-type="float">
            <text:p>99,82</text:p>
          </table:table-cell>
          <table:table-cell table:style-name="ce3" table:formula="of:=AVERAGE([.H28:.H34])" office:value-type="float" office:value="0.140493214285714" calcext:value-type="float">
            <text:p>0,14</text:p>
          </table:table-cell>
          <table:table-cell table:style-name="ce3" table:formula="of:=AVERAGE([.I28:.I34])" office:value-type="float" office:value="25.3680142857143" calcext:value-type="float">
            <text:p>25,37</text:p>
          </table:table-cell>
          <table:table-cell table:style-name="ce3" table:formula="of:=AVERAGE([.J28:.J34])" office:value-type="float" office:value="60.2063" calcext:value-type="float">
            <text:p>60,21</text:p>
          </table:table-cell>
          <table:table-cell table:style-name="ce3" table:formula="of:=AVERAGE([.K28:.K34])" office:value-type="float" office:value="39.7937071428571" calcext:value-type="float">
            <text:p>39,79</text:p>
          </table:table-cell>
          <table:table-cell table:style-name="ce3" table:formula="of:=AVERAGE([.L28:.L34])" office:value-type="float" office:value="71.0022428571429" calcext:value-type="float">
            <text:p>71,00</text:p>
          </table:table-cell>
          <table:table-cell table:style-name="ce6" table:formula="of:=AVERAGE([.M28:.M34])" office:value-type="float" office:value="0.0468030857142857" calcext:value-type="float">
            <text:p>0,04680</text:p>
          </table:table-cell>
          <table:table-cell table:style-name="ce6" table:formula="of:=AVERAGE([.N28:.N34])" office:value-type="float" office:value="0.0106065" calcext:value-type="float">
            <text:p>0,01061</text:p>
          </table:table-cell>
          <table:table-cell table:style-name="ce6" table:formula="of:=AVERAGE([.O28:.O34])" office:value-type="float" office:value="0.0103362" calcext:value-type="float">
            <text:p>0,01034</text:p>
          </table:table-cell>
          <table:table-cell table:style-name="ce3" table:formula="of:=1000000*([.O27]/[.E27])" office:value-type="float" office:value="39.645698630137" calcext:value-type="float">
            <text:p>39,65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237.5" calcext:value-type="float">
            <text:p>237,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8.3648" calcext:value-type="float">
            <text:p>38,36</text:p>
          </table:table-cell>
          <table:table-cell office:value-type="float" office:value="93.8462" calcext:value-type="float">
            <text:p>93,85</text:p>
          </table:table-cell>
          <table:table-cell office:value-type="float" office:value="6.15385" calcext:value-type="float">
            <text:p>6,15</text:p>
          </table:table-cell>
          <table:table-cell office:value-type="float" office:value="59.1195" calcext:value-type="float">
            <text:p>59,12</text:p>
          </table:table-cell>
          <table:table-cell office:value-type="float" office:value="0.0129907" calcext:value-type="float">
            <text:p>0,01299</text:p>
          </table:table-cell>
          <table:table-cell office:value-type="float" office:value="0.005829" calcext:value-type="float">
            <text:p>0,00583</text:p>
          </table:table-cell>
          <table:table-cell office:value-type="float" office:value="0.0056692" calcext:value-type="float">
            <text:p>0,00567</text:p>
          </table:table-cell>
          <table:table-cell table:style-name="ce4" table:formula="of:=1000000*([.O28]/[.E28])" office:value-type="float" office:value="35.6553459119497" calcext:value-type="float">
            <text:p>35,66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726.8" calcext:value-type="float">
            <text:p>726,8</text:p>
          </table:table-cell>
          <table:table-cell office:value-type="float" office:value="99.9246" calcext:value-type="float">
            <text:p>99,92</text:p>
          </table:table-cell>
          <table:table-cell office:value-type="float" office:value="0.0753935" calcext:value-type="float">
            <text:p>0,08</text:p>
          </table:table-cell>
          <table:table-cell office:value-type="float" office:value="21.9178" calcext:value-type="float">
            <text:p>21,92</text:p>
          </table:table-cell>
          <table:table-cell office:value-type="float" office:value="68.9655" calcext:value-type="float">
            <text:p>68,97</text:p>
          </table:table-cell>
          <table:table-cell office:value-type="float" office:value="31.0345" calcext:value-type="float">
            <text:p>31,03</text:p>
          </table:table-cell>
          <table:table-cell office:value-type="float" office:value="68.2192" calcext:value-type="float">
            <text:p>68,22</text:p>
          </table:table-cell>
          <table:table-cell office:value-type="float" office:value="0.0331662" calcext:value-type="float">
            <text:p>0,03317</text:p>
          </table:table-cell>
          <table:table-cell office:value-type="float" office:value="0.0150428" calcext:value-type="float">
            <text:p>0,01504</text:p>
          </table:table-cell>
          <table:table-cell office:value-type="float" office:value="0.0146404" calcext:value-type="float">
            <text:p>0,01464</text:p>
          </table:table-cell>
          <table:table-cell table:style-name="ce4" table:formula="of:=1000000*([.O29]/[.E29])" office:value-type="float" office:value="40.1106849315069" calcext:value-type="float">
            <text:p>40,11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37.8" calcext:value-type="float">
            <text:p>337,8</text:p>
          </table:table-cell>
          <table:table-cell office:value-type="float" office:value="98.8355" calcext:value-type="float">
            <text:p>98,84</text:p>
          </table:table-cell>
          <table:table-cell office:value-type="float" office:value="0.908059" calcext:value-type="float">
            <text:p>0,91</text:p>
          </table:table-cell>
          <table:table-cell office:value-type="float" office:value="18.1818" calcext:value-type="float">
            <text:p>18,18</text:p>
          </table:table-cell>
          <table:table-cell office:value-type="float" office:value="62.7907" calcext:value-type="float">
            <text:p>62,79</text:p>
          </table:table-cell>
          <table:table-cell office:value-type="float" office:value="37.2093" calcext:value-type="float">
            <text:p>37,21</text:p>
          </table:table-cell>
          <table:table-cell office:value-type="float" office:value="71.0438" calcext:value-type="float">
            <text:p>71,04</text:p>
          </table:table-cell>
          <table:table-cell office:value-type="float" office:value="0.005423" calcext:value-type="float">
            <text:p>0,00542</text:p>
          </table:table-cell>
          <table:table-cell office:value-type="float" office:value="0.0010773" calcext:value-type="float">
            <text:p>0,00108</text:p>
          </table:table-cell>
          <table:table-cell office:value-type="float" office:value="0.0008021" calcext:value-type="float">
            <text:p>0,00080</text:p>
          </table:table-cell>
          <table:table-cell table:style-name="ce4" table:formula="of:=1000000*([.O30]/[.E30])" office:value-type="float" office:value="2.7006734006734" calcext:value-type="float">
            <text:p>2,7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214.2" calcext:value-type="float">
            <text:p>1214,2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6.7521" calcext:value-type="float">
            <text:p>36,75</text:p>
          </table:table-cell>
          <table:table-cell office:value-type="float" office:value="98.4733" calcext:value-type="float">
            <text:p>98,47</text:p>
          </table:table-cell>
          <table:table-cell office:value-type="float" office:value="1.52672" calcext:value-type="float">
            <text:p>1,53</text:p>
          </table:table-cell>
          <table:table-cell office:value-type="float" office:value="62.6781" calcext:value-type="float">
            <text:p>62,68</text:p>
          </table:table-cell>
          <table:table-cell office:value-type="float" office:value="0.0763409" calcext:value-type="float">
            <text:p>0,07634</text:p>
          </table:table-cell>
          <table:table-cell office:value-type="float" office:value="0.0133998" calcext:value-type="float">
            <text:p>0,01340</text:p>
          </table:table-cell>
          <table:table-cell office:value-type="float" office:value="0.0130543" calcext:value-type="float">
            <text:p>0,01305</text:p>
          </table:table-cell>
          <table:table-cell table:style-name="ce4" table:formula="of:=1000000*([.O31]/[.E31])" office:value-type="float" office:value="37.1917378917379" calcext:value-type="float">
            <text:p>37,19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305" calcext:value-type="float">
            <text:p>1305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947316" calcext:value-type="float">
            <text:p>0,09473</text:p>
          </table:table-cell>
          <table:table-cell office:value-type="float" office:value="0.0167958" calcext:value-type="float">
            <text:p>0,01680</text:p>
          </table:table-cell>
          <table:table-cell office:value-type="float" office:value="0.0165589" calcext:value-type="float">
            <text:p>0,01656</text:p>
          </table:table-cell>
          <table:table-cell table:style-name="ce4" table:formula="of:=1000000*([.O32]/[.E32])" office:value-type="float" office:value="79.6100961538462" calcext:value-type="float">
            <text:p>79,61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1436.4" calcext:value-type="float">
            <text:p>1436,4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980404" calcext:value-type="float">
            <text:p>0,09804</text:p>
          </table:table-cell>
          <table:table-cell office:value-type="float" office:value="0.0173993" calcext:value-type="float">
            <text:p>0,01740</text:p>
          </table:table-cell>
          <table:table-cell office:value-type="float" office:value="0.0171029" calcext:value-type="float">
            <text:p>0,01710</text:p>
          </table:table-cell>
          <table:table-cell table:style-name="ce4" table:formula="of:=1000000*([.O33]/[.E33])" office:value-type="float" office:value="64.0558052434457" calcext:value-type="float">
            <text:p>64,06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275.7" calcext:value-type="float">
            <text:p>275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62.3596" calcext:value-type="float">
            <text:p>62,36</text:p>
          </table:table-cell>
          <table:table-cell office:value-type="float" office:value="97.3684" calcext:value-type="float">
            <text:p>97,37</text:p>
          </table:table-cell>
          <table:table-cell office:value-type="float" office:value="2.63158" calcext:value-type="float">
            <text:p>2,63</text:p>
          </table:table-cell>
          <table:table-cell office:value-type="float" office:value="35.9551" calcext:value-type="float">
            <text:p>35,96</text:p>
          </table:table-cell>
          <table:table-cell office:value-type="float" office:value="0.0069288" calcext:value-type="float">
            <text:p>0,00693</text:p>
          </table:table-cell>
          <table:table-cell office:value-type="float" office:value="0.0047015" calcext:value-type="float">
            <text:p>0,00470</text:p>
          </table:table-cell>
          <table:table-cell office:value-type="float" office:value="0.0045256" calcext:value-type="float">
            <text:p>0,00453</text:p>
          </table:table-cell>
          <table:table-cell table:style-name="ce4" table:formula="of:=1000000*([.O34]/[.E34])" office:value-type="float" office:value="25.4247191011236" calcext:value-type="float">
            <text:p>25,42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2" table:formula="of:=AVERAGE([.E36:.E47])" office:value-type="float" office:value="6080.58333333333" calcext:value-type="float">
            <text:p>6080,6</text:p>
          </table:table-cell>
          <table:table-cell table:style-name="ce2" table:formula="of:=AVERAGE([.F36:.F47])" office:value-type="float" office:value="8499.69166666667" calcext:value-type="float">
            <text:p>8499,7</text:p>
          </table:table-cell>
          <table:table-cell table:style-name="ce3" table:formula="of:=AVERAGE([.G36:.G47])" office:value-type="float" office:value="91.4802666666667" calcext:value-type="float">
            <text:p>91,48</text:p>
          </table:table-cell>
          <table:table-cell table:style-name="ce3" table:formula="of:=AVERAGE([.H36:.H47])" office:value-type="float" office:value="8.511586805" calcext:value-type="float">
            <text:p>8,51</text:p>
          </table:table-cell>
          <table:table-cell table:style-name="ce3" table:formula="of:=AVERAGE([.I36:.I47])" office:value-type="float" office:value="70.8469416666667" calcext:value-type="float">
            <text:p>70,85</text:p>
          </table:table-cell>
          <table:table-cell table:style-name="ce3" table:formula="of:=AVERAGE([.J36:.J47])" office:value-type="float" office:value="78.7950166666667" calcext:value-type="float">
            <text:p>78,80</text:p>
          </table:table-cell>
          <table:table-cell table:style-name="ce3" table:formula="of:=AVERAGE([.K36:.K47])" office:value-type="float" office:value="21.2049790833333" calcext:value-type="float">
            <text:p>21,20</text:p>
          </table:table-cell>
          <table:table-cell table:style-name="ce3" table:formula="of:=AVERAGE([.L36:.L47])" office:value-type="float" office:value="9.43146375" calcext:value-type="float">
            <text:p>9,43</text:p>
          </table:table-cell>
          <table:table-cell table:style-name="ce6" table:formula="of:=AVERAGE([.M36:.M47])" office:value-type="float" office:value="0.812774458333334" calcext:value-type="float">
            <text:p>0,81277</text:p>
          </table:table-cell>
          <table:table-cell table:style-name="ce6" table:formula="of:=AVERAGE([.N36:.N47])" office:value-type="float" office:value="0.125567866666667" calcext:value-type="float">
            <text:p>0,12557</text:p>
          </table:table-cell>
          <table:table-cell table:style-name="ce6" table:formula="of:=AVERAGE([.O36:.O47])" office:value-type="float" office:value="0.120282641666667" calcext:value-type="float">
            <text:p>0,12028</text:p>
          </table:table-cell>
          <table:table-cell table:style-name="ce3" table:formula="of:=1000000*([.O35]/[.E35])" office:value-type="float" office:value="19.781431331972" calcext:value-type="float">
            <text:p>19,78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295.7" calcext:value-type="float">
            <text:p>1295,7</text:p>
          </table:table-cell>
          <table:table-cell office:value-type="float" office:value="98.1859" calcext:value-type="float">
            <text:p>98,19</text:p>
          </table:table-cell>
          <table:table-cell office:value-type="float" office:value="1.77315" calcext:value-type="float">
            <text:p>1,77</text:p>
          </table:table-cell>
          <table:table-cell office:value-type="float" office:value="54.8463" calcext:value-type="float">
            <text:p>54,85</text:p>
          </table:table-cell>
          <table:table-cell office:value-type="float" office:value="64.5341" calcext:value-type="float">
            <text:p>64,53</text:p>
          </table:table-cell>
          <table:table-cell office:value-type="float" office:value="35.4659" calcext:value-type="float">
            <text:p>35,47</text:p>
          </table:table-cell>
          <table:table-cell office:value-type="float" office:value="15.0118" calcext:value-type="float">
            <text:p>15,01</text:p>
          </table:table-cell>
          <table:table-cell office:value-type="float" office:value="0.127952" calcext:value-type="float">
            <text:p>0,12795</text:p>
          </table:table-cell>
          <table:table-cell office:value-type="float" office:value="0.0226005" calcext:value-type="float">
            <text:p>0,02260</text:p>
          </table:table-cell>
          <table:table-cell office:value-type="float" office:value="0.0217911" calcext:value-type="float">
            <text:p>0,02179</text:p>
          </table:table-cell>
          <table:table-cell table:style-name="ce4" table:formula="of:=1000000*([.O36]/[.E36])" office:value-type="float" office:value="25.7578014184397" calcext:value-type="float">
            <text:p>25,76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990.1" calcext:value-type="float">
            <text:p>990,1</text:p>
          </table:table-cell>
          <table:table-cell office:value-type="float" office:value="98.9284" calcext:value-type="float">
            <text:p>98,93</text:p>
          </table:table-cell>
          <table:table-cell office:value-type="float" office:value="1.07163" calcext:value-type="float">
            <text:p>1,07</text:p>
          </table:table-cell>
          <table:table-cell office:value-type="float" office:value="93.7374" calcext:value-type="float">
            <text:p>93,74</text:p>
          </table:table-cell>
          <table:table-cell office:value-type="float" office:value="94.0223" calcext:value-type="float">
            <text:p>94,02</text:p>
          </table:table-cell>
          <table:table-cell office:value-type="float" office:value="5.97771" calcext:value-type="float">
            <text:p>5,98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287101" calcext:value-type="float">
            <text:p>0,02871</text:p>
          </table:table-cell>
          <table:table-cell office:value-type="float" office:value="0.0035288" calcext:value-type="float">
            <text:p>0,00353</text:p>
          </table:table-cell>
          <table:table-cell office:value-type="float" office:value="0.0027907" calcext:value-type="float">
            <text:p>0,00279</text:p>
          </table:table-cell>
          <table:table-cell table:style-name="ce4" table:formula="of:=1000000*([.O37]/[.E37])" office:value-type="float" office:value="2.81888888888889" calcext:value-type="float">
            <text:p>2,8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626.4" calcext:value-type="float">
            <text:p>1626,4</text:p>
          </table:table-cell>
          <table:table-cell office:value-type="float" office:value="96.4483" calcext:value-type="float">
            <text:p>96,45</text:p>
          </table:table-cell>
          <table:table-cell office:value-type="float" office:value="3.54685" calcext:value-type="float">
            <text:p>3,55</text:p>
          </table:table-cell>
          <table:table-cell office:value-type="float" office:value="90.2597" calcext:value-type="float">
            <text:p>90,26</text:p>
          </table:table-cell>
          <table:table-cell office:value-type="float" office:value="93.0388" calcext:value-type="float">
            <text:p>93,04</text:p>
          </table:table-cell>
          <table:table-cell office:value-type="float" office:value="6.96118" calcext:value-type="float">
            <text:p>6,96</text:p>
          </table:table-cell>
          <table:table-cell office:value-type="float" office:value="2.98701" calcext:value-type="float">
            <text:p>2,99</text:p>
          </table:table-cell>
          <table:table-cell office:value-type="float" office:value="0.160405" calcext:value-type="float">
            <text:p>0,16041</text:p>
          </table:table-cell>
          <table:table-cell office:value-type="float" office:value="0.024416" calcext:value-type="float">
            <text:p>0,02442</text:p>
          </table:table-cell>
          <table:table-cell office:value-type="float" office:value="0.0223801" calcext:value-type="float">
            <text:p>0,02238</text:p>
          </table:table-cell>
          <table:table-cell table:style-name="ce4" table:formula="of:=1000000*([.O38]/[.E38])" office:value-type="float" office:value="9.68835497835498" calcext:value-type="float">
            <text:p>9,69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1326.8" calcext:value-type="float">
            <text:p>1326,8</text:p>
          </table:table-cell>
          <table:table-cell office:value-type="float" office:value="80.9452" calcext:value-type="float">
            <text:p>80,95</text:p>
          </table:table-cell>
          <table:table-cell office:value-type="float" office:value="19.0509" calcext:value-type="float">
            <text:p>19,05</text:p>
          </table:table-cell>
          <table:table-cell office:value-type="float" office:value="56.5353" calcext:value-type="float">
            <text:p>56,54</text:p>
          </table:table-cell>
          <table:table-cell office:value-type="float" office:value="57.3604" calcext:value-type="float">
            <text:p>57,36</text:p>
          </table:table-cell>
          <table:table-cell office:value-type="float" office:value="42.6396" calcext:value-type="float">
            <text:p>42,64</text:p>
          </table:table-cell>
          <table:table-cell office:value-type="float" office:value="1.4384" calcext:value-type="float">
            <text:p>1,44</text:p>
          </table:table-cell>
          <table:table-cell office:value-type="float" office:value="0.0496984" calcext:value-type="float">
            <text:p>0,04970</text:p>
          </table:table-cell>
          <table:table-cell office:value-type="float" office:value="0.0076912" calcext:value-type="float">
            <text:p>0,00769</text:p>
          </table:table-cell>
          <table:table-cell office:value-type="float" office:value="0.0065231" calcext:value-type="float">
            <text:p>0,00652</text:p>
          </table:table-cell>
          <table:table-cell table:style-name="ce4" table:formula="of:=1000000*([.O39]/[.E39])" office:value-type="float" office:value="4.07948717948718" calcext:value-type="float">
            <text:p>4,08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672.5" calcext:value-type="float">
            <text:p>1672,5</text:p>
          </table:table-cell>
          <table:table-cell office:value-type="float" office:value="64.4851" calcext:value-type="float">
            <text:p>64,49</text:p>
          </table:table-cell>
          <table:table-cell office:value-type="float" office:value="35.5149" calcext:value-type="float">
            <text:p>35,51</text:p>
          </table:table-cell>
          <table:table-cell office:value-type="float" office:value="50.6533" calcext:value-type="float">
            <text:p>50,65</text:p>
          </table:table-cell>
          <table:table-cell office:value-type="float" office:value="50.757" calcext:value-type="float">
            <text:p>50,76</text:p>
          </table:table-cell>
          <table:table-cell office:value-type="float" office:value="49.243" calcext:value-type="float">
            <text:p>49,24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182929" calcext:value-type="float">
            <text:p>0,18293</text:p>
          </table:table-cell>
          <table:table-cell office:value-type="float" office:value="0.0202135" calcext:value-type="float">
            <text:p>0,02021</text:p>
          </table:table-cell>
          <table:table-cell office:value-type="float" office:value="0.0167722" calcext:value-type="float">
            <text:p>0,01677</text:p>
          </table:table-cell>
          <table:table-cell table:style-name="ce4" table:formula="of:=1000000*([.O40]/[.E40])" office:value-type="float" office:value="3.42429563086974" calcext:value-type="float">
            <text:p>3,42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2051.4" calcext:value-type="float">
            <text:p>2051,4</text:p>
          </table:table-cell>
          <table:table-cell office:value-type="float" office:value="90.1605" calcext:value-type="float">
            <text:p>90,16</text:p>
          </table:table-cell>
          <table:table-cell office:value-type="float" office:value="9.80768" calcext:value-type="float">
            <text:p>9,81</text:p>
          </table:table-cell>
          <table:table-cell office:value-type="float" office:value="82.8149" calcext:value-type="float">
            <text:p>82,81</text:p>
          </table:table-cell>
          <table:table-cell office:value-type="float" office:value="86.898" calcext:value-type="float">
            <text:p>86,90</text:p>
          </table:table-cell>
          <table:table-cell office:value-type="float" office:value="13.102" calcext:value-type="float">
            <text:p>13,10</text:p>
          </table:table-cell>
          <table:table-cell office:value-type="float" office:value="4.69872" calcext:value-type="float">
            <text:p>4,70</text:p>
          </table:table-cell>
          <table:table-cell office:value-type="float" office:value="0.439953" calcext:value-type="float">
            <text:p>0,43995</text:p>
          </table:table-cell>
          <table:table-cell office:value-type="float" office:value="0.0588903" calcext:value-type="float">
            <text:p>0,05889</text:p>
          </table:table-cell>
          <table:table-cell office:value-type="float" office:value="0.0547371" calcext:value-type="float">
            <text:p>0,05474</text:p>
          </table:table-cell>
          <table:table-cell table:style-name="ce4" table:formula="of:=1000000*([.O41]/[.E41])" office:value-type="float" office:value="11.9071350881009" calcext:value-type="float">
            <text:p>11,9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4312.8" calcext:value-type="float">
            <text:p>14312,8</text:p>
          </table:table-cell>
          <table:table-cell office:value-type="float" office:value="99.852" calcext:value-type="float">
            <text:p>99,85</text:p>
          </table:table-cell>
          <table:table-cell office:value-type="float" office:value="0.147984" calcext:value-type="float">
            <text:p>0,15</text:p>
          </table:table-cell>
          <table:table-cell office:value-type="float" office:value="95.0146" calcext:value-type="float">
            <text:p>95,01</text:p>
          </table:table-cell>
          <table:table-cell office:value-type="float" office:value="99.014" calcext:value-type="float">
            <text:p>99,01</text:p>
          </table:table-cell>
          <table:table-cell office:value-type="float" office:value="0.985969" calcext:value-type="float">
            <text:p>0,99</text:p>
          </table:table-cell>
          <table:table-cell office:value-type="float" office:value="4.0393" calcext:value-type="float">
            <text:p>4,04</text:p>
          </table:table-cell>
          <table:table-cell office:value-type="float" office:value="0.389226" calcext:value-type="float">
            <text:p>0,38923</text:p>
          </table:table-cell>
          <table:table-cell office:value-type="float" office:value="0.0961211" calcext:value-type="float">
            <text:p>0,09612</text:p>
          </table:table-cell>
          <table:table-cell office:value-type="float" office:value="0.0875044" calcext:value-type="float">
            <text:p>0,08750</text:p>
          </table:table-cell>
          <table:table-cell table:style-name="ce4" table:formula="of:=1000000*([.O42]/[.E42])" office:value-type="float" office:value="7.96073508005822" calcext:value-type="float">
            <text:p>7,96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467.4" calcext:value-type="float">
            <text:p>10467,4</text:p>
          </table:table-cell>
          <table:table-cell office:value-type="float" office:value="99.2562" calcext:value-type="float">
            <text:p>99,26</text:p>
          </table:table-cell>
          <table:table-cell office:value-type="float" office:value="0.735567" calcext:value-type="float">
            <text:p>0,74</text:p>
          </table:table-cell>
          <table:table-cell office:value-type="float" office:value="56.6757" calcext:value-type="float">
            <text:p>56,68</text:p>
          </table:table-cell>
          <table:table-cell office:value-type="float" office:value="78.4952" calcext:value-type="float">
            <text:p>78,50</text:p>
          </table:table-cell>
          <table:table-cell office:value-type="float" office:value="21.5048" calcext:value-type="float">
            <text:p>21,50</text:p>
          </table:table-cell>
          <table:table-cell office:value-type="float" office:value="27.7973" calcext:value-type="float">
            <text:p>27,80</text:p>
          </table:table-cell>
          <table:table-cell office:value-type="float" office:value="1.06381" calcext:value-type="float">
            <text:p>1,06381</text:p>
          </table:table-cell>
          <table:table-cell office:value-type="float" office:value="0.224173" calcext:value-type="float">
            <text:p>0,22417</text:p>
          </table:table-cell>
          <table:table-cell office:value-type="float" office:value="0.217595" calcext:value-type="float">
            <text:p>0,21760</text:p>
          </table:table-cell>
          <table:table-cell table:style-name="ce4" table:formula="of:=1000000*([.O43]/[.E43])" office:value-type="float" office:value="29.4047297297297" calcext:value-type="float">
            <text:p>29,4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5525.2" calcext:value-type="float">
            <text:p>15525,2</text:p>
          </table:table-cell>
          <table:table-cell office:value-type="float" office:value="99.9892" calcext:value-type="float">
            <text:p>99,99</text:p>
          </table:table-cell>
          <table:table-cell office:value-type="float" office:value="0.00720066" calcext:value-type="float">
            <text:p>0,01</text:p>
          </table:table-cell>
          <table:table-cell office:value-type="float" office:value="43.1892" calcext:value-type="float">
            <text:p>43,19</text:p>
          </table:table-cell>
          <table:table-cell office:value-type="float" office:value="91.3143" calcext:value-type="float">
            <text:p>91,31</text:p>
          </table:table-cell>
          <table:table-cell office:value-type="float" office:value="8.68571" calcext:value-type="float">
            <text:p>8,69</text:p>
          </table:table-cell>
          <table:table-cell office:value-type="float" office:value="52.7027" calcext:value-type="float">
            <text:p>52,70</text:p>
          </table:table-cell>
          <table:table-cell office:value-type="float" office:value="1.40917" calcext:value-type="float">
            <text:p>1,40917</text:p>
          </table:table-cell>
          <table:table-cell office:value-type="float" office:value="0.361944" calcext:value-type="float">
            <text:p>0,36194</text:p>
          </table:table-cell>
          <table:table-cell office:value-type="float" office:value="0.354522" calcext:value-type="float">
            <text:p>0,35452</text:p>
          </table:table-cell>
          <table:table-cell table:style-name="ce4" table:formula="of:=1000000*([.O44]/[.E44])" office:value-type="float" office:value="47.9083783783784" calcext:value-type="float">
            <text:p>47,9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9914.2" calcext:value-type="float">
            <text:p>19914,2</text:p>
          </table:table-cell>
          <table:table-cell office:value-type="float" office:value="83.3525" calcext:value-type="float">
            <text:p>83,35</text:p>
          </table:table-cell>
          <table:table-cell office:value-type="float" office:value="16.6475" calcext:value-type="float">
            <text:p>16,65</text:p>
          </table:table-cell>
          <table:table-cell office:value-type="float" office:value="58.6169" calcext:value-type="float">
            <text:p>58,62</text:p>
          </table:table-cell>
          <table:table-cell office:value-type="float" office:value="58.6808" calcext:value-type="float">
            <text:p>58,68</text:p>
          </table:table-cell>
          <table:table-cell office:value-type="float" office:value="41.3192" calcext:value-type="float">
            <text:p>41,32</text:p>
          </table:table-cell>
          <table:table-cell office:value-type="float" office:value="0.10878" calcext:value-type="float">
            <text:p>0,11</text:p>
          </table:table-cell>
          <table:table-cell office:value-type="float" office:value="2.32249" calcext:value-type="float">
            <text:p>2,32249</text:p>
          </table:table-cell>
          <table:table-cell office:value-type="float" office:value="0.235915" calcext:value-type="float">
            <text:p>0,23592</text:p>
          </table:table-cell>
          <table:table-cell office:value-type="float" office:value="0.229698" calcext:value-type="float">
            <text:p>0,22970</text:p>
          </table:table-cell>
          <table:table-cell table:style-name="ce4" table:formula="of:=1000000*([.O45]/[.E45])" office:value-type="float" office:value="35.6951048951049" calcext:value-type="float">
            <text:p>35,7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25226.9" calcext:value-type="float">
            <text:p>25226,9</text:p>
          </table:table-cell>
          <table:table-cell office:value-type="float" office:value="98.5221" calcext:value-type="float">
            <text:p>98,52</text:p>
          </table:table-cell>
          <table:table-cell office:value-type="float" office:value="1.47788" calcext:value-type="float">
            <text:p>1,48</text:p>
          </table:table-cell>
          <table:table-cell office:value-type="float" office:value="90.4" calcext:value-type="float">
            <text:p>90,40</text:p>
          </table:table-cell>
          <table:table-cell office:value-type="float" office:value="93.8113" calcext:value-type="float">
            <text:p>93,81</text:p>
          </table:table-cell>
          <table:table-cell office:value-type="float" office:value="6.18868" calcext:value-type="float">
            <text:p>6,19</text:p>
          </table:table-cell>
          <table:table-cell office:value-type="float" office:value="3.63636" calcext:value-type="float">
            <text:p>3,64</text:p>
          </table:table-cell>
          <table:table-cell office:value-type="float" office:value="2.10261" calcext:value-type="float">
            <text:p>2,10261</text:p>
          </table:table-cell>
          <table:table-cell office:value-type="float" office:value="0.240741" calcext:value-type="float">
            <text:p>0,24074</text:p>
          </table:table-cell>
          <table:table-cell office:value-type="float" office:value="0.234966" calcext:value-type="float">
            <text:p>0,23497</text:p>
          </table:table-cell>
          <table:table-cell table:style-name="ce4" table:formula="of:=1000000*([.O46]/[.E46])" office:value-type="float" office:value="42.7210909090909" calcext:value-type="float">
            <text:p>42,72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7.6378" calcext:value-type="float">
            <text:p>87,64</text:p>
          </table:table-cell>
          <table:table-cell office:value-type="float" office:value="12.3578" calcext:value-type="float">
            <text:p>12,36</text:p>
          </table:table-cell>
          <table:table-cell office:value-type="float" office:value="77.42" calcext:value-type="float">
            <text:p>77,42</text:p>
          </table:table-cell>
          <table:table-cell office:value-type="float" office:value="77.614" calcext:value-type="float">
            <text:p>77,61</text:p>
          </table:table-cell>
          <table:table-cell office:value-type="float" office:value="22.386" calcext:value-type="float">
            <text:p>22,39</text:p>
          </table:table-cell>
          <table:table-cell office:value-type="float" office:value="0.25" calcext:value-type="float">
            <text:p>0,25</text:p>
          </table:table-cell>
          <table:table-cell office:value-type="float" office:value="1.47634" calcext:value-type="float">
            <text:p>1,47634</text:p>
          </table:table-cell>
          <table:table-cell office:value-type="float" office:value="0.21058" calcext:value-type="float">
            <text:p>0,21058</text:p>
          </table:table-cell>
          <table:table-cell office:value-type="float" office:value="0.194112" calcext:value-type="float">
            <text:p>0,19411</text:p>
          </table:table-cell>
          <table:table-cell table:style-name="ce4" table:formula="of:=1000000*([.O47]/[.E47])" office:value-type="float" office:value="9.7056" calcext:value-type="float">
            <text:p>9,71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N_08" table:style-name="ta1"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table:style-name="ce8" office:value-type="string" calcext:value-type="string">
            <text:p>Ejemplos</text:p>
          </table:table-cell>
          <table:table-cell table:style-name="ce1" office:value-type="string" calcext:value-type="string">
            <text:p>Patrones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estNC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%NC</text:p>
          </table:table-cell>
          <table:table-cell table:style-name="ce5" office:value-type="string" calcext:value-type="string">
            <text:p>T_Train</text:p>
          </table:table-cell>
          <table:table-cell table:style-name="ce5" office:value-type="string" calcext:value-type="string">
            <text:p>T_Test</text:p>
          </table:table-cell>
          <table:table-cell table:style-name="ce5" office:value-type="string" calcext:value-type="string">
            <text:p>T_CPU_Test</text:p>
          </table:table-cell>
          <table:table-cell table:style-name="ce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2" table:formula="of:=AVERAGE([.E3:.E15])" office:value-type="float" office:value="6299.15384615385" calcext:value-type="float">
            <text:p>6299,2</text:p>
          </table:table-cell>
          <table:table-cell table:style-name="ce2" table:formula="of:=AVERAGE([.F3:.F15])" office:value-type="float" office:value="260.330769230769" calcext:value-type="float">
            <text:p>260,3</text:p>
          </table:table-cell>
          <table:table-cell table:style-name="ce3" table:formula="of:=AVERAGE([.G3:.G15])" office:value-type="float" office:value="83.9218384615385" calcext:value-type="float">
            <text:p>83,92</text:p>
          </table:table-cell>
          <table:table-cell table:style-name="ce3" table:formula="of:=AVERAGE([.H3:.H15])" office:value-type="float" office:value="15.6970233076923" calcext:value-type="float">
            <text:p>15,70</text:p>
          </table:table-cell>
          <table:table-cell table:style-name="ce3" table:formula="of:=AVERAGE([.I3:.I15])" office:value-type="float" office:value="69.9169538461539" calcext:value-type="float">
            <text:p>69,92</text:p>
          </table:table-cell>
          <table:table-cell table:style-name="ce3" table:formula="of:=AVERAGE([.J3:.J15])" office:value-type="float" office:value="76.9802384615385" calcext:value-type="float">
            <text:p>76,98</text:p>
          </table:table-cell>
          <table:table-cell table:style-name="ce3" table:formula="of:=AVERAGE([.K3:.K15])" office:value-type="float" office:value="23.0197638461538" calcext:value-type="float">
            <text:p>23,02</text:p>
          </table:table-cell>
          <table:table-cell table:style-name="ce3" table:formula="of:=AVERAGE([.L3:.L15])" office:value-type="float" office:value="8.36907459230769" calcext:value-type="float">
            <text:p>8,37</text:p>
          </table:table-cell>
          <table:table-cell table:style-name="ce6" table:formula="of:=AVERAGE([.M3:.M15])" office:value-type="float" office:value="0.0869037615384615" calcext:value-type="float">
            <text:p>0,08690</text:p>
          </table:table-cell>
          <table:table-cell table:style-name="ce6" table:formula="of:=AVERAGE([.N3:.N15])" office:value-type="float" office:value="0.0124448230769231" calcext:value-type="float">
            <text:p>0,01244</text:p>
          </table:table-cell>
          <table:table-cell table:style-name="ce6" table:formula="of:=AVERAGE([.O3:.O15])" office:value-type="float" office:value="0.00793723076923077" calcext:value-type="float">
            <text:p>0,00794</text:p>
          </table:table-cell>
          <table:table-cell table:style-name="ce3" table:formula="of:=1000000*([.O2]/[.E2])" office:value-type="float" office:value="1.2600471369781" calcext:value-type="float">
            <text:p>1,26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359.4" calcext:value-type="float">
            <text:p>359,4</text:p>
          </table:table-cell>
          <table:table-cell office:value-type="float" office:value="27.2357" calcext:value-type="float">
            <text:p>27,24</text:p>
          </table:table-cell>
          <table:table-cell office:value-type="float" office:value="72.7616" calcext:value-type="float">
            <text:p>72,76</text:p>
          </table:table-cell>
          <table:table-cell office:value-type="float" office:value="18.3038" calcext:value-type="float">
            <text:p>18,30</text:p>
          </table:table-cell>
          <table:table-cell office:value-type="float" office:value="18.317" calcext:value-type="float">
            <text:p>18,32</text:p>
          </table:table-cell>
          <table:table-cell office:value-type="float" office:value="81.683" calcext:value-type="float">
            <text:p>81,68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114991" calcext:value-type="float">
            <text:p>0,11499</text:p>
          </table:table-cell>
          <table:table-cell office:value-type="float" office:value="0.0115591" calcext:value-type="float">
            <text:p>0,01156</text:p>
          </table:table-cell>
          <table:table-cell office:value-type="float" office:value="0.008717" calcext:value-type="float">
            <text:p>0,00872</text:p>
          </table:table-cell>
          <table:table-cell table:style-name="ce9" table:formula="of:=1000000*([.O3]/[.E3])" office:value-type="float" office:value="2.08840440824149" calcext:value-type="float">
            <text:p>2,09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8" calcext:value-type="float">
            <text:p>19,8</text:p>
          </table:table-cell>
          <table:table-cell office:value-type="float" office:value="76.459" calcext:value-type="float">
            <text:p>76,46</text:p>
          </table:table-cell>
          <table:table-cell office:value-type="float" office:value="23.541" calcext:value-type="float">
            <text:p>23,54</text:p>
          </table:table-cell>
          <table:table-cell table:number-columns-repeated="2" office:value-type="float" office:value="80.5094" calcext:value-type="float">
            <text:p>80,51</text:p>
          </table:table-cell>
          <table:table-cell office:value-type="float" office:value="19.4906" calcext:value-type="float">
            <text:p>19,49</text:p>
          </table:table-cell>
          <table:table-cell office:value-type="float" office:value="0" calcext:value-type="float">
            <text:p>0,00</text:p>
          </table:table-cell>
          <table:table-cell office:value-type="float" office:value="0.0440803" calcext:value-type="float">
            <text:p>0,04408</text:p>
          </table:table-cell>
          <table:table-cell office:value-type="float" office:value="0.0044168" calcext:value-type="float">
            <text:p>0,00442</text:p>
          </table:table-cell>
          <table:table-cell office:value-type="float" office:value="0.0011298" calcext:value-type="float">
            <text:p>0,00113</text:p>
          </table:table-cell>
          <table:table-cell table:style-name="ce9" table:formula="of:=1000000*([.O4]/[.E4])" office:value-type="float" office:value="0.213169811320755" calcext:value-type="float">
            <text:p>0,21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69.7" calcext:value-type="float">
            <text:p>169,7</text:p>
          </table:table-cell>
          <table:table-cell office:value-type="float" office:value="76.0946" calcext:value-type="float">
            <text:p>76,09</text:p>
          </table:table-cell>
          <table:table-cell office:value-type="float" office:value="23.9054" calcext:value-type="float">
            <text:p>23,91</text:p>
          </table:table-cell>
          <table:table-cell office:value-type="float" office:value="60.5797" calcext:value-type="float">
            <text:p>60,58</text:p>
          </table:table-cell>
          <table:table-cell office:value-type="float" office:value="62.3881" calcext:value-type="float">
            <text:p>62,39</text:p>
          </table:table-cell>
          <table:table-cell office:value-type="float" office:value="37.6119" calcext:value-type="float">
            <text:p>37,61</text:p>
          </table:table-cell>
          <table:table-cell office:value-type="float" office:value="2.89855" calcext:value-type="float">
            <text:p>2,90</text:p>
          </table:table-cell>
          <table:table-cell office:value-type="float" office:value="0.0055492" calcext:value-type="float">
            <text:p>0,00555</text:p>
          </table:table-cell>
          <table:table-cell office:value-type="float" office:value="0.0006503" calcext:value-type="float">
            <text:p>0,00065</text:p>
          </table:table-cell>
          <table:table-cell office:value-type="float" office:value="0.0003563" calcext:value-type="float">
            <text:p>0,00036</text:p>
          </table:table-cell>
          <table:table-cell table:style-name="ce9" table:formula="of:=1000000*([.O5]/[.E5])" office:value-type="float" office:value="1.03275362318841" calcext:value-type="float">
            <text:p>1,03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352.6" calcext:value-type="float">
            <text:p>352,6</text:p>
          </table:table-cell>
          <table:table-cell office:value-type="float" office:value="99.1503" calcext:value-type="float">
            <text:p>99,15</text:p>
          </table:table-cell>
          <table:table-cell office:value-type="float" office:value="0.849673" calcext:value-type="float">
            <text:p>0,85</text:p>
          </table:table-cell>
          <table:table-cell office:value-type="float" office:value="24.0741" calcext:value-type="float">
            <text:p>24,07</text:p>
          </table:table-cell>
          <table:table-cell office:value-type="float" office:value="89.0411" calcext:value-type="float">
            <text:p>89,04</text:p>
          </table:table-cell>
          <table:table-cell office:value-type="float" office:value="10.9589" calcext:value-type="float">
            <text:p>10,96</text:p>
          </table:table-cell>
          <table:table-cell office:value-type="float" office:value="72.963" calcext:value-type="float">
            <text:p>72,96</text:p>
          </table:table-cell>
          <table:table-cell office:value-type="float" office:value="0.0036078" calcext:value-type="float">
            <text:p>0,00361</text:p>
          </table:table-cell>
          <table:table-cell office:value-type="float" office:value="0.0005865" calcext:value-type="float">
            <text:p>0,00059</text:p>
          </table:table-cell>
          <table:table-cell office:value-type="float" office:value="0.0003981" calcext:value-type="float">
            <text:p>0,00040</text:p>
          </table:table-cell>
          <table:table-cell table:style-name="ce9" table:formula="of:=1000000*([.O6]/[.E6])" office:value-type="float" office:value="1.47444444444444" calcext:value-type="float">
            <text:p>1,4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55.5" calcext:value-type="float">
            <text:p>55,5</text:p>
          </table:table-cell>
          <table:table-cell office:value-type="float" office:value="96.8424" calcext:value-type="float">
            <text:p>96,84</text:p>
          </table:table-cell>
          <table:table-cell office:value-type="float" office:value="3.15758" calcext:value-type="float">
            <text:p>3,16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17051" calcext:value-type="float">
            <text:p>0,00171</text:p>
          </table:table-cell>
          <table:table-cell office:value-type="float" office:value="0.0002017" calcext:value-type="float">
            <text:p>0,00020</text:p>
          </table:table-cell>
          <table:table-cell office:value-type="float" office:value="0.0000741" calcext:value-type="float">
            <text:p>0,00007</text:p>
          </table:table-cell>
          <table:table-cell table:style-name="ce9" table:formula="of:=1000000*([.O7]/[.E7])" office:value-type="float" office:value="0.494" calcext:value-type="float">
            <text:p>0,49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7.2" calcext:value-type="float">
            <text:p>77,20</text:p>
          </table:table-cell>
          <table:table-cell office:value-type="float" office:value="18.008" calcext:value-type="float">
            <text:p>18,01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5854" calcext:value-type="float">
            <text:p>0,00585</text:p>
          </table:table-cell>
          <table:table-cell office:value-type="float" office:value="0.000649" calcext:value-type="float">
            <text:p>0,00065</text:p>
          </table:table-cell>
          <table:table-cell office:value-type="float" office:value="0.0002723" calcext:value-type="float">
            <text:p>0,00027</text:p>
          </table:table-cell>
          <table:table-cell table:style-name="ce9" table:formula="of:=1000000*([.O8]/[.E8])" office:value-type="float" office:value="0.5446" calcext:value-type="float">
            <text:p>0,5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9.2" calcext:value-type="float">
            <text:p>169,2</text:p>
          </table:table-cell>
          <table:table-cell office:value-type="float" office:value="87.1571" calcext:value-type="float">
            <text:p>87,16</text:p>
          </table:table-cell>
          <table:table-cell office:value-type="float" office:value="12.6828" calcext:value-type="float">
            <text:p>12,68</text:p>
          </table:table-cell>
          <table:table-cell office:value-type="float" office:value="75.5422" calcext:value-type="float">
            <text:p>75,54</text:p>
          </table:table-cell>
          <table:table-cell office:value-type="float" office:value="81.8538" calcext:value-type="float">
            <text:p>81,85</text:p>
          </table:table-cell>
          <table:table-cell office:value-type="float" office:value="18.1462" calcext:value-type="float">
            <text:p>18,15</text:p>
          </table:table-cell>
          <table:table-cell office:value-type="float" office:value="7.71084" calcext:value-type="float">
            <text:p>7,71</text:p>
          </table:table-cell>
          <table:table-cell office:value-type="float" office:value="0.0080102" calcext:value-type="float">
            <text:p>0,00801</text:p>
          </table:table-cell>
          <table:table-cell office:value-type="float" office:value="0.0008093" calcext:value-type="float">
            <text:p>0,00081</text:p>
          </table:table-cell>
          <table:table-cell office:value-type="float" office:value="0.0002982" calcext:value-type="float">
            <text:p>0,00030</text:p>
          </table:table-cell>
          <table:table-cell table:style-name="ce9" table:formula="of:=1000000*([.O9]/[.E9])" office:value-type="float" office:value="0.359277108433735" calcext:value-type="float">
            <text:p>0,36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59.5" calcext:value-type="float">
            <text:p>59,5</text:p>
          </table:table-cell>
          <table:table-cell office:value-type="float" office:value="95.6423" calcext:value-type="float">
            <text:p>95,64</text:p>
          </table:table-cell>
          <table:table-cell office:value-type="float" office:value="4.3577" calcext:value-type="float">
            <text:p>4,36</text:p>
          </table:table-cell>
          <table:table-cell office:value-type="float" office:value="91.1628" calcext:value-type="float">
            <text:p>91,16</text:p>
          </table:table-cell>
          <table:table-cell office:value-type="float" office:value="92.0188" calcext:value-type="float">
            <text:p>92,02</text:p>
          </table:table-cell>
          <table:table-cell office:value-type="float" office:value="7.98122" calcext:value-type="float">
            <text:p>7,98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21218" calcext:value-type="float">
            <text:p>0,00212</text:p>
          </table:table-cell>
          <table:table-cell office:value-type="float" office:value="0.0002253" calcext:value-type="float">
            <text:p>0,00023</text:p>
          </table:table-cell>
          <table:table-cell office:value-type="float" office:value="0.0000925" calcext:value-type="float">
            <text:p>0,00009</text:p>
          </table:table-cell>
          <table:table-cell table:style-name="ce9" table:formula="of:=1000000*([.O10]/[.E10])" office:value-type="float" office:value="0.430232558139535" calcext:value-type="float">
            <text:p>0,43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261.8" calcext:value-type="float">
            <text:p>261,8</text:p>
          </table:table-cell>
          <table:table-cell office:value-type="float" office:value="94.7786" calcext:value-type="float">
            <text:p>94,78</text:p>
          </table:table-cell>
          <table:table-cell office:value-type="float" office:value="5.22138" calcext:value-type="float">
            <text:p>5,22</text:p>
          </table:table-cell>
          <table:table-cell office:value-type="float" office:value="94.9013" calcext:value-type="float">
            <text:p>94,90</text:p>
          </table:table-cell>
          <table:table-cell office:value-type="float" office:value="95.0577" calcext:value-type="float">
            <text:p>95,06</text:p>
          </table:table-cell>
          <table:table-cell office:value-type="float" office:value="4.94234" calcext:value-type="float">
            <text:p>4,94</text:p>
          </table:table-cell>
          <table:table-cell office:value-type="float" office:value="0.164474" calcext:value-type="float">
            <text:p>0,16</text:p>
          </table:table-cell>
          <table:table-cell office:value-type="float" office:value="0.0799107" calcext:value-type="float">
            <text:p>0,07991</text:p>
          </table:table-cell>
          <table:table-cell office:value-type="float" office:value="0.0087876" calcext:value-type="float">
            <text:p>0,00879</text:p>
          </table:table-cell>
          <table:table-cell office:value-type="float" office:value="0.0050112" calcext:value-type="float">
            <text:p>0,00501</text:p>
          </table:table-cell>
          <table:table-cell table:style-name="ce9" table:formula="of:=1000000*([.O11]/[.E11])" office:value-type="float" office:value="0.915789473684211" calcext:value-type="float">
            <text:p>0,92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91.1" calcext:value-type="float">
            <text:p>291,1</text:p>
          </table:table-cell>
          <table:table-cell office:value-type="float" office:value="81.4864" calcext:value-type="float">
            <text:p>81,49</text:p>
          </table:table-cell>
          <table:table-cell office:value-type="float" office:value="18.5136" calcext:value-type="float">
            <text:p>18,51</text:p>
          </table:table-cell>
          <table:table-cell table:number-columns-repeated="2" office:value-type="float" office:value="80.903" calcext:value-type="float">
            <text:p>80,90</text:p>
          </table:table-cell>
          <table:table-cell office:value-type="float" office:value="19.097" calcext:value-type="float">
            <text:p>19,10</text:p>
          </table:table-cell>
          <table:table-cell office:value-type="float" office:value="0" calcext:value-type="float">
            <text:p>0,00</text:p>
          </table:table-cell>
          <table:table-cell office:value-type="float" office:value="0.0656991" calcext:value-type="float">
            <text:p>0,06570</text:p>
          </table:table-cell>
          <table:table-cell office:value-type="float" office:value="0.0072689" calcext:value-type="float">
            <text:p>0,00727</text:p>
          </table:table-cell>
          <table:table-cell office:value-type="float" office:value="0.0033491" calcext:value-type="float">
            <text:p>0,00335</text:p>
          </table:table-cell>
          <table:table-cell table:style-name="ce9" table:formula="of:=1000000*([.O12]/[.E12])" office:value-type="float" office:value="0.619744633604737" calcext:value-type="float">
            <text:p>0,62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704.6" calcext:value-type="float">
            <text:p>704,6</text:p>
          </table:table-cell>
          <table:table-cell office:value-type="float" office:value="90.4839" calcext:value-type="float">
            <text:p>90,48</text:p>
          </table:table-cell>
          <table:table-cell office:value-type="float" office:value="9.51614" calcext:value-type="float">
            <text:p>9,52</text:p>
          </table:table-cell>
          <table:table-cell office:value-type="float" office:value="69.2708" calcext:value-type="float">
            <text:p>69,27</text:p>
          </table:table-cell>
          <table:table-cell office:value-type="float" office:value="71.2182" calcext:value-type="float">
            <text:p>71,22</text:p>
          </table:table-cell>
          <table:table-cell office:value-type="float" office:value="28.7818" calcext:value-type="float">
            <text:p>28,78</text:p>
          </table:table-cell>
          <table:table-cell office:value-type="float" office:value="2.73438" calcext:value-type="float">
            <text:p>2,73</text:p>
          </table:table-cell>
          <table:table-cell office:value-type="float" office:value="0.0128683" calcext:value-type="float">
            <text:p>0,01287</text:p>
          </table:table-cell>
          <table:table-cell office:value-type="float" office:value="0.0016816" calcext:value-type="float">
            <text:p>0,00168</text:p>
          </table:table-cell>
          <table:table-cell office:value-type="float" office:value="0.00103" calcext:value-type="float">
            <text:p>0,00103</text:p>
          </table:table-cell>
          <table:table-cell table:style-name="ce9" table:formula="of:=1000000*([.O13]/[.E13])" office:value-type="float" office:value="1.34114583333333" calcext:value-type="float">
            <text:p>1,34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676.7" calcext:value-type="float">
            <text:p>676,7</text:p>
          </table:table-cell>
          <table:table-cell office:value-type="float" office:value="95.9195" calcext:value-type="float">
            <text:p>95,92</text:p>
          </table:table-cell>
          <table:table-cell office:value-type="float" office:value="4.08049" calcext:value-type="float">
            <text:p>4,08</text:p>
          </table:table-cell>
          <table:table-cell office:value-type="float" office:value="62.1212" calcext:value-type="float">
            <text:p>62,12</text:p>
          </table:table-cell>
          <table:table-cell office:value-type="float" office:value="64.7856" calcext:value-type="float">
            <text:p>64,79</text:p>
          </table:table-cell>
          <table:table-cell office:value-type="float" office:value="35.2144" calcext:value-type="float">
            <text:p>35,21</text:p>
          </table:table-cell>
          <table:table-cell office:value-type="float" office:value="4.11255" calcext:value-type="float">
            <text:p>4,11</text:p>
          </table:table-cell>
          <table:table-cell office:value-type="float" office:value="0.0071334" calcext:value-type="float">
            <text:p>0,00713</text:p>
          </table:table-cell>
          <table:table-cell office:value-type="float" office:value="0.0012426" calcext:value-type="float">
            <text:p>0,00124</text:p>
          </table:table-cell>
          <table:table-cell office:value-type="float" office:value="0.0008792" calcext:value-type="float">
            <text:p>0,00088</text:p>
          </table:table-cell>
          <table:table-cell table:style-name="ce9" table:formula="of:=1000000*([.O14]/[.E14])" office:value-type="float" office:value="1.9030303030303" calcext:value-type="float">
            <text:p>1,90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182.5" calcext:value-type="float">
            <text:p>182,5</text:p>
          </table:table-cell>
          <table:table-cell office:value-type="float" office:value="92.5341" calcext:value-type="float">
            <text:p>92,53</text:p>
          </table:table-cell>
          <table:table-cell office:value-type="float" office:value="7.46594" calcext:value-type="float">
            <text:p>7,47</text:p>
          </table:table-cell>
          <table:table-cell office:value-type="float" office:value="93.2188" calcext:value-type="float">
            <text:p>93,22</text:p>
          </table:table-cell>
          <table:table-cell office:value-type="float" office:value="93.2301" calcext:value-type="float">
            <text:p>93,23</text:p>
          </table:table-cell>
          <table:table-cell office:value-type="float" office:value="6.7699" calcext:value-type="float">
            <text:p>6,77</text:p>
          </table:table-cell>
          <table:table-cell office:value-type="float" office:value="0.0120692" calcext:value-type="float">
            <text:p>0,01</text:p>
          </table:table-cell>
          <table:table-cell office:value-type="float" office:value="0.778218" calcext:value-type="float">
            <text:p>0,77822</text:p>
          </table:table-cell>
          <table:table-cell office:value-type="float" office:value="0.123704" calcext:value-type="float">
            <text:p>0,12370</text:p>
          </table:table-cell>
          <table:table-cell office:value-type="float" office:value="0.0815762" calcext:value-type="float">
            <text:p>0,08158</text:p>
          </table:table-cell>
          <table:table-cell table:style-name="ce9" table:formula="of:=1000000*([.O15]/[.E15])" office:value-type="float" office:value="1.40651045707685" calcext:value-type="float">
            <text:p>1,41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2" table:formula="of:=AVERAGE([.E17:.E26])" office:value-type="float" office:value="78339.2" calcext:value-type="float">
            <text:p>78339,2</text:p>
          </table:table-cell>
          <table:table-cell table:style-name="ce2" table:formula="of:=AVERAGE([.F17:.F26])" office:value-type="float" office:value="24801.23" calcext:value-type="float">
            <text:p>24801,2</text:p>
          </table:table-cell>
          <table:table-cell table:style-name="ce3" table:formula="of:=AVERAGE([.G17:.G26])" office:value-type="float" office:value="94.52175" calcext:value-type="float">
            <text:p>94,52</text:p>
          </table:table-cell>
          <table:table-cell table:style-name="ce3" table:formula="of:=AVERAGE([.H17:.H26])" office:value-type="float" office:value="5.3658206" calcext:value-type="float">
            <text:p>5,37</text:p>
          </table:table-cell>
          <table:table-cell table:style-name="ce3" table:formula="of:=AVERAGE([.I17:.I26])" office:value-type="float" office:value="54.14878" calcext:value-type="float">
            <text:p>54,15</text:p>
          </table:table-cell>
          <table:table-cell table:style-name="ce3" table:formula="of:=AVERAGE([.J17:.J26])" office:value-type="float" office:value="89.86424" calcext:value-type="float">
            <text:p>89,86</text:p>
          </table:table-cell>
          <table:table-cell table:style-name="ce3" table:formula="of:=AVERAGE([.K17:.K26])" office:value-type="float" office:value="10.135755" calcext:value-type="float">
            <text:p>10,14</text:p>
          </table:table-cell>
          <table:table-cell table:style-name="ce3" table:formula="of:=AVERAGE([.L17:.L26])" office:value-type="float" office:value="38.23859253" calcext:value-type="float">
            <text:p>38,24</text:p>
          </table:table-cell>
          <table:table-cell table:style-name="ce6" table:formula="of:=AVERAGE([.M17:.M26])" office:value-type="float" office:value="3.35779978" calcext:value-type="float">
            <text:p>3,35780</text:p>
          </table:table-cell>
          <table:table-cell table:style-name="ce6" table:formula="of:=AVERAGE([.N17:.N26])" office:value-type="float" office:value="0.46772658" calcext:value-type="float">
            <text:p>0,46773</text:p>
          </table:table-cell>
          <table:table-cell table:style-name="ce6" table:formula="of:=AVERAGE([.O17:.O26])" office:value-type="float" office:value="0.43405081" calcext:value-type="float">
            <text:p>0,43405</text:p>
          </table:table-cell>
          <table:table-cell table:style-name="ce3" table:formula="of:=1000000*([.O16]/[.E16])" office:value-type="float" office:value="5.54065921020383" calcext:value-type="float">
            <text:p>5,5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27421.3" calcext:value-type="float">
            <text:p>27421,3</text:p>
          </table:table-cell>
          <table:table-cell office:value-type="float" office:value="89.7361" calcext:value-type="float">
            <text:p>89,74</text:p>
          </table:table-cell>
          <table:table-cell office:value-type="float" office:value="10.1741" calcext:value-type="float">
            <text:p>10,17</text:p>
          </table:table-cell>
          <table:table-cell office:value-type="float" office:value="63.9689" calcext:value-type="float">
            <text:p>63,97</text:p>
          </table:table-cell>
          <table:table-cell office:value-type="float" office:value="80.9469" calcext:value-type="float">
            <text:p>80,95</text:p>
          </table:table-cell>
          <table:table-cell office:value-type="float" office:value="19.0531" calcext:value-type="float">
            <text:p>19,05</text:p>
          </table:table-cell>
          <table:table-cell office:value-type="float" office:value="20.9743" calcext:value-type="float">
            <text:p>20,97</text:p>
          </table:table-cell>
          <table:table-cell office:value-type="float" office:value="0.674932" calcext:value-type="float">
            <text:p>0,67493</text:p>
          </table:table-cell>
          <table:table-cell office:value-type="float" office:value="0.112611" calcext:value-type="float">
            <text:p>0,11261</text:p>
          </table:table-cell>
          <table:table-cell office:value-type="float" office:value="0.0784669" calcext:value-type="float">
            <text:p>0,07847</text:p>
          </table:table-cell>
          <table:table-cell table:style-name="ce9" table:formula="of:=1000000*([.O17]/[.E17])" office:value-type="float" office:value="1.73514882137013" calcext:value-type="float">
            <text:p>1,74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683.5" calcext:value-type="float">
            <text:p>683,5</text:p>
          </table:table-cell>
          <table:table-cell office:value-type="float" office:value="96.764" calcext:value-type="float">
            <text:p>96,76</text:p>
          </table:table-cell>
          <table:table-cell office:value-type="float" office:value="3.07982" calcext:value-type="float">
            <text:p>3,08</text:p>
          </table:table-cell>
          <table:table-cell office:value-type="float" office:value="56.9565" calcext:value-type="float">
            <text:p>56,96</text:p>
          </table:table-cell>
          <table:table-cell office:value-type="float" office:value="80.8642" calcext:value-type="float">
            <text:p>80,86</text:p>
          </table:table-cell>
          <table:table-cell office:value-type="float" office:value="19.1358" calcext:value-type="float">
            <text:p>19,14</text:p>
          </table:table-cell>
          <table:table-cell office:value-type="float" office:value="29.5652" calcext:value-type="float">
            <text:p>29,57</text:p>
          </table:table-cell>
          <table:table-cell office:value-type="float" office:value="0.0121872" calcext:value-type="float">
            <text:p>0,01219</text:p>
          </table:table-cell>
          <table:table-cell office:value-type="float" office:value="0.0017457" calcext:value-type="float">
            <text:p>0,00175</text:p>
          </table:table-cell>
          <table:table-cell office:value-type="float" office:value="0.0012064" calcext:value-type="float">
            <text:p>0,00121</text:p>
          </table:table-cell>
          <table:table-cell table:style-name="ce9" table:formula="of:=1000000*([.O18]/[.E18])" office:value-type="float" office:value="1.74840579710145" calcext:value-type="float">
            <text:p>1,75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637.9" calcext:value-type="float">
            <text:p>637,9</text:p>
          </table:table-cell>
          <table:table-cell office:value-type="float" office:value="98.3876" calcext:value-type="float">
            <text:p>98,39</text:p>
          </table:table-cell>
          <table:table-cell office:value-type="float" office:value="1.47689" calcext:value-type="float">
            <text:p>1,48</text:p>
          </table:table-cell>
          <table:table-cell office:value-type="float" office:value="39.9694" calcext:value-type="float">
            <text:p>39,97</text:p>
          </table:table-cell>
          <table:table-cell office:value-type="float" office:value="85.5738" calcext:value-type="float">
            <text:p>85,57</text:p>
          </table:table-cell>
          <table:table-cell office:value-type="float" office:value="14.4262" calcext:value-type="float">
            <text:p>14,43</text:p>
          </table:table-cell>
          <table:table-cell office:value-type="float" office:value="53.2925" calcext:value-type="float">
            <text:p>53,29</text:p>
          </table:table-cell>
          <table:table-cell office:value-type="float" office:value="0.0104298" calcext:value-type="float">
            <text:p>0,01043</text:p>
          </table:table-cell>
          <table:table-cell office:value-type="float" office:value="0.0015453" calcext:value-type="float">
            <text:p>0,00155</text:p>
          </table:table-cell>
          <table:table-cell office:value-type="float" office:value="0.0010782" calcext:value-type="float">
            <text:p>0,00108</text:p>
          </table:table-cell>
          <table:table-cell table:style-name="ce9" table:formula="of:=1000000*([.O19]/[.E19])" office:value-type="float" office:value="1.65114854517611" calcext:value-type="float">
            <text:p>1,65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14476" calcext:value-type="float">
            <text:p>114476</text:p>
          </table:table-cell>
          <table:table-cell office:value-type="float" office:value="99.2029" calcext:value-type="float">
            <text:p>99,20</text:p>
          </table:table-cell>
          <table:table-cell office:value-type="float" office:value="0.729493" calcext:value-type="float">
            <text:p>0,73</text:p>
          </table:table-cell>
          <table:table-cell office:value-type="float" office:value="48.2455" calcext:value-type="float">
            <text:p>48,25</text:p>
          </table:table-cell>
          <table:table-cell office:value-type="float" office:value="96.4024" calcext:value-type="float">
            <text:p>96,40</text:p>
          </table:table-cell>
          <table:table-cell office:value-type="float" office:value="3.59757" calcext:value-type="float">
            <text:p>3,60</text:p>
          </table:table-cell>
          <table:table-cell office:value-type="float" office:value="49.954" calcext:value-type="float">
            <text:p>49,95</text:p>
          </table:table-cell>
          <table:table-cell office:value-type="float" office:value="5.02297" calcext:value-type="float">
            <text:p>5,02297</text:p>
          </table:table-cell>
          <table:table-cell office:value-type="float" office:value="1.01084" calcext:value-type="float">
            <text:p>1,01084</text:p>
          </table:table-cell>
          <table:table-cell office:value-type="float" office:value="0.918754" calcext:value-type="float">
            <text:p>0,91875</text:p>
          </table:table-cell>
          <table:table-cell table:style-name="ce9" table:formula="of:=1000000*([.O20]/[.E20])" office:value-type="float" office:value="6.44644648858765" calcext:value-type="float">
            <text:p>6,45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8062.8" calcext:value-type="float">
            <text:p>8062,8</text:p>
          </table:table-cell>
          <table:table-cell office:value-type="float" office:value="98.4691" calcext:value-type="float">
            <text:p>98,47</text:p>
          </table:table-cell>
          <table:table-cell office:value-type="float" office:value="0.855693" calcext:value-type="float">
            <text:p>0,86</text:p>
          </table:table-cell>
          <table:table-cell office:value-type="float" office:value="24.608" calcext:value-type="float">
            <text:p>24,61</text:p>
          </table:table-cell>
          <table:table-cell office:value-type="float" office:value="91.7964" calcext:value-type="float">
            <text:p>91,80</text:p>
          </table:table-cell>
          <table:table-cell office:value-type="float" office:value="8.20357" calcext:value-type="float">
            <text:p>8,20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957193" calcext:value-type="float">
            <text:p>0,95719</text:p>
          </table:table-cell>
          <table:table-cell office:value-type="float" office:value="0.116715" calcext:value-type="float">
            <text:p>0,11672</text:p>
          </table:table-cell>
          <table:table-cell office:value-type="float" office:value="0.107344" calcext:value-type="float">
            <text:p>0,10734</text:p>
          </table:table-cell>
          <table:table-cell table:style-name="ce9" table:formula="of:=1000000*([.O21]/[.E21])" office:value-type="float" office:value="10.9289350437793" calcext:value-type="float">
            <text:p>10,93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46330.7" calcext:value-type="float">
            <text:p>46330,7</text:p>
          </table:table-cell>
          <table:table-cell office:value-type="float" office:value="84.8829" calcext:value-type="float">
            <text:p>84,88</text:p>
          </table:table-cell>
          <table:table-cell office:value-type="float" office:value="15.1171" calcext:value-type="float">
            <text:p>15,12</text:p>
          </table:table-cell>
          <table:table-cell office:value-type="float" office:value="86.4291" calcext:value-type="float">
            <text:p>86,43</text:p>
          </table:table-cell>
          <table:table-cell office:value-type="float" office:value="86.4319" calcext:value-type="float">
            <text:p>86,43</text:p>
          </table:table-cell>
          <table:table-cell office:value-type="float" office:value="13.5681" calcext:value-type="float">
            <text:p>13,57</text:p>
          </table:table-cell>
          <table:table-cell office:value-type="float" office:value="0.0032314" calcext:value-type="float">
            <text:p>0,00</text:p>
          </table:table-cell>
          <table:table-cell office:value-type="float" office:value="24.3947" calcext:value-type="float">
            <text:p>24,39470</text:p>
          </table:table-cell>
          <table:table-cell office:value-type="float" office:value="3.05297" calcext:value-type="float">
            <text:p>3,05297</text:p>
          </table:table-cell>
          <table:table-cell office:value-type="float" office:value="2.92243" calcext:value-type="float">
            <text:p>2,92243</text:p>
          </table:table-cell>
          <table:table-cell table:style-name="ce9" table:formula="of:=1000000*([.O22]/[.E22])" office:value-type="float" office:value="5.90221775211505" calcext:value-type="float">
            <text:p>5,9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43751.2" calcext:value-type="float">
            <text:p>43751,2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5.2345" calcext:value-type="float">
            <text:p>45,2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4.7655" calcext:value-type="float">
            <text:p>54,77</text:p>
          </table:table-cell>
          <table:table-cell office:value-type="float" office:value="1.93406" calcext:value-type="float">
            <text:p>1,93406</text:p>
          </table:table-cell>
          <table:table-cell office:value-type="float" office:value="0.305317" calcext:value-type="float">
            <text:p>0,30532</text:p>
          </table:table-cell>
          <table:table-cell office:value-type="float" office:value="0.256561" calcext:value-type="float">
            <text:p>0,25656</text:p>
          </table:table-cell>
          <table:table-cell table:style-name="ce9" table:formula="of:=1000000*([.O23]/[.E23])" office:value-type="float" office:value="4.12988748128712" calcext:value-type="float">
            <text:p>4,13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319.8" calcext:value-type="float">
            <text:p>1319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04438" calcext:value-type="float">
            <text:p>0,02044</text:p>
          </table:table-cell>
          <table:table-cell office:value-type="float" office:value="0.0024025" calcext:value-type="float">
            <text:p>0,00240</text:p>
          </table:table-cell>
          <table:table-cell office:value-type="float" office:value="0.0016836" calcext:value-type="float">
            <text:p>0,00168</text:p>
          </table:table-cell>
          <table:table-cell table:style-name="ce9" table:formula="of:=1000000*([.O24]/[.E24])" office:value-type="float" office:value="1.6836" calcext:value-type="float">
            <text:p>1,68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3695.6" calcext:value-type="float">
            <text:p>3695,6</text:p>
          </table:table-cell>
          <table:table-cell office:value-type="float" office:value="83.8918" calcext:value-type="float">
            <text:p>83,89</text:p>
          </table:table-cell>
          <table:table-cell office:value-type="float" office:value="16.1082" calcext:value-type="float">
            <text:p>16,11</text:p>
          </table:table-cell>
          <table:table-cell office:value-type="float" office:value="83.1703" calcext:value-type="float">
            <text:p>83,17</text:p>
          </table:table-cell>
          <table:table-cell office:value-type="float" office:value="83.2185" calcext:value-type="float">
            <text:p>83,22</text:p>
          </table:table-cell>
          <table:table-cell office:value-type="float" office:value="16.7815" calcext:value-type="float">
            <text:p>16,78</text:p>
          </table:table-cell>
          <table:table-cell office:value-type="float" office:value="0.0578339" calcext:value-type="float">
            <text:p>0,06</text:p>
          </table:table-cell>
          <table:table-cell office:value-type="float" office:value="0.393102" calcext:value-type="float">
            <text:p>0,39310</text:p>
          </table:table-cell>
          <table:table-cell office:value-type="float" office:value="0.0538448" calcext:value-type="float">
            <text:p>0,05384</text:p>
          </table:table-cell>
          <table:table-cell office:value-type="float" office:value="0.039375" calcext:value-type="float">
            <text:p>0,03938</text:p>
          </table:table-cell>
          <table:table-cell table:style-name="ce9" table:formula="of:=1000000*([.O25]/[.E25])" office:value-type="float" office:value="2.07018927444795" calcext:value-type="float">
            <text:p>2,07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1633.5" calcext:value-type="float">
            <text:p>1633,5</text:p>
          </table:table-cell>
          <table:table-cell office:value-type="float" office:value="93.8831" calcext:value-type="float">
            <text:p>93,88</text:p>
          </table:table-cell>
          <table:table-cell office:value-type="float" office:value="6.11691" calcext:value-type="float">
            <text:p>6,12</text:p>
          </table:table-cell>
          <table:table-cell office:value-type="float" office:value="92.3056" calcext:value-type="float">
            <text:p>92,31</text:p>
          </table:table-cell>
          <table:table-cell office:value-type="float" office:value="93.4083" calcext:value-type="float">
            <text:p>93,41</text:p>
          </table:table-cell>
          <table:table-cell office:value-type="float" office:value="6.59171" calcext:value-type="float">
            <text:p>6,59</text:p>
          </table:table-cell>
          <table:table-cell office:value-type="float" office:value="1.18056" calcext:value-type="float">
            <text:p>1,18</text:p>
          </table:table-cell>
          <table:table-cell office:value-type="float" office:value="0.15798" calcext:value-type="float">
            <text:p>0,15798</text:p>
          </table:table-cell>
          <table:table-cell office:value-type="float" office:value="0.0192745" calcext:value-type="float">
            <text:p>0,01927</text:p>
          </table:table-cell>
          <table:table-cell office:value-type="float" office:value="0.013609" calcext:value-type="float">
            <text:p>0,01361</text:p>
          </table:table-cell>
          <table:table-cell table:style-name="ce9" table:formula="of:=1000000*([.O26]/[.E26])" office:value-type="float" office:value="1.89013888888889" calcext:value-type="float">
            <text:p>1,89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2" table:formula="of:=AVERAGE([.E28:.E34])" office:value-type="float" office:value="260.714285714286" calcext:value-type="float">
            <text:p>260,7</text:p>
          </table:table-cell>
          <table:table-cell table:style-name="ce2" table:formula="of:=AVERAGE([.F28:.F34])" office:value-type="float" office:value="2205.35714285714" calcext:value-type="float">
            <text:p>2205,4</text:p>
          </table:table-cell>
          <table:table-cell table:style-name="ce3" table:formula="of:=AVERAGE([.G28:.G34])" office:value-type="float" office:value="99.7567" calcext:value-type="float">
            <text:p>99,76</text:p>
          </table:table-cell>
          <table:table-cell table:style-name="ce3" table:formula="of:=AVERAGE([.H28:.H34])" office:value-type="float" office:value="0.226570142857143" calcext:value-type="float">
            <text:p>0,23</text:p>
          </table:table-cell>
          <table:table-cell table:style-name="ce3" table:formula="of:=AVERAGE([.I28:.I34])" office:value-type="float" office:value="27.8116142857143" calcext:value-type="float">
            <text:p>27,81</text:p>
          </table:table-cell>
          <table:table-cell table:style-name="ce3" table:formula="of:=AVERAGE([.J28:.J34])" office:value-type="float" office:value="60.7689285714286" calcext:value-type="float">
            <text:p>60,77</text:p>
          </table:table-cell>
          <table:table-cell table:style-name="ce3" table:formula="of:=AVERAGE([.K28:.K34])" office:value-type="float" office:value="39.2310767142857" calcext:value-type="float">
            <text:p>39,23</text:p>
          </table:table-cell>
          <table:table-cell table:style-name="ce3" table:formula="of:=AVERAGE([.L28:.L34])" office:value-type="float" office:value="68.4709714285714" calcext:value-type="float">
            <text:p>68,47</text:p>
          </table:table-cell>
          <table:table-cell table:style-name="ce6" table:formula="of:=AVERAGE([.M28:.M34])" office:value-type="float" office:value="0.0473683857142857" calcext:value-type="float">
            <text:p>0,04737</text:p>
          </table:table-cell>
          <table:table-cell table:style-name="ce6" table:formula="of:=AVERAGE([.N28:.N34])" office:value-type="float" office:value="0.0109638285714286" calcext:value-type="float">
            <text:p>0,01096</text:p>
          </table:table-cell>
          <table:table-cell table:style-name="ce6" table:formula="of:=AVERAGE([.O28:.O34])" office:value-type="float" office:value="0.0107042571428571" calcext:value-type="float">
            <text:p>0,01070</text:p>
          </table:table-cell>
          <table:table-cell table:style-name="ce3" table:formula="of:=1000000*([.O27]/[.E27])" office:value-type="float" office:value="41.0574246575342" calcext:value-type="float">
            <text:p>41,06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431.5" calcext:value-type="float">
            <text:p>431,5</text:p>
          </table:table-cell>
          <table:table-cell office:value-type="float" office:value="99.7538" calcext:value-type="float">
            <text:p>99,75</text:p>
          </table:table-cell>
          <table:table-cell office:value-type="float" office:value="0.24623" calcext:value-type="float">
            <text:p>0,25</text:p>
          </table:table-cell>
          <table:table-cell office:value-type="float" office:value="38.9937" calcext:value-type="float">
            <text:p>38,99</text:p>
          </table:table-cell>
          <table:table-cell office:value-type="float" office:value="93.9394" calcext:value-type="float">
            <text:p>93,94</text:p>
          </table:table-cell>
          <table:table-cell office:value-type="float" office:value="6.06061" calcext:value-type="float">
            <text:p>6,06</text:p>
          </table:table-cell>
          <table:table-cell office:value-type="float" office:value="58.4906" calcext:value-type="float">
            <text:p>58,49</text:p>
          </table:table-cell>
          <table:table-cell office:value-type="float" office:value="0.0121873" calcext:value-type="float">
            <text:p>0,01219</text:p>
          </table:table-cell>
          <table:table-cell office:value-type="float" office:value="0.0058285" calcext:value-type="float">
            <text:p>0,00583</text:p>
          </table:table-cell>
          <table:table-cell office:value-type="float" office:value="0.0056804" calcext:value-type="float">
            <text:p>0,00568</text:p>
          </table:table-cell>
          <table:table-cell table:style-name="ce9" table:formula="of:=1000000*([.O28]/[.E28])" office:value-type="float" office:value="35.725786163522" calcext:value-type="float">
            <text:p>35,73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1152.6" calcext:value-type="float">
            <text:p>1152,6</text:p>
          </table:table-cell>
          <table:table-cell office:value-type="float" office:value="99.893" calcext:value-type="float">
            <text:p>99,89</text:p>
          </table:table-cell>
          <table:table-cell office:value-type="float" office:value="0.107031" calcext:value-type="float">
            <text:p>0,11</text:p>
          </table:table-cell>
          <table:table-cell office:value-type="float" office:value="26.8493" calcext:value-type="float">
            <text:p>26,85</text:p>
          </table:table-cell>
          <table:table-cell office:value-type="float" office:value="73.1343" calcext:value-type="float">
            <text:p>73,13</text:p>
          </table:table-cell>
          <table:table-cell office:value-type="float" office:value="26.8657" calcext:value-type="float">
            <text:p>26,87</text:p>
          </table:table-cell>
          <table:table-cell office:value-type="float" office:value="63.2877" calcext:value-type="float">
            <text:p>63,29</text:p>
          </table:table-cell>
          <table:table-cell office:value-type="float" office:value="0.0333255" calcext:value-type="float">
            <text:p>0,03333</text:p>
          </table:table-cell>
          <table:table-cell office:value-type="float" office:value="0.0160355" calcext:value-type="float">
            <text:p>0,01604</text:p>
          </table:table-cell>
          <table:table-cell office:value-type="float" office:value="0.0156116" calcext:value-type="float">
            <text:p>0,01561</text:p>
          </table:table-cell>
          <table:table-cell table:style-name="ce9" table:formula="of:=1000000*([.O29]/[.E29])" office:value-type="float" office:value="42.7715068493151" calcext:value-type="float">
            <text:p>42,77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87.6" calcext:value-type="float">
            <text:p>387,6</text:p>
          </table:table-cell>
          <table:table-cell office:value-type="float" office:value="98.6501" calcext:value-type="float">
            <text:p>98,65</text:p>
          </table:table-cell>
          <table:table-cell office:value-type="float" office:value="1.23273" calcext:value-type="float">
            <text:p>1,23</text:p>
          </table:table-cell>
          <table:table-cell office:value-type="float" office:value="18.1818" calcext:value-type="float">
            <text:p>18,18</text:p>
          </table:table-cell>
          <table:table-cell office:value-type="float" office:value="62.069" calcext:value-type="float">
            <text:p>62,07</text:p>
          </table:table-cell>
          <table:table-cell office:value-type="float" office:value="37.931" calcext:value-type="float">
            <text:p>37,93</text:p>
          </table:table-cell>
          <table:table-cell office:value-type="float" office:value="70.7071" calcext:value-type="float">
            <text:p>70,71</text:p>
          </table:table-cell>
          <table:table-cell office:value-type="float" office:value="0.0046929" calcext:value-type="float">
            <text:p>0,00469</text:p>
          </table:table-cell>
          <table:table-cell office:value-type="float" office:value="0.0009171" calcext:value-type="float">
            <text:p>0,00092</text:p>
          </table:table-cell>
          <table:table-cell office:value-type="float" office:value="0.0007078" calcext:value-type="float">
            <text:p>0,00071</text:p>
          </table:table-cell>
          <table:table-cell table:style-name="ce9" table:formula="of:=1000000*([.O30]/[.E30])" office:value-type="float" office:value="2.38316498316498" calcext:value-type="float">
            <text:p>2,3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630.9" calcext:value-type="float">
            <text:p>2630,9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8.7464" calcext:value-type="float">
            <text:p>38,75</text:p>
          </table:table-cell>
          <table:table-cell office:value-type="float" office:value="99.2701" calcext:value-type="float">
            <text:p>99,27</text:p>
          </table:table-cell>
          <table:table-cell office:value-type="float" office:value="0.729927" calcext:value-type="float">
            <text:p>0,73</text:p>
          </table:table-cell>
          <table:table-cell office:value-type="float" office:value="60.9687" calcext:value-type="float">
            <text:p>60,97</text:p>
          </table:table-cell>
          <table:table-cell office:value-type="float" office:value="0.0784182" calcext:value-type="float">
            <text:p>0,07842</text:p>
          </table:table-cell>
          <table:table-cell office:value-type="float" office:value="0.0125851" calcext:value-type="float">
            <text:p>0,01259</text:p>
          </table:table-cell>
          <table:table-cell office:value-type="float" office:value="0.0122911" calcext:value-type="float">
            <text:p>0,01229</text:p>
          </table:table-cell>
          <table:table-cell table:style-name="ce9" table:formula="of:=1000000*([.O31]/[.E31])" office:value-type="float" office:value="35.0173789173789" calcext:value-type="float">
            <text:p>35,02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5718.6" calcext:value-type="float">
            <text:p>5718,6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979601" calcext:value-type="float">
            <text:p>0,09796</text:p>
          </table:table-cell>
          <table:table-cell office:value-type="float" office:value="0.0187204" calcext:value-type="float">
            <text:p>0,01872</text:p>
          </table:table-cell>
          <table:table-cell office:value-type="float" office:value="0.0184343" calcext:value-type="float">
            <text:p>0,01843</text:p>
          </table:table-cell>
          <table:table-cell table:style-name="ce9" table:formula="of:=1000000*([.O32]/[.E32])" office:value-type="float" office:value="88.6264423076923" calcext:value-type="float">
            <text:p>88,6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4639.5" calcext:value-type="float">
            <text:p>4639,5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98185" calcext:value-type="float">
            <text:p>0,09819</text:p>
          </table:table-cell>
          <table:table-cell office:value-type="float" office:value="0.0187288" calcext:value-type="float">
            <text:p>0,01873</text:p>
          </table:table-cell>
          <table:table-cell office:value-type="float" office:value="0.0184313" calcext:value-type="float">
            <text:p>0,01843</text:p>
          </table:table-cell>
          <table:table-cell table:style-name="ce9" table:formula="of:=1000000*([.O33]/[.E33])" office:value-type="float" office:value="69.0310861423221" calcext:value-type="float">
            <text:p>69,03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476.8" calcext:value-type="float">
            <text:p>476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1.9101" calcext:value-type="float">
            <text:p>71,91</text:p>
          </table:table-cell>
          <table:table-cell office:value-type="float" office:value="96.9697" calcext:value-type="float">
            <text:p>96,97</text:p>
          </table:table-cell>
          <table:table-cell office:value-type="float" office:value="3.0303" calcext:value-type="float">
            <text:p>3,03</text:p>
          </table:table-cell>
          <table:table-cell office:value-type="float" office:value="25.8427" calcext:value-type="float">
            <text:p>25,84</text:p>
          </table:table-cell>
          <table:table-cell office:value-type="float" office:value="0.0068097" calcext:value-type="float">
            <text:p>0,00681</text:p>
          </table:table-cell>
          <table:table-cell office:value-type="float" office:value="0.0039314" calcext:value-type="float">
            <text:p>0,00393</text:p>
          </table:table-cell>
          <table:table-cell office:value-type="float" office:value="0.0037733" calcext:value-type="float">
            <text:p>0,00377</text:p>
          </table:table-cell>
          <table:table-cell table:style-name="ce9" table:formula="of:=1000000*([.O34]/[.E34])" office:value-type="float" office:value="21.1983146067416" calcext:value-type="float">
            <text:p>21,20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2" table:formula="of:=AVERAGE([.E36:.E47])" office:value-type="float" office:value="6080.58333333333" calcext:value-type="float">
            <text:p>6080,6</text:p>
          </table:table-cell>
          <table:table-cell table:style-name="ce2" table:formula="of:=AVERAGE([.F36:.F47])" office:value-type="float" office:value="21601.325" calcext:value-type="float">
            <text:p>21601,3</text:p>
          </table:table-cell>
          <table:table-cell table:style-name="ce3" table:formula="of:=AVERAGE([.G36:.G47])" office:value-type="float" office:value="91.8625416666667" calcext:value-type="float">
            <text:p>91,86</text:p>
          </table:table-cell>
          <table:table-cell table:style-name="ce3" table:formula="of:=AVERAGE([.H36:.H47])" office:value-type="float" office:value="8.13453184166667" calcext:value-type="float">
            <text:p>8,13</text:p>
          </table:table-cell>
          <table:table-cell table:style-name="ce3" table:formula="of:=AVERAGE([.I36:.I47])" office:value-type="float" office:value="72.095625" calcext:value-type="float">
            <text:p>72,10</text:p>
          </table:table-cell>
          <table:table-cell table:style-name="ce3" table:formula="of:=AVERAGE([.J36:.J47])" office:value-type="float" office:value="78.8015083333333" calcext:value-type="float">
            <text:p>78,80</text:p>
          </table:table-cell>
          <table:table-cell table:style-name="ce3" table:formula="of:=AVERAGE([.K36:.K47])" office:value-type="float" office:value="21.1984933333333" calcext:value-type="float">
            <text:p>21,20</text:p>
          </table:table-cell>
          <table:table-cell table:style-name="ce3" table:formula="of:=AVERAGE([.L36:.L47])" office:value-type="float" office:value="7.97566625833333" calcext:value-type="float">
            <text:p>7,98</text:p>
          </table:table-cell>
          <table:table-cell table:style-name="ce6" table:formula="of:=AVERAGE([.M36:.M47])" office:value-type="float" office:value="0.826811125" calcext:value-type="float">
            <text:p>0,82681</text:p>
          </table:table-cell>
          <table:table-cell table:style-name="ce6" table:formula="of:=AVERAGE([.N36:.N47])" office:value-type="float" office:value="0.130144725" calcext:value-type="float">
            <text:p>0,13014</text:p>
          </table:table-cell>
          <table:table-cell table:style-name="ce6" table:formula="of:=AVERAGE([.O36:.O47])" office:value-type="float" office:value="0.124749233333333" calcext:value-type="float">
            <text:p>0,12475</text:p>
          </table:table-cell>
          <table:table-cell table:style-name="ce3" table:formula="of:=1000000*([.O35]/[.E35])" office:value-type="float" office:value="20.51599764277" calcext:value-type="float">
            <text:p>20,52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2793.8" calcext:value-type="float">
            <text:p>2793,8</text:p>
          </table:table-cell>
          <table:table-cell office:value-type="float" office:value="97.6764" calcext:value-type="float">
            <text:p>97,68</text:p>
          </table:table-cell>
          <table:table-cell office:value-type="float" office:value="2.32364" calcext:value-type="float">
            <text:p>2,32</text:p>
          </table:table-cell>
          <table:table-cell office:value-type="float" office:value="55.9102" calcext:value-type="float">
            <text:p>55,91</text:p>
          </table:table-cell>
          <table:table-cell office:value-type="float" office:value="63.2353" calcext:value-type="float">
            <text:p>63,24</text:p>
          </table:table-cell>
          <table:table-cell office:value-type="float" office:value="36.7647" calcext:value-type="float">
            <text:p>36,76</text:p>
          </table:table-cell>
          <table:table-cell office:value-type="float" office:value="11.5839" calcext:value-type="float">
            <text:p>11,58</text:p>
          </table:table-cell>
          <table:table-cell office:value-type="float" office:value="0.127872" calcext:value-type="float">
            <text:p>0,12787</text:p>
          </table:table-cell>
          <table:table-cell office:value-type="float" office:value="0.0212332" calcext:value-type="float">
            <text:p>0,02123</text:p>
          </table:table-cell>
          <table:table-cell office:value-type="float" office:value="0.0204212" calcext:value-type="float">
            <text:p>0,02042</text:p>
          </table:table-cell>
          <table:table-cell table:style-name="ce9" table:formula="of:=1000000*([.O36]/[.E36])" office:value-type="float" office:value="24.1385342789598" calcext:value-type="float">
            <text:p>24,14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1453.1" calcext:value-type="float">
            <text:p>1453,1</text:p>
          </table:table-cell>
          <table:table-cell office:value-type="float" office:value="98.4247" calcext:value-type="float">
            <text:p>98,42</text:p>
          </table:table-cell>
          <table:table-cell office:value-type="float" office:value="1.57534" calcext:value-type="float">
            <text:p>1,58</text:p>
          </table:table-cell>
          <table:table-cell office:value-type="float" office:value="93.1313" calcext:value-type="float">
            <text:p>93,13</text:p>
          </table:table-cell>
          <table:table-cell office:value-type="float" office:value="93.4144" calcext:value-type="float">
            <text:p>93,41</text:p>
          </table:table-cell>
          <table:table-cell office:value-type="float" office:value="6.58561" calcext:value-type="float">
            <text:p>6,59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265019" calcext:value-type="float">
            <text:p>0,02650</text:p>
          </table:table-cell>
          <table:table-cell office:value-type="float" office:value="0.0036055" calcext:value-type="float">
            <text:p>0,00361</text:p>
          </table:table-cell>
          <table:table-cell office:value-type="float" office:value="0.0028162" calcext:value-type="float">
            <text:p>0,00282</text:p>
          </table:table-cell>
          <table:table-cell table:style-name="ce9" table:formula="of:=1000000*([.O37]/[.E37])" office:value-type="float" office:value="2.84464646464646" calcext:value-type="float">
            <text:p>2,8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2705.5" calcext:value-type="float">
            <text:p>2705,5</text:p>
          </table:table-cell>
          <table:table-cell office:value-type="float" office:value="96.7054" calcext:value-type="float">
            <text:p>96,71</text:p>
          </table:table-cell>
          <table:table-cell office:value-type="float" office:value="3.29238" calcext:value-type="float">
            <text:p>3,29</text:p>
          </table:table-cell>
          <table:table-cell office:value-type="float" office:value="90.5628" calcext:value-type="float">
            <text:p>90,56</text:p>
          </table:table-cell>
          <table:table-cell office:value-type="float" office:value="92.9778" calcext:value-type="float">
            <text:p>92,98</text:p>
          </table:table-cell>
          <table:table-cell office:value-type="float" office:value="7.02222" calcext:value-type="float">
            <text:p>7,02</text:p>
          </table:table-cell>
          <table:table-cell office:value-type="float" office:value="2.5974" calcext:value-type="float">
            <text:p>2,60</text:p>
          </table:table-cell>
          <table:table-cell office:value-type="float" office:value="0.157612" calcext:value-type="float">
            <text:p>0,15761</text:p>
          </table:table-cell>
          <table:table-cell office:value-type="float" office:value="0.0218141" calcext:value-type="float">
            <text:p>0,02181</text:p>
          </table:table-cell>
          <table:table-cell office:value-type="float" office:value="0.0199368" calcext:value-type="float">
            <text:p>0,01994</text:p>
          </table:table-cell>
          <table:table-cell table:style-name="ce9" table:formula="of:=1000000*([.O38]/[.E38])" office:value-type="float" office:value="8.63064935064935" calcext:value-type="float">
            <text:p>8,63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2038.6" calcext:value-type="float">
            <text:p>2038,6</text:p>
          </table:table-cell>
          <table:table-cell office:value-type="float" office:value="79.9078" calcext:value-type="float">
            <text:p>79,91</text:p>
          </table:table-cell>
          <table:table-cell office:value-type="float" office:value="20.0896" calcext:value-type="float">
            <text:p>20,09</text:p>
          </table:table-cell>
          <table:table-cell office:value-type="float" office:value="56.9731" calcext:value-type="float">
            <text:p>56,97</text:p>
          </table:table-cell>
          <table:table-cell office:value-type="float" office:value="57.7679" calcext:value-type="float">
            <text:p>57,77</text:p>
          </table:table-cell>
          <table:table-cell office:value-type="float" office:value="42.2321" calcext:value-type="float">
            <text:p>42,23</text:p>
          </table:table-cell>
          <table:table-cell office:value-type="float" office:value="1.37586" calcext:value-type="float">
            <text:p>1,38</text:p>
          </table:table-cell>
          <table:table-cell office:value-type="float" office:value="0.0572136" calcext:value-type="float">
            <text:p>0,05721</text:p>
          </table:table-cell>
          <table:table-cell office:value-type="float" office:value="0.0074372" calcext:value-type="float">
            <text:p>0,00744</text:p>
          </table:table-cell>
          <table:table-cell office:value-type="float" office:value="0.0062513" calcext:value-type="float">
            <text:p>0,00625</text:p>
          </table:table-cell>
          <table:table-cell table:style-name="ce9" table:formula="of:=1000000*([.O39]/[.E39])" office:value-type="float" office:value="3.90950594121326" calcext:value-type="float">
            <text:p>3,91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2430.5" calcext:value-type="float">
            <text:p>2430,5</text:p>
          </table:table-cell>
          <table:table-cell office:value-type="float" office:value="64.0009" calcext:value-type="float">
            <text:p>64,00</text:p>
          </table:table-cell>
          <table:table-cell office:value-type="float" office:value="35.9991" calcext:value-type="float">
            <text:p>36,00</text:p>
          </table:table-cell>
          <table:table-cell office:value-type="float" office:value="51.5721" calcext:value-type="float">
            <text:p>51,57</text:p>
          </table:table-cell>
          <table:table-cell office:value-type="float" office:value="51.6776" calcext:value-type="float">
            <text:p>51,68</text:p>
          </table:table-cell>
          <table:table-cell office:value-type="float" office:value="48.3224" calcext:value-type="float">
            <text:p>48,32</text:p>
          </table:table-cell>
          <table:table-cell office:value-type="float" office:value="0.204165" calcext:value-type="float">
            <text:p>0,20</text:p>
          </table:table-cell>
          <table:table-cell office:value-type="float" office:value="0.198324" calcext:value-type="float">
            <text:p>0,19832</text:p>
          </table:table-cell>
          <table:table-cell office:value-type="float" office:value="0.0223324" calcext:value-type="float">
            <text:p>0,02233</text:p>
          </table:table-cell>
          <table:table-cell office:value-type="float" office:value="0.0187296" calcext:value-type="float">
            <text:p>0,01873</text:p>
          </table:table-cell>
          <table:table-cell table:style-name="ce9" table:formula="of:=1000000*([.O40]/[.E40])" office:value-type="float" office:value="3.82392813393222" calcext:value-type="float">
            <text:p>3,82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2972.2" calcext:value-type="float">
            <text:p>2972,2</text:p>
          </table:table-cell>
          <table:table-cell office:value-type="float" office:value="90.6476" calcext:value-type="float">
            <text:p>90,65</text:p>
          </table:table-cell>
          <table:table-cell office:value-type="float" office:value="9.32708" calcext:value-type="float">
            <text:p>9,33</text:p>
          </table:table-cell>
          <table:table-cell office:value-type="float" office:value="83.2282" calcext:value-type="float">
            <text:p>83,23</text:p>
          </table:table-cell>
          <table:table-cell office:value-type="float" office:value="86.9348" calcext:value-type="float">
            <text:p>86,93</text:p>
          </table:table-cell>
          <table:table-cell office:value-type="float" office:value="13.0652" calcext:value-type="float">
            <text:p>13,07</text:p>
          </table:table-cell>
          <table:table-cell office:value-type="float" office:value="4.26365" calcext:value-type="float">
            <text:p>4,26</text:p>
          </table:table-cell>
          <table:table-cell office:value-type="float" office:value="0.44007" calcext:value-type="float">
            <text:p>0,44007</text:p>
          </table:table-cell>
          <table:table-cell office:value-type="float" office:value="0.0587167" calcext:value-type="float">
            <text:p>0,05872</text:p>
          </table:table-cell>
          <table:table-cell office:value-type="float" office:value="0.0545011" calcext:value-type="float">
            <text:p>0,05450</text:p>
          </table:table-cell>
          <table:table-cell table:style-name="ce9" table:formula="of:=1000000*([.O41]/[.E41])" office:value-type="float" office:value="11.855797259082" calcext:value-type="float">
            <text:p>11,86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17302.5" calcext:value-type="float">
            <text:p>17302,5</text:p>
          </table:table-cell>
          <table:table-cell office:value-type="float" office:value="99.8432" calcext:value-type="float">
            <text:p>99,84</text:p>
          </table:table-cell>
          <table:table-cell office:value-type="float" office:value="0.156815" calcext:value-type="float">
            <text:p>0,16</text:p>
          </table:table-cell>
          <table:table-cell office:value-type="float" office:value="95.06" calcext:value-type="float">
            <text:p>95,06</text:p>
          </table:table-cell>
          <table:table-cell office:value-type="float" office:value="98.9582" calcext:value-type="float">
            <text:p>98,96</text:p>
          </table:table-cell>
          <table:table-cell office:value-type="float" office:value="1.04177" calcext:value-type="float">
            <text:p>1,04</text:p>
          </table:table-cell>
          <table:table-cell office:value-type="float" office:value="3.93923" calcext:value-type="float">
            <text:p>3,94</text:p>
          </table:table-cell>
          <table:table-cell office:value-type="float" office:value="0.37376" calcext:value-type="float">
            <text:p>0,37376</text:p>
          </table:table-cell>
          <table:table-cell office:value-type="float" office:value="0.0956846" calcext:value-type="float">
            <text:p>0,09568</text:p>
          </table:table-cell>
          <table:table-cell office:value-type="float" office:value="0.0870166" calcext:value-type="float">
            <text:p>0,08702</text:p>
          </table:table-cell>
          <table:table-cell table:style-name="ce9" table:formula="of:=1000000*([.O42]/[.E42])" office:value-type="float" office:value="7.91635735080058" calcext:value-type="float">
            <text:p>7,9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9221.6" calcext:value-type="float">
            <text:p>19221,6</text:p>
          </table:table-cell>
          <table:table-cell office:value-type="float" office:value="99.1732" calcext:value-type="float">
            <text:p>99,17</text:p>
          </table:table-cell>
          <table:table-cell office:value-type="float" office:value="0.823987" calcext:value-type="float">
            <text:p>0,82</text:p>
          </table:table-cell>
          <table:table-cell office:value-type="float" office:value="58.2162" calcext:value-type="float">
            <text:p>58,22</text:p>
          </table:table-cell>
          <table:table-cell office:value-type="float" office:value="77.6636" calcext:value-type="float">
            <text:p>77,66</text:p>
          </table:table-cell>
          <table:table-cell office:value-type="float" office:value="22.3364" calcext:value-type="float">
            <text:p>22,34</text:p>
          </table:table-cell>
          <table:table-cell office:value-type="float" office:value="25.0405" calcext:value-type="float">
            <text:p>25,04</text:p>
          </table:table-cell>
          <table:table-cell office:value-type="float" office:value="1.07051" calcext:value-type="float">
            <text:p>1,07051</text:p>
          </table:table-cell>
          <table:table-cell office:value-type="float" office:value="0.245814" calcext:value-type="float">
            <text:p>0,24581</text:p>
          </table:table-cell>
          <table:table-cell office:value-type="float" office:value="0.238887" calcext:value-type="float">
            <text:p>0,23889</text:p>
          </table:table-cell>
          <table:table-cell table:style-name="ce9" table:formula="of:=1000000*([.O43]/[.E43])" office:value-type="float" office:value="32.282027027027" calcext:value-type="float">
            <text:p>32,28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31447" calcext:value-type="float">
            <text:p>31447</text:p>
          </table:table-cell>
          <table:table-cell office:value-type="float" office:value="99.9684" calcext:value-type="float">
            <text:p>99,97</text:p>
          </table:table-cell>
          <table:table-cell office:value-type="float" office:value="0.0295501" calcext:value-type="float">
            <text:p>0,03</text:p>
          </table:table-cell>
          <table:table-cell office:value-type="float" office:value="51.5135" calcext:value-type="float">
            <text:p>51,51</text:p>
          </table:table-cell>
          <table:table-cell office:value-type="float" office:value="91.5246" calcext:value-type="float">
            <text:p>91,52</text:p>
          </table:table-cell>
          <table:table-cell office:value-type="float" office:value="8.47539" calcext:value-type="float">
            <text:p>8,48</text:p>
          </table:table-cell>
          <table:table-cell office:value-type="float" office:value="43.7162" calcext:value-type="float">
            <text:p>43,72</text:p>
          </table:table-cell>
          <table:table-cell office:value-type="float" office:value="1.41816" calcext:value-type="float">
            <text:p>1,41816</text:p>
          </table:table-cell>
          <table:table-cell office:value-type="float" office:value="0.396371" calcext:value-type="float">
            <text:p>0,39637</text:p>
          </table:table-cell>
          <table:table-cell office:value-type="float" office:value="0.388567" calcext:value-type="float">
            <text:p>0,38857</text:p>
          </table:table-cell>
          <table:table-cell table:style-name="ce9" table:formula="of:=1000000*([.O44]/[.E44])" office:value-type="float" office:value="52.5090540540541" calcext:value-type="float">
            <text:p>52,5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74960.2" calcext:value-type="float">
            <text:p>74960,2</text:p>
          </table:table-cell>
          <table:table-cell office:value-type="float" office:value="87.4188" calcext:value-type="float">
            <text:p>87,42</text:p>
          </table:table-cell>
          <table:table-cell office:value-type="float" office:value="12.5812" calcext:value-type="float">
            <text:p>12,58</text:p>
          </table:table-cell>
          <table:table-cell office:value-type="float" office:value="57.6224" calcext:value-type="float">
            <text:p>57,62</text:p>
          </table:table-cell>
          <table:table-cell office:value-type="float" office:value="57.6672" calcext:value-type="float">
            <text:p>57,67</text:p>
          </table:table-cell>
          <table:table-cell office:value-type="float" office:value="42.3328" calcext:value-type="float">
            <text:p>42,33</text:p>
          </table:table-cell>
          <table:table-cell office:value-type="float" office:value="0.0777001" calcext:value-type="float">
            <text:p>0,08</text:p>
          </table:table-cell>
          <table:table-cell office:value-type="float" office:value="2.41966" calcext:value-type="float">
            <text:p>2,41966</text:p>
          </table:table-cell>
          <table:table-cell office:value-type="float" office:value="0.248484" calcext:value-type="float">
            <text:p>0,24848</text:p>
          </table:table-cell>
          <table:table-cell office:value-type="float" office:value="0.24193" calcext:value-type="float">
            <text:p>0,24193</text:p>
          </table:table-cell>
          <table:table-cell table:style-name="ce9" table:formula="of:=1000000*([.O45]/[.E45])" office:value-type="float" office:value="37.5959595959596" calcext:value-type="float">
            <text:p>37,60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86201.1" calcext:value-type="float">
            <text:p>86201,1</text:p>
          </table:table-cell>
          <table:table-cell office:value-type="float" office:value="98.5293" calcext:value-type="float">
            <text:p>98,53</text:p>
          </table:table-cell>
          <table:table-cell office:value-type="float" office:value="1.47066" calcext:value-type="float">
            <text:p>1,47</text:p>
          </table:table-cell>
          <table:table-cell office:value-type="float" office:value="92.2727" calcext:value-type="float">
            <text:p>92,27</text:p>
          </table:table-cell>
          <table:table-cell office:value-type="float" office:value="94.577" calcext:value-type="float">
            <text:p>94,58</text:p>
          </table:table-cell>
          <table:table-cell office:value-type="float" office:value="5.42303" calcext:value-type="float">
            <text:p>5,42</text:p>
          </table:table-cell>
          <table:table-cell office:value-type="float" office:value="2.43636" calcext:value-type="float">
            <text:p>2,44</text:p>
          </table:table-cell>
          <table:table-cell office:value-type="float" office:value="2.11678" calcext:value-type="float">
            <text:p>2,11678</text:p>
          </table:table-cell>
          <table:table-cell office:value-type="float" office:value="0.232966" calcext:value-type="float">
            <text:p>0,23297</text:p>
          </table:table-cell>
          <table:table-cell office:value-type="float" office:value="0.227365" calcext:value-type="float">
            <text:p>0,22737</text:p>
          </table:table-cell>
          <table:table-cell table:style-name="ce9" table:formula="of:=1000000*([.O46]/[.E46])" office:value-type="float" office:value="41.3390909090909" calcext:value-type="float">
            <text:p>41,34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15689.8" calcext:value-type="float">
            <text:p>15689,8</text:p>
          </table:table-cell>
          <table:table-cell office:value-type="float" office:value="90.0548" calcext:value-type="float">
            <text:p>90,05</text:p>
          </table:table-cell>
          <table:table-cell office:value-type="float" office:value="9.94503" calcext:value-type="float">
            <text:p>9,95</text:p>
          </table:table-cell>
          <table:table-cell office:value-type="float" office:value="79.085" calcext:value-type="float">
            <text:p>79,09</text:p>
          </table:table-cell>
          <table:table-cell office:value-type="float" office:value="79.2197" calcext:value-type="float">
            <text:p>79,22</text:p>
          </table:table-cell>
          <table:table-cell office:value-type="float" office:value="20.7803" calcext:value-type="float">
            <text:p>20,78</text:p>
          </table:table-cell>
          <table:table-cell office:value-type="float" office:value="0.17" calcext:value-type="float">
            <text:p>0,17</text:p>
          </table:table-cell>
          <table:table-cell office:value-type="float" office:value="1.51527" calcext:value-type="float">
            <text:p>1,51527</text:p>
          </table:table-cell>
          <table:table-cell office:value-type="float" office:value="0.207278" calcext:value-type="float">
            <text:p>0,20728</text:p>
          </table:table-cell>
          <table:table-cell office:value-type="float" office:value="0.190569" calcext:value-type="float">
            <text:p>0,19057</text:p>
          </table:table-cell>
          <table:table-cell table:style-name="ce9" table:formula="of:=1000000*([.O47]/[.E47])" office:value-type="float" office:value="9.52845" calcext:value-type="float">
            <text:p>9,53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N_07" table:style-name="ta1">
        <table:table-column table:style-name="co14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table:style-name="ce8" office:value-type="string" calcext:value-type="string">
            <text:p>Ejemplos</text:p>
          </table:table-cell>
          <table:table-cell table:style-name="ce1" office:value-type="string" calcext:value-type="string">
            <text:p>Patrones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estNC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%NC</text:p>
          </table:table-cell>
          <table:table-cell table:style-name="ce5" office:value-type="string" calcext:value-type="string">
            <text:p>T_Train</text:p>
          </table:table-cell>
          <table:table-cell table:style-name="ce5" office:value-type="string" calcext:value-type="string">
            <text:p>T_Test</text:p>
          </table:table-cell>
          <table:table-cell table:style-name="ce5" office:value-type="string" calcext:value-type="string">
            <text:p>T_CPU_Test</text:p>
          </table:table-cell>
          <table:table-cell table:style-name="ce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2" table:formula="of:=AVERAGE([.E3:.E15])" office:value-type="float" office:value="6299.15384615385" calcext:value-type="float">
            <text:p>6299,2</text:p>
          </table:table-cell>
          <table:table-cell table:style-name="ce2" table:formula="of:=AVERAGE([.F3:.F15])" office:value-type="float" office:value="324.138461538461" calcext:value-type="float">
            <text:p>324,1</text:p>
          </table:table-cell>
          <table:table-cell table:style-name="ce3" table:formula="of:=AVERAGE([.G3:.G15])" office:value-type="float" office:value="83.5720538461539" calcext:value-type="float">
            <text:p>83,57</text:p>
          </table:table-cell>
          <table:table-cell table:style-name="ce3" table:formula="of:=AVERAGE([.H3:.H15])" office:value-type="float" office:value="16.0550630769231" calcext:value-type="float">
            <text:p>16,06</text:p>
          </table:table-cell>
          <table:table-cell table:style-name="ce3" table:formula="of:=AVERAGE([.I3:.I15])" office:value-type="float" office:value="70.2500538461539" calcext:value-type="float">
            <text:p>70,25</text:p>
          </table:table-cell>
          <table:table-cell table:style-name="ce3" table:formula="of:=AVERAGE([.J3:.J15])" office:value-type="float" office:value="77.1778153846154" calcext:value-type="float">
            <text:p>77,18</text:p>
          </table:table-cell>
          <table:table-cell table:style-name="ce3" table:formula="of:=AVERAGE([.K3:.K15])" office:value-type="float" office:value="22.8221830769231" calcext:value-type="float">
            <text:p>22,82</text:p>
          </table:table-cell>
          <table:table-cell table:style-name="ce3" table:formula="of:=AVERAGE([.L3:.L15])" office:value-type="float" office:value="8.16156503846154" calcext:value-type="float">
            <text:p>8,16</text:p>
          </table:table-cell>
          <table:table-cell table:style-name="ce6" table:formula="of:=AVERAGE([.M3:.M15])" office:value-type="float" office:value="0.0900790153846154" calcext:value-type="float">
            <text:p>0,09008</text:p>
          </table:table-cell>
          <table:table-cell table:style-name="ce6" table:formula="of:=AVERAGE([.N3:.N15])" office:value-type="float" office:value="0.0128954230769231" calcext:value-type="float">
            <text:p>0,01290</text:p>
          </table:table-cell>
          <table:table-cell table:style-name="ce6" table:formula="of:=AVERAGE([.O3:.O15])" office:value-type="float" office:value="0.00833728461538462" calcext:value-type="float">
            <text:p>0,00834</text:p>
          </table:table-cell>
          <table:table-cell table:style-name="ce3" table:formula="of:=1000000*([.O2]/[.E2])" office:value-type="float" office:value="1.3235562773999" calcext:value-type="float">
            <text:p>1,32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444.4" calcext:value-type="float">
            <text:p>444,4</text:p>
          </table:table-cell>
          <table:table-cell office:value-type="float" office:value="27.9624" calcext:value-type="float">
            <text:p>27,96</text:p>
          </table:table-cell>
          <table:table-cell office:value-type="float" office:value="72.0358" calcext:value-type="float">
            <text:p>72,04</text:p>
          </table:table-cell>
          <table:table-cell office:value-type="float" office:value="19.0225" calcext:value-type="float">
            <text:p>19,02</text:p>
          </table:table-cell>
          <table:table-cell office:value-type="float" office:value="19.0362" calcext:value-type="float">
            <text:p>19,04</text:p>
          </table:table-cell>
          <table:table-cell office:value-type="float" office:value="80.9638" calcext:value-type="float">
            <text:p>80,96</text:p>
          </table:table-cell>
          <table:table-cell office:value-type="float" office:value="0.0718735" calcext:value-type="float">
            <text:p>0,07</text:p>
          </table:table-cell>
          <table:table-cell office:value-type="float" office:value="0.127069" calcext:value-type="float">
            <text:p>0,12707</text:p>
          </table:table-cell>
          <table:table-cell office:value-type="float" office:value="0.0132532" calcext:value-type="float">
            <text:p>0,01325</text:p>
          </table:table-cell>
          <table:table-cell office:value-type="float" office:value="0.0104121" calcext:value-type="float">
            <text:p>0,01041</text:p>
          </table:table-cell>
          <table:table-cell table:style-name="ce9" table:formula="of:=1000000*([.O3]/[.E3])" office:value-type="float" office:value="2.4945136559655" calcext:value-type="float">
            <text:p>2,49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0.7" calcext:value-type="float">
            <text:p>20,7</text:p>
          </table:table-cell>
          <table:table-cell office:value-type="float" office:value="75.088" calcext:value-type="float">
            <text:p>75,09</text:p>
          </table:table-cell>
          <table:table-cell office:value-type="float" office:value="24.912" calcext:value-type="float">
            <text:p>24,91</text:p>
          </table:table-cell>
          <table:table-cell table:number-columns-repeated="2" office:value-type="float" office:value="80.6415" calcext:value-type="float">
            <text:p>80,64</text:p>
          </table:table-cell>
          <table:table-cell office:value-type="float" office:value="19.3585" calcext:value-type="float">
            <text:p>19,36</text:p>
          </table:table-cell>
          <table:table-cell office:value-type="float" office:value="0" calcext:value-type="float">
            <text:p>0,00</text:p>
          </table:table-cell>
          <table:table-cell office:value-type="float" office:value="0.0450181" calcext:value-type="float">
            <text:p>0,04502</text:p>
          </table:table-cell>
          <table:table-cell office:value-type="float" office:value="0.0049248" calcext:value-type="float">
            <text:p>0,00492</text:p>
          </table:table-cell>
          <table:table-cell office:value-type="float" office:value="0.0012683" calcext:value-type="float">
            <text:p>0,00127</text:p>
          </table:table-cell>
          <table:table-cell table:style-name="ce9" table:formula="of:=1000000*([.O4]/[.E4])" office:value-type="float" office:value="0.239301886792453" calcext:value-type="float">
            <text:p>0,24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99" calcext:value-type="float">
            <text:p>199</text:p>
          </table:table-cell>
          <table:table-cell office:value-type="float" office:value="75.0407" calcext:value-type="float">
            <text:p>75,04</text:p>
          </table:table-cell>
          <table:table-cell office:value-type="float" office:value="24.9593" calcext:value-type="float">
            <text:p>24,96</text:p>
          </table:table-cell>
          <table:table-cell office:value-type="float" office:value="62.6087" calcext:value-type="float">
            <text:p>62,61</text:p>
          </table:table-cell>
          <table:table-cell office:value-type="float" office:value="64.2857" calcext:value-type="float">
            <text:p>64,29</text:p>
          </table:table-cell>
          <table:table-cell office:value-type="float" office:value="35.7143" calcext:value-type="float">
            <text:p>35,71</text:p>
          </table:table-cell>
          <table:table-cell office:value-type="float" office:value="2.6087" calcext:value-type="float">
            <text:p>2,61</text:p>
          </table:table-cell>
          <table:table-cell office:value-type="float" office:value="0.0041341" calcext:value-type="float">
            <text:p>0,00413</text:p>
          </table:table-cell>
          <table:table-cell office:value-type="float" office:value="0.0005184" calcext:value-type="float">
            <text:p>0,00052</text:p>
          </table:table-cell>
          <table:table-cell office:value-type="float" office:value="0.000279" calcext:value-type="float">
            <text:p>0,00028</text:p>
          </table:table-cell>
          <table:table-cell table:style-name="ce9" table:formula="of:=1000000*([.O5]/[.E5])" office:value-type="float" office:value="0.808695652173913" calcext:value-type="float">
            <text:p>0,81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454.4" calcext:value-type="float">
            <text:p>454,4</text:p>
          </table:table-cell>
          <table:table-cell office:value-type="float" office:value="99.2723" calcext:value-type="float">
            <text:p>99,27</text:p>
          </table:table-cell>
          <table:table-cell office:value-type="float" office:value="0.72768" calcext:value-type="float">
            <text:p>0,73</text:p>
          </table:table-cell>
          <table:table-cell office:value-type="float" office:value="25.5556" calcext:value-type="float">
            <text:p>25,56</text:p>
          </table:table-cell>
          <table:table-cell office:value-type="float" office:value="89.6104" calcext:value-type="float">
            <text:p>89,61</text:p>
          </table:table-cell>
          <table:table-cell office:value-type="float" office:value="10.3896" calcext:value-type="float">
            <text:p>10,39</text:p>
          </table:table-cell>
          <table:table-cell office:value-type="float" office:value="71.4815" calcext:value-type="float">
            <text:p>71,48</text:p>
          </table:table-cell>
          <table:table-cell office:value-type="float" office:value="0.0042122" calcext:value-type="float">
            <text:p>0,00421</text:p>
          </table:table-cell>
          <table:table-cell office:value-type="float" office:value="0.0006464" calcext:value-type="float">
            <text:p>0,00065</text:p>
          </table:table-cell>
          <table:table-cell office:value-type="float" office:value="0.0004413" calcext:value-type="float">
            <text:p>0,00044</text:p>
          </table:table-cell>
          <table:table-cell table:style-name="ce9" table:formula="of:=1000000*([.O6]/[.E6])" office:value-type="float" office:value="1.63444444444444" calcext:value-type="float">
            <text:p>1,63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60.5" calcext:value-type="float">
            <text:p>60,5</text:p>
          </table:table-cell>
          <table:table-cell office:value-type="float" office:value="96.8682" calcext:value-type="float">
            <text:p>96,87</text:p>
          </table:table-cell>
          <table:table-cell office:value-type="float" office:value="3.13181" calcext:value-type="float">
            <text:p>3,13</text:p>
          </table:table-cell>
          <table:table-cell table:number-columns-repeated="2" office:value-type="float" office:value="95.3333" calcext:value-type="float">
            <text:p>95,33</text:p>
          </table:table-cell>
          <table:table-cell office:value-type="float" office:value="4.66667" calcext:value-type="float">
            <text:p>4,67</text:p>
          </table:table-cell>
          <table:table-cell office:value-type="float" office:value="0" calcext:value-type="float">
            <text:p>0,00</text:p>
          </table:table-cell>
          <table:table-cell office:value-type="float" office:value="0.0017417" calcext:value-type="float">
            <text:p>0,00174</text:p>
          </table:table-cell>
          <table:table-cell office:value-type="float" office:value="0.0002049" calcext:value-type="float">
            <text:p>0,00020</text:p>
          </table:table-cell>
          <table:table-cell office:value-type="float" office:value="0.000075" calcext:value-type="float">
            <text:p>0,00008</text:p>
          </table:table-cell>
          <table:table-cell table:style-name="ce9" table:formula="of:=1000000*([.O7]/[.E7])"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7.2" calcext:value-type="float">
            <text:p>77,20</text:p>
          </table:table-cell>
          <table:table-cell office:value-type="float" office:value="18.008" calcext:value-type="float">
            <text:p>18,01</text:p>
          </table:table-cell>
          <table:table-cell office:value-type="float" office:value="63" calcext:value-type="float">
            <text:p>63,00</text:p>
          </table:table-cell>
          <table:table-cell office:value-type="float" office:value="76.087" calcext:value-type="float">
            <text:p>76,09</text:p>
          </table:table-cell>
          <table:table-cell office:value-type="float" office:value="23.913" calcext:value-type="float">
            <text:p>23,91</text:p>
          </table:table-cell>
          <table:table-cell office:value-type="float" office:value="17.2" calcext:value-type="float">
            <text:p>17,20</text:p>
          </table:table-cell>
          <table:table-cell office:value-type="float" office:value="0.0051561" calcext:value-type="float">
            <text:p>0,00516</text:p>
          </table:table-cell>
          <table:table-cell office:value-type="float" office:value="0.0005599" calcext:value-type="float">
            <text:p>0,00056</text:p>
          </table:table-cell>
          <table:table-cell office:value-type="float" office:value="0.000233" calcext:value-type="float">
            <text:p>0,00023</text:p>
          </table:table-cell>
          <table:table-cell table:style-name="ce9" table:formula="of:=1000000*([.O8]/[.E8])" office:value-type="float" office:value="0.466" calcext:value-type="float">
            <text:p>0,47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75" calcext:value-type="float">
            <text:p>175</text:p>
          </table:table-cell>
          <table:table-cell office:value-type="float" office:value="87.1128" calcext:value-type="float">
            <text:p>87,11</text:p>
          </table:table-cell>
          <table:table-cell office:value-type="float" office:value="12.8336" calcext:value-type="float">
            <text:p>12,83</text:p>
          </table:table-cell>
          <table:table-cell office:value-type="float" office:value="75.5422" calcext:value-type="float">
            <text:p>75,54</text:p>
          </table:table-cell>
          <table:table-cell office:value-type="float" office:value="81.5345" calcext:value-type="float">
            <text:p>81,53</text:p>
          </table:table-cell>
          <table:table-cell office:value-type="float" office:value="18.4655" calcext:value-type="float">
            <text:p>18,47</text:p>
          </table:table-cell>
          <table:table-cell office:value-type="float" office:value="7.3494" calcext:value-type="float">
            <text:p>7,35</text:p>
          </table:table-cell>
          <table:table-cell office:value-type="float" office:value="0.008793" calcext:value-type="float">
            <text:p>0,00879</text:p>
          </table:table-cell>
          <table:table-cell office:value-type="float" office:value="0.0009156" calcext:value-type="float">
            <text:p>0,00092</text:p>
          </table:table-cell>
          <table:table-cell office:value-type="float" office:value="0.0003473" calcext:value-type="float">
            <text:p>0,00035</text:p>
          </table:table-cell>
          <table:table-cell table:style-name="ce9" table:formula="of:=1000000*([.O9]/[.E9])" office:value-type="float" office:value="0.418433734939759" calcext:value-type="float">
            <text:p>0,42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73.9" calcext:value-type="float">
            <text:p>73,9</text:p>
          </table:table-cell>
          <table:table-cell office:value-type="float" office:value="95.4118" calcext:value-type="float">
            <text:p>95,41</text:p>
          </table:table-cell>
          <table:table-cell office:value-type="float" office:value="4.58817" calcext:value-type="float">
            <text:p>4,59</text:p>
          </table:table-cell>
          <table:table-cell office:value-type="float" office:value="92.5581" calcext:value-type="float">
            <text:p>92,56</text:p>
          </table:table-cell>
          <table:table-cell office:value-type="float" office:value="93.4272" calcext:value-type="float">
            <text:p>93,43</text:p>
          </table:table-cell>
          <table:table-cell office:value-type="float" office:value="6.57277" calcext:value-type="float">
            <text:p>6,57</text:p>
          </table:table-cell>
          <table:table-cell office:value-type="float" office:value="0.930233" calcext:value-type="float">
            <text:p>0,93</text:p>
          </table:table-cell>
          <table:table-cell office:value-type="float" office:value="0.0023962" calcext:value-type="float">
            <text:p>0,00240</text:p>
          </table:table-cell>
          <table:table-cell office:value-type="float" office:value="0.0002657" calcext:value-type="float">
            <text:p>0,00027</text:p>
          </table:table-cell>
          <table:table-cell office:value-type="float" office:value="0.0001103" calcext:value-type="float">
            <text:p>0,00011</text:p>
          </table:table-cell>
          <table:table-cell table:style-name="ce9" table:formula="of:=1000000*([.O10]/[.E10])" office:value-type="float" office:value="0.513023255813953" calcext:value-type="float">
            <text:p>0,51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316.4" calcext:value-type="float">
            <text:p>316,4</text:p>
          </table:table-cell>
          <table:table-cell office:value-type="float" office:value="94.8151" calcext:value-type="float">
            <text:p>94,82</text:p>
          </table:table-cell>
          <table:table-cell office:value-type="float" office:value="5.18487" calcext:value-type="float">
            <text:p>5,18</text:p>
          </table:table-cell>
          <table:table-cell office:value-type="float" office:value="94.9013" calcext:value-type="float">
            <text:p>94,90</text:p>
          </table:table-cell>
          <table:table-cell office:value-type="float" office:value="95.0577" calcext:value-type="float">
            <text:p>95,06</text:p>
          </table:table-cell>
          <table:table-cell office:value-type="float" office:value="4.94234" calcext:value-type="float">
            <text:p>4,94</text:p>
          </table:table-cell>
          <table:table-cell office:value-type="float" office:value="0.164474" calcext:value-type="float">
            <text:p>0,16</text:p>
          </table:table-cell>
          <table:table-cell office:value-type="float" office:value="0.0808194" calcext:value-type="float">
            <text:p>0,08082</text:p>
          </table:table-cell>
          <table:table-cell office:value-type="float" office:value="0.0090828" calcext:value-type="float">
            <text:p>0,00908</text:p>
          </table:table-cell>
          <table:table-cell office:value-type="float" office:value="0.0052618" calcext:value-type="float">
            <text:p>0,00526</text:p>
          </table:table-cell>
          <table:table-cell table:style-name="ce9" table:formula="of:=1000000*([.O11]/[.E11])" office:value-type="float" office:value="0.961586257309942" calcext:value-type="float">
            <text:p>0,96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319.5" calcext:value-type="float">
            <text:p>319,5</text:p>
          </table:table-cell>
          <table:table-cell office:value-type="float" office:value="81.2272" calcext:value-type="float">
            <text:p>81,23</text:p>
          </table:table-cell>
          <table:table-cell office:value-type="float" office:value="18.7728" calcext:value-type="float">
            <text:p>18,77</text:p>
          </table:table-cell>
          <table:table-cell table:number-columns-repeated="2" office:value-type="float" office:value="80.607" calcext:value-type="float">
            <text:p>80,61</text:p>
          </table:table-cell>
          <table:table-cell office:value-type="float" office:value="19.393" calcext:value-type="float">
            <text:p>19,39</text:p>
          </table:table-cell>
          <table:table-cell office:value-type="float" office:value="0" calcext:value-type="float">
            <text:p>0,00</text:p>
          </table:table-cell>
          <table:table-cell office:value-type="float" office:value="0.0636359" calcext:value-type="float">
            <text:p>0,06364</text:p>
          </table:table-cell>
          <table:table-cell office:value-type="float" office:value="0.0057288" calcext:value-type="float">
            <text:p>0,00573</text:p>
          </table:table-cell>
          <table:table-cell office:value-type="float" office:value="0.002618" calcext:value-type="float">
            <text:p>0,00262</text:p>
          </table:table-cell>
          <table:table-cell table:style-name="ce9" table:formula="of:=1000000*([.O12]/[.E12])" office:value-type="float" office:value="0.484455958549223" calcext:value-type="float">
            <text:p>0,48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914.5" calcext:value-type="float">
            <text:p>914,5</text:p>
          </table:table-cell>
          <table:table-cell office:value-type="float" office:value="89.0243" calcext:value-type="float">
            <text:p>89,02</text:p>
          </table:table-cell>
          <table:table-cell office:value-type="float" office:value="10.9757" calcext:value-type="float">
            <text:p>10,98</text:p>
          </table:table-cell>
          <table:table-cell office:value-type="float" office:value="68.3594" calcext:value-type="float">
            <text:p>68,36</text:p>
          </table:table-cell>
          <table:table-cell office:value-type="float" office:value="70.1872" calcext:value-type="float">
            <text:p>70,19</text:p>
          </table:table-cell>
          <table:table-cell office:value-type="float" office:value="29.8128" calcext:value-type="float">
            <text:p>29,81</text:p>
          </table:table-cell>
          <table:table-cell office:value-type="float" office:value="2.60417" calcext:value-type="float">
            <text:p>2,60</text:p>
          </table:table-cell>
          <table:table-cell office:value-type="float" office:value="0.0126062" calcext:value-type="float">
            <text:p>0,01261</text:p>
          </table:table-cell>
          <table:table-cell office:value-type="float" office:value="0.0013924" calcext:value-type="float">
            <text:p>0,00139</text:p>
          </table:table-cell>
          <table:table-cell office:value-type="float" office:value="0.0008651" calcext:value-type="float">
            <text:p>0,00087</text:p>
          </table:table-cell>
          <table:table-cell table:style-name="ce9" table:formula="of:=1000000*([.O13]/[.E13])" office:value-type="float" office:value="1.12643229166667" calcext:value-type="float">
            <text:p>1,13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890.9" calcext:value-type="float">
            <text:p>890,9</text:p>
          </table:table-cell>
          <table:table-cell office:value-type="float" office:value="94.8942" calcext:value-type="float">
            <text:p>94,89</text:p>
          </table:table-cell>
          <table:table-cell office:value-type="float" office:value="5.1058" calcext:value-type="float">
            <text:p>5,11</text:p>
          </table:table-cell>
          <table:table-cell office:value-type="float" office:value="62.1212" calcext:value-type="float">
            <text:p>62,12</text:p>
          </table:table-cell>
          <table:table-cell office:value-type="float" office:value="64.4944" calcext:value-type="float">
            <text:p>64,49</text:p>
          </table:table-cell>
          <table:table-cell office:value-type="float" office:value="35.5056" calcext:value-type="float">
            <text:p>35,51</text:p>
          </table:table-cell>
          <table:table-cell office:value-type="float" office:value="3.67965" calcext:value-type="float">
            <text:p>3,68</text:p>
          </table:table-cell>
          <table:table-cell office:value-type="float" office:value="0.0085253" calcext:value-type="float">
            <text:p>0,00853</text:p>
          </table:table-cell>
          <table:table-cell office:value-type="float" office:value="0.0012156" calcext:value-type="float">
            <text:p>0,00122</text:p>
          </table:table-cell>
          <table:table-cell office:value-type="float" office:value="0.0008413" calcext:value-type="float">
            <text:p>0,00084</text:p>
          </table:table-cell>
          <table:table-cell table:style-name="ce9" table:formula="of:=1000000*([.O14]/[.E14])" office:value-type="float" office:value="1.82099567099567" calcext:value-type="float">
            <text:p>1,82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262.7" calcext:value-type="float">
            <text:p>262,7</text:p>
          </table:table-cell>
          <table:table-cell office:value-type="float" office:value="92.5197" calcext:value-type="float">
            <text:p>92,52</text:p>
          </table:table-cell>
          <table:table-cell office:value-type="float" office:value="7.48029" calcext:value-type="float">
            <text:p>7,48</text:p>
          </table:table-cell>
          <table:table-cell office:value-type="float" office:value="92.9999" calcext:value-type="float">
            <text:p>93,00</text:p>
          </table:table-cell>
          <table:table-cell office:value-type="float" office:value="93.0095" calcext:value-type="float">
            <text:p>93,01</text:p>
          </table:table-cell>
          <table:table-cell office:value-type="float" office:value="6.9905" calcext:value-type="float">
            <text:p>6,99</text:p>
          </table:table-cell>
          <table:table-cell office:value-type="float" office:value="0.010345" calcext:value-type="float">
            <text:p>0,01</text:p>
          </table:table-cell>
          <table:table-cell office:value-type="float" office:value="0.80692" calcext:value-type="float">
            <text:p>0,80692</text:p>
          </table:table-cell>
          <table:table-cell office:value-type="float" office:value="0.128932" calcext:value-type="float">
            <text:p>0,12893</text:p>
          </table:table-cell>
          <table:table-cell office:value-type="float" office:value="0.0856322" calcext:value-type="float">
            <text:p>0,08563</text:p>
          </table:table-cell>
          <table:table-cell table:style-name="ce9" table:formula="of:=1000000*([.O15]/[.E15])" office:value-type="float" office:value="1.47644269728788" calcext:value-type="float">
            <text:p>1,48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2" table:formula="of:=AVERAGE([.E17:.E26])" office:value-type="float" office:value="78339.2" calcext:value-type="float">
            <text:p>78339,2</text:p>
          </table:table-cell>
          <table:table-cell table:style-name="ce2" table:formula="of:=AVERAGE([.F17:.F26])" office:value-type="float" office:value="30259.78" calcext:value-type="float">
            <text:p>30259,8</text:p>
          </table:table-cell>
          <table:table-cell table:style-name="ce3" table:formula="of:=AVERAGE([.G17:.G26])" office:value-type="float" office:value="94.38604" calcext:value-type="float">
            <text:p>94,39</text:p>
          </table:table-cell>
          <table:table-cell table:style-name="ce3" table:formula="of:=AVERAGE([.H17:.H26])" office:value-type="float" office:value="5.5157001" calcext:value-type="float">
            <text:p>5,52</text:p>
          </table:table-cell>
          <table:table-cell table:style-name="ce3" table:formula="of:=AVERAGE([.I17:.I26])" office:value-type="float" office:value="54.59917" calcext:value-type="float">
            <text:p>54,60</text:p>
          </table:table-cell>
          <table:table-cell table:style-name="ce3" table:formula="of:=AVERAGE([.J17:.J26])" office:value-type="float" office:value="89.92678" calcext:value-type="float">
            <text:p>89,93</text:p>
          </table:table-cell>
          <table:table-cell table:style-name="ce3" table:formula="of:=AVERAGE([.K17:.K26])" office:value-type="float" office:value="10.07322" calcext:value-type="float">
            <text:p>10,07</text:p>
          </table:table-cell>
          <table:table-cell table:style-name="ce3" table:formula="of:=AVERAGE([.L17:.L26])" office:value-type="float" office:value="37.79006876" calcext:value-type="float">
            <text:p>37,79</text:p>
          </table:table-cell>
          <table:table-cell table:style-name="ce6" table:formula="of:=AVERAGE([.M17:.M26])" office:value-type="float" office:value="3.41986944" calcext:value-type="float">
            <text:p>3,41987</text:p>
          </table:table-cell>
          <table:table-cell table:style-name="ce6" table:formula="of:=AVERAGE([.N17:.N26])" office:value-type="float" office:value="0.48166282" calcext:value-type="float">
            <text:p>0,48166</text:p>
          </table:table-cell>
          <table:table-cell table:style-name="ce6" table:formula="of:=AVERAGE([.O17:.O26])" office:value-type="float" office:value="0.44716636" calcext:value-type="float">
            <text:p>0,44717</text:p>
          </table:table-cell>
          <table:table-cell table:style-name="ce3" table:formula="of:=1000000*([.O16]/[.E16])" office:value-type="float" office:value="5.70807922470487" calcext:value-type="float">
            <text:p>5,7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30996.9" calcext:value-type="float">
            <text:p>30996,9</text:p>
          </table:table-cell>
          <table:table-cell office:value-type="float" office:value="89.6591" calcext:value-type="float">
            <text:p>89,66</text:p>
          </table:table-cell>
          <table:table-cell office:value-type="float" office:value="10.28" calcext:value-type="float">
            <text:p>10,28</text:p>
          </table:table-cell>
          <table:table-cell office:value-type="float" office:value="64.2143" calcext:value-type="float">
            <text:p>64,21</text:p>
          </table:table-cell>
          <table:table-cell office:value-type="float" office:value="80.9969" calcext:value-type="float">
            <text:p>81,00</text:p>
          </table:table-cell>
          <table:table-cell office:value-type="float" office:value="19.0031" calcext:value-type="float">
            <text:p>19,00</text:p>
          </table:table-cell>
          <table:table-cell office:value-type="float" office:value="20.72" calcext:value-type="float">
            <text:p>20,72</text:p>
          </table:table-cell>
          <table:table-cell office:value-type="float" office:value="0.680694" calcext:value-type="float">
            <text:p>0,68069</text:p>
          </table:table-cell>
          <table:table-cell office:value-type="float" office:value="0.111738" calcext:value-type="float">
            <text:p>0,11174</text:p>
          </table:table-cell>
          <table:table-cell office:value-type="float" office:value="0.0773762" calcext:value-type="float">
            <text:p>0,07738</text:p>
          </table:table-cell>
          <table:table-cell table:style-name="ce9" table:formula="of:=1000000*([.O17]/[.E17])" office:value-type="float" office:value="1.7110300296316" calcext:value-type="float">
            <text:p>1,7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776.9" calcext:value-type="float">
            <text:p>776,9</text:p>
          </table:table-cell>
          <table:table-cell office:value-type="float" office:value="96.6226" calcext:value-type="float">
            <text:p>96,62</text:p>
          </table:table-cell>
          <table:table-cell office:value-type="float" office:value="3.2827" calcext:value-type="float">
            <text:p>3,28</text:p>
          </table:table-cell>
          <table:table-cell office:value-type="float" office:value="57.8261" calcext:value-type="float">
            <text:p>57,83</text:p>
          </table:table-cell>
          <table:table-cell office:value-type="float" office:value="80.6061" calcext:value-type="float">
            <text:p>80,61</text:p>
          </table:table-cell>
          <table:table-cell office:value-type="float" office:value="19.3939" calcext:value-type="float">
            <text:p>19,39</text:p>
          </table:table-cell>
          <table:table-cell office:value-type="float" office:value="28.2609" calcext:value-type="float">
            <text:p>28,26</text:p>
          </table:table-cell>
          <table:table-cell office:value-type="float" office:value="0.0111436" calcext:value-type="float">
            <text:p>0,01114</text:p>
          </table:table-cell>
          <table:table-cell office:value-type="float" office:value="0.0016664" calcext:value-type="float">
            <text:p>0,00167</text:p>
          </table:table-cell>
          <table:table-cell office:value-type="float" office:value="0.001174" calcext:value-type="float">
            <text:p>0,00117</text:p>
          </table:table-cell>
          <table:table-cell table:style-name="ce9" table:formula="of:=1000000*([.O18]/[.E18])" office:value-type="float" office:value="1.70144927536232" calcext:value-type="float">
            <text:p>1,7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721.6" calcext:value-type="float">
            <text:p>721,6</text:p>
          </table:table-cell>
          <table:table-cell office:value-type="float" office:value="98.1752" calcext:value-type="float">
            <text:p>98,18</text:p>
          </table:table-cell>
          <table:table-cell office:value-type="float" office:value="1.71404" calcext:value-type="float">
            <text:p>1,71</text:p>
          </table:table-cell>
          <table:table-cell office:value-type="float" office:value="42.1133" calcext:value-type="float">
            <text:p>42,11</text:p>
          </table:table-cell>
          <table:table-cell office:value-type="float" office:value="85.6698" calcext:value-type="float">
            <text:p>85,67</text:p>
          </table:table-cell>
          <table:table-cell office:value-type="float" office:value="14.3302" calcext:value-type="float">
            <text:p>14,33</text:p>
          </table:table-cell>
          <table:table-cell office:value-type="float" office:value="50.8423" calcext:value-type="float">
            <text:p>50,84</text:p>
          </table:table-cell>
          <table:table-cell office:value-type="float" office:value="0.0122599" calcext:value-type="float">
            <text:p>0,01226</text:p>
          </table:table-cell>
          <table:table-cell office:value-type="float" office:value="0.0016991" calcext:value-type="float">
            <text:p>0,00170</text:p>
          </table:table-cell>
          <table:table-cell office:value-type="float" office:value="0.0011937" calcext:value-type="float">
            <text:p>0,00119</text:p>
          </table:table-cell>
          <table:table-cell table:style-name="ce9" table:formula="of:=1000000*([.O19]/[.E19])" office:value-type="float" office:value="1.82802450229709" calcext:value-type="float">
            <text:p>1,83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46323" calcext:value-type="float">
            <text:p>146323</text:p>
          </table:table-cell>
          <table:table-cell office:value-type="float" office:value="99.1813" calcext:value-type="float">
            <text:p>99,18</text:p>
          </table:table-cell>
          <table:table-cell office:value-type="float" office:value="0.777648" calcext:value-type="float">
            <text:p>0,78</text:p>
          </table:table-cell>
          <table:table-cell office:value-type="float" office:value="48.3423" calcext:value-type="float">
            <text:p>48,34</text:p>
          </table:table-cell>
          <table:table-cell office:value-type="float" office:value="96.3218" calcext:value-type="float">
            <text:p>96,32</text:p>
          </table:table-cell>
          <table:table-cell office:value-type="float" office:value="3.67823" calcext:value-type="float">
            <text:p>3,68</text:p>
          </table:table-cell>
          <table:table-cell office:value-type="float" office:value="49.8116" calcext:value-type="float">
            <text:p>49,81</text:p>
          </table:table-cell>
          <table:table-cell office:value-type="float" office:value="5.01207" calcext:value-type="float">
            <text:p>5,01207</text:p>
          </table:table-cell>
          <table:table-cell office:value-type="float" office:value="1.02892" calcext:value-type="float">
            <text:p>1,02892</text:p>
          </table:table-cell>
          <table:table-cell office:value-type="float" office:value="0.934716" calcext:value-type="float">
            <text:p>0,93472</text:p>
          </table:table-cell>
          <table:table-cell table:style-name="ce9" table:formula="of:=1000000*([.O20]/[.E20])" office:value-type="float" office:value="6.55844401877618" calcext:value-type="float">
            <text:p>6,56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8062.8" calcext:value-type="float">
            <text:p>8062,8</text:p>
          </table:table-cell>
          <table:table-cell office:value-type="float" office:value="98.4691" calcext:value-type="float">
            <text:p>98,47</text:p>
          </table:table-cell>
          <table:table-cell office:value-type="float" office:value="0.855693" calcext:value-type="float">
            <text:p>0,86</text:p>
          </table:table-cell>
          <table:table-cell office:value-type="float" office:value="24.608" calcext:value-type="float">
            <text:p>24,61</text:p>
          </table:table-cell>
          <table:table-cell office:value-type="float" office:value="91.7964" calcext:value-type="float">
            <text:p>91,80</text:p>
          </table:table-cell>
          <table:table-cell office:value-type="float" office:value="8.20357" calcext:value-type="float">
            <text:p>8,20</text:p>
          </table:table-cell>
          <table:table-cell office:value-type="float" office:value="73.1928" calcext:value-type="float">
            <text:p>73,19</text:p>
          </table:table-cell>
          <table:table-cell office:value-type="float" office:value="0.972812" calcext:value-type="float">
            <text:p>0,97281</text:p>
          </table:table-cell>
          <table:table-cell office:value-type="float" office:value="0.119908" calcext:value-type="float">
            <text:p>0,11991</text:p>
          </table:table-cell>
          <table:table-cell office:value-type="float" office:value="0.110362" calcext:value-type="float">
            <text:p>0,11036</text:p>
          </table:table-cell>
          <table:table-cell table:style-name="ce9" table:formula="of:=1000000*([.O21]/[.E21])" office:value-type="float" office:value="11.2362044390145" calcext:value-type="float">
            <text:p>11,24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59711.3" calcext:value-type="float">
            <text:p>59711,3</text:p>
          </table:table-cell>
          <table:table-cell office:value-type="float" office:value="84.2814" calcext:value-type="float">
            <text:p>84,28</text:p>
          </table:table-cell>
          <table:table-cell office:value-type="float" office:value="15.7186" calcext:value-type="float">
            <text:p>15,72</text:p>
          </table:table-cell>
          <table:table-cell office:value-type="float" office:value="86.7464" calcext:value-type="float">
            <text:p>86,75</text:p>
          </table:table-cell>
          <table:table-cell office:value-type="float" office:value="86.7492" calcext:value-type="float">
            <text:p>86,75</text:p>
          </table:table-cell>
          <table:table-cell office:value-type="float" office:value="13.2508" calcext:value-type="float">
            <text:p>13,25</text:p>
          </table:table-cell>
          <table:table-cell office:value-type="float" office:value="0.0032314" calcext:value-type="float">
            <text:p>0,00</text:p>
          </table:table-cell>
          <table:table-cell office:value-type="float" office:value="25.0261" calcext:value-type="float">
            <text:p>25,02610</text:p>
          </table:table-cell>
          <table:table-cell office:value-type="float" office:value="3.16934" calcext:value-type="float">
            <text:p>3,16934</text:p>
          </table:table-cell>
          <table:table-cell office:value-type="float" office:value="3.03436" calcext:value-type="float">
            <text:p>3,03436</text:p>
          </table:table-cell>
          <table:table-cell table:style-name="ce9" table:formula="of:=1000000*([.O22]/[.E22])" office:value-type="float" office:value="6.12827457229355" calcext:value-type="float">
            <text:p>6,13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47303.8" calcext:value-type="float">
            <text:p>47303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5.5355" calcext:value-type="float">
            <text:p>45,5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54.4645" calcext:value-type="float">
            <text:p>54,46</text:p>
          </table:table-cell>
          <table:table-cell office:value-type="float" office:value="1.91072" calcext:value-type="float">
            <text:p>1,91072</text:p>
          </table:table-cell>
          <table:table-cell office:value-type="float" office:value="0.309202" calcext:value-type="float">
            <text:p>0,30920</text:p>
          </table:table-cell>
          <table:table-cell office:value-type="float" office:value="0.258305" calcext:value-type="float">
            <text:p>0,25831</text:p>
          </table:table-cell>
          <table:table-cell table:style-name="ce9" table:formula="of:=1000000*([.O23]/[.E23])" office:value-type="float" office:value="4.15796081966422" calcext:value-type="float">
            <text:p>4,16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602.5" calcext:value-type="float">
            <text:p>1602,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6" calcext:value-type="float">
            <text:p>0,6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4" calcext:value-type="float">
            <text:p>99,40</text:p>
          </table:table-cell>
          <table:table-cell office:value-type="float" office:value="0.0205359" calcext:value-type="float">
            <text:p>0,02054</text:p>
          </table:table-cell>
          <table:table-cell office:value-type="float" office:value="0.0025067" calcext:value-type="float">
            <text:p>0,00251</text:p>
          </table:table-cell>
          <table:table-cell office:value-type="float" office:value="0.0017828" calcext:value-type="float">
            <text:p>0,00178</text:p>
          </table:table-cell>
          <table:table-cell table:style-name="ce9" table:formula="of:=1000000*([.O24]/[.E24])" office:value-type="float" office:value="1.7828" calcext:value-type="float">
            <text:p>1,78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4989" calcext:value-type="float">
            <text:p>4989</text:p>
          </table:table-cell>
          <table:table-cell office:value-type="float" office:value="83.7014" calcext:value-type="float">
            <text:p>83,70</text:p>
          </table:table-cell>
          <table:table-cell office:value-type="float" office:value="16.2986" calcext:value-type="float">
            <text:p>16,30</text:p>
          </table:table-cell>
          <table:table-cell office:value-type="float" office:value="83.5752" calcext:value-type="float">
            <text:p>83,58</text:p>
          </table:table-cell>
          <table:table-cell office:value-type="float" office:value="83.6191" calcext:value-type="float">
            <text:p>83,62</text:p>
          </table:table-cell>
          <table:table-cell office:value-type="float" office:value="16.3809" calcext:value-type="float">
            <text:p>16,38</text:p>
          </table:table-cell>
          <table:table-cell office:value-type="float" office:value="0.0525762" calcext:value-type="float">
            <text:p>0,05</text:p>
          </table:table-cell>
          <table:table-cell office:value-type="float" office:value="0.394819" calcext:value-type="float">
            <text:p>0,39482</text:p>
          </table:table-cell>
          <table:table-cell office:value-type="float" office:value="0.0538292" calcext:value-type="float">
            <text:p>0,05383</text:p>
          </table:table-cell>
          <table:table-cell office:value-type="float" office:value="0.0399171" calcext:value-type="float">
            <text:p>0,03992</text:p>
          </table:table-cell>
          <table:table-cell table:style-name="ce9" table:formula="of:=1000000*([.O25]/[.E25])" office:value-type="float" office:value="2.09869085173502" calcext:value-type="float">
            <text:p>2,1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110" calcext:value-type="float">
            <text:p>2110</text:p>
          </table:table-cell>
          <table:table-cell office:value-type="float" office:value="93.7703" calcext:value-type="float">
            <text:p>93,77</text:p>
          </table:table-cell>
          <table:table-cell office:value-type="float" office:value="6.22972" calcext:value-type="float">
            <text:p>6,23</text:p>
          </table:table-cell>
          <table:table-cell office:value-type="float" office:value="92.4306" calcext:value-type="float">
            <text:p>92,43</text:p>
          </table:table-cell>
          <table:table-cell office:value-type="float" office:value="93.5085" calcext:value-type="float">
            <text:p>93,51</text:p>
          </table:table-cell>
          <table:table-cell office:value-type="float" office:value="6.4915" calcext:value-type="float">
            <text:p>6,49</text:p>
          </table:table-cell>
          <table:table-cell office:value-type="float" office:value="1.15278" calcext:value-type="float">
            <text:p>1,15</text:p>
          </table:table-cell>
          <table:table-cell office:value-type="float" office:value="0.15754" calcext:value-type="float">
            <text:p>0,15754</text:p>
          </table:table-cell>
          <table:table-cell office:value-type="float" office:value="0.0178188" calcext:value-type="float">
            <text:p>0,01782</text:p>
          </table:table-cell>
          <table:table-cell office:value-type="float" office:value="0.0124768" calcext:value-type="float">
            <text:p>0,01248</text:p>
          </table:table-cell>
          <table:table-cell table:style-name="ce9" table:formula="of:=1000000*([.O26]/[.E26])" office:value-type="float" office:value="1.73288888888889" calcext:value-type="float">
            <text:p>1,73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2" table:formula="of:=AVERAGE([.E28:.E34])" office:value-type="float" office:value="260.714285714286" calcext:value-type="float">
            <text:p>260,7</text:p>
          </table:table-cell>
          <table:table-cell table:style-name="ce2" table:formula="of:=AVERAGE([.F28:.F34])" office:value-type="float" office:value="6260.62857142857" calcext:value-type="float">
            <text:p>6260,6</text:p>
          </table:table-cell>
          <table:table-cell table:style-name="ce3" table:formula="of:=AVERAGE([.G28:.G34])" office:value-type="float" office:value="99.6742285714286" calcext:value-type="float">
            <text:p>99,67</text:p>
          </table:table-cell>
          <table:table-cell table:style-name="ce3" table:formula="of:=AVERAGE([.H28:.H34])" office:value-type="float" office:value="0.311457571428571" calcext:value-type="float">
            <text:p>0,31</text:p>
          </table:table-cell>
          <table:table-cell table:style-name="ce3" table:formula="of:=AVERAGE([.I28:.I34])" office:value-type="float" office:value="29.2339805714286" calcext:value-type="float">
            <text:p>29,23</text:p>
          </table:table-cell>
          <table:table-cell table:style-name="ce3" table:formula="of:=AVERAGE([.J28:.J34])" office:value-type="float" office:value="75.1863142857143" calcext:value-type="float">
            <text:p>75,19</text:p>
          </table:table-cell>
          <table:table-cell table:style-name="ce3" table:formula="of:=AVERAGE([.K28:.K34])" office:value-type="float" office:value="24.8136851428571" calcext:value-type="float">
            <text:p>24,81</text:p>
          </table:table-cell>
          <table:table-cell table:style-name="ce3" table:formula="of:=AVERAGE([.L28:.L34])" office:value-type="float" office:value="66.8830714285714" calcext:value-type="float">
            <text:p>66,88</text:p>
          </table:table-cell>
          <table:table-cell table:style-name="ce6" table:formula="of:=AVERAGE([.M28:.M34])" office:value-type="float" office:value="0.0457698857142857" calcext:value-type="float">
            <text:p>0,04577</text:p>
          </table:table-cell>
          <table:table-cell table:style-name="ce6" table:formula="of:=AVERAGE([.N28:.N34])" office:value-type="float" office:value="0.0113476857142857" calcext:value-type="float">
            <text:p>0,01135</text:p>
          </table:table-cell>
          <table:table-cell table:style-name="ce6" table:formula="of:=AVERAGE([.O28:.O34])" office:value-type="float" office:value="0.0110828142857143" calcext:value-type="float">
            <text:p>0,01108</text:p>
          </table:table-cell>
          <table:table-cell table:style-name="ce3" table:formula="of:=1000000*([.O27]/[.E27])" office:value-type="float" office:value="42.5094246575342" calcext:value-type="float">
            <text:p>42,51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797.4" calcext:value-type="float">
            <text:p>797,4</text:p>
          </table:table-cell>
          <table:table-cell office:value-type="float" office:value="99.2331" calcext:value-type="float">
            <text:p>99,23</text:p>
          </table:table-cell>
          <table:table-cell office:value-type="float" office:value="0.766929" calcext:value-type="float">
            <text:p>0,77</text:p>
          </table:table-cell>
          <table:table-cell office:value-type="float" office:value="38.9937" calcext:value-type="float">
            <text:p>38,99</text:p>
          </table:table-cell>
          <table:table-cell office:value-type="float" office:value="93.9394" calcext:value-type="float">
            <text:p>93,94</text:p>
          </table:table-cell>
          <table:table-cell office:value-type="float" office:value="6.06061" calcext:value-type="float">
            <text:p>6,06</text:p>
          </table:table-cell>
          <table:table-cell office:value-type="float" office:value="58.4906" calcext:value-type="float">
            <text:p>58,49</text:p>
          </table:table-cell>
          <table:table-cell office:value-type="float" office:value="0.0120602" calcext:value-type="float">
            <text:p>0,01206</text:p>
          </table:table-cell>
          <table:table-cell office:value-type="float" office:value="0.0055766" calcext:value-type="float">
            <text:p>0,00558</text:p>
          </table:table-cell>
          <table:table-cell office:value-type="float" office:value="0.0054195" calcext:value-type="float">
            <text:p>0,00542</text:p>
          </table:table-cell>
          <table:table-cell table:style-name="ce9" table:formula="of:=1000000*([.O28]/[.E28])" office:value-type="float" office:value="34.0849056603774" calcext:value-type="float">
            <text:p>34,08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1758.4" calcext:value-type="float">
            <text:p>1758,4</text:p>
          </table:table-cell>
          <table:table-cell office:value-type="float" office:value="99.8437" calcext:value-type="float">
            <text:p>99,84</text:p>
          </table:table-cell>
          <table:table-cell office:value-type="float" office:value="0.156294" calcext:value-type="float">
            <text:p>0,16</text:p>
          </table:table-cell>
          <table:table-cell office:value-type="float" office:value="28.7671" calcext:value-type="float">
            <text:p>28,77</text:p>
          </table:table-cell>
          <table:table-cell office:value-type="float" office:value="72.9167" calcext:value-type="float">
            <text:p>72,92</text:p>
          </table:table-cell>
          <table:table-cell office:value-type="float" office:value="27.0833" calcext:value-type="float">
            <text:p>27,08</text:p>
          </table:table-cell>
          <table:table-cell office:value-type="float" office:value="60.5479" calcext:value-type="float">
            <text:p>60,55</text:p>
          </table:table-cell>
          <table:table-cell office:value-type="float" office:value="0.0319577" calcext:value-type="float">
            <text:p>0,03196</text:p>
          </table:table-cell>
          <table:table-cell office:value-type="float" office:value="0.014851" calcext:value-type="float">
            <text:p>0,01485</text:p>
          </table:table-cell>
          <table:table-cell office:value-type="float" office:value="0.0144691" calcext:value-type="float">
            <text:p>0,01447</text:p>
          </table:table-cell>
          <table:table-cell table:style-name="ce9" table:formula="of:=1000000*([.O29]/[.E29])" office:value-type="float" office:value="39.6413698630137" calcext:value-type="float">
            <text:p>39,6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499.4" calcext:value-type="float">
            <text:p>499,4</text:p>
          </table:table-cell>
          <table:table-cell office:value-type="float" office:value="98.6428" calcext:value-type="float">
            <text:p>98,64</text:p>
          </table:table-cell>
          <table:table-cell office:value-type="float" office:value="1.25698" calcext:value-type="float">
            <text:p>1,26</text:p>
          </table:table-cell>
          <table:table-cell office:value-type="float" office:value="19.5286" calcext:value-type="float">
            <text:p>19,53</text:p>
          </table:table-cell>
          <table:table-cell office:value-type="float" office:value="63.0435" calcext:value-type="float">
            <text:p>63,04</text:p>
          </table:table-cell>
          <table:table-cell office:value-type="float" office:value="36.9565" calcext:value-type="float">
            <text:p>36,96</text:p>
          </table:table-cell>
          <table:table-cell office:value-type="float" office:value="69.0236" calcext:value-type="float">
            <text:p>69,02</text:p>
          </table:table-cell>
          <table:table-cell office:value-type="float" office:value="0.005326" calcext:value-type="float">
            <text:p>0,00533</text:p>
          </table:table-cell>
          <table:table-cell office:value-type="float" office:value="0.0010413" calcext:value-type="float">
            <text:p>0,00104</text:p>
          </table:table-cell>
          <table:table-cell office:value-type="float" office:value="0.0007869" calcext:value-type="float">
            <text:p>0,00079</text:p>
          </table:table-cell>
          <table:table-cell table:style-name="ce9" table:formula="of:=1000000*([.O30]/[.E30])" office:value-type="float" office:value="2.64949494949495" calcext:value-type="float">
            <text:p>2,65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5074.3" calcext:value-type="float">
            <text:p>5074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41.8803" calcext:value-type="float">
            <text:p>41,88</text:p>
          </table:table-cell>
          <table:table-cell office:value-type="float" office:value="99.3243" calcext:value-type="float">
            <text:p>99,32</text:p>
          </table:table-cell>
          <table:table-cell office:value-type="float" office:value="0.675676" calcext:value-type="float">
            <text:p>0,68</text:p>
          </table:table-cell>
          <table:table-cell office:value-type="float" office:value="57.8348" calcext:value-type="float">
            <text:p>57,83</text:p>
          </table:table-cell>
          <table:table-cell office:value-type="float" office:value="0.0780283" calcext:value-type="float">
            <text:p>0,07803</text:p>
          </table:table-cell>
          <table:table-cell office:value-type="float" office:value="0.0126739" calcext:value-type="float">
            <text:p>0,01267</text:p>
          </table:table-cell>
          <table:table-cell office:value-type="float" office:value="0.0123518" calcext:value-type="float">
            <text:p>0,01235</text:p>
          </table:table-cell>
          <table:table-cell table:style-name="ce9" table:formula="of:=1000000*([.O31]/[.E31])" office:value-type="float" office:value="35.1903133903134" calcext:value-type="float">
            <text:p>35,19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21196.8" calcext:value-type="float">
            <text:p>21196,8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.092586" calcext:value-type="float">
            <text:p>0,09259</text:p>
          </table:table-cell>
          <table:table-cell office:value-type="float" office:value="0.0211573" calcext:value-type="float">
            <text:p>0,02116</text:p>
          </table:table-cell>
          <table:table-cell office:value-type="float" office:value="0.0208902" calcext:value-type="float">
            <text:p>0,02089</text:p>
          </table:table-cell>
          <table:table-cell table:style-name="ce9" table:formula="of:=1000000*([.O32]/[.E32])" office:value-type="float" office:value="100.433653846154" calcext:value-type="float">
            <text:p>100,4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13709.7" calcext:value-type="float">
            <text:p>13709,7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0.749064" calcext:value-type="float">
            <text:p>0,75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9.2509" calcext:value-type="float">
            <text:p>99,25</text:p>
          </table:table-cell>
          <table:table-cell office:value-type="float" office:value="0.0940414" calcext:value-type="float">
            <text:p>0,09404</text:p>
          </table:table-cell>
          <table:table-cell office:value-type="float" office:value="0.0208044" calcext:value-type="float">
            <text:p>0,02080</text:p>
          </table:table-cell>
          <table:table-cell office:value-type="float" office:value="0.0204764" calcext:value-type="float">
            <text:p>0,02048</text:p>
          </table:table-cell>
          <table:table-cell table:style-name="ce9" table:formula="of:=1000000*([.O33]/[.E33])" office:value-type="float" office:value="76.6906367041199" calcext:value-type="float">
            <text:p>76,69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788.4" calcext:value-type="float">
            <text:p>788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4.7191" calcext:value-type="float">
            <text:p>74,72</text:p>
          </table:table-cell>
          <table:table-cell office:value-type="float" office:value="97.0803" calcext:value-type="float">
            <text:p>97,08</text:p>
          </table:table-cell>
          <table:table-cell office:value-type="float" office:value="2.91971" calcext:value-type="float">
            <text:p>2,92</text:p>
          </table:table-cell>
          <table:table-cell office:value-type="float" office:value="23.0337" calcext:value-type="float">
            <text:p>23,03</text:p>
          </table:table-cell>
          <table:table-cell office:value-type="float" office:value="0.0063896" calcext:value-type="float">
            <text:p>0,00639</text:p>
          </table:table-cell>
          <table:table-cell office:value-type="float" office:value="0.0033293" calcext:value-type="float">
            <text:p>0,00333</text:p>
          </table:table-cell>
          <table:table-cell office:value-type="float" office:value="0.0031858" calcext:value-type="float">
            <text:p>0,00319</text:p>
          </table:table-cell>
          <table:table-cell table:style-name="ce9" table:formula="of:=1000000*([.O34]/[.E34])" office:value-type="float" office:value="17.8977528089888" calcext:value-type="float">
            <text:p>17,90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2" table:formula="of:=AVERAGE([.E36:.E47])" office:value-type="float" office:value="6080.58333333333" calcext:value-type="float">
            <text:p>6080,6</text:p>
          </table:table-cell>
          <table:table-cell table:style-name="ce2" table:formula="of:=AVERAGE([.F36:.F47])" office:value-type="float" office:value="51882.4333333333" calcext:value-type="float">
            <text:p>51882,4</text:p>
          </table:table-cell>
          <table:table-cell table:style-name="ce3" table:formula="of:=AVERAGE([.G36:.G47])" office:value-type="float" office:value="91.6088" calcext:value-type="float">
            <text:p>91,61</text:p>
          </table:table-cell>
          <table:table-cell table:style-name="ce3" table:formula="of:=AVERAGE([.H36:.H47])" office:value-type="float" office:value="8.3908791" calcext:value-type="float">
            <text:p>8,39</text:p>
          </table:table-cell>
          <table:table-cell table:style-name="ce3" table:formula="of:=AVERAGE([.I36:.I47])" office:value-type="float" office:value="73.257275" calcext:value-type="float">
            <text:p>73,26</text:p>
          </table:table-cell>
          <table:table-cell table:style-name="ce3" table:formula="of:=AVERAGE([.J36:.J47])" office:value-type="float" office:value="78.8404833333333" calcext:value-type="float">
            <text:p>78,84</text:p>
          </table:table-cell>
          <table:table-cell table:style-name="ce3" table:formula="of:=AVERAGE([.K36:.K47])" office:value-type="float" office:value="21.1595158333333" calcext:value-type="float">
            <text:p>21,16</text:p>
          </table:table-cell>
          <table:table-cell table:style-name="ce3" table:formula="of:=AVERAGE([.L36:.L47])" office:value-type="float" office:value="6.6346365" calcext:value-type="float">
            <text:p>6,63</text:p>
          </table:table-cell>
          <table:table-cell table:style-name="ce6" table:formula="of:=AVERAGE([.M36:.M47])" office:value-type="float" office:value="0.831669275" calcext:value-type="float">
            <text:p>0,83167</text:p>
          </table:table-cell>
          <table:table-cell table:style-name="ce6" table:formula="of:=AVERAGE([.N36:.N47])" office:value-type="float" office:value="0.128096258333333" calcext:value-type="float">
            <text:p>0,12810</text:p>
          </table:table-cell>
          <table:table-cell table:style-name="ce6" table:formula="of:=AVERAGE([.O36:.O47])" office:value-type="float" office:value="0.122766675" calcext:value-type="float">
            <text:p>0,12277</text:p>
          </table:table-cell>
          <table:table-cell table:style-name="ce3" table:formula="of:=1000000*([.O35]/[.E35])" office:value-type="float" office:value="20.1899502514835" calcext:value-type="float">
            <text:p>20,19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5047.5" calcext:value-type="float">
            <text:p>5047,5</text:p>
          </table:table-cell>
          <table:table-cell office:value-type="float" office:value="97.2951" calcext:value-type="float">
            <text:p>97,30</text:p>
          </table:table-cell>
          <table:table-cell office:value-type="float" office:value="2.70486" calcext:value-type="float">
            <text:p>2,70</text:p>
          </table:table-cell>
          <table:table-cell office:value-type="float" office:value="57.0922" calcext:value-type="float">
            <text:p>57,09</text:p>
          </table:table-cell>
          <table:table-cell office:value-type="float" office:value="62.5648" calcext:value-type="float">
            <text:p>62,56</text:p>
          </table:table-cell>
          <table:table-cell office:value-type="float" office:value="37.4352" calcext:value-type="float">
            <text:p>37,44</text:p>
          </table:table-cell>
          <table:table-cell office:value-type="float" office:value="8.74704" calcext:value-type="float">
            <text:p>8,75</text:p>
          </table:table-cell>
          <table:table-cell office:value-type="float" office:value="0.130202" calcext:value-type="float">
            <text:p>0,13020</text:p>
          </table:table-cell>
          <table:table-cell office:value-type="float" office:value="0.0203347" calcext:value-type="float">
            <text:p>0,02033</text:p>
          </table:table-cell>
          <table:table-cell office:value-type="float" office:value="0.0195787" calcext:value-type="float">
            <text:p>0,01958</text:p>
          </table:table-cell>
          <table:table-cell table:style-name="ce9" table:formula="of:=1000000*([.O36]/[.E36])" office:value-type="float" office:value="23.1426713947991" calcext:value-type="float">
            <text:p>23,14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2285.1" calcext:value-type="float">
            <text:p>2285,1</text:p>
          </table:table-cell>
          <table:table-cell office:value-type="float" office:value="97.7746" calcext:value-type="float">
            <text:p>97,77</text:p>
          </table:table-cell>
          <table:table-cell office:value-type="float" office:value="2.22535" calcext:value-type="float">
            <text:p>2,23</text:p>
          </table:table-cell>
          <table:table-cell office:value-type="float" office:value="93.2323" calcext:value-type="float">
            <text:p>93,23</text:p>
          </table:table-cell>
          <table:table-cell office:value-type="float" office:value="93.5157" calcext:value-type="float">
            <text:p>93,52</text:p>
          </table:table-cell>
          <table:table-cell office:value-type="float" office:value="6.4843" calcext:value-type="float">
            <text:p>6,48</text:p>
          </table:table-cell>
          <table:table-cell office:value-type="float" office:value="0.30303" calcext:value-type="float">
            <text:p>0,30</text:p>
          </table:table-cell>
          <table:table-cell office:value-type="float" office:value="0.0247344" calcext:value-type="float">
            <text:p>0,02473</text:p>
          </table:table-cell>
          <table:table-cell office:value-type="float" office:value="0.0030131" calcext:value-type="float">
            <text:p>0,00301</text:p>
          </table:table-cell>
          <table:table-cell office:value-type="float" office:value="0.0023576" calcext:value-type="float">
            <text:p>0,00236</text:p>
          </table:table-cell>
          <table:table-cell table:style-name="ce9" table:formula="of:=1000000*([.O37]/[.E37])" office:value-type="float" office:value="2.38141414141414" calcext:value-type="float">
            <text:p>2,3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4250.4" calcext:value-type="float">
            <text:p>4250,4</text:p>
          </table:table-cell>
          <table:table-cell office:value-type="float" office:value="96.6826" calcext:value-type="float">
            <text:p>96,68</text:p>
          </table:table-cell>
          <table:table-cell office:value-type="float" office:value="3.31742" calcext:value-type="float">
            <text:p>3,32</text:p>
          </table:table-cell>
          <table:table-cell office:value-type="float" office:value="90.5628" calcext:value-type="float">
            <text:p>90,56</text:p>
          </table:table-cell>
          <table:table-cell office:value-type="float" office:value="92.6894" calcext:value-type="float">
            <text:p>92,69</text:p>
          </table:table-cell>
          <table:table-cell office:value-type="float" office:value="7.31059" calcext:value-type="float">
            <text:p>7,31</text:p>
          </table:table-cell>
          <table:table-cell office:value-type="float" office:value="2.29437" calcext:value-type="float">
            <text:p>2,29</text:p>
          </table:table-cell>
          <table:table-cell office:value-type="float" office:value="0.159016" calcext:value-type="float">
            <text:p>0,15902</text:p>
          </table:table-cell>
          <table:table-cell office:value-type="float" office:value="0.0214169" calcext:value-type="float">
            <text:p>0,02142</text:p>
          </table:table-cell>
          <table:table-cell office:value-type="float" office:value="0.019531" calcext:value-type="float">
            <text:p>0,01953</text:p>
          </table:table-cell>
          <table:table-cell table:style-name="ce9" table:formula="of:=1000000*([.O38]/[.E38])" office:value-type="float" office:value="8.45497835497836" calcext:value-type="float">
            <text:p>8,45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2901.1" calcext:value-type="float">
            <text:p>2901,1</text:p>
          </table:table-cell>
          <table:table-cell office:value-type="float" office:value="78.3737" calcext:value-type="float">
            <text:p>78,37</text:p>
          </table:table-cell>
          <table:table-cell office:value-type="float" office:value="21.6263" calcext:value-type="float">
            <text:p>21,63</text:p>
          </table:table-cell>
          <table:table-cell office:value-type="float" office:value="57.536" calcext:value-type="float">
            <text:p>57,54</text:p>
          </table:table-cell>
          <table:table-cell office:value-type="float" office:value="58.1542" calcext:value-type="float">
            <text:p>58,15</text:p>
          </table:table-cell>
          <table:table-cell office:value-type="float" office:value="41.8458" calcext:value-type="float">
            <text:p>41,85</text:p>
          </table:table-cell>
          <table:table-cell office:value-type="float" office:value="1.06316" calcext:value-type="float">
            <text:p>1,06</text:p>
          </table:table-cell>
          <table:table-cell office:value-type="float" office:value="0.0593389" calcext:value-type="float">
            <text:p>0,05934</text:p>
          </table:table-cell>
          <table:table-cell office:value-type="float" office:value="0.0080044" calcext:value-type="float">
            <text:p>0,00800</text:p>
          </table:table-cell>
          <table:table-cell office:value-type="float" office:value="0.0067346" calcext:value-type="float">
            <text:p>0,00673</text:p>
          </table:table-cell>
          <table:table-cell table:style-name="ce9" table:formula="of:=1000000*([.O39]/[.E39])" office:value-type="float" office:value="4.21175734834271" calcext:value-type="float">
            <text:p>4,21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3352.5" calcext:value-type="float">
            <text:p>3352,5</text:p>
          </table:table-cell>
          <table:table-cell office:value-type="float" office:value="62.9848" calcext:value-type="float">
            <text:p>62,98</text:p>
          </table:table-cell>
          <table:table-cell office:value-type="float" office:value="37.0152" calcext:value-type="float">
            <text:p>37,02</text:p>
          </table:table-cell>
          <table:table-cell office:value-type="float" office:value="51.225" calcext:value-type="float">
            <text:p>51,23</text:p>
          </table:table-cell>
          <table:table-cell office:value-type="float" office:value="51.3193" calcext:value-type="float">
            <text:p>51,32</text:p>
          </table:table-cell>
          <table:table-cell office:value-type="float" office:value="48.6807" calcext:value-type="float">
            <text:p>48,68</text:p>
          </table:table-cell>
          <table:table-cell office:value-type="float" office:value="0.183748" calcext:value-type="float">
            <text:p>0,18</text:p>
          </table:table-cell>
          <table:table-cell office:value-type="float" office:value="0.215321" calcext:value-type="float">
            <text:p>0,21532</text:p>
          </table:table-cell>
          <table:table-cell office:value-type="float" office:value="0.0228414" calcext:value-type="float">
            <text:p>0,02284</text:p>
          </table:table-cell>
          <table:table-cell office:value-type="float" office:value="0.0193788" calcext:value-type="float">
            <text:p>0,01938</text:p>
          </table:table-cell>
          <table:table-cell table:style-name="ce9" table:formula="of:=1000000*([.O40]/[.E40])" office:value-type="float" office:value="3.95647202939976" calcext:value-type="float">
            <text:p>3,96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4300.5" calcext:value-type="float">
            <text:p>4300,5</text:p>
          </table:table-cell>
          <table:table-cell office:value-type="float" office:value="90.9037" calcext:value-type="float">
            <text:p>90,90</text:p>
          </table:table-cell>
          <table:table-cell office:value-type="float" office:value="9.09399" calcext:value-type="float">
            <text:p>9,09</text:p>
          </table:table-cell>
          <table:table-cell office:value-type="float" office:value="83.9678" calcext:value-type="float">
            <text:p>83,97</text:p>
          </table:table-cell>
          <table:table-cell office:value-type="float" office:value="87.3501" calcext:value-type="float">
            <text:p>87,35</text:p>
          </table:table-cell>
          <table:table-cell office:value-type="float" office:value="12.6499" calcext:value-type="float">
            <text:p>12,65</text:p>
          </table:table-cell>
          <table:table-cell office:value-type="float" office:value="3.87209" calcext:value-type="float">
            <text:p>3,87</text:p>
          </table:table-cell>
          <table:table-cell office:value-type="float" office:value="0.436721" calcext:value-type="float">
            <text:p>0,43672</text:p>
          </table:table-cell>
          <table:table-cell office:value-type="float" office:value="0.0590753" calcext:value-type="float">
            <text:p>0,05908</text:p>
          </table:table-cell>
          <table:table-cell office:value-type="float" office:value="0.0549564" calcext:value-type="float">
            <text:p>0,05496</text:p>
          </table:table-cell>
          <table:table-cell table:style-name="ce9" table:formula="of:=1000000*([.O41]/[.E41])" office:value-type="float" office:value="11.9548401131173" calcext:value-type="float">
            <text:p>11,95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29316.2" calcext:value-type="float">
            <text:p>29316,2</text:p>
          </table:table-cell>
          <table:table-cell office:value-type="float" office:value="99.772" calcext:value-type="float">
            <text:p>99,77</text:p>
          </table:table-cell>
          <table:table-cell office:value-type="float" office:value="0.227958" calcext:value-type="float">
            <text:p>0,23</text:p>
          </table:table-cell>
          <table:table-cell office:value-type="float" office:value="95.7878" calcext:value-type="float">
            <text:p>95,79</text:p>
          </table:table-cell>
          <table:table-cell office:value-type="float" office:value="98.9661" calcext:value-type="float">
            <text:p>98,97</text:p>
          </table:table-cell>
          <table:table-cell office:value-type="float" office:value="1.03393" calcext:value-type="float">
            <text:p>1,03</text:p>
          </table:table-cell>
          <table:table-cell office:value-type="float" office:value="3.21143" calcext:value-type="float">
            <text:p>3,21</text:p>
          </table:table-cell>
          <table:table-cell office:value-type="float" office:value="0.377028" calcext:value-type="float">
            <text:p>0,37703</text:p>
          </table:table-cell>
          <table:table-cell office:value-type="float" office:value="0.0877203" calcext:value-type="float">
            <text:p>0,08772</text:p>
          </table:table-cell>
          <table:table-cell office:value-type="float" office:value="0.07874" calcext:value-type="float">
            <text:p>0,07874</text:p>
          </table:table-cell>
          <table:table-cell table:style-name="ce9" table:formula="of:=1000000*([.O42]/[.E42])" office:value-type="float" office:value="7.16339155749636" calcext:value-type="float">
            <text:p>7,16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33810.9" calcext:value-type="float">
            <text:p>33810,9</text:p>
          </table:table-cell>
          <table:table-cell office:value-type="float" office:value="98.9244" calcext:value-type="float">
            <text:p>98,92</text:p>
          </table:table-cell>
          <table:table-cell office:value-type="float" office:value="1.07555" calcext:value-type="float">
            <text:p>1,08</text:p>
          </table:table-cell>
          <table:table-cell office:value-type="float" office:value="60.2838" calcext:value-type="float">
            <text:p>60,28</text:p>
          </table:table-cell>
          <table:table-cell office:value-type="float" office:value="77.6636" calcext:value-type="float">
            <text:p>77,66</text:p>
          </table:table-cell>
          <table:table-cell office:value-type="float" office:value="22.3364" calcext:value-type="float">
            <text:p>22,34</text:p>
          </table:table-cell>
          <table:table-cell office:value-type="float" office:value="22.3784" calcext:value-type="float">
            <text:p>22,38</text:p>
          </table:table-cell>
          <table:table-cell office:value-type="float" office:value="1.08028" calcext:value-type="float">
            <text:p>1,08028</text:p>
          </table:table-cell>
          <table:table-cell office:value-type="float" office:value="0.239907" calcext:value-type="float">
            <text:p>0,23991</text:p>
          </table:table-cell>
          <table:table-cell office:value-type="float" office:value="0.233159" calcext:value-type="float">
            <text:p>0,23316</text:p>
          </table:table-cell>
          <table:table-cell table:style-name="ce9" table:formula="of:=1000000*([.O43]/[.E43])" office:value-type="float" office:value="31.507972972973" calcext:value-type="float">
            <text:p>31,51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8863.5" calcext:value-type="float">
            <text:p>58863,5</text:p>
          </table:table-cell>
          <table:table-cell office:value-type="float" office:value="99.9426" calcext:value-type="float">
            <text:p>99,94</text:p>
          </table:table-cell>
          <table:table-cell office:value-type="float" office:value="0.0561412" calcext:value-type="float">
            <text:p>0,06</text:p>
          </table:table-cell>
          <table:table-cell office:value-type="float" office:value="58.973" calcext:value-type="float">
            <text:p>58,97</text:p>
          </table:table-cell>
          <table:table-cell office:value-type="float" office:value="91.6614" calcext:value-type="float">
            <text:p>91,66</text:p>
          </table:table-cell>
          <table:table-cell office:value-type="float" office:value="8.33858" calcext:value-type="float">
            <text:p>8,34</text:p>
          </table:table-cell>
          <table:table-cell office:value-type="float" office:value="35.6622" calcext:value-type="float">
            <text:p>35,66</text:p>
          </table:table-cell>
          <table:table-cell office:value-type="float" office:value="1.41002" calcext:value-type="float">
            <text:p>1,41002</text:p>
          </table:table-cell>
          <table:table-cell office:value-type="float" office:value="0.380413" calcext:value-type="float">
            <text:p>0,38041</text:p>
          </table:table-cell>
          <table:table-cell office:value-type="float" office:value="0.372772" calcext:value-type="float">
            <text:p>0,37277</text:p>
          </table:table-cell>
          <table:table-cell table:style-name="ce9" table:formula="of:=1000000*([.O44]/[.E44])" office:value-type="float" office:value="50.3745945945946" calcext:value-type="float">
            <text:p>50,37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07870" calcext:value-type="float">
            <text:p>207870</text:p>
          </table:table-cell>
          <table:table-cell office:value-type="float" office:value="87.8168" calcext:value-type="float">
            <text:p>87,82</text:p>
          </table:table-cell>
          <table:table-cell office:value-type="float" office:value="12.1832" calcext:value-type="float">
            <text:p>12,18</text:p>
          </table:table-cell>
          <table:table-cell office:value-type="float" office:value="57.3893" calcext:value-type="float">
            <text:p>57,39</text:p>
          </table:table-cell>
          <table:table-cell office:value-type="float" office:value="57.4071" calcext:value-type="float">
            <text:p>57,41</text:p>
          </table:table-cell>
          <table:table-cell office:value-type="float" office:value="42.5929" calcext:value-type="float">
            <text:p>42,59</text:p>
          </table:table-cell>
          <table:table-cell office:value-type="float" office:value="0.03108" calcext:value-type="float">
            <text:p>0,03</text:p>
          </table:table-cell>
          <table:table-cell office:value-type="float" office:value="2.44814" calcext:value-type="float">
            <text:p>2,44814</text:p>
          </table:table-cell>
          <table:table-cell office:value-type="float" office:value="0.258471" calcext:value-type="float">
            <text:p>0,25847</text:p>
          </table:table-cell>
          <table:table-cell office:value-type="float" office:value="0.252085" calcext:value-type="float">
            <text:p>0,25209</text:p>
          </table:table-cell>
          <table:table-cell table:style-name="ce9" table:formula="of:=1000000*([.O45]/[.E45])" office:value-type="float" office:value="39.1740481740482" calcext:value-type="float">
            <text:p>39,17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249270" calcext:value-type="float">
            <text:p>249270</text:p>
          </table:table-cell>
          <table:table-cell office:value-type="float" office:value="98.5939" calcext:value-type="float">
            <text:p>98,59</text:p>
          </table:table-cell>
          <table:table-cell office:value-type="float" office:value="1.40611" calcext:value-type="float">
            <text:p>1,41</text:p>
          </table:table-cell>
          <table:table-cell office:value-type="float" office:value="93.7273" calcext:value-type="float">
            <text:p>93,73</text:p>
          </table:table-cell>
          <table:table-cell office:value-type="float" office:value="95.357" calcext:value-type="float">
            <text:p>95,36</text:p>
          </table:table-cell>
          <table:table-cell office:value-type="float" office:value="4.64299" calcext:value-type="float">
            <text:p>4,64</text:p>
          </table:table-cell>
          <table:table-cell office:value-type="float" office:value="1.70909" calcext:value-type="float">
            <text:p>1,71</text:p>
          </table:table-cell>
          <table:table-cell office:value-type="float" office:value="2.13866" calcext:value-type="float">
            <text:p>2,13866</text:p>
          </table:table-cell>
          <table:table-cell office:value-type="float" office:value="0.225949" calcext:value-type="float">
            <text:p>0,22595</text:p>
          </table:table-cell>
          <table:table-cell office:value-type="float" office:value="0.220446" calcext:value-type="float">
            <text:p>0,22045</text:p>
          </table:table-cell>
          <table:table-cell table:style-name="ce9" table:formula="of:=1000000*([.O46]/[.E46])" office:value-type="float" office:value="40.0810909090909" calcext:value-type="float">
            <text:p>40,08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21321.5" calcext:value-type="float">
            <text:p>21321,5</text:p>
          </table:table-cell>
          <table:table-cell office:value-type="float" office:value="90.2414" calcext:value-type="float">
            <text:p>90,24</text:p>
          </table:table-cell>
          <table:table-cell office:value-type="float" office:value="9.75847" calcext:value-type="float">
            <text:p>9,76</text:p>
          </table:table-cell>
          <table:table-cell office:value-type="float" office:value="79.31" calcext:value-type="float">
            <text:p>79,31</text:p>
          </table:table-cell>
          <table:table-cell office:value-type="float" office:value="79.4371" calcext:value-type="float">
            <text:p>79,44</text:p>
          </table:table-cell>
          <table:table-cell office:value-type="float" office:value="20.5629" calcext:value-type="float">
            <text:p>20,56</text:p>
          </table:table-cell>
          <table:table-cell office:value-type="float" office:value="0.16" calcext:value-type="float">
            <text:p>0,16</text:p>
          </table:table-cell>
          <table:table-cell office:value-type="float" office:value="1.50057" calcext:value-type="float">
            <text:p>1,50057</text:p>
          </table:table-cell>
          <table:table-cell office:value-type="float" office:value="0.210009" calcext:value-type="float">
            <text:p>0,21001</text:p>
          </table:table-cell>
          <table:table-cell office:value-type="float" office:value="0.193461" calcext:value-type="float">
            <text:p>0,19346</text:p>
          </table:table-cell>
          <table:table-cell table:style-name="ce9" table:formula="of:=1000000*([.O47]/[.E47])" office:value-type="float" office:value="9.67305" calcext:value-type="float">
            <text:p>9,67</text:p>
          </table:table-cell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N_06" table:style-name="ta1">
        <table:table-column table:style-name="co14" table:number-columns-repeated="15" table:default-cell-style-name="Default"/>
        <table:table-column table:style-name="co14" table:default-cell-style-name="ce9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table:style-name="ce8" office:value-type="string" calcext:value-type="string">
            <text:p>Ejemplos</text:p>
          </table:table-cell>
          <table:table-cell table:style-name="ce1" office:value-type="string" calcext:value-type="string">
            <text:p>Patrones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estNC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%NC</text:p>
          </table:table-cell>
          <table:table-cell table:style-name="ce5" office:value-type="string" calcext:value-type="string">
            <text:p>T_Train</text:p>
          </table:table-cell>
          <table:table-cell table:style-name="ce5" office:value-type="string" calcext:value-type="string">
            <text:p>T_Test</text:p>
          </table:table-cell>
          <table:table-cell table:style-name="ce5" office:value-type="string" calcext:value-type="string">
            <text:p>T_CPU_Test</text:p>
          </table:table-cell>
          <table:table-cell table:style-name="ce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2" table:formula="of:=AVERAGE([.E3:.E15])" office:value-type="float" office:value="6299.15384615385" calcext:value-type="float">
            <text:p>6299,2</text:p>
          </table:table-cell>
          <table:table-cell table:style-name="ce2" table:formula="of:=AVERAGE([.F3:.F15])" office:value-type="float" office:value="400.1" calcext:value-type="float">
            <text:p>400,1</text:p>
          </table:table-cell>
          <table:table-cell table:style-name="ce3" table:formula="of:=AVERAGE([.G3:.G15])" office:value-type="float" office:value="83.0789307692308" calcext:value-type="float">
            <text:p>83,08</text:p>
          </table:table-cell>
          <table:table-cell table:style-name="ce3" table:formula="of:=AVERAGE([.H3:.H15])" office:value-type="float" office:value="16.5484343846154" calcext:value-type="float">
            <text:p>16,55</text:p>
          </table:table-cell>
          <table:table-cell table:style-name="ce3" table:formula="of:=AVERAGE([.I3:.I15])" office:value-type="float" office:value="70.2770615384615" calcext:value-type="float">
            <text:p>70,28</text:p>
          </table:table-cell>
          <table:table-cell table:style-name="ce3" table:formula="of:=AVERAGE([.J3:.J15])" office:value-type="float" office:value="77.0804538461538" calcext:value-type="float">
            <text:p>77,08</text:p>
          </table:table-cell>
          <table:table-cell table:style-name="ce3" table:formula="of:=AVERAGE([.K3:.K15])" office:value-type="float" office:value="22.9195453846154" calcext:value-type="float">
            <text:p>22,92</text:p>
          </table:table-cell>
          <table:table-cell table:style-name="ce3" table:formula="of:=AVERAGE([.L3:.L15])" office:value-type="float" office:value="7.9748785" calcext:value-type="float">
            <text:p>7,97</text:p>
          </table:table-cell>
          <table:table-cell table:style-name="ce6" table:formula="of:=AVERAGE([.M3:.M15])" office:value-type="float" office:value="0.0920668692307692" calcext:value-type="float">
            <text:p>0,09207</text:p>
          </table:table-cell>
          <table:table-cell table:style-name="ce6" table:formula="of:=AVERAGE([.N3:.N15])" office:value-type="float" office:value="0.0132483384615385" calcext:value-type="float">
            <text:p>0,01325</text:p>
          </table:table-cell>
          <table:table-cell table:style-name="ce6" table:formula="of:=AVERAGE([.O3:.O15])" office:value-type="float" office:value="0.00867852307692308" calcext:value-type="float">
            <text:p>0,00868</text:p>
          </table:table-cell>
          <table:table-cell table:style-name="ce3" table:formula="of:=1000000*([.O2]/[.E2])" office:value-type="float" office:value="1.37772838842824" calcext:value-type="float">
            <text:p>1,38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570.6" calcext:value-type="float">
            <text:p>570,6</text:p>
          </table:table-cell>
          <table:table-cell office:value-type="float" office:value="27.777" calcext:value-type="float">
            <text:p>27,777</text:p>
          </table:table-cell>
          <table:table-cell office:value-type="float" office:value="72.2219" calcext:value-type="float">
            <text:p>72,2219</text:p>
          </table:table-cell>
          <table:table-cell office:value-type="float" office:value="17.4413" calcext:value-type="float">
            <text:p>17,4413</text:p>
          </table:table-cell>
          <table:table-cell office:value-type="float" office:value="17.4538" calcext:value-type="float">
            <text:p>17,4538</text:p>
          </table:table-cell>
          <table:table-cell office:value-type="float" office:value="82.5462" calcext:value-type="float">
            <text:p>82,5462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140229" calcext:value-type="float">
            <text:p>0,140229</text:p>
          </table:table-cell>
          <table:table-cell office:value-type="float" office:value="0.0146845" calcext:value-type="float">
            <text:p>0,0146845</text:p>
          </table:table-cell>
          <table:table-cell office:value-type="float" office:value="0.0117907" calcext:value-type="float">
            <text:p>0,0117907</text:p>
          </table:table-cell>
          <table:table-cell table:formula="of:=1000000*([.O3]/[.E3])" office:value-type="float" office:value="2.8247963584092" calcext:value-type="float">
            <text:p>2,82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0.8" calcext:value-type="float">
            <text:p>20,8</text:p>
          </table:table-cell>
          <table:table-cell office:value-type="float" office:value="73.6065" calcext:value-type="float">
            <text:p>73,6065</text:p>
          </table:table-cell>
          <table:table-cell office:value-type="float" office:value="26.3935" calcext:value-type="float">
            <text:p>26,3935</text:p>
          </table:table-cell>
          <table:table-cell table:number-columns-repeated="2" office:value-type="float" office:value="80.5849" calcext:value-type="float">
            <text:p>80,5849</text:p>
          </table:table-cell>
          <table:table-cell office:value-type="float" office:value="19.4151" calcext:value-type="float">
            <text:p>19,4151</text:p>
          </table:table-cell>
          <table:table-cell office:value-type="float" office:value="0" calcext:value-type="float">
            <text:p>0</text:p>
          </table:table-cell>
          <table:table-cell office:value-type="float" office:value="0.0465504" calcext:value-type="float">
            <text:p>0,0465504</text:p>
          </table:table-cell>
          <table:table-cell office:value-type="float" office:value="0.0047909" calcext:value-type="float">
            <text:p>0,0047909</text:p>
          </table:table-cell>
          <table:table-cell office:value-type="float" office:value="0.0012406" calcext:value-type="float">
            <text:p>0,0012406</text:p>
          </table:table-cell>
          <table:table-cell table:formula="of:=1000000*([.O4]/[.E4])" office:value-type="float" office:value="0.234075471698113" calcext:value-type="float">
            <text:p>0,23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254.2" calcext:value-type="float">
            <text:p>254,2</text:p>
          </table:table-cell>
          <table:table-cell office:value-type="float" office:value="73.3253" calcext:value-type="float">
            <text:p>73,3253</text:p>
          </table:table-cell>
          <table:table-cell office:value-type="float" office:value="26.6747" calcext:value-type="float">
            <text:p>26,6747</text:p>
          </table:table-cell>
          <table:table-cell office:value-type="float" office:value="61.7391" calcext:value-type="float">
            <text:p>61,7391</text:p>
          </table:table-cell>
          <table:table-cell office:value-type="float" office:value="63.0178" calcext:value-type="float">
            <text:p>63,0178</text:p>
          </table:table-cell>
          <table:table-cell office:value-type="float" office:value="36.9822" calcext:value-type="float">
            <text:p>36,9822</text:p>
          </table:table-cell>
          <table:table-cell office:value-type="float" office:value="2.02899" calcext:value-type="float">
            <text:p>2,02899</text:p>
          </table:table-cell>
          <table:table-cell office:value-type="float" office:value="0.0050389" calcext:value-type="float">
            <text:p>0,0050389</text:p>
          </table:table-cell>
          <table:table-cell office:value-type="float" office:value="0.0005504" calcext:value-type="float">
            <text:p>0,0005504</text:p>
          </table:table-cell>
          <table:table-cell office:value-type="float" office:value="0.000302" calcext:value-type="float">
            <text:p>0,000302</text:p>
          </table:table-cell>
          <table:table-cell table:formula="of:=1000000*([.O5]/[.E5])" office:value-type="float" office:value="0.87536231884058" calcext:value-type="float">
            <text:p>0,8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530.4" calcext:value-type="float">
            <text:p>530,4</text:p>
          </table:table-cell>
          <table:table-cell office:value-type="float" office:value="99.4476" calcext:value-type="float">
            <text:p>99,4476</text:p>
          </table:table-cell>
          <table:table-cell office:value-type="float" office:value="0.552417" calcext:value-type="float">
            <text:p>0,552417</text:p>
          </table:table-cell>
          <table:table-cell office:value-type="float" office:value="26.6667" calcext:value-type="float">
            <text:p>26,6667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.3704" calcext:value-type="float">
            <text:p>70,3704</text:p>
          </table:table-cell>
          <table:table-cell office:value-type="float" office:value="0.0046263" calcext:value-type="float">
            <text:p>0,0046263</text:p>
          </table:table-cell>
          <table:table-cell office:value-type="float" office:value="0.0007777" calcext:value-type="float">
            <text:p>0,0007777</text:p>
          </table:table-cell>
          <table:table-cell office:value-type="float" office:value="0.0005272" calcext:value-type="float">
            <text:p>0,0005272</text:p>
          </table:table-cell>
          <table:table-cell table:formula="of:=1000000*([.O6]/[.E6])" office:value-type="float" office:value="1.95259259259259" calcext:value-type="float">
            <text:p>1,9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61.7" calcext:value-type="float">
            <text:p>61,7</text:p>
          </table:table-cell>
          <table:table-cell office:value-type="float" office:value="96.9886" calcext:value-type="float">
            <text:p>96,9886</text:p>
          </table:table-cell>
          <table:table-cell office:value-type="float" office:value="3.01142" calcext:value-type="float">
            <text:p>3,01142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14611" calcext:value-type="float">
            <text:p>0,0014611</text:p>
          </table:table-cell>
          <table:table-cell office:value-type="float" office:value="0.0001785" calcext:value-type="float">
            <text:p>0,0001785</text:p>
          </table:table-cell>
          <table:table-cell table:style-name="ce10" office:value-type="float" office:value="0.0000641" calcext:value-type="float">
            <text:p>6,41E-05</text:p>
          </table:table-cell>
          <table:table-cell table:formula="of:=1000000*([.O7]/[.E7])" office:value-type="float" office:value="0.427333333333333" calcext:value-type="float">
            <text:p>0,4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54256" calcext:value-type="float">
            <text:p>0,0054256</text:p>
          </table:table-cell>
          <table:table-cell office:value-type="float" office:value="0.0005648" calcext:value-type="float">
            <text:p>0,0005648</text:p>
          </table:table-cell>
          <table:table-cell office:value-type="float" office:value="0.0002369" calcext:value-type="float">
            <text:p>0,0002369</text:p>
          </table:table-cell>
          <table:table-cell table:formula="of:=1000000*([.O8]/[.E8])" office:value-type="float" office:value="0.4738" calcext:value-type="float">
            <text:p>0,47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84.2" calcext:value-type="float">
            <text:p>184,2</text:p>
          </table:table-cell>
          <table:table-cell office:value-type="float" office:value="86.935" calcext:value-type="float">
            <text:p>86,935</text:p>
          </table:table-cell>
          <table:table-cell office:value-type="float" office:value="13.0138" calcext:value-type="float">
            <text:p>13,0138</text:p>
          </table:table-cell>
          <table:table-cell office:value-type="float" office:value="75.6627" calcext:value-type="float">
            <text:p>75,6627</text:p>
          </table:table-cell>
          <table:table-cell office:value-type="float" office:value="81.4527" calcext:value-type="float">
            <text:p>81,4527</text:p>
          </table:table-cell>
          <table:table-cell office:value-type="float" office:value="18.5473" calcext:value-type="float">
            <text:p>18,5473</text:p>
          </table:table-cell>
          <table:table-cell office:value-type="float" office:value="7.10843" calcext:value-type="float">
            <text:p>7,10843</text:p>
          </table:table-cell>
          <table:table-cell office:value-type="float" office:value="0.0091678" calcext:value-type="float">
            <text:p>0,0091678</text:p>
          </table:table-cell>
          <table:table-cell office:value-type="float" office:value="0.0009746" calcext:value-type="float">
            <text:p>0,0009746</text:p>
          </table:table-cell>
          <table:table-cell office:value-type="float" office:value="0.0003673" calcext:value-type="float">
            <text:p>0,0003673</text:p>
          </table:table-cell>
          <table:table-cell table:formula="of:=1000000*([.O9]/[.E9])" office:value-type="float" office:value="0.442530120481928" calcext:value-type="float">
            <text:p>0,44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85.4" calcext:value-type="float">
            <text:p>85,4</text:p>
          </table:table-cell>
          <table:table-cell office:value-type="float" office:value="94.7052" calcext:value-type="float">
            <text:p>94,7052</text:p>
          </table:table-cell>
          <table:table-cell office:value-type="float" office:value="5.29477" calcext:value-type="float">
            <text:p>5,29477</text:p>
          </table:table-cell>
          <table:table-cell office:value-type="float" office:value="93.0233" calcext:value-type="float">
            <text:p>93,0233</text:p>
          </table:table-cell>
          <table:table-cell office:value-type="float" office:value="93.8967" calcext:value-type="float">
            <text:p>93,8967</text:p>
          </table:table-cell>
          <table:table-cell office:value-type="float" office:value="6.10329" calcext:value-type="float">
            <text:p>6,10329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20884" calcext:value-type="float">
            <text:p>0,0020884</text:p>
          </table:table-cell>
          <table:table-cell office:value-type="float" office:value="0.000228" calcext:value-type="float">
            <text:p>0,000228</text:p>
          </table:table-cell>
          <table:table-cell table:style-name="ce10" office:value-type="float" office:value="0.0000912" calcext:value-type="float">
            <text:p>9,12E-05</text:p>
          </table:table-cell>
          <table:table-cell table:formula="of:=1000000*([.O10]/[.E10])" office:value-type="float" office:value="0.424186046511628" calcext:value-type="float">
            <text:p>0,42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400.6" calcext:value-type="float">
            <text:p>400,6</text:p>
          </table:table-cell>
          <table:table-cell office:value-type="float" office:value="94.8799" calcext:value-type="float">
            <text:p>94,8799</text:p>
          </table:table-cell>
          <table:table-cell office:value-type="float" office:value="5.12014" calcext:value-type="float">
            <text:p>5,12014</text:p>
          </table:table-cell>
          <table:table-cell office:value-type="float" office:value="95.0658" calcext:value-type="float">
            <text:p>95,0658</text:p>
          </table:table-cell>
          <table:table-cell office:value-type="float" office:value="95.205" calcext:value-type="float">
            <text:p>95,205</text:p>
          </table:table-cell>
          <table:table-cell office:value-type="float" office:value="4.79502" calcext:value-type="float">
            <text:p>4,79502</text:p>
          </table:table-cell>
          <table:table-cell office:value-type="float" office:value="0.146199" calcext:value-type="float">
            <text:p>0,146199</text:p>
          </table:table-cell>
          <table:table-cell office:value-type="float" office:value="0.0789211" calcext:value-type="float">
            <text:p>0,0789211</text:p>
          </table:table-cell>
          <table:table-cell office:value-type="float" office:value="0.0092687" calcext:value-type="float">
            <text:p>0,0092687</text:p>
          </table:table-cell>
          <table:table-cell office:value-type="float" office:value="0.0053826" calcext:value-type="float">
            <text:p>0,0053826</text:p>
          </table:table-cell>
          <table:table-cell table:formula="of:=1000000*([.O11]/[.E11])" office:value-type="float" office:value="0.983662280701754" calcext:value-type="float">
            <text:p>0,98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361.5" calcext:value-type="float">
            <text:p>361,5</text:p>
          </table:table-cell>
          <table:table-cell office:value-type="float" office:value="81.0102" calcext:value-type="float">
            <text:p>81,0102</text:p>
          </table:table-cell>
          <table:table-cell office:value-type="float" office:value="18.9898" calcext:value-type="float">
            <text:p>18,9898</text:p>
          </table:table-cell>
          <table:table-cell table:number-columns-repeated="2" office:value-type="float" office:value="80.7735" calcext:value-type="float">
            <text:p>80,7735</text:p>
          </table:table-cell>
          <table:table-cell office:value-type="float" office:value="19.2265" calcext:value-type="float">
            <text:p>19,2265</text:p>
          </table:table-cell>
          <table:table-cell office:value-type="float" office:value="0" calcext:value-type="float">
            <text:p>0</text:p>
          </table:table-cell>
          <table:table-cell office:value-type="float" office:value="0.0657405" calcext:value-type="float">
            <text:p>0,0657405</text:p>
          </table:table-cell>
          <table:table-cell office:value-type="float" office:value="0.0068886" calcext:value-type="float">
            <text:p>0,0068886</text:p>
          </table:table-cell>
          <table:table-cell office:value-type="float" office:value="0.0032096" calcext:value-type="float">
            <text:p>0,0032096</text:p>
          </table:table-cell>
          <table:table-cell table:formula="of:=1000000*([.O12]/[.E12])" office:value-type="float" office:value="0.593930421909696" calcext:value-type="float">
            <text:p>0,59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116.3" calcext:value-type="float">
            <text:p>1116,3</text:p>
          </table:table-cell>
          <table:table-cell office:value-type="float" office:value="88.1527" calcext:value-type="float">
            <text:p>88,1527</text:p>
          </table:table-cell>
          <table:table-cell office:value-type="float" office:value="11.8473" calcext:value-type="float">
            <text:p>11,8473</text:p>
          </table:table-cell>
          <table:table-cell office:value-type="float" office:value="68.8802" calcext:value-type="float">
            <text:p>68,8802</text:p>
          </table:table-cell>
          <table:table-cell office:value-type="float" office:value="70.5333" calcext:value-type="float">
            <text:p>70,5333</text:p>
          </table:table-cell>
          <table:table-cell office:value-type="float" office:value="29.4667" calcext:value-type="float">
            <text:p>29,4667</text:p>
          </table:table-cell>
          <table:table-cell office:value-type="float" office:value="2.34375" calcext:value-type="float">
            <text:p>2,34375</text:p>
          </table:table-cell>
          <table:table-cell office:value-type="float" office:value="0.0137852" calcext:value-type="float">
            <text:p>0,0137852</text:p>
          </table:table-cell>
          <table:table-cell office:value-type="float" office:value="0.0015931" calcext:value-type="float">
            <text:p>0,0015931</text:p>
          </table:table-cell>
          <table:table-cell office:value-type="float" office:value="0.0009961" calcext:value-type="float">
            <text:p>0,0009961</text:p>
          </table:table-cell>
          <table:table-cell table:formula="of:=1000000*([.O13]/[.E13])" office:value-type="float" office:value="1.29700520833333" calcext:value-type="float">
            <text:p>1,3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187.6" calcext:value-type="float">
            <text:p>1187,6</text:p>
          </table:table-cell>
          <table:table-cell office:value-type="float" office:value="94.0179" calcext:value-type="float">
            <text:p>94,0179</text:p>
          </table:table-cell>
          <table:table-cell office:value-type="float" office:value="5.98213" calcext:value-type="float">
            <text:p>5,98213</text:p>
          </table:table-cell>
          <table:table-cell office:value-type="float" office:value="63.2035" calcext:value-type="float">
            <text:p>63,2035</text:p>
          </table:table-cell>
          <table:table-cell office:value-type="float" office:value="65.4709" calcext:value-type="float">
            <text:p>65,4709</text:p>
          </table:table-cell>
          <table:table-cell office:value-type="float" office:value="34.5291" calcext:value-type="float">
            <text:p>34,5291</text:p>
          </table:table-cell>
          <table:table-cell office:value-type="float" office:value="3.4632" calcext:value-type="float">
            <text:p>3,4632</text:p>
          </table:table-cell>
          <table:table-cell office:value-type="float" office:value="0.007151" calcext:value-type="float">
            <text:p>0,007151</text:p>
          </table:table-cell>
          <table:table-cell office:value-type="float" office:value="0.0010446" calcext:value-type="float">
            <text:p>0,0010446</text:p>
          </table:table-cell>
          <table:table-cell office:value-type="float" office:value="0.00072" calcext:value-type="float">
            <text:p>0,00072</text:p>
          </table:table-cell>
          <table:table-cell table:formula="of:=1000000*([.O14]/[.E14])" office:value-type="float" office:value="1.55844155844156" calcext:value-type="float">
            <text:p>1,56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346.1" calcext:value-type="float">
            <text:p>346,1</text:p>
          </table:table-cell>
          <table:table-cell office:value-type="float" office:value="91.9802" calcext:value-type="float">
            <text:p>91,9802</text:p>
          </table:table-cell>
          <table:table-cell office:value-type="float" office:value="8.01977" calcext:value-type="float">
            <text:p>8,01977</text:p>
          </table:table-cell>
          <table:table-cell office:value-type="float" office:value="92.2275" calcext:value-type="float">
            <text:p>92,2275</text:p>
          </table:table-cell>
          <table:table-cell office:value-type="float" office:value="92.237" calcext:value-type="float">
            <text:p>92,237</text:p>
          </table:table-cell>
          <table:table-cell office:value-type="float" office:value="7.76301" calcext:value-type="float">
            <text:p>7,76301</text:p>
          </table:table-cell>
          <table:table-cell office:value-type="float" office:value="0.010345" calcext:value-type="float">
            <text:p>0,010345</text:p>
          </table:table-cell>
          <table:table-cell office:value-type="float" office:value="0.816684" calcext:value-type="float">
            <text:p>0,816684</text:p>
          </table:table-cell>
          <table:table-cell office:value-type="float" office:value="0.130684" calcext:value-type="float">
            <text:p>0,130684</text:p>
          </table:table-cell>
          <table:table-cell office:value-type="float" office:value="0.0878925" calcext:value-type="float">
            <text:p>0,0878925</text:p>
          </table:table-cell>
          <table:table-cell table:formula="of:=1000000*([.O15]/[.E15])" office:value-type="float" office:value="1.51541405886308" calcext:value-type="float">
            <text:p>1,52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2" table:formula="of:=AVERAGE([.E17:.E26])" office:value-type="float" office:value="78339.2" calcext:value-type="float">
            <text:p>78339,2</text:p>
          </table:table-cell>
          <table:table-cell table:style-name="ce2" table:formula="of:=AVERAGE([.F17:.F26])" office:value-type="float" office:value="38024.78" calcext:value-type="float">
            <text:p>38024,8</text:p>
          </table:table-cell>
          <table:table-cell table:style-name="ce3" table:formula="of:=AVERAGE([.G17:.G26])" office:value-type="float" office:value="94.30206" calcext:value-type="float">
            <text:p>94,30</text:p>
          </table:table-cell>
          <table:table-cell table:style-name="ce3" table:formula="of:=AVERAGE([.H17:.H26])" office:value-type="float" office:value="5.6115646" calcext:value-type="float">
            <text:p>5,61</text:p>
          </table:table-cell>
          <table:table-cell table:style-name="ce3" table:formula="of:=AVERAGE([.I17:.I26])" office:value-type="float" office:value="54.87458" calcext:value-type="float">
            <text:p>54,87</text:p>
          </table:table-cell>
          <table:table-cell table:style-name="ce3" table:formula="of:=AVERAGE([.J17:.J26])" office:value-type="float" office:value="89.96287" calcext:value-type="float">
            <text:p>89,96</text:p>
          </table:table-cell>
          <table:table-cell table:style-name="ce3" table:formula="of:=AVERAGE([.K17:.K26])" office:value-type="float" office:value="10.037122" calcext:value-type="float">
            <text:p>10,04</text:p>
          </table:table-cell>
          <table:table-cell table:style-name="ce3" table:formula="of:=AVERAGE([.L17:.L26])" office:value-type="float" office:value="37.494973695" calcext:value-type="float">
            <text:p>37,49</text:p>
          </table:table-cell>
          <table:table-cell table:style-name="ce6" table:formula="of:=AVERAGE([.M17:.M26])" office:value-type="float" office:value="3.4906791" calcext:value-type="float">
            <text:p>3,49068</text:p>
          </table:table-cell>
          <table:table-cell table:style-name="ce6" table:formula="of:=AVERAGE([.N17:.N26])" office:value-type="float" office:value="0.48318192" calcext:value-type="float">
            <text:p>0,48318</text:p>
          </table:table-cell>
          <table:table-cell table:style-name="ce6" table:formula="of:=AVERAGE([.O17:.O26])" office:value-type="float" office:value="0.4487975" calcext:value-type="float">
            <text:p>0,44880</text:p>
          </table:table-cell>
          <table:table-cell table:style-name="ce3" table:formula="of:=1000000*([.O16]/[.E16])" office:value-type="float" office:value="5.72890072913688" calcext:value-type="float">
            <text:p>5,73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52060.1" calcext:value-type="float">
            <text:p>52060,1</text:p>
          </table:table-cell>
          <table:table-cell office:value-type="float" office:value="89.776" calcext:value-type="float">
            <text:p>89,776</text:p>
          </table:table-cell>
          <table:table-cell office:value-type="float" office:value="10.2097" calcext:value-type="float">
            <text:p>10,2097</text:p>
          </table:table-cell>
          <table:table-cell office:value-type="float" office:value="65.4659" calcext:value-type="float">
            <text:p>65,4659</text:p>
          </table:table-cell>
          <table:table-cell office:value-type="float" office:value="81.2989" calcext:value-type="float">
            <text:p>81,2989</text:p>
          </table:table-cell>
          <table:table-cell office:value-type="float" office:value="18.7011" calcext:value-type="float">
            <text:p>18,7011</text:p>
          </table:table-cell>
          <table:table-cell office:value-type="float" office:value="19.475" calcext:value-type="float">
            <text:p>19,475</text:p>
          </table:table-cell>
          <table:table-cell office:value-type="float" office:value="0.68944" calcext:value-type="float">
            <text:p>0,68944</text:p>
          </table:table-cell>
          <table:table-cell office:value-type="float" office:value="0.116844" calcext:value-type="float">
            <text:p>0,116844</text:p>
          </table:table-cell>
          <table:table-cell office:value-type="float" office:value="0.0810467" calcext:value-type="float">
            <text:p>0,0810467</text:p>
          </table:table-cell>
          <table:table-cell table:formula="of:=1000000*([.O17]/[.E17])" office:value-type="float" office:value="1.79219627614878" calcext:value-type="float">
            <text:p>1,79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932.2" calcext:value-type="float">
            <text:p>932,2</text:p>
          </table:table-cell>
          <table:table-cell office:value-type="float" office:value="96.7581" calcext:value-type="float">
            <text:p>96,7581</text:p>
          </table:table-cell>
          <table:table-cell office:value-type="float" office:value="3.15801" calcext:value-type="float">
            <text:p>3,15801</text:p>
          </table:table-cell>
          <table:table-cell office:value-type="float" office:value="58.2609" calcext:value-type="float">
            <text:p>58,2609</text:p>
          </table:table-cell>
          <table:table-cell office:value-type="float" office:value="80.5611" calcext:value-type="float">
            <text:p>80,5611</text:p>
          </table:table-cell>
          <table:table-cell office:value-type="float" office:value="19.4389" calcext:value-type="float">
            <text:p>19,4389</text:p>
          </table:table-cell>
          <table:table-cell office:value-type="float" office:value="27.6812" calcext:value-type="float">
            <text:p>27,6812</text:p>
          </table:table-cell>
          <table:table-cell office:value-type="float" office:value="0.0122268" calcext:value-type="float">
            <text:p>0,0122268</text:p>
          </table:table-cell>
          <table:table-cell office:value-type="float" office:value="0.0018369" calcext:value-type="float">
            <text:p>0,0018369</text:p>
          </table:table-cell>
          <table:table-cell office:value-type="float" office:value="0.0012776" calcext:value-type="float">
            <text:p>0,0012776</text:p>
          </table:table-cell>
          <table:table-cell table:formula="of:=1000000*([.O18]/[.E18])" office:value-type="float" office:value="1.85159420289855" calcext:value-type="float">
            <text:p>1,85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833.5" calcext:value-type="float">
            <text:p>833,5</text:p>
          </table:table-cell>
          <table:table-cell office:value-type="float" office:value="98.3159" calcext:value-type="float">
            <text:p>98,3159</text:p>
          </table:table-cell>
          <table:table-cell office:value-type="float" office:value="1.58248" calcext:value-type="float">
            <text:p>1,58248</text:p>
          </table:table-cell>
          <table:table-cell office:value-type="float" office:value="42.7259" calcext:value-type="float">
            <text:p>42,7259</text:p>
          </table:table-cell>
          <table:table-cell office:value-type="float" office:value="85.8462" calcext:value-type="float">
            <text:p>85,8462</text:p>
          </table:table-cell>
          <table:table-cell office:value-type="float" office:value="14.1538" calcext:value-type="float">
            <text:p>14,1538</text:p>
          </table:table-cell>
          <table:table-cell office:value-type="float" office:value="50.2297" calcext:value-type="float">
            <text:p>50,2297</text:p>
          </table:table-cell>
          <table:table-cell office:value-type="float" office:value="0.0118858" calcext:value-type="float">
            <text:p>0,0118858</text:p>
          </table:table-cell>
          <table:table-cell office:value-type="float" office:value="0.0017159" calcext:value-type="float">
            <text:p>0,0017159</text:p>
          </table:table-cell>
          <table:table-cell office:value-type="float" office:value="0.0012033" calcext:value-type="float">
            <text:p>0,0012033</text:p>
          </table:table-cell>
          <table:table-cell table:formula="of:=1000000*([.O19]/[.E19])" office:value-type="float" office:value="1.8427258805513" calcext:value-type="float">
            <text:p>1,84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79221" calcext:value-type="float">
            <text:p>179221</text:p>
          </table:table-cell>
          <table:table-cell office:value-type="float" office:value="99.1417" calcext:value-type="float">
            <text:p>99,1417</text:p>
          </table:table-cell>
          <table:table-cell office:value-type="float" office:value="0.838911" calcext:value-type="float">
            <text:p>0,838911</text:p>
          </table:table-cell>
          <table:table-cell office:value-type="float" office:value="48.5304" calcext:value-type="float">
            <text:p>48,5304</text:p>
          </table:table-cell>
          <table:table-cell office:value-type="float" office:value="96.2644" calcext:value-type="float">
            <text:p>96,2644</text:p>
          </table:table-cell>
          <table:table-cell office:value-type="float" office:value="3.73556" calcext:value-type="float">
            <text:p>3,73556</text:p>
          </table:table-cell>
          <table:table-cell office:value-type="float" office:value="49.5864" calcext:value-type="float">
            <text:p>49,5864</text:p>
          </table:table-cell>
          <table:table-cell office:value-type="float" office:value="5.14052" calcext:value-type="float">
            <text:p>5,14052</text:p>
          </table:table-cell>
          <table:table-cell office:value-type="float" office:value="1.0482" calcext:value-type="float">
            <text:p>1,0482</text:p>
          </table:table-cell>
          <table:table-cell office:value-type="float" office:value="0.954529" calcext:value-type="float">
            <text:p>0,954529</text:p>
          </table:table-cell>
          <table:table-cell table:formula="of:=1000000*([.O20]/[.E20])" office:value-type="float" office:value="6.6974621283881" calcext:value-type="float">
            <text:p>6,70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8829.4" calcext:value-type="float">
            <text:p>8829,4</text:p>
          </table:table-cell>
          <table:table-cell office:value-type="float" office:value="98.4951" calcext:value-type="float">
            <text:p>98,4951</text:p>
          </table:table-cell>
          <table:table-cell office:value-type="float" office:value="0.860335" calcext:value-type="float">
            <text:p>0,860335</text:p>
          </table:table-cell>
          <table:table-cell office:value-type="float" office:value="24.608" calcext:value-type="float">
            <text:p>24,608</text:p>
          </table:table-cell>
          <table:table-cell office:value-type="float" office:value="91.7964" calcext:value-type="float">
            <text:p>91,7964</text:p>
          </table:table-cell>
          <table:table-cell office:value-type="float" office:value="8.20357" calcext:value-type="float">
            <text:p>8,20357</text:p>
          </table:table-cell>
          <table:table-cell office:value-type="float" office:value="73.1928" calcext:value-type="float">
            <text:p>73,1928</text:p>
          </table:table-cell>
          <table:table-cell office:value-type="float" office:value="0.943655" calcext:value-type="float">
            <text:p>0,943655</text:p>
          </table:table-cell>
          <table:table-cell office:value-type="float" office:value="0.11485" calcext:value-type="float">
            <text:p>0,11485</text:p>
          </table:table-cell>
          <table:table-cell office:value-type="float" office:value="0.10603" calcext:value-type="float">
            <text:p>0,10603</text:p>
          </table:table-cell>
          <table:table-cell table:formula="of:=1000000*([.O21]/[.E21])" office:value-type="float" office:value="10.7951537365099" calcext:value-type="float">
            <text:p>10,8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6656.5" calcext:value-type="float">
            <text:p>76656,5</text:p>
          </table:table-cell>
          <table:table-cell office:value-type="float" office:value="83.6268" calcext:value-type="float">
            <text:p>83,6268</text:p>
          </table:table-cell>
          <table:table-cell office:value-type="float" office:value="16.3732" calcext:value-type="float">
            <text:p>16,3732</text:p>
          </table:table-cell>
          <table:table-cell office:value-type="float" office:value="86.9264" calcext:value-type="float">
            <text:p>86,9264</text:p>
          </table:table-cell>
          <table:table-cell office:value-type="float" office:value="86.9285" calcext:value-type="float">
            <text:p>86,9285</text:p>
          </table:table-cell>
          <table:table-cell office:value-type="float" office:value="13.0715" calcext:value-type="float">
            <text:p>13,0715</text:p>
          </table:table-cell>
          <table:table-cell office:value-type="float" office:value="0.00242355" calcext:value-type="float">
            <text:p>0,00242355</text:p>
          </table:table-cell>
          <table:table-cell office:value-type="float" office:value="25.4665" calcext:value-type="float">
            <text:p>25,4665</text:p>
          </table:table-cell>
          <table:table-cell office:value-type="float" office:value="3.15036" calcext:value-type="float">
            <text:p>3,15036</text:p>
          </table:table-cell>
          <table:table-cell office:value-type="float" office:value="3.01972" calcext:value-type="float">
            <text:p>3,01972</text:p>
          </table:table-cell>
          <table:table-cell table:formula="of:=1000000*([.O22]/[.E22])" office:value-type="float" office:value="6.09870723692847" calcext:value-type="float">
            <text:p>6,1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50686" calcext:value-type="float">
            <text:p>506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7657" calcext:value-type="float">
            <text:p>45,76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2343" calcext:value-type="float">
            <text:p>54,2343</text:p>
          </table:table-cell>
          <table:table-cell office:value-type="float" office:value="2.02333" calcext:value-type="float">
            <text:p>2,02333</text:p>
          </table:table-cell>
          <table:table-cell office:value-type="float" office:value="0.319575" calcext:value-type="float">
            <text:p>0,319575</text:p>
          </table:table-cell>
          <table:table-cell office:value-type="float" office:value="0.267004" calcext:value-type="float">
            <text:p>0,267004</text:p>
          </table:table-cell>
          <table:table-cell table:formula="of:=1000000*([.O23]/[.E23])" office:value-type="float" office:value="4.29798947249811" calcext:value-type="float">
            <text:p>4,30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1743.8" calcext:value-type="float">
            <text:p>1743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231334" calcext:value-type="float">
            <text:p>0,0231334</text:p>
          </table:table-cell>
          <table:table-cell office:value-type="float" office:value="0.002654" calcext:value-type="float">
            <text:p>0,002654</text:p>
          </table:table-cell>
          <table:table-cell office:value-type="float" office:value="0.0018795" calcext:value-type="float">
            <text:p>0,0018795</text:p>
          </table:table-cell>
          <table:table-cell table:formula="of:=1000000*([.O24]/[.E24])" office:value-type="float" office:value="1.8795" calcext:value-type="float">
            <text:p>1,88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6742.1" calcext:value-type="float">
            <text:p>6742,1</text:p>
          </table:table-cell>
          <table:table-cell office:value-type="float" office:value="83.4744" calcext:value-type="float">
            <text:p>83,4744</text:p>
          </table:table-cell>
          <table:table-cell office:value-type="float" office:value="16.5256" calcext:value-type="float">
            <text:p>16,5256</text:p>
          </table:table-cell>
          <table:table-cell office:value-type="float" office:value="83.307" calcext:value-type="float">
            <text:p>83,307</text:p>
          </table:table-cell>
          <table:table-cell office:value-type="float" office:value="83.3377" calcext:value-type="float">
            <text:p>83,3377</text:p>
          </table:table-cell>
          <table:table-cell office:value-type="float" office:value="16.6623" calcext:value-type="float">
            <text:p>16,6623</text:p>
          </table:table-cell>
          <table:table-cell office:value-type="float" office:value="0.0368034" calcext:value-type="float">
            <text:p>0,0368034</text:p>
          </table:table-cell>
          <table:table-cell office:value-type="float" office:value="0.422569" calcext:value-type="float">
            <text:p>0,422569</text:p>
          </table:table-cell>
          <table:table-cell office:value-type="float" office:value="0.0566505" calcext:value-type="float">
            <text:p>0,0566505</text:p>
          </table:table-cell>
          <table:table-cell office:value-type="float" office:value="0.0417215" calcext:value-type="float">
            <text:p>0,0417215</text:p>
          </table:table-cell>
          <table:table-cell table:formula="of:=1000000*([.O25]/[.E25])" office:value-type="float" office:value="2.19355941114616" calcext:value-type="float">
            <text:p>2,19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543.2" calcext:value-type="float">
            <text:p>2543,2</text:p>
          </table:table-cell>
          <table:table-cell office:value-type="float" office:value="93.4326" calcext:value-type="float">
            <text:p>93,4326</text:p>
          </table:table-cell>
          <table:table-cell office:value-type="float" office:value="6.56741" calcext:value-type="float">
            <text:p>6,56741</text:p>
          </table:table-cell>
          <table:table-cell office:value-type="float" office:value="92.5556" calcext:value-type="float">
            <text:p>92,5556</text:p>
          </table:table-cell>
          <table:table-cell office:value-type="float" office:value="93.5955" calcext:value-type="float">
            <text:p>93,5955</text:p>
          </table:table-cell>
          <table:table-cell office:value-type="float" office:value="6.40449" calcext:value-type="float">
            <text:p>6,40449</text:p>
          </table:table-cell>
          <table:table-cell office:value-type="float" office:value="1.11111" calcext:value-type="float">
            <text:p>1,11111</text:p>
          </table:table-cell>
          <table:table-cell office:value-type="float" office:value="0.173531" calcext:value-type="float">
            <text:p>0,173531</text:p>
          </table:table-cell>
          <table:table-cell office:value-type="float" office:value="0.0191329" calcext:value-type="float">
            <text:p>0,0191329</text:p>
          </table:table-cell>
          <table:table-cell office:value-type="float" office:value="0.0135634" calcext:value-type="float">
            <text:p>0,0135634</text:p>
          </table:table-cell>
          <table:table-cell table:formula="of:=1000000*([.O26]/[.E26])" office:value-type="float" office:value="1.88380555555556" calcext:value-type="float">
            <text:p>1,88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2" table:formula="of:=AVERAGE([.E28:.E34])" office:value-type="float" office:value="260.714285714286" calcext:value-type="float">
            <text:p>260,7</text:p>
          </table:table-cell>
          <table:table-cell table:style-name="ce2" table:formula="of:=AVERAGE([.F28:.F34])" office:value-type="float" office:value="17619.8285714286" calcext:value-type="float">
            <text:p>17619,8</text:p>
          </table:table-cell>
          <table:table-cell table:style-name="ce3" table:formula="of:=AVERAGE([.G28:.G34])" office:value-type="float" office:value="99.6863" calcext:value-type="float">
            <text:p>99,69</text:p>
          </table:table-cell>
          <table:table-cell table:style-name="ce3" table:formula="of:=AVERAGE([.H28:.H34])" office:value-type="float" office:value="0.313702697142857" calcext:value-type="float">
            <text:p>0,31</text:p>
          </table:table-cell>
          <table:table-cell table:style-name="ce3" table:formula="of:=AVERAGE([.I28:.I34])" office:value-type="float" office:value="30.25039" calcext:value-type="float">
            <text:p>30,25</text:p>
          </table:table-cell>
          <table:table-cell table:style-name="ce3" table:formula="of:=AVERAGE([.J28:.J34])" office:value-type="float" office:value="75.0937285714286" calcext:value-type="float">
            <text:p>75,09</text:p>
          </table:table-cell>
          <table:table-cell table:style-name="ce3" table:formula="of:=AVERAGE([.K28:.K34])" office:value-type="float" office:value="24.9062708571429" calcext:value-type="float">
            <text:p>24,91</text:p>
          </table:table-cell>
          <table:table-cell table:style-name="ce3" table:formula="of:=AVERAGE([.L28:.L34])" office:value-type="float" office:value="65.5495857142857" calcext:value-type="float">
            <text:p>65,55</text:p>
          </table:table-cell>
          <table:table-cell table:style-name="ce6" table:formula="of:=AVERAGE([.M28:.M34])" office:value-type="float" office:value="0.0484904714285714" calcext:value-type="float">
            <text:p>0,04849</text:p>
          </table:table-cell>
          <table:table-cell table:style-name="ce6" table:formula="of:=AVERAGE([.N28:.N34])" office:value-type="float" office:value="0.0136487428571429" calcext:value-type="float">
            <text:p>0,01365</text:p>
          </table:table-cell>
          <table:table-cell table:style-name="ce6" table:formula="of:=AVERAGE([.O28:.O34])" office:value-type="float" office:value="0.0133271714285714" calcext:value-type="float">
            <text:p>0,01333</text:p>
          </table:table-cell>
          <table:table-cell table:style-name="ce3" table:formula="of:=1000000*([.O27]/[.E27])" office:value-type="float" office:value="51.1179178082192" calcext:value-type="float">
            <text:p>51,12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12.8" calcext:value-type="float">
            <text:p>1212,8</text:p>
          </table:table-cell>
          <table:table-cell office:value-type="float" office:value="99.0549" calcext:value-type="float">
            <text:p>99,0549</text:p>
          </table:table-cell>
          <table:table-cell office:value-type="float" office:value="0.945083" calcext:value-type="float">
            <text:p>0,945083</text:p>
          </table:table-cell>
          <table:table-cell office:value-type="float" office:value="39.6226" calcext:value-type="float">
            <text:p>39,6226</text:p>
          </table:table-cell>
          <table:table-cell office:value-type="float" office:value="94.0299" calcext:value-type="float">
            <text:p>94,0299</text:p>
          </table:table-cell>
          <table:table-cell office:value-type="float" office:value="5.97015" calcext:value-type="float">
            <text:p>5,97015</text:p>
          </table:table-cell>
          <table:table-cell office:value-type="float" office:value="57.8616" calcext:value-type="float">
            <text:p>57,8616</text:p>
          </table:table-cell>
          <table:table-cell office:value-type="float" office:value="0.0151612" calcext:value-type="float">
            <text:p>0,0151612</text:p>
          </table:table-cell>
          <table:table-cell office:value-type="float" office:value="0.0065423" calcext:value-type="float">
            <text:p>0,0065423</text:p>
          </table:table-cell>
          <table:table-cell office:value-type="float" office:value="0.006339" calcext:value-type="float">
            <text:p>0,006339</text:p>
          </table:table-cell>
          <table:table-cell table:formula="of:=1000000*([.O28]/[.E28])" office:value-type="float" office:value="39.8679245283019" calcext:value-type="float">
            <text:p>39,87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625.3" calcext:value-type="float">
            <text:p>2625,3</text:p>
          </table:table-cell>
          <table:table-cell office:value-type="float" office:value="99.8661" calcext:value-type="float">
            <text:p>99,8661</text:p>
          </table:table-cell>
          <table:table-cell office:value-type="float" office:value="0.133869" calcext:value-type="float">
            <text:p>0,133869</text:p>
          </table:table-cell>
          <table:table-cell office:value-type="float" office:value="30.6849" calcext:value-type="float">
            <text:p>30,6849</text:p>
          </table:table-cell>
          <table:table-cell office:value-type="float" office:value="72.2581" calcext:value-type="float">
            <text:p>72,2581</text:p>
          </table:table-cell>
          <table:table-cell office:value-type="float" office:value="27.7419" calcext:value-type="float">
            <text:p>27,7419</text:p>
          </table:table-cell>
          <table:table-cell office:value-type="float" office:value="57.5342" calcext:value-type="float">
            <text:p>57,5342</text:p>
          </table:table-cell>
          <table:table-cell office:value-type="float" office:value="0.0362283" calcext:value-type="float">
            <text:p>0,0362283</text:p>
          </table:table-cell>
          <table:table-cell office:value-type="float" office:value="0.0154168" calcext:value-type="float">
            <text:p>0,0154168</text:p>
          </table:table-cell>
          <table:table-cell office:value-type="float" office:value="0.01498" calcext:value-type="float">
            <text:p>0,01498</text:p>
          </table:table-cell>
          <table:table-cell table:formula="of:=1000000*([.O29]/[.E29])" office:value-type="float" office:value="41.041095890411" calcext:value-type="float">
            <text:p>41,0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588.2" calcext:value-type="float">
            <text:p>588,2</text:p>
          </table:table-cell>
          <table:table-cell office:value-type="float" office:value="98.8912" calcext:value-type="float">
            <text:p>98,8912</text:p>
          </table:table-cell>
          <table:table-cell office:value-type="float" office:value="1.10885" calcext:value-type="float">
            <text:p>1,10885</text:p>
          </table:table-cell>
          <table:table-cell office:value-type="float" office:value="20.5387" calcext:value-type="float">
            <text:p>20,5387</text:p>
          </table:table-cell>
          <table:table-cell office:value-type="float" office:value="64.2105" calcext:value-type="float">
            <text:p>64,2105</text:p>
          </table:table-cell>
          <table:table-cell office:value-type="float" office:value="35.7895" calcext:value-type="float">
            <text:p>35,7895</text:p>
          </table:table-cell>
          <table:table-cell office:value-type="float" office:value="68.0135" calcext:value-type="float">
            <text:p>68,0135</text:p>
          </table:table-cell>
          <table:table-cell office:value-type="float" office:value="0.0047032" calcext:value-type="float">
            <text:p>0,0047032</text:p>
          </table:table-cell>
          <table:table-cell office:value-type="float" office:value="0.0010416" calcext:value-type="float">
            <text:p>0,0010416</text:p>
          </table:table-cell>
          <table:table-cell office:value-type="float" office:value="0.0007949" calcext:value-type="float">
            <text:p>0,0007949</text:p>
          </table:table-cell>
          <table:table-cell table:formula="of:=1000000*([.O30]/[.E30])" office:value-type="float" office:value="2.67643097643098" calcext:value-type="float">
            <text:p>2,6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10524.6" calcext:value-type="float">
            <text:p>10524,6</text:p>
          </table:table-cell>
          <table:table-cell office:value-type="float" office:value="99.9919" calcext:value-type="float">
            <text:p>99,9919</text:p>
          </table:table-cell>
          <table:table-cell office:value-type="float" office:value="0.00811688" calcext:value-type="float">
            <text:p>0,00811688</text:p>
          </table:table-cell>
          <table:table-cell office:value-type="float" office:value="41.8803" calcext:value-type="float">
            <text:p>41,8803</text:p>
          </table:table-cell>
          <table:table-cell office:value-type="float" office:value="99.3243" calcext:value-type="float">
            <text:p>99,3243</text:p>
          </table:table-cell>
          <table:table-cell office:value-type="float" office:value="0.675676" calcext:value-type="float">
            <text:p>0,675676</text:p>
          </table:table-cell>
          <table:table-cell office:value-type="float" office:value="57.8348" calcext:value-type="float">
            <text:p>57,8348</text:p>
          </table:table-cell>
          <table:table-cell office:value-type="float" office:value="0.0819421" calcext:value-type="float">
            <text:p>0,0819421</text:p>
          </table:table-cell>
          <table:table-cell office:value-type="float" office:value="0.0180115" calcext:value-type="float">
            <text:p>0,0180115</text:p>
          </table:table-cell>
          <table:table-cell office:value-type="float" office:value="0.0175667" calcext:value-type="float">
            <text:p>0,0175667</text:p>
          </table:table-cell>
          <table:table-cell table:formula="of:=1000000*([.O31]/[.E31])" office:value-type="float" office:value="50.0475783475784" calcext:value-type="float">
            <text:p>50,05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70611.3" calcext:value-type="float">
            <text:p>70611,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1672" calcext:value-type="float">
            <text:p>0,101672</text:p>
          </table:table-cell>
          <table:table-cell office:value-type="float" office:value="0.0241905" calcext:value-type="float">
            <text:p>0,0241905</text:p>
          </table:table-cell>
          <table:table-cell office:value-type="float" office:value="0.0238569" calcext:value-type="float">
            <text:p>0,0238569</text:p>
          </table:table-cell>
          <table:table-cell table:formula="of:=1000000*([.O32]/[.E32])" office:value-type="float" office:value="114.696634615385" calcext:value-type="float">
            <text:p>114,70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36532" calcext:value-type="float">
            <text:p>365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9813" calcext:value-type="float">
            <text:p>1,498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5019" calcext:value-type="float">
            <text:p>98,5019</text:p>
          </table:table-cell>
          <table:table-cell office:value-type="float" office:value="0.0924567" calcext:value-type="float">
            <text:p>0,0924567</text:p>
          </table:table-cell>
          <table:table-cell office:value-type="float" office:value="0.0270615" calcext:value-type="float">
            <text:p>0,0270615</text:p>
          </table:table-cell>
          <table:table-cell office:value-type="float" office:value="0.0266383" calcext:value-type="float">
            <text:p>0,0266383</text:p>
          </table:table-cell>
          <table:table-cell table:formula="of:=1000000*([.O33]/[.E33])" office:value-type="float" office:value="99.7689138576779" calcext:value-type="float">
            <text:p>99,7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244.6" calcext:value-type="float">
            <text:p>124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281" calcext:value-type="float">
            <text:p>77,5281</text:p>
          </table:table-cell>
          <table:table-cell office:value-type="float" office:value="95.8333" calcext:value-type="float">
            <text:p>95,8333</text:p>
          </table:table-cell>
          <table:table-cell office:value-type="float" office:value="4.16667" calcext:value-type="float">
            <text:p>4,16667</text:p>
          </table:table-cell>
          <table:table-cell office:value-type="float" office:value="19.1011" calcext:value-type="float">
            <text:p>19,1011</text:p>
          </table:table-cell>
          <table:table-cell office:value-type="float" office:value="0.0072698" calcext:value-type="float">
            <text:p>0,0072698</text:p>
          </table:table-cell>
          <table:table-cell office:value-type="float" office:value="0.003277" calcext:value-type="float">
            <text:p>0,003277</text:p>
          </table:table-cell>
          <table:table-cell office:value-type="float" office:value="0.0031144" calcext:value-type="float">
            <text:p>0,0031144</text:p>
          </table:table-cell>
          <table:table-cell table:formula="of:=1000000*([.O34]/[.E34])" office:value-type="float" office:value="17.4966292134831" calcext:value-type="float">
            <text:p>17,50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2" table:formula="of:=AVERAGE([.E36:.E47])" office:value-type="float" office:value="6080.58333333333" calcext:value-type="float">
            <text:p>6080,6</text:p>
          </table:table-cell>
          <table:table-cell table:style-name="ce2" table:formula="of:=AVERAGE([.F36:.F47])" office:value-type="float" office:value="118102.016666667" calcext:value-type="float">
            <text:p>118102,0</text:p>
          </table:table-cell>
          <table:table-cell table:style-name="ce3" table:formula="of:=AVERAGE([.G36:.G47])" office:value-type="float" office:value="91.094625" calcext:value-type="float">
            <text:p>91,09</text:p>
          </table:table-cell>
          <table:table-cell table:style-name="ce3" table:formula="of:=AVERAGE([.H36:.H47])" office:value-type="float" office:value="8.90530025833333" calcext:value-type="float">
            <text:p>8,91</text:p>
          </table:table-cell>
          <table:table-cell table:style-name="ce3" table:formula="of:=AVERAGE([.I36:.I47])" office:value-type="float" office:value="74.7261083333333" calcext:value-type="float">
            <text:p>74,73</text:p>
          </table:table-cell>
          <table:table-cell table:style-name="ce3" table:formula="of:=AVERAGE([.J36:.J47])" office:value-type="float" office:value="79.3599083333333" calcext:value-type="float">
            <text:p>79,36</text:p>
          </table:table-cell>
          <table:table-cell table:style-name="ce3" table:formula="of:=AVERAGE([.K36:.K47])" office:value-type="float" office:value="20.6400846666667" calcext:value-type="float">
            <text:p>20,64</text:p>
          </table:table-cell>
          <table:table-cell table:style-name="ce3" table:formula="of:=AVERAGE([.L36:.L47])" office:value-type="float" office:value="5.50916933333333" calcext:value-type="float">
            <text:p>5,51</text:p>
          </table:table-cell>
          <table:table-cell table:style-name="ce6" table:formula="of:=AVERAGE([.M36:.M47])" office:value-type="float" office:value="0.88506665" calcext:value-type="float">
            <text:p>0,88507</text:p>
          </table:table-cell>
          <table:table-cell table:style-name="ce6" table:formula="of:=AVERAGE([.N36:.N47])" office:value-type="float" office:value="0.133025208333333" calcext:value-type="float">
            <text:p>0,13303</text:p>
          </table:table-cell>
          <table:table-cell table:style-name="ce6" table:formula="of:=AVERAGE([.O36:.O47])" office:value-type="float" office:value="0.127162891666667" calcext:value-type="float">
            <text:p>0,12716</text:p>
          </table:table-cell>
          <table:table-cell table:style-name="ce3" table:formula="of:=1000000*([.O35]/[.E35])" office:value-type="float" office:value="20.912942837173" calcext:value-type="float">
            <text:p>20,9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8917.4" calcext:value-type="float">
            <text:p>8917,4</text:p>
          </table:table-cell>
          <table:table-cell office:value-type="float" office:value="96.6595" calcext:value-type="float">
            <text:p>96,6595</text:p>
          </table:table-cell>
          <table:table-cell office:value-type="float" office:value="3.34048" calcext:value-type="float">
            <text:p>3,34048</text:p>
          </table:table-cell>
          <table:table-cell office:value-type="float" office:value="57.8014" calcext:value-type="float">
            <text:p>57,8014</text:p>
          </table:table-cell>
          <table:table-cell office:value-type="float" office:value="61.8987" calcext:value-type="float">
            <text:p>61,8987</text:p>
          </table:table-cell>
          <table:table-cell office:value-type="float" office:value="38.1013" calcext:value-type="float">
            <text:p>38,1013</text:p>
          </table:table-cell>
          <table:table-cell office:value-type="float" office:value="6.61939" calcext:value-type="float">
            <text:p>6,61939</text:p>
          </table:table-cell>
          <table:table-cell office:value-type="float" office:value="0.140011" calcext:value-type="float">
            <text:p>0,140011</text:p>
          </table:table-cell>
          <table:table-cell office:value-type="float" office:value="0.0216868" calcext:value-type="float">
            <text:p>0,0216868</text:p>
          </table:table-cell>
          <table:table-cell office:value-type="float" office:value="0.0208228" calcext:value-type="float">
            <text:p>0,0208228</text:p>
          </table:table-cell>
          <table:table-cell table:style-name="ce11" table:formula="of:=1000000*([.O36]/[.E36])" office:value-type="float" office:value="24.6132387706856" calcext:value-type="float">
            <text:p>24,61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3271.6" calcext:value-type="float">
            <text:p>3271,6</text:p>
          </table:table-cell>
          <table:table-cell office:value-type="float" office:value="97.2763" calcext:value-type="float">
            <text:p>97,2763</text:p>
          </table:table-cell>
          <table:table-cell office:value-type="float" office:value="2.72369" calcext:value-type="float">
            <text:p>2,72369</text:p>
          </table:table-cell>
          <table:table-cell office:value-type="float" office:value="93.6364" calcext:value-type="float">
            <text:p>93,6364</text:p>
          </table:table-cell>
          <table:table-cell office:value-type="float" office:value="93.8259" calcext:value-type="float">
            <text:p>93,8259</text:p>
          </table:table-cell>
          <table:table-cell office:value-type="float" office:value="6.17409" calcext:value-type="float">
            <text:p>6,17409</text:p>
          </table:table-cell>
          <table:table-cell office:value-type="float" office:value="0.20202" calcext:value-type="float">
            <text:p>0,20202</text:p>
          </table:table-cell>
          <table:table-cell office:value-type="float" office:value="0.0286406" calcext:value-type="float">
            <text:p>0,0286406</text:p>
          </table:table-cell>
          <table:table-cell office:value-type="float" office:value="0.0036916" calcext:value-type="float">
            <text:p>0,0036916</text:p>
          </table:table-cell>
          <table:table-cell office:value-type="float" office:value="0.0028407" calcext:value-type="float">
            <text:p>0,0028407</text:p>
          </table:table-cell>
          <table:table-cell table:style-name="ce11" table:formula="of:=1000000*([.O37]/[.E37])" office:value-type="float" office:value="2.86939393939394" calcext:value-type="float">
            <text:p>2,87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6992.3" calcext:value-type="float">
            <text:p>6992,3</text:p>
          </table:table-cell>
          <table:table-cell office:value-type="float" office:value="96.672" calcext:value-type="float">
            <text:p>96,672</text:p>
          </table:table-cell>
          <table:table-cell office:value-type="float" office:value="3.328" calcext:value-type="float">
            <text:p>3,328</text:p>
          </table:table-cell>
          <table:table-cell office:value-type="float" office:value="91.3853" calcext:value-type="float">
            <text:p>91,3853</text:p>
          </table:table-cell>
          <table:table-cell office:value-type="float" office:value="93.242" calcext:value-type="float">
            <text:p>93,242</text:p>
          </table:table-cell>
          <table:table-cell office:value-type="float" office:value="6.75795" calcext:value-type="float">
            <text:p>6,75795</text:p>
          </table:table-cell>
          <table:table-cell office:value-type="float" office:value="1.99134" calcext:value-type="float">
            <text:p>1,99134</text:p>
          </table:table-cell>
          <table:table-cell office:value-type="float" office:value="0.173611" calcext:value-type="float">
            <text:p>0,173611</text:p>
          </table:table-cell>
          <table:table-cell office:value-type="float" office:value="0.0230227" calcext:value-type="float">
            <text:p>0,0230227</text:p>
          </table:table-cell>
          <table:table-cell office:value-type="float" office:value="0.0210313" calcext:value-type="float">
            <text:p>0,0210313</text:p>
          </table:table-cell>
          <table:table-cell table:style-name="ce11" table:formula="of:=1000000*([.O38]/[.E38])" office:value-type="float" office:value="9.10445887445887" calcext:value-type="float">
            <text:p>9,10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4164.4" calcext:value-type="float">
            <text:p>4164,4</text:p>
          </table:table-cell>
          <table:table-cell office:value-type="float" office:value="76.3197" calcext:value-type="float">
            <text:p>76,3197</text:p>
          </table:table-cell>
          <table:table-cell office:value-type="float" office:value="23.6803" calcext:value-type="float">
            <text:p>23,6803</text:p>
          </table:table-cell>
          <table:table-cell office:value-type="float" office:value="57.8487" calcext:value-type="float">
            <text:p>57,8487</text:p>
          </table:table-cell>
          <table:table-cell office:value-type="float" office:value="58.4334" calcext:value-type="float">
            <text:p>58,4334</text:p>
          </table:table-cell>
          <table:table-cell office:value-type="float" office:value="41.5666" calcext:value-type="float">
            <text:p>41,5666</text:p>
          </table:table-cell>
          <table:table-cell office:value-type="float" office:value="1.00063" calcext:value-type="float">
            <text:p>1,00063</text:p>
          </table:table-cell>
          <table:table-cell office:value-type="float" office:value="0.0624432" calcext:value-type="float">
            <text:p>0,0624432</text:p>
          </table:table-cell>
          <table:table-cell office:value-type="float" office:value="0.0084037" calcext:value-type="float">
            <text:p>0,0084037</text:p>
          </table:table-cell>
          <table:table-cell office:value-type="float" office:value="0.0071408" calcext:value-type="float">
            <text:p>0,0071408</text:p>
          </table:table-cell>
          <table:table-cell table:style-name="ce11" table:formula="of:=1000000*([.O39]/[.E39])" office:value-type="float" office:value="4.46579111944966" calcext:value-type="float">
            <text:p>4,47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4506.8" calcext:value-type="float">
            <text:p>4506,8</text:p>
          </table:table-cell>
          <table:table-cell office:value-type="float" office:value="61.7432" calcext:value-type="float">
            <text:p>61,7432</text:p>
          </table:table-cell>
          <table:table-cell office:value-type="float" office:value="38.2568" calcext:value-type="float">
            <text:p>38,2568</text:p>
          </table:table-cell>
          <table:table-cell office:value-type="float" office:value="51.3883" calcext:value-type="float">
            <text:p>51,3883</text:p>
          </table:table-cell>
          <table:table-cell office:value-type="float" office:value="51.4724" calcext:value-type="float">
            <text:p>51,4724</text:p>
          </table:table-cell>
          <table:table-cell office:value-type="float" office:value="48.5276" calcext:value-type="float">
            <text:p>48,5276</text:p>
          </table:table-cell>
          <table:table-cell office:value-type="float" office:value="0.163332" calcext:value-type="float">
            <text:p>0,163332</text:p>
          </table:table-cell>
          <table:table-cell office:value-type="float" office:value="0.242749" calcext:value-type="float">
            <text:p>0,242749</text:p>
          </table:table-cell>
          <table:table-cell office:value-type="float" office:value="0.0285295" calcext:value-type="float">
            <text:p>0,0285295</text:p>
          </table:table-cell>
          <table:table-cell office:value-type="float" office:value="0.0244657" calcext:value-type="float">
            <text:p>0,0244657</text:p>
          </table:table-cell>
          <table:table-cell table:style-name="ce11" table:formula="of:=1000000*([.O40]/[.E40])" office:value-type="float" office:value="4.99503879134341" calcext:value-type="float">
            <text:p>5,00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6246.8" calcext:value-type="float">
            <text:p>6246,8</text:p>
          </table:table-cell>
          <table:table-cell office:value-type="float" office:value="91.4496" calcext:value-type="float">
            <text:p>91,4496</text:p>
          </table:table-cell>
          <table:table-cell office:value-type="float" office:value="8.54952" calcext:value-type="float">
            <text:p>8,54952</text:p>
          </table:table-cell>
          <table:table-cell office:value-type="float" office:value="84.5334" calcext:value-type="float">
            <text:p>84,5334</text:p>
          </table:table-cell>
          <table:table-cell office:value-type="float" office:value="87.5817" calcext:value-type="float">
            <text:p>87,5817</text:p>
          </table:table-cell>
          <table:table-cell office:value-type="float" office:value="12.4183" calcext:value-type="float">
            <text:p>12,4183</text:p>
          </table:table-cell>
          <table:table-cell office:value-type="float" office:value="3.48053" calcext:value-type="float">
            <text:p>3,48053</text:p>
          </table:table-cell>
          <table:table-cell office:value-type="float" office:value="0.447049" calcext:value-type="float">
            <text:p>0,447049</text:p>
          </table:table-cell>
          <table:table-cell office:value-type="float" office:value="0.0602681" calcext:value-type="float">
            <text:p>0,0602681</text:p>
          </table:table-cell>
          <table:table-cell office:value-type="float" office:value="0.0557145" calcext:value-type="float">
            <text:p>0,0557145</text:p>
          </table:table-cell>
          <table:table-cell table:style-name="ce11" table:formula="of:=1000000*([.O41]/[.E41])" office:value-type="float" office:value="12.1197520121819" calcext:value-type="float">
            <text:p>12,12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44836.4" calcext:value-type="float">
            <text:p>44836,4</text:p>
          </table:table-cell>
          <table:table-cell office:value-type="float" office:value="99.7669" calcext:value-type="float">
            <text:p>99,7669</text:p>
          </table:table-cell>
          <table:table-cell office:value-type="float" office:value="0.233092" calcext:value-type="float">
            <text:p>0,233092</text:p>
          </table:table-cell>
          <table:table-cell office:value-type="float" office:value="96.4065" calcext:value-type="float">
            <text:p>96,4065</text:p>
          </table:table-cell>
          <table:table-cell office:value-type="float" office:value="99.0837" calcext:value-type="float">
            <text:p>99,0837</text:p>
          </table:table-cell>
          <table:table-cell office:value-type="float" office:value="0.916316" calcext:value-type="float">
            <text:p>0,916316</text:p>
          </table:table-cell>
          <table:table-cell office:value-type="float" office:value="2.70197" calcext:value-type="float">
            <text:p>2,70197</text:p>
          </table:table-cell>
          <table:table-cell office:value-type="float" office:value="0.408336" calcext:value-type="float">
            <text:p>0,408336</text:p>
          </table:table-cell>
          <table:table-cell office:value-type="float" office:value="0.0914631" calcext:value-type="float">
            <text:p>0,0914631</text:p>
          </table:table-cell>
          <table:table-cell office:value-type="float" office:value="0.0818189" calcext:value-type="float">
            <text:p>0,0818189</text:p>
          </table:table-cell>
          <table:table-cell table:style-name="ce11" table:formula="of:=1000000*([.O42]/[.E42])" office:value-type="float" office:value="7.44349526928675" calcext:value-type="float">
            <text:p>7,44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8222.2" calcext:value-type="float">
            <text:p>58222,2</text:p>
          </table:table-cell>
          <table:table-cell office:value-type="float" office:value="98.6752" calcext:value-type="float">
            <text:p>98,6752</text:p>
          </table:table-cell>
          <table:table-cell office:value-type="float" office:value="1.32479" calcext:value-type="float">
            <text:p>1,32479</text:p>
          </table:table-cell>
          <table:table-cell office:value-type="float" office:value="62.1081" calcext:value-type="float">
            <text:p>62,1081</text:p>
          </table:table-cell>
          <table:table-cell office:value-type="float" office:value="77.5565" calcext:value-type="float">
            <text:p>77,5565</text:p>
          </table:table-cell>
          <table:table-cell office:value-type="float" office:value="22.4435" calcext:value-type="float">
            <text:p>22,4435</text:p>
          </table:table-cell>
          <table:table-cell office:value-type="float" office:value="19.9189" calcext:value-type="float">
            <text:p>19,9189</text:p>
          </table:table-cell>
          <table:table-cell office:value-type="float" office:value="1.12399" calcext:value-type="float">
            <text:p>1,12399</text:p>
          </table:table-cell>
          <table:table-cell office:value-type="float" office:value="0.255526" calcext:value-type="float">
            <text:p>0,255526</text:p>
          </table:table-cell>
          <table:table-cell office:value-type="float" office:value="0.247849" calcext:value-type="float">
            <text:p>0,247849</text:p>
          </table:table-cell>
          <table:table-cell table:style-name="ce11" table:formula="of:=1000000*([.O43]/[.E43])" office:value-type="float" office:value="33.4931081081081" calcext:value-type="float">
            <text:p>33,49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8269" calcext:value-type="float">
            <text:p>108269</text:p>
          </table:table-cell>
          <table:table-cell office:value-type="float" office:value="99.9116" calcext:value-type="float">
            <text:p>99,9116</text:p>
          </table:table-cell>
          <table:table-cell office:value-type="float" office:value="0.0884411" calcext:value-type="float">
            <text:p>0,0884411</text:p>
          </table:table-cell>
          <table:table-cell office:value-type="float" office:value="65.4459" calcext:value-type="float">
            <text:p>65,4459</text:p>
          </table:table-cell>
          <table:table-cell office:value-type="float" office:value="91.8452" calcext:value-type="float">
            <text:p>91,8452</text:p>
          </table:table-cell>
          <table:table-cell office:value-type="float" office:value="8.15475" calcext:value-type="float">
            <text:p>8,15475</text:p>
          </table:table-cell>
          <table:table-cell office:value-type="float" office:value="28.7432" calcext:value-type="float">
            <text:p>28,7432</text:p>
          </table:table-cell>
          <table:table-cell office:value-type="float" office:value="1.49633" calcext:value-type="float">
            <text:p>1,49633</text:p>
          </table:table-cell>
          <table:table-cell office:value-type="float" office:value="0.379083" calcext:value-type="float">
            <text:p>0,379083</text:p>
          </table:table-cell>
          <table:table-cell office:value-type="float" office:value="0.370362" calcext:value-type="float">
            <text:p>0,370362</text:p>
          </table:table-cell>
          <table:table-cell table:style-name="ce11" table:formula="of:=1000000*([.O44]/[.E44])" office:value-type="float" office:value="50.0489189189189" calcext:value-type="float">
            <text:p>50,05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441432" calcext:value-type="float">
            <text:p>441432</text:p>
          </table:table-cell>
          <table:table-cell office:value-type="float" office:value="88.369" calcext:value-type="float">
            <text:p>88,369</text:p>
          </table:table-cell>
          <table:table-cell office:value-type="float" office:value="11.631" calcext:value-type="float">
            <text:p>11,631</text:p>
          </table:table-cell>
          <table:table-cell office:value-type="float" office:value="59.627" calcext:value-type="float">
            <text:p>59,627</text:p>
          </table:table-cell>
          <table:table-cell office:value-type="float" office:value="59.6363" calcext:value-type="float">
            <text:p>59,6363</text:p>
          </table:table-cell>
          <table:table-cell office:value-type="float" office:value="40.3637" calcext:value-type="float">
            <text:p>40,3637</text:p>
          </table:table-cell>
          <table:table-cell office:value-type="float" office:value="0.01554" calcext:value-type="float">
            <text:p>0,01554</text:p>
          </table:table-cell>
          <table:table-cell office:value-type="float" office:value="2.68545" calcext:value-type="float">
            <text:p>2,68545</text:p>
          </table:table-cell>
          <table:table-cell office:value-type="float" office:value="0.280582" calcext:value-type="float">
            <text:p>0,280582</text:p>
          </table:table-cell>
          <table:table-cell office:value-type="float" office:value="0.273342" calcext:value-type="float">
            <text:p>0,273342</text:p>
          </table:table-cell>
          <table:table-cell table:style-name="ce11" table:formula="of:=1000000*([.O45]/[.E45])" office:value-type="float" office:value="42.4773892773893" calcext:value-type="float">
            <text:p>42,48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686311" calcext:value-type="float">
            <text:p>686311</text:p>
          </table:table-cell>
          <table:table-cell office:value-type="float" office:value="98.6021" calcext:value-type="float">
            <text:p>98,6021</text:p>
          </table:table-cell>
          <table:table-cell office:value-type="float" office:value="1.39789" calcext:value-type="float">
            <text:p>1,39789</text:p>
          </table:table-cell>
          <table:table-cell office:value-type="float" office:value="94.5273" calcext:value-type="float">
            <text:p>94,5273</text:p>
          </table:table-cell>
          <table:table-cell office:value-type="float" office:value="95.693" calcext:value-type="float">
            <text:p>95,693</text:p>
          </table:table-cell>
          <table:table-cell office:value-type="float" office:value="4.30701" calcext:value-type="float">
            <text:p>4,30701</text:p>
          </table:table-cell>
          <table:table-cell office:value-type="float" office:value="1.21818" calcext:value-type="float">
            <text:p>1,21818</text:p>
          </table:table-cell>
          <table:table-cell office:value-type="float" office:value="2.16605" calcext:value-type="float">
            <text:p>2,16605</text:p>
          </table:table-cell>
          <table:table-cell office:value-type="float" office:value="0.230446" calcext:value-type="float">
            <text:p>0,230446</text:p>
          </table:table-cell>
          <table:table-cell office:value-type="float" office:value="0.22434" calcext:value-type="float">
            <text:p>0,22434</text:p>
          </table:table-cell>
          <table:table-cell table:style-name="ce11" table:formula="of:=1000000*([.O46]/[.E46])" office:value-type="float" office:value="40.7890909090909" calcext:value-type="float">
            <text:p>40,79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44054.3" calcext:value-type="float">
            <text:p>44054,3</text:p>
          </table:table-cell>
          <table:table-cell office:value-type="float" office:value="87.6904" calcext:value-type="float">
            <text:p>87,6904</text:p>
          </table:table-cell>
          <table:table-cell office:value-type="float" office:value="12.3096" calcext:value-type="float">
            <text:p>12,3096</text:p>
          </table:table-cell>
          <table:table-cell office:value-type="float" office:value="82.005" calcext:value-type="float">
            <text:p>82,005</text:p>
          </table:table-cell>
          <table:table-cell office:value-type="float" office:value="82.0501" calcext:value-type="float">
            <text:p>82,0501</text:p>
          </table:table-cell>
          <table:table-cell office:value-type="float" office:value="17.9499" calcext:value-type="float">
            <text:p>17,9499</text:p>
          </table:table-cell>
          <table:table-cell office:value-type="float" office:value="0.055" calcext:value-type="float">
            <text:p>0,055</text:p>
          </table:table-cell>
          <table:table-cell office:value-type="float" office:value="1.64614" calcext:value-type="float">
            <text:p>1,64614</text:p>
          </table:table-cell>
          <table:table-cell office:value-type="float" office:value="0.2136" calcext:value-type="float">
            <text:p>0,2136</text:p>
          </table:table-cell>
          <table:table-cell office:value-type="float" office:value="0.196227" calcext:value-type="float">
            <text:p>0,196227</text:p>
          </table:table-cell>
          <table:table-cell table:style-name="ce11" table:formula="of:=1000000*([.O47]/[.E47])" office:value-type="float" office:value="9.81135" calcext:value-type="float">
            <text:p>9,81</text:p>
          </table:table-cell>
        </table:table-row>
      </table:table>
      <table:table table:name="UN_05" table:style-name="ta1">
        <table:table-column table:style-name="co14" table:number-columns-repeated="15" table:default-cell-style-name="Default"/>
        <table:table-column table:style-name="co14" table:default-cell-style-name="ce9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style-name="ce8" office:value-type="string" calcext:value-type="string">
            <text:p>Ejemplos</text:p>
          </table:table-cell>
          <table:table-cell table:style-name="ce1" office:value-type="string" calcext:value-type="string">
            <text:p>Patrones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estNC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%NC</text:p>
          </table:table-cell>
          <table:table-cell table:style-name="ce5" office:value-type="string" calcext:value-type="string">
            <text:p>T_Train</text:p>
          </table:table-cell>
          <table:table-cell table:style-name="ce5" office:value-type="string" calcext:value-type="string">
            <text:p>T_Test</text:p>
          </table:table-cell>
          <table:table-cell table:style-name="ce5" office:value-type="string" calcext:value-type="string">
            <text:p>T_CPU_Test</text:p>
          </table:table-cell>
          <table:table-cell table:style-name="ce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2" table:formula="of:=AVERAGE([.E3:.E15])" office:value-type="float" office:value="6299.15384615385" calcext:value-type="float">
            <text:p>6299,2</text:p>
          </table:table-cell>
          <table:table-cell table:style-name="ce2" table:formula="of:=AVERAGE([.F3:.F15])" office:value-type="float" office:value="501.538461538462" calcext:value-type="float">
            <text:p>501,5</text:p>
          </table:table-cell>
          <table:table-cell table:style-name="ce3" table:formula="of:=AVERAGE([.G3:.G15])" office:value-type="float" office:value="82.3998538461538" calcext:value-type="float">
            <text:p>82,40</text:p>
          </table:table-cell>
          <table:table-cell table:style-name="ce3" table:formula="of:=AVERAGE([.H3:.H15])" office:value-type="float" office:value="17.2276889230769" calcext:value-type="float">
            <text:p>17,23</text:p>
          </table:table-cell>
          <table:table-cell table:style-name="ce3" table:formula="of:=AVERAGE([.I3:.I15])" office:value-type="float" office:value="69.9648615384615" calcext:value-type="float">
            <text:p>69,96</text:p>
          </table:table-cell>
          <table:table-cell table:style-name="ce3" table:formula="of:=AVERAGE([.J3:.J15])" office:value-type="float" office:value="76.7209615384615" calcext:value-type="float">
            <text:p>76,72</text:p>
          </table:table-cell>
          <table:table-cell table:style-name="ce3" table:formula="of:=AVERAGE([.K3:.K15])" office:value-type="float" office:value="23.2790384615385" calcext:value-type="float">
            <text:p>23,28</text:p>
          </table:table-cell>
          <table:table-cell table:style-name="ce3" table:formula="of:=AVERAGE([.L3:.L15])" office:value-type="float" office:value="7.83082702615385" calcext:value-type="float">
            <text:p>7,83</text:p>
          </table:table-cell>
          <table:table-cell table:style-name="ce6" table:formula="of:=AVERAGE([.M3:.M15])" office:value-type="float" office:value="0.0962259" calcext:value-type="float">
            <text:p>0,09623</text:p>
          </table:table-cell>
          <table:table-cell table:style-name="ce6" table:formula="of:=AVERAGE([.N3:.N15])" office:value-type="float" office:value="0.0131734076923077" calcext:value-type="float">
            <text:p>0,01317</text:p>
          </table:table-cell>
          <table:table-cell table:style-name="ce6" table:formula="of:=AVERAGE([.O3:.O15])" office:value-type="float" office:value="0.00870076923076923" calcext:value-type="float">
            <text:p>0,00870</text:p>
          </table:table-cell>
          <table:table-cell table:style-name="ce3" table:formula="of:=1000000*([.O2]/[.E2])" office:value-type="float" office:value="1.38125999829037" calcext:value-type="float">
            <text:p>1,38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740.7" calcext:value-type="float">
            <text:p>740,7</text:p>
          </table:table-cell>
          <table:table-cell office:value-type="float" office:value="28.1889" calcext:value-type="float">
            <text:p>28,1889</text:p>
          </table:table-cell>
          <table:table-cell office:value-type="float" office:value="71.8101" calcext:value-type="float">
            <text:p>71,8101</text:p>
          </table:table-cell>
          <table:table-cell office:value-type="float" office:value="18.5673" calcext:value-type="float">
            <text:p>18,5673</text:p>
          </table:table-cell>
          <table:table-cell office:value-type="float" office:value="18.5807" calcext:value-type="float">
            <text:p>18,5807</text:p>
          </table:table-cell>
          <table:table-cell office:value-type="float" office:value="81.4193" calcext:value-type="float">
            <text:p>81,4193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150519" calcext:value-type="float">
            <text:p>0,150519</text:p>
          </table:table-cell>
          <table:table-cell office:value-type="float" office:value="0.0162832" calcext:value-type="float">
            <text:p>0,0162832</text:p>
          </table:table-cell>
          <table:table-cell office:value-type="float" office:value="0.0133644" calcext:value-type="float">
            <text:p>0,0133644</text:p>
          </table:table-cell>
          <table:table-cell table:formula="of:=1000000*([.O3]/[.E3])" office:value-type="float" office:value="3.2018207954001" calcext:value-type="float">
            <text:p>3,2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0.8" calcext:value-type="float">
            <text:p>20,8</text:p>
          </table:table-cell>
          <table:table-cell office:value-type="float" office:value="72.7428" calcext:value-type="float">
            <text:p>72,7428</text:p>
          </table:table-cell>
          <table:table-cell office:value-type="float" office:value="27.2572" calcext:value-type="float">
            <text:p>27,2572</text:p>
          </table:table-cell>
          <table:table-cell table:number-columns-repeated="2" office:value-type="float" office:value="80.8491" calcext:value-type="float">
            <text:p>80,8491</text:p>
          </table:table-cell>
          <table:table-cell office:value-type="float" office:value="19.1509" calcext:value-type="float">
            <text:p>19,1509</text:p>
          </table:table-cell>
          <table:table-cell office:value-type="float" office:value="0" calcext:value-type="float">
            <text:p>0</text:p>
          </table:table-cell>
          <table:table-cell office:value-type="float" office:value="0.0444694" calcext:value-type="float">
            <text:p>0,0444694</text:p>
          </table:table-cell>
          <table:table-cell office:value-type="float" office:value="0.0047742" calcext:value-type="float">
            <text:p>0,0047742</text:p>
          </table:table-cell>
          <table:table-cell office:value-type="float" office:value="0.0012599" calcext:value-type="float">
            <text:p>0,0012599</text:p>
          </table:table-cell>
          <table:table-cell table:formula="of:=1000000*([.O4]/[.E4])" office:value-type="float" office:value="0.237716981132075" calcext:value-type="float">
            <text:p>0,24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312.5" calcext:value-type="float">
            <text:p>312,5</text:p>
          </table:table-cell>
          <table:table-cell office:value-type="float" office:value="71.2066" calcext:value-type="float">
            <text:p>71,2066</text:p>
          </table:table-cell>
          <table:table-cell office:value-type="float" office:value="28.7934" calcext:value-type="float">
            <text:p>28,7934</text:p>
          </table:table-cell>
          <table:table-cell office:value-type="float" office:value="58.2609" calcext:value-type="float">
            <text:p>58,2609</text:p>
          </table:table-cell>
          <table:table-cell office:value-type="float" office:value="59.4675" calcext:value-type="float">
            <text:p>59,4675</text:p>
          </table:table-cell>
          <table:table-cell office:value-type="float" office:value="40.5325" calcext:value-type="float">
            <text:p>40,5325</text:p>
          </table:table-cell>
          <table:table-cell office:value-type="float" office:value="2.02899" calcext:value-type="float">
            <text:p>2,02899</text:p>
          </table:table-cell>
          <table:table-cell office:value-type="float" office:value="0.0049773" calcext:value-type="float">
            <text:p>0,0049773</text:p>
          </table:table-cell>
          <table:table-cell office:value-type="float" office:value="0.0005944" calcext:value-type="float">
            <text:p>0,0005944</text:p>
          </table:table-cell>
          <table:table-cell office:value-type="float" office:value="0.0003279" calcext:value-type="float">
            <text:p>0,0003279</text:p>
          </table:table-cell>
          <table:table-cell table:formula="of:=1000000*([.O5]/[.E5])" office:value-type="float" office:value="0.950434782608696" calcext:value-type="float">
            <text:p>0,95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694.6" calcext:value-type="float">
            <text:p>694,6</text:p>
          </table:table-cell>
          <table:table-cell office:value-type="float" office:value="99.4758" calcext:value-type="float">
            <text:p>99,4758</text:p>
          </table:table-cell>
          <table:table-cell office:value-type="float" office:value="0.524206" calcext:value-type="float">
            <text:p>0,524206</text:p>
          </table:table-cell>
          <table:table-cell office:value-type="float" office:value="28.5185" calcext:value-type="float">
            <text:p>28,5185</text:p>
          </table:table-cell>
          <table:table-cell office:value-type="float" office:value="91.6667" calcext:value-type="float">
            <text:p>91,6667</text:p>
          </table:table-cell>
          <table:table-cell office:value-type="float" office:value="8.33333" calcext:value-type="float">
            <text:p>8,33333</text:p>
          </table:table-cell>
          <table:table-cell office:value-type="float" office:value="68.8889" calcext:value-type="float">
            <text:p>68,8889</text:p>
          </table:table-cell>
          <table:table-cell office:value-type="float" office:value="0.0040945" calcext:value-type="float">
            <text:p>0,0040945</text:p>
          </table:table-cell>
          <table:table-cell office:value-type="float" office:value="0.0006504" calcext:value-type="float">
            <text:p>0,0006504</text:p>
          </table:table-cell>
          <table:table-cell office:value-type="float" office:value="0.0004413" calcext:value-type="float">
            <text:p>0,0004413</text:p>
          </table:table-cell>
          <table:table-cell table:formula="of:=1000000*([.O6]/[.E6])" office:value-type="float" office:value="1.63444444444444" calcext:value-type="float">
            <text:p>1,63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78.1" calcext:value-type="float">
            <text:p>78,1</text:p>
          </table:table-cell>
          <table:table-cell office:value-type="float" office:value="95.6454" calcext:value-type="float">
            <text:p>95,6454</text:p>
          </table:table-cell>
          <table:table-cell office:value-type="float" office:value="4.35462" calcext:value-type="float">
            <text:p>4,35462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16298" calcext:value-type="float">
            <text:p>0,0016298</text:p>
          </table:table-cell>
          <table:table-cell office:value-type="float" office:value="0.0001842" calcext:value-type="float">
            <text:p>0,0001842</text:p>
          </table:table-cell>
          <table:table-cell table:style-name="ce10" office:value-type="float" office:value="0.0000687" calcext:value-type="float">
            <text:p>6,87E-05</text:p>
          </table:table-cell>
          <table:table-cell table:formula="of:=1000000*([.O7]/[.E7])" office:value-type="float" office:value="0.458" calcext:value-type="float">
            <text:p>0,46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61392" calcext:value-type="float">
            <text:p>0,0061392</text:p>
          </table:table-cell>
          <table:table-cell office:value-type="float" office:value="0.0006835" calcext:value-type="float">
            <text:p>0,0006835</text:p>
          </table:table-cell>
          <table:table-cell office:value-type="float" office:value="0.0002904" calcext:value-type="float">
            <text:p>0,0002904</text:p>
          </table:table-cell>
          <table:table-cell table:formula="of:=1000000*([.O8]/[.E8])" office:value-type="float" office:value="0.5808" calcext:value-type="float">
            <text:p>0,58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91" calcext:value-type="float">
            <text:p>191</text:p>
          </table:table-cell>
          <table:table-cell office:value-type="float" office:value="86.8892" calcext:value-type="float">
            <text:p>86,8892</text:p>
          </table:table-cell>
          <table:table-cell office:value-type="float" office:value="13.0617" calcext:value-type="float">
            <text:p>13,0617</text:p>
          </table:table-cell>
          <table:table-cell office:value-type="float" office:value="75.9036" calcext:value-type="float">
            <text:p>75,9036</text:p>
          </table:table-cell>
          <table:table-cell office:value-type="float" office:value="81.5006" calcext:value-type="float">
            <text:p>81,5006</text:p>
          </table:table-cell>
          <table:table-cell office:value-type="float" office:value="18.4994" calcext:value-type="float">
            <text:p>18,4994</text:p>
          </table:table-cell>
          <table:table-cell office:value-type="float" office:value="6.86747" calcext:value-type="float">
            <text:p>6,86747</text:p>
          </table:table-cell>
          <table:table-cell office:value-type="float" office:value="0.0093719" calcext:value-type="float">
            <text:p>0,0093719</text:p>
          </table:table-cell>
          <table:table-cell office:value-type="float" office:value="0.0009472" calcext:value-type="float">
            <text:p>0,0009472</text:p>
          </table:table-cell>
          <table:table-cell office:value-type="float" office:value="0.0003541" calcext:value-type="float">
            <text:p>0,0003541</text:p>
          </table:table-cell>
          <table:table-cell table:formula="of:=1000000*([.O9]/[.E9])" office:value-type="float" office:value="0.426626506024096" calcext:value-type="float">
            <text:p>0,43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01.3" calcext:value-type="float">
            <text:p>101,3</text:p>
          </table:table-cell>
          <table:table-cell office:value-type="float" office:value="93.6469" calcext:value-type="float">
            <text:p>93,6469</text:p>
          </table:table-cell>
          <table:table-cell office:value-type="float" office:value="6.35314" calcext:value-type="float">
            <text:p>6,35314</text:p>
          </table:table-cell>
          <table:table-cell office:value-type="float" office:value="91.6279" calcext:value-type="float">
            <text:p>91,6279</text:p>
          </table:table-cell>
          <table:table-cell office:value-type="float" office:value="92.4883" calcext:value-type="float">
            <text:p>92,4883</text:p>
          </table:table-cell>
          <table:table-cell office:value-type="float" office:value="7.51174" calcext:value-type="float">
            <text:p>7,51174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24679" calcext:value-type="float">
            <text:p>0,0024679</text:p>
          </table:table-cell>
          <table:table-cell office:value-type="float" office:value="0.0002842" calcext:value-type="float">
            <text:p>0,0002842</text:p>
          </table:table-cell>
          <table:table-cell office:value-type="float" office:value="0.0001192" calcext:value-type="float">
            <text:p>0,0001192</text:p>
          </table:table-cell>
          <table:table-cell table:formula="of:=1000000*([.O10]/[.E10])" office:value-type="float" office:value="0.554418604651163" calcext:value-type="float">
            <text:p>0,55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520.1" calcext:value-type="float">
            <text:p>520,1</text:p>
          </table:table-cell>
          <table:table-cell office:value-type="float" office:value="94.816" calcext:value-type="float">
            <text:p>94,816</text:p>
          </table:table-cell>
          <table:table-cell office:value-type="float" office:value="5.18402" calcext:value-type="float">
            <text:p>5,18402</text:p>
          </table:table-cell>
          <table:table-cell office:value-type="float" office:value="95.1937" calcext:value-type="float">
            <text:p>95,1937</text:p>
          </table:table-cell>
          <table:table-cell office:value-type="float" office:value="95.3156" calcext:value-type="float">
            <text:p>95,3156</text:p>
          </table:table-cell>
          <table:table-cell office:value-type="float" office:value="4.68435" calcext:value-type="float">
            <text:p>4,68435</text:p>
          </table:table-cell>
          <table:table-cell office:value-type="float" office:value="0.127924" calcext:value-type="float">
            <text:p>0,127924</text:p>
          </table:table-cell>
          <table:table-cell office:value-type="float" office:value="0.0872334" calcext:value-type="float">
            <text:p>0,0872334</text:p>
          </table:table-cell>
          <table:table-cell office:value-type="float" office:value="0.0098874" calcext:value-type="float">
            <text:p>0,0098874</text:p>
          </table:table-cell>
          <table:table-cell office:value-type="float" office:value="0.0057254" calcext:value-type="float">
            <text:p>0,0057254</text:p>
          </table:table-cell>
          <table:table-cell table:formula="of:=1000000*([.O11]/[.E11])" office:value-type="float" office:value="1.04630847953216" calcext:value-type="float">
            <text:p>1,05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407.1" calcext:value-type="float">
            <text:p>407,1</text:p>
          </table:table-cell>
          <table:table-cell office:value-type="float" office:value="81.0881" calcext:value-type="float">
            <text:p>81,0881</text:p>
          </table:table-cell>
          <table:table-cell office:value-type="float" office:value="18.9119" calcext:value-type="float">
            <text:p>18,9119</text:p>
          </table:table-cell>
          <table:table-cell table:number-columns-repeated="2" office:value-type="float" office:value="81.0696" calcext:value-type="float">
            <text:p>81,0696</text:p>
          </table:table-cell>
          <table:table-cell office:value-type="float" office:value="18.9304" calcext:value-type="float">
            <text:p>18,9304</text:p>
          </table:table-cell>
          <table:table-cell office:value-type="float" office:value="0" calcext:value-type="float">
            <text:p>0</text:p>
          </table:table-cell>
          <table:table-cell office:value-type="float" office:value="0.0640668" calcext:value-type="float">
            <text:p>0,0640668</text:p>
          </table:table-cell>
          <table:table-cell office:value-type="float" office:value="0.0069804" calcext:value-type="float">
            <text:p>0,0069804</text:p>
          </table:table-cell>
          <table:table-cell office:value-type="float" office:value="0.0033041" calcext:value-type="float">
            <text:p>0,0033041</text:p>
          </table:table-cell>
          <table:table-cell table:formula="of:=1000000*([.O12]/[.E12])" office:value-type="float" office:value="0.611417468541821" calcext:value-type="float">
            <text:p>0,61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411.8" calcext:value-type="float">
            <text:p>1411,8</text:p>
          </table:table-cell>
          <table:table-cell office:value-type="float" office:value="87.1151" calcext:value-type="float">
            <text:p>87,1151</text:p>
          </table:table-cell>
          <table:table-cell office:value-type="float" office:value="12.8849" calcext:value-type="float">
            <text:p>12,8849</text:p>
          </table:table-cell>
          <table:table-cell office:value-type="float" office:value="69.5312" calcext:value-type="float">
            <text:p>69,5312</text:p>
          </table:table-cell>
          <table:table-cell office:value-type="float" office:value="71.1052" calcext:value-type="float">
            <text:p>71,1052</text:p>
          </table:table-cell>
          <table:table-cell office:value-type="float" office:value="28.8948" calcext:value-type="float">
            <text:p>28,8948</text:p>
          </table:table-cell>
          <table:table-cell office:value-type="float" office:value="2.21354" calcext:value-type="float">
            <text:p>2,21354</text:p>
          </table:table-cell>
          <table:table-cell office:value-type="float" office:value="0.0136206" calcext:value-type="float">
            <text:p>0,0136206</text:p>
          </table:table-cell>
          <table:table-cell office:value-type="float" office:value="0.0016132" calcext:value-type="float">
            <text:p>0,0016132</text:p>
          </table:table-cell>
          <table:table-cell office:value-type="float" office:value="0.0009917" calcext:value-type="float">
            <text:p>0,0009917</text:p>
          </table:table-cell>
          <table:table-cell table:formula="of:=1000000*([.O13]/[.E13])" office:value-type="float" office:value="1.29127604166667" calcext:value-type="float">
            <text:p>1,29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518.6" calcext:value-type="float">
            <text:p>1518,6</text:p>
          </table:table-cell>
          <table:table-cell office:value-type="float" office:value="92.0748" calcext:value-type="float">
            <text:p>92,0748</text:p>
          </table:table-cell>
          <table:table-cell office:value-type="float" office:value="7.92524" calcext:value-type="float">
            <text:p>7,92524</text:p>
          </table:table-cell>
          <table:table-cell office:value-type="float" office:value="61.6883" calcext:value-type="float">
            <text:p>61,6883</text:p>
          </table:table-cell>
          <table:table-cell office:value-type="float" office:value="63.9013" calcext:value-type="float">
            <text:p>63,9013</text:p>
          </table:table-cell>
          <table:table-cell office:value-type="float" office:value="36.0987" calcext:value-type="float">
            <text:p>36,0987</text:p>
          </table:table-cell>
          <table:table-cell office:value-type="float" office:value="3.4632" calcext:value-type="float">
            <text:p>3,4632</text:p>
          </table:table-cell>
          <table:table-cell office:value-type="float" office:value="0.0074069" calcext:value-type="float">
            <text:p>0,0074069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08269" calcext:value-type="float">
            <text:p>0,0008269</text:p>
          </table:table-cell>
          <table:table-cell table:formula="of:=1000000*([.O14]/[.E14])" office:value-type="float" office:value="1.78982683982684" calcext:value-type="float">
            <text:p>1,79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441.5" calcext:value-type="float">
            <text:p>441,5</text:p>
          </table:table-cell>
          <table:table-cell office:value-type="float" office:value="91.1085" calcext:value-type="float">
            <text:p>91,1085</text:p>
          </table:table-cell>
          <table:table-cell office:value-type="float" office:value="8.89153" calcext:value-type="float">
            <text:p>8,89153</text:p>
          </table:table-cell>
          <table:table-cell office:value-type="float" office:value="89.9998" calcext:value-type="float">
            <text:p>89,9998</text:p>
          </table:table-cell>
          <table:table-cell office:value-type="float" office:value="90.0076" calcext:value-type="float">
            <text:p>90,0076</text:p>
          </table:table-cell>
          <table:table-cell office:value-type="float" office:value="9.99241" calcext:value-type="float">
            <text:p>9,99241</text:p>
          </table:table-cell>
          <table:table-cell office:value-type="float" office:value="0.00862084" calcext:value-type="float">
            <text:p>0,00862084</text:p>
          </table:table-cell>
          <table:table-cell office:value-type="float" office:value="0.85494" calcext:value-type="float">
            <text:p>0,85494</text:p>
          </table:table-cell>
          <table:table-cell office:value-type="float" office:value="0.127198" calcext:value-type="float">
            <text:p>0,127198</text:p>
          </table:table-cell>
          <table:table-cell office:value-type="float" office:value="0.086036" calcext:value-type="float">
            <text:p>0,086036</text:p>
          </table:table-cell>
          <table:table-cell table:formula="of:=1000000*([.O15]/[.E15])" office:value-type="float" office:value="1.48340488629114" calcext:value-type="float">
            <text:p>1,48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2" table:formula="of:=AVERAGE([.E17:.E26])" office:value-type="float" office:value="78339.2" calcext:value-type="float">
            <text:p>78339,2</text:p>
          </table:table-cell>
          <table:table-cell table:style-name="ce2" table:formula="of:=AVERAGE([.F17:.F26])" office:value-type="float" office:value="46748.71" calcext:value-type="float">
            <text:p>46748,7</text:p>
          </table:table-cell>
          <table:table-cell table:style-name="ce3" table:formula="of:=AVERAGE([.G17:.G26])" office:value-type="float" office:value="94.13314" calcext:value-type="float">
            <text:p>94,13</text:p>
          </table:table-cell>
          <table:table-cell table:style-name="ce3" table:formula="of:=AVERAGE([.H17:.H26])" office:value-type="float" office:value="5.7970587" calcext:value-type="float">
            <text:p>5,80</text:p>
          </table:table-cell>
          <table:table-cell table:style-name="ce3" table:formula="of:=AVERAGE([.I17:.I26])" office:value-type="float" office:value="55.19148" calcext:value-type="float">
            <text:p>55,19</text:p>
          </table:table-cell>
          <table:table-cell table:style-name="ce3" table:formula="of:=AVERAGE([.J17:.J26])" office:value-type="float" office:value="90.11045" calcext:value-type="float">
            <text:p>90,11</text:p>
          </table:table-cell>
          <table:table-cell table:style-name="ce3" table:formula="of:=AVERAGE([.K17:.K26])" office:value-type="float" office:value="9.889552" calcext:value-type="float">
            <text:p>9,89</text:p>
          </table:table-cell>
          <table:table-cell table:style-name="ce3" table:formula="of:=AVERAGE([.L17:.L26])" office:value-type="float" office:value="37.239034499" calcext:value-type="float">
            <text:p>37,24</text:p>
          </table:table-cell>
          <table:table-cell table:style-name="ce6" table:formula="of:=AVERAGE([.M17:.M26])" office:value-type="float" office:value="3.64585027" calcext:value-type="float">
            <text:p>3,64585</text:p>
          </table:table-cell>
          <table:table-cell table:style-name="ce6" table:formula="of:=AVERAGE([.N17:.N26])" office:value-type="float" office:value="0.51429594" calcext:value-type="float">
            <text:p>0,51430</text:p>
          </table:table-cell>
          <table:table-cell table:style-name="ce6" table:formula="of:=AVERAGE([.O17:.O26])" office:value-type="float" office:value="0.47713598" calcext:value-type="float">
            <text:p>0,47714</text:p>
          </table:table-cell>
          <table:table-cell table:style-name="ce3" table:formula="of:=1000000*([.O16]/[.E16])" office:value-type="float" office:value="6.09064146685184" calcext:value-type="float">
            <text:p>6,0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61529.7" calcext:value-type="float">
            <text:p>61529,7</text:p>
          </table:table-cell>
          <table:table-cell office:value-type="float" office:value="89.7265" calcext:value-type="float">
            <text:p>89,7265</text:p>
          </table:table-cell>
          <table:table-cell office:value-type="float" office:value="10.2651" calcext:value-type="float">
            <text:p>10,2651</text:p>
          </table:table-cell>
          <table:table-cell office:value-type="float" office:value="65.7799" calcext:value-type="float">
            <text:p>65,7799</text:p>
          </table:table-cell>
          <table:table-cell office:value-type="float" office:value="81.4674" calcext:value-type="float">
            <text:p>81,4674</text:p>
          </table:table-cell>
          <table:table-cell office:value-type="float" office:value="18.5326" calcext:value-type="float">
            <text:p>18,5326</text:p>
          </table:table-cell>
          <table:table-cell office:value-type="float" office:value="19.2561" calcext:value-type="float">
            <text:p>19,2561</text:p>
          </table:table-cell>
          <table:table-cell office:value-type="float" office:value="0.68678" calcext:value-type="float">
            <text:p>0,68678</text:p>
          </table:table-cell>
          <table:table-cell office:value-type="float" office:value="0.12055" calcext:value-type="float">
            <text:p>0,12055</text:p>
          </table:table-cell>
          <table:table-cell office:value-type="float" office:value="0.0832231" calcext:value-type="float">
            <text:p>0,0832231</text:p>
          </table:table-cell>
          <table:table-cell table:formula="of:=1000000*([.O17]/[.E17])" office:value-type="float" office:value="1.84032329397196" calcext:value-type="float">
            <text:p>1,84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085.5" calcext:value-type="float">
            <text:p>1085,5</text:p>
          </table:table-cell>
          <table:table-cell office:value-type="float" office:value="96.6527" calcext:value-type="float">
            <text:p>96,6527</text:p>
          </table:table-cell>
          <table:table-cell office:value-type="float" office:value="3.27276" calcext:value-type="float">
            <text:p>3,27276</text:p>
          </table:table-cell>
          <table:table-cell office:value-type="float" office:value="59.7101" calcext:value-type="float">
            <text:p>59,7101</text:p>
          </table:table-cell>
          <table:table-cell office:value-type="float" office:value="81.4229" calcext:value-type="float">
            <text:p>81,4229</text:p>
          </table:table-cell>
          <table:table-cell office:value-type="float" office:value="18.5771" calcext:value-type="float">
            <text:p>18,5771</text:p>
          </table:table-cell>
          <table:table-cell office:value-type="float" office:value="26.6667" calcext:value-type="float">
            <text:p>26,6667</text:p>
          </table:table-cell>
          <table:table-cell office:value-type="float" office:value="0.0132377" calcext:value-type="float">
            <text:p>0,0132377</text:p>
          </table:table-cell>
          <table:table-cell office:value-type="float" office:value="0.0020659" calcext:value-type="float">
            <text:p>0,0020659</text:p>
          </table:table-cell>
          <table:table-cell office:value-type="float" office:value="0.0014593" calcext:value-type="float">
            <text:p>0,0014593</text:p>
          </table:table-cell>
          <table:table-cell table:formula="of:=1000000*([.O18]/[.E18])" office:value-type="float" office:value="2.11492753623188" calcext:value-type="float">
            <text:p>2,11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971.1" calcext:value-type="float">
            <text:p>971,1</text:p>
          </table:table-cell>
          <table:table-cell office:value-type="float" office:value="98.3063" calcext:value-type="float">
            <text:p>98,3063</text:p>
          </table:table-cell>
          <table:table-cell office:value-type="float" office:value="1.6021" calcext:value-type="float">
            <text:p>1,6021</text:p>
          </table:table-cell>
          <table:table-cell office:value-type="float" office:value="43.6447" calcext:value-type="float">
            <text:p>43,6447</text:p>
          </table:table-cell>
          <table:table-cell office:value-type="float" office:value="86.3636" calcext:value-type="float">
            <text:p>86,3636</text:p>
          </table:table-cell>
          <table:table-cell office:value-type="float" office:value="13.6364" calcext:value-type="float">
            <text:p>13,6364</text:p>
          </table:table-cell>
          <table:table-cell office:value-type="float" office:value="49.464" calcext:value-type="float">
            <text:p>49,464</text:p>
          </table:table-cell>
          <table:table-cell office:value-type="float" office:value="0.0101662" calcext:value-type="float">
            <text:p>0,0101662</text:p>
          </table:table-cell>
          <table:table-cell office:value-type="float" office:value="0.0016264" calcext:value-type="float">
            <text:p>0,0016264</text:p>
          </table:table-cell>
          <table:table-cell office:value-type="float" office:value="0.0011468" calcext:value-type="float">
            <text:p>0,0011468</text:p>
          </table:table-cell>
          <table:table-cell table:formula="of:=1000000*([.O19]/[.E19])" office:value-type="float" office:value="1.756202143951" calcext:value-type="float">
            <text:p>1,76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224140" calcext:value-type="float">
            <text:p>224140</text:p>
          </table:table-cell>
          <table:table-cell office:value-type="float" office:value="99.0829" calcext:value-type="float">
            <text:p>99,0829</text:p>
          </table:table-cell>
          <table:table-cell office:value-type="float" office:value="0.908177" calcext:value-type="float">
            <text:p>0,908177</text:p>
          </table:table-cell>
          <table:table-cell office:value-type="float" office:value="48.6335" calcext:value-type="float">
            <text:p>48,6335</text:p>
          </table:table-cell>
          <table:table-cell office:value-type="float" office:value="96.2373" calcext:value-type="float">
            <text:p>96,2373</text:p>
          </table:table-cell>
          <table:table-cell office:value-type="float" office:value="3.76269" calcext:value-type="float">
            <text:p>3,76269</text:p>
          </table:table-cell>
          <table:table-cell office:value-type="float" office:value="49.465" calcext:value-type="float">
            <text:p>49,465</text:p>
          </table:table-cell>
          <table:table-cell office:value-type="float" office:value="5.50742" calcext:value-type="float">
            <text:p>5,50742</text:p>
          </table:table-cell>
          <table:table-cell office:value-type="float" office:value="1.11197" calcext:value-type="float">
            <text:p>1,11197</text:p>
          </table:table-cell>
          <table:table-cell office:value-type="float" office:value="1.00821" calcext:value-type="float">
            <text:p>1,00821</text:p>
          </table:table-cell>
          <table:table-cell table:formula="of:=1000000*([.O20]/[.E20])" office:value-type="float" office:value="7.07411539352096" calcext:value-type="float">
            <text:p>7,07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2745.8" calcext:value-type="float">
            <text:p>12745,8</text:p>
          </table:table-cell>
          <table:table-cell office:value-type="float" office:value="98.3947" calcext:value-type="float">
            <text:p>98,3947</text:p>
          </table:table-cell>
          <table:table-cell office:value-type="float" office:value="1.09077" calcext:value-type="float">
            <text:p>1,09077</text:p>
          </table:table-cell>
          <table:table-cell office:value-type="float" office:value="24.6386" calcext:value-type="float">
            <text:p>24,6386</text:p>
          </table:table-cell>
          <table:table-cell office:value-type="float" office:value="91.8058" calcext:value-type="float">
            <text:p>91,8058</text:p>
          </table:table-cell>
          <table:table-cell office:value-type="float" office:value="8.19423" calcext:value-type="float">
            <text:p>8,19423</text:p>
          </table:table-cell>
          <table:table-cell office:value-type="float" office:value="73.1623" calcext:value-type="float">
            <text:p>73,1623</text:p>
          </table:table-cell>
          <table:table-cell office:value-type="float" office:value="0.993851" calcext:value-type="float">
            <text:p>0,993851</text:p>
          </table:table-cell>
          <table:table-cell office:value-type="float" office:value="0.126593" calcext:value-type="float">
            <text:p>0,126593</text:p>
          </table:table-cell>
          <table:table-cell office:value-type="float" office:value="0.116542" calcext:value-type="float">
            <text:p>0,116542</text:p>
          </table:table-cell>
          <table:table-cell table:formula="of:=1000000*([.O21]/[.E21])" office:value-type="float" office:value="11.865404194665" calcext:value-type="float">
            <text:p>11,87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96623.6" calcext:value-type="float">
            <text:p>96623,6</text:p>
          </table:table-cell>
          <table:table-cell office:value-type="float" office:value="82.9174" calcext:value-type="float">
            <text:p>82,9174</text:p>
          </table:table-cell>
          <table:table-cell office:value-type="float" office:value="17.0826" calcext:value-type="float">
            <text:p>17,0826</text:p>
          </table:table-cell>
          <table:table-cell office:value-type="float" office:value="86.9504" calcext:value-type="float">
            <text:p>86,9504</text:p>
          </table:table-cell>
          <table:table-cell office:value-type="float" office:value="86.9523" calcext:value-type="float">
            <text:p>86,9523</text:p>
          </table:table-cell>
          <table:table-cell office:value-type="float" office:value="13.0477" calcext:value-type="float">
            <text:p>13,0477</text:p>
          </table:table-cell>
          <table:table-cell office:value-type="float" office:value="0.00222159" calcext:value-type="float">
            <text:p>0,00222159</text:p>
          </table:table-cell>
          <table:table-cell office:value-type="float" office:value="26.6103" calcext:value-type="float">
            <text:p>26,6103</text:p>
          </table:table-cell>
          <table:table-cell office:value-type="float" office:value="3.38263" calcext:value-type="float">
            <text:p>3,38263</text:p>
          </table:table-cell>
          <table:table-cell office:value-type="float" office:value="3.23645" calcext:value-type="float">
            <text:p>3,23645</text:p>
          </table:table-cell>
          <table:table-cell table:formula="of:=1000000*([.O22]/[.E22])" office:value-type="float" office:value="6.53642093868211" calcext:value-type="float">
            <text:p>6,54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56134.3" calcext:value-type="float">
            <text:p>56134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16" calcext:value-type="float">
            <text:p>46,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84" calcext:value-type="float">
            <text:p>53,84</text:p>
          </table:table-cell>
          <table:table-cell office:value-type="float" office:value="2.00859" calcext:value-type="float">
            <text:p>2,00859</text:p>
          </table:table-cell>
          <table:table-cell office:value-type="float" office:value="0.319632" calcext:value-type="float">
            <text:p>0,319632</text:p>
          </table:table-cell>
          <table:table-cell office:value-type="float" office:value="0.267695" calcext:value-type="float">
            <text:p>0,267695</text:p>
          </table:table-cell>
          <table:table-cell table:formula="of:=1000000*([.O23]/[.E23])" office:value-type="float" office:value="4.30911256700417" calcext:value-type="float">
            <text:p>4,31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2139" calcext:value-type="float">
            <text:p>21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229998" calcext:value-type="float">
            <text:p>0,0229998</text:p>
          </table:table-cell>
          <table:table-cell office:value-type="float" office:value="0.0027501" calcext:value-type="float">
            <text:p>0,0027501</text:p>
          </table:table-cell>
          <table:table-cell office:value-type="float" office:value="0.0019652" calcext:value-type="float">
            <text:p>0,0019652</text:p>
          </table:table-cell>
          <table:table-cell table:formula="of:=1000000*([.O24]/[.E24])" office:value-type="float" office:value="1.9652" calcext:value-type="float">
            <text:p>1,97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9128" calcext:value-type="float">
            <text:p>9128</text:p>
          </table:table-cell>
          <table:table-cell office:value-type="float" office:value="83.2955" calcext:value-type="float">
            <text:p>83,2955</text:p>
          </table:table-cell>
          <table:table-cell office:value-type="float" office:value="16.7045" calcext:value-type="float">
            <text:p>16,7045</text:p>
          </table:table-cell>
          <table:table-cell office:value-type="float" office:value="83.2282" calcext:value-type="float">
            <text:p>83,2282</text:p>
          </table:table-cell>
          <table:table-cell office:value-type="float" office:value="83.2588" calcext:value-type="float">
            <text:p>83,2588</text:p>
          </table:table-cell>
          <table:table-cell office:value-type="float" office:value="16.7412" calcext:value-type="float">
            <text:p>16,7412</text:p>
          </table:table-cell>
          <table:table-cell office:value-type="float" office:value="0.0368034" calcext:value-type="float">
            <text:p>0,0368034</text:p>
          </table:table-cell>
          <table:table-cell office:value-type="float" office:value="0.443401" calcext:value-type="float">
            <text:p>0,443401</text:p>
          </table:table-cell>
          <table:table-cell office:value-type="float" office:value="0.0577284" calcext:value-type="float">
            <text:p>0,0577284</text:p>
          </table:table-cell>
          <table:table-cell office:value-type="float" office:value="0.0424907" calcext:value-type="float">
            <text:p>0,0424907</text:p>
          </table:table-cell>
          <table:table-cell table:formula="of:=1000000*([.O25]/[.E25])" office:value-type="float" office:value="2.23400105152471" calcext:value-type="float">
            <text:p>2,23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990.1" calcext:value-type="float">
            <text:p>2990,1</text:p>
          </table:table-cell>
          <table:table-cell office:value-type="float" office:value="92.9554" calcext:value-type="float">
            <text:p>92,9554</text:p>
          </table:table-cell>
          <table:table-cell office:value-type="float" office:value="7.04458" calcext:value-type="float">
            <text:p>7,04458</text:p>
          </table:table-cell>
          <table:table-cell office:value-type="float" office:value="92.5694" calcext:value-type="float">
            <text:p>92,5694</text:p>
          </table:table-cell>
          <table:table-cell office:value-type="float" office:value="93.5964" calcext:value-type="float">
            <text:p>93,5964</text:p>
          </table:table-cell>
          <table:table-cell office:value-type="float" office:value="6.4036" calcext:value-type="float">
            <text:p>6,4036</text:p>
          </table:table-cell>
          <table:table-cell office:value-type="float" office:value="1.09722" calcext:value-type="float">
            <text:p>1,09722</text:p>
          </table:table-cell>
          <table:table-cell office:value-type="float" office:value="0.161757" calcext:value-type="float">
            <text:p>0,161757</text:p>
          </table:table-cell>
          <table:table-cell office:value-type="float" office:value="0.0174136" calcext:value-type="float">
            <text:p>0,0174136</text:p>
          </table:table-cell>
          <table:table-cell office:value-type="float" office:value="0.0121777" calcext:value-type="float">
            <text:p>0,0121777</text:p>
          </table:table-cell>
          <table:table-cell table:formula="of:=1000000*([.O26]/[.E26])" office:value-type="float" office:value="1.69134722222222" calcext:value-type="float">
            <text:p>1,69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2" table:formula="of:=AVERAGE([.E28:.E34])" office:value-type="float" office:value="260.714285714286" calcext:value-type="float">
            <text:p>260,7</text:p>
          </table:table-cell>
          <table:table-cell table:style-name="ce2" table:formula="of:=AVERAGE([.F28:.F34])" office:value-type="float" office:value="52173.8714285714" calcext:value-type="float">
            <text:p>52173,9</text:p>
          </table:table-cell>
          <table:table-cell table:style-name="ce3" table:formula="of:=AVERAGE([.G28:.G34])" office:value-type="float" office:value="99.7335142857143" calcext:value-type="float">
            <text:p>99,73</text:p>
          </table:table-cell>
          <table:table-cell table:style-name="ce3" table:formula="of:=AVERAGE([.H28:.H34])" office:value-type="float" office:value="0.266487828571429" calcext:value-type="float">
            <text:p>0,27</text:p>
          </table:table-cell>
          <table:table-cell table:style-name="ce3" table:formula="of:=AVERAGE([.I28:.I34])" office:value-type="float" office:value="32.4701471428571" calcext:value-type="float">
            <text:p>32,47</text:p>
          </table:table-cell>
          <table:table-cell table:style-name="ce3" table:formula="of:=AVERAGE([.J28:.J34])" office:value-type="float" office:value="75.0395285714286" calcext:value-type="float">
            <text:p>75,04</text:p>
          </table:table-cell>
          <table:table-cell table:style-name="ce3" table:formula="of:=AVERAGE([.K28:.K34])" office:value-type="float" office:value="24.9604571428571" calcext:value-type="float">
            <text:p>24,96</text:p>
          </table:table-cell>
          <table:table-cell table:style-name="ce3" table:formula="of:=AVERAGE([.L28:.L34])" office:value-type="float" office:value="62.7007714285714" calcext:value-type="float">
            <text:p>62,70</text:p>
          </table:table-cell>
          <table:table-cell table:style-name="ce6" table:formula="of:=AVERAGE([.M28:.M34])" office:value-type="float" office:value="0.0486659142857143" calcext:value-type="float">
            <text:p>0,04867</text:p>
          </table:table-cell>
          <table:table-cell table:style-name="ce6" table:formula="of:=AVERAGE([.N28:.N34])" office:value-type="float" office:value="0.0129259714285714" calcext:value-type="float">
            <text:p>0,01293</text:p>
          </table:table-cell>
          <table:table-cell table:style-name="ce6" table:formula="of:=AVERAGE([.O28:.O34])" office:value-type="float" office:value="0.0126302142857143" calcext:value-type="float">
            <text:p>0,01263</text:p>
          </table:table-cell>
          <table:table-cell table:style-name="ce3" table:formula="of:=1000000*([.O27]/[.E27])" office:value-type="float" office:value="48.4446575342466" calcext:value-type="float">
            <text:p>48,44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994.3" calcext:value-type="float">
            <text:p>1994,3</text:p>
          </table:table-cell>
          <table:table-cell office:value-type="float" office:value="99.348" calcext:value-type="float">
            <text:p>99,348</text:p>
          </table:table-cell>
          <table:table-cell office:value-type="float" office:value="0.651958" calcext:value-type="float">
            <text:p>0,651958</text:p>
          </table:table-cell>
          <table:table-cell office:value-type="float" office:value="41.5094" calcext:value-type="float">
            <text:p>41,5094</text:p>
          </table:table-cell>
          <table:table-cell office:value-type="float" office:value="92.9577" calcext:value-type="float">
            <text:p>92,9577</text:p>
          </table:table-cell>
          <table:table-cell office:value-type="float" office:value="7.04225" calcext:value-type="float">
            <text:p>7,04225</text:p>
          </table:table-cell>
          <table:table-cell office:value-type="float" office:value="55.3459" calcext:value-type="float">
            <text:p>55,3459</text:p>
          </table:table-cell>
          <table:table-cell office:value-type="float" office:value="0.0137844" calcext:value-type="float">
            <text:p>0,0137844</text:p>
          </table:table-cell>
          <table:table-cell office:value-type="float" office:value="0.0063262" calcext:value-type="float">
            <text:p>0,0063262</text:p>
          </table:table-cell>
          <table:table-cell office:value-type="float" office:value="0.0061457" calcext:value-type="float">
            <text:p>0,0061457</text:p>
          </table:table-cell>
          <table:table-cell table:formula="of:=1000000*([.O28]/[.E28])" office:value-type="float" office:value="38.6522012578616" calcext:value-type="float">
            <text:p>38,65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4578.3" calcext:value-type="float">
            <text:p>4578,3</text:p>
          </table:table-cell>
          <table:table-cell office:value-type="float" office:value="99.8533" calcext:value-type="float">
            <text:p>99,8533</text:p>
          </table:table-cell>
          <table:table-cell office:value-type="float" office:value="0.146701" calcext:value-type="float">
            <text:p>0,146701</text:p>
          </table:table-cell>
          <table:table-cell office:value-type="float" office:value="33.9726" calcext:value-type="float">
            <text:p>33,9726</text:p>
          </table:table-cell>
          <table:table-cell office:value-type="float" office:value="71.2644" calcext:value-type="float">
            <text:p>71,2644</text:p>
          </table:table-cell>
          <table:table-cell office:value-type="float" office:value="28.7356" calcext:value-type="float">
            <text:p>28,7356</text:p>
          </table:table-cell>
          <table:table-cell office:value-type="float" office:value="52.3288" calcext:value-type="float">
            <text:p>52,3288</text:p>
          </table:table-cell>
          <table:table-cell office:value-type="float" office:value="0.0320462" calcext:value-type="float">
            <text:p>0,0320462</text:p>
          </table:table-cell>
          <table:table-cell office:value-type="float" office:value="0.0158351" calcext:value-type="float">
            <text:p>0,0158351</text:p>
          </table:table-cell>
          <table:table-cell office:value-type="float" office:value="0.0154011" calcext:value-type="float">
            <text:p>0,0154011</text:p>
          </table:table-cell>
          <table:table-cell table:formula="of:=1000000*([.O29]/[.E29])" office:value-type="float" office:value="42.1947945205479" calcext:value-type="float">
            <text:p>42,19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998.9" calcext:value-type="float">
            <text:p>998,9</text:p>
          </table:table-cell>
          <table:table-cell office:value-type="float" office:value="98.9404" calcext:value-type="float">
            <text:p>98,9404</text:p>
          </table:table-cell>
          <table:table-cell office:value-type="float" office:value="1.05964" calcext:value-type="float">
            <text:p>1,05964</text:p>
          </table:table-cell>
          <table:table-cell office:value-type="float" office:value="25.2525" calcext:value-type="float">
            <text:p>25,2525</text:p>
          </table:table-cell>
          <table:table-cell office:value-type="float" office:value="66.9643" calcext:value-type="float">
            <text:p>66,9643</text:p>
          </table:table-cell>
          <table:table-cell office:value-type="float" office:value="33.0357" calcext:value-type="float">
            <text:p>33,0357</text:p>
          </table:table-cell>
          <table:table-cell office:value-type="float" office:value="62.2896" calcext:value-type="float">
            <text:p>62,2896</text:p>
          </table:table-cell>
          <table:table-cell office:value-type="float" office:value="0.0048818" calcext:value-type="float">
            <text:p>0,0048818</text:p>
          </table:table-cell>
          <table:table-cell office:value-type="float" office:value="0.0009655" calcext:value-type="float">
            <text:p>0,0009655</text:p>
          </table:table-cell>
          <table:table-cell office:value-type="float" office:value="0.0007267" calcext:value-type="float">
            <text:p>0,0007267</text:p>
          </table:table-cell>
          <table:table-cell table:formula="of:=1000000*([.O30]/[.E30])" office:value-type="float" office:value="2.44680134680135" calcext:value-type="float">
            <text:p>2,45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2929.6" calcext:value-type="float">
            <text:p>22929,6</text:p>
          </table:table-cell>
          <table:table-cell office:value-type="float" office:value="99.9929" calcext:value-type="float">
            <text:p>99,9929</text:p>
          </table:table-cell>
          <table:table-cell office:value-type="float" office:value="0.0071158" calcext:value-type="float">
            <text:p>0,0071158</text:p>
          </table:table-cell>
          <table:table-cell office:value-type="float" office:value="44.1595" calcext:value-type="float">
            <text:p>44,1595</text:p>
          </table:table-cell>
          <table:table-cell office:value-type="float" office:value="98.7261" calcext:value-type="float">
            <text:p>98,7261</text:p>
          </table:table-cell>
          <table:table-cell office:value-type="float" office:value="1.27389" calcext:value-type="float">
            <text:p>1,27389</text:p>
          </table:table-cell>
          <table:table-cell office:value-type="float" office:value="55.2707" calcext:value-type="float">
            <text:p>55,2707</text:p>
          </table:table-cell>
          <table:table-cell office:value-type="float" office:value="0.0777834" calcext:value-type="float">
            <text:p>0,0777834</text:p>
          </table:table-cell>
          <table:table-cell office:value-type="float" office:value="0.0149625" calcext:value-type="float">
            <text:p>0,0149625</text:p>
          </table:table-cell>
          <table:table-cell office:value-type="float" office:value="0.0145861" calcext:value-type="float">
            <text:p>0,0145861</text:p>
          </table:table-cell>
          <table:table-cell table:formula="of:=1000000*([.O31]/[.E31])" office:value-type="float" office:value="41.5558404558405" calcext:value-type="float">
            <text:p>41,56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234064" calcext:value-type="float">
            <text:p>23406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5242" calcext:value-type="float">
            <text:p>0,105242</text:p>
          </table:table-cell>
          <table:table-cell office:value-type="float" office:value="0.0234519" calcext:value-type="float">
            <text:p>0,0234519</text:p>
          </table:table-cell>
          <table:table-cell office:value-type="float" office:value="0.0231726" calcext:value-type="float">
            <text:p>0,0231726</text:p>
          </table:table-cell>
          <table:table-cell table:formula="of:=1000000*([.O32]/[.E32])" office:value-type="float" office:value="111.406730769231" calcext:value-type="float">
            <text:p>111,41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98722.3" calcext:value-type="float">
            <text:p>98722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9813" calcext:value-type="float">
            <text:p>1,498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5019" calcext:value-type="float">
            <text:p>98,5019</text:p>
          </table:table-cell>
          <table:table-cell office:value-type="float" office:value="0.0998691" calcext:value-type="float">
            <text:p>0,0998691</text:p>
          </table:table-cell>
          <table:table-cell office:value-type="float" office:value="0.0254876" calcext:value-type="float">
            <text:p>0,0254876</text:p>
          </table:table-cell>
          <table:table-cell office:value-type="float" office:value="0.0250996" calcext:value-type="float">
            <text:p>0,0250996</text:p>
          </table:table-cell>
          <table:table-cell table:formula="of:=1000000*([.O33]/[.E33])" office:value-type="float" office:value="94.0059925093633" calcext:value-type="float">
            <text:p>94,01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929.7" calcext:value-type="float">
            <text:p>1929,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989" calcext:value-type="float">
            <text:p>80,8989</text:p>
          </table:table-cell>
          <table:table-cell office:value-type="float" office:value="95.3642" calcext:value-type="float">
            <text:p>95,3642</text:p>
          </table:table-cell>
          <table:table-cell office:value-type="float" office:value="4.63576" calcext:value-type="float">
            <text:p>4,63576</text:p>
          </table:table-cell>
          <table:table-cell office:value-type="float" office:value="15.1685" calcext:value-type="float">
            <text:p>15,1685</text:p>
          </table:table-cell>
          <table:table-cell office:value-type="float" office:value="0.0070545" calcext:value-type="float">
            <text:p>0,0070545</text:p>
          </table:table-cell>
          <table:table-cell office:value-type="float" office:value="0.003453" calcext:value-type="float">
            <text:p>0,003453</text:p>
          </table:table-cell>
          <table:table-cell office:value-type="float" office:value="0.0032797" calcext:value-type="float">
            <text:p>0,0032797</text:p>
          </table:table-cell>
          <table:table-cell table:formula="of:=1000000*([.O34]/[.E34])" office:value-type="float" office:value="18.4252808988764" calcext:value-type="float">
            <text:p>18,43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2" table:formula="of:=AVERAGE([.E36:.E47])" office:value-type="float" office:value="6080.58333333333" calcext:value-type="float">
            <text:p>6080,6</text:p>
          </table:table-cell>
          <table:table-cell table:style-name="ce2" table:formula="of:=AVERAGE([.F36:.F47])" office:value-type="float" office:value="268602.516666667" calcext:value-type="float">
            <text:p>268602,5</text:p>
          </table:table-cell>
          <table:table-cell table:style-name="ce3" table:formula="of:=AVERAGE([.G36:.G47])" office:value-type="float" office:value="90.4856166666667" calcext:value-type="float">
            <text:p>90,49</text:p>
          </table:table-cell>
          <table:table-cell table:style-name="ce3" table:formula="of:=AVERAGE([.H36:.H47])" office:value-type="float" office:value="9.51437991666666" calcext:value-type="float">
            <text:p>9,51</text:p>
          </table:table-cell>
          <table:table-cell table:style-name="ce3" table:formula="of:=AVERAGE([.I36:.I47])" office:value-type="float" office:value="76.3067666666667" calcext:value-type="float">
            <text:p>76,31</text:p>
          </table:table-cell>
          <table:table-cell table:style-name="ce3" table:formula="of:=AVERAGE([.J36:.J47])" office:value-type="float" office:value="80.1181583333333" calcext:value-type="float">
            <text:p>80,12</text:p>
          </table:table-cell>
          <table:table-cell table:style-name="ce3" table:formula="of:=AVERAGE([.K36:.K47])" office:value-type="float" office:value="19.8818535" calcext:value-type="float">
            <text:p>19,88</text:p>
          </table:table-cell>
          <table:table-cell table:style-name="ce3" table:formula="of:=AVERAGE([.L36:.L47])" office:value-type="float" office:value="4.52954533333333" calcext:value-type="float">
            <text:p>4,53</text:p>
          </table:table-cell>
          <table:table-cell table:style-name="ce6" table:formula="of:=AVERAGE([.M36:.M47])" office:value-type="float" office:value="0.916187616666667" calcext:value-type="float">
            <text:p>0,91619</text:p>
          </table:table-cell>
          <table:table-cell table:style-name="ce6" table:formula="of:=AVERAGE([.N36:.N47])" office:value-type="float" office:value="0.129635016666667" calcext:value-type="float">
            <text:p>0,12964</text:p>
          </table:table-cell>
          <table:table-cell table:style-name="ce6" table:formula="of:=AVERAGE([.O36:.O47])" office:value-type="float" office:value="0.123929075" calcext:value-type="float">
            <text:p>0,12393</text:p>
          </table:table-cell>
          <table:table-cell table:style-name="ce3" table:formula="of:=1000000*([.O35]/[.E35])" office:value-type="float" office:value="20.3811161209862" calcext:value-type="float">
            <text:p>20,38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6426.9" calcext:value-type="float">
            <text:p>16426,9</text:p>
          </table:table-cell>
          <table:table-cell office:value-type="float" office:value="95.8776" calcext:value-type="float">
            <text:p>95,8776</text:p>
          </table:table-cell>
          <table:table-cell office:value-type="float" office:value="4.1224" calcext:value-type="float">
            <text:p>4,1224</text:p>
          </table:table-cell>
          <table:table-cell office:value-type="float" office:value="60.8747" calcext:value-type="float">
            <text:p>60,8747</text:p>
          </table:table-cell>
          <table:table-cell office:value-type="float" office:value="64.2946" calcext:value-type="float">
            <text:p>64,2946</text:p>
          </table:table-cell>
          <table:table-cell office:value-type="float" office:value="35.7054" calcext:value-type="float">
            <text:p>35,7054</text:p>
          </table:table-cell>
          <table:table-cell office:value-type="float" office:value="5.31915" calcext:value-type="float">
            <text:p>5,31915</text:p>
          </table:table-cell>
          <table:table-cell office:value-type="float" office:value="0.137133" calcext:value-type="float">
            <text:p>0,137133</text:p>
          </table:table-cell>
          <table:table-cell office:value-type="float" office:value="0.0198193" calcext:value-type="float">
            <text:p>0,0198193</text:p>
          </table:table-cell>
          <table:table-cell office:value-type="float" office:value="0.0189927" calcext:value-type="float">
            <text:p>0,0189927</text:p>
          </table:table-cell>
          <table:table-cell table:formula="of:=1000000*([.O36]/[.E36])" office:value-type="float" office:value="22.45" calcext:value-type="float">
            <text:p>22,45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700.9" calcext:value-type="float">
            <text:p>4700,9</text:p>
          </table:table-cell>
          <table:table-cell office:value-type="float" office:value="96.5802" calcext:value-type="float">
            <text:p>96,5802</text:p>
          </table:table-cell>
          <table:table-cell office:value-type="float" office:value="3.41983" calcext:value-type="float">
            <text:p>3,41983</text:p>
          </table:table-cell>
          <table:table-cell office:value-type="float" office:value="93.9394" calcext:value-type="float">
            <text:p>93,9394</text:p>
          </table:table-cell>
          <table:table-cell office:value-type="float" office:value="94.1296" calcext:value-type="float">
            <text:p>94,1296</text:p>
          </table:table-cell>
          <table:table-cell office:value-type="float" office:value="5.87045" calcext:value-type="float">
            <text:p>5,87045</text:p>
          </table:table-cell>
          <table:table-cell office:value-type="float" office:value="0.20202" calcext:value-type="float">
            <text:p>0,20202</text:p>
          </table:table-cell>
          <table:table-cell office:value-type="float" office:value="0.0284775" calcext:value-type="float">
            <text:p>0,0284775</text:p>
          </table:table-cell>
          <table:table-cell office:value-type="float" office:value="0.0032165" calcext:value-type="float">
            <text:p>0,0032165</text:p>
          </table:table-cell>
          <table:table-cell office:value-type="float" office:value="0.0024869" calcext:value-type="float">
            <text:p>0,0024869</text:p>
          </table:table-cell>
          <table:table-cell table:formula="of:=1000000*([.O37]/[.E37])" office:value-type="float" office:value="2.5120202020202" calcext:value-type="float">
            <text:p>2,5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1456.6" calcext:value-type="float">
            <text:p>11456,6</text:p>
          </table:table-cell>
          <table:table-cell office:value-type="float" office:value="96.2447" calcext:value-type="float">
            <text:p>96,2447</text:p>
          </table:table-cell>
          <table:table-cell office:value-type="float" office:value="3.75532" calcext:value-type="float">
            <text:p>3,75532</text:p>
          </table:table-cell>
          <table:table-cell office:value-type="float" office:value="92.2944" calcext:value-type="float">
            <text:p>92,2944</text:p>
          </table:table-cell>
          <table:table-cell office:value-type="float" office:value="93.7555" calcext:value-type="float">
            <text:p>93,7555</text:p>
          </table:table-cell>
          <table:table-cell office:value-type="float" office:value="6.2445" calcext:value-type="float">
            <text:p>6,2445</text:p>
          </table:table-cell>
          <table:table-cell office:value-type="float" office:value="1.55844" calcext:value-type="float">
            <text:p>1,55844</text:p>
          </table:table-cell>
          <table:table-cell office:value-type="float" office:value="0.172163" calcext:value-type="float">
            <text:p>0,172163</text:p>
          </table:table-cell>
          <table:table-cell office:value-type="float" office:value="0.022143" calcext:value-type="float">
            <text:p>0,022143</text:p>
          </table:table-cell>
          <table:table-cell office:value-type="float" office:value="0.0201978" calcext:value-type="float">
            <text:p>0,0201978</text:p>
          </table:table-cell>
          <table:table-cell table:formula="of:=1000000*([.O38]/[.E38])" office:value-type="float" office:value="8.74363636363636" calcext:value-type="float">
            <text:p>8,74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5861.8" calcext:value-type="float">
            <text:p>5861,8</text:p>
          </table:table-cell>
          <table:table-cell office:value-type="float" office:value="74.5784" calcext:value-type="float">
            <text:p>74,5784</text:p>
          </table:table-cell>
          <table:table-cell office:value-type="float" office:value="25.4216" calcext:value-type="float">
            <text:p>25,4216</text:p>
          </table:table-cell>
          <table:table-cell office:value-type="float" office:value="58.5991" calcext:value-type="float">
            <text:p>58,5991</text:p>
          </table:table-cell>
          <table:table-cell office:value-type="float" office:value="59.1167" calcext:value-type="float">
            <text:p>59,1167</text:p>
          </table:table-cell>
          <table:table-cell office:value-type="float" office:value="40.8833" calcext:value-type="float">
            <text:p>40,8833</text:p>
          </table:table-cell>
          <table:table-cell office:value-type="float" office:value="0.875547" calcext:value-type="float">
            <text:p>0,875547</text:p>
          </table:table-cell>
          <table:table-cell office:value-type="float" office:value="0.0661429" calcext:value-type="float">
            <text:p>0,0661429</text:p>
          </table:table-cell>
          <table:table-cell office:value-type="float" office:value="0.0079583" calcext:value-type="float">
            <text:p>0,0079583</text:p>
          </table:table-cell>
          <table:table-cell office:value-type="float" office:value="0.0067938" calcext:value-type="float">
            <text:p>0,0067938</text:p>
          </table:table-cell>
          <table:table-cell table:formula="of:=1000000*([.O39]/[.E39])" office:value-type="float" office:value="4.24878048780488" calcext:value-type="float">
            <text:p>4,25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6167.1" calcext:value-type="float">
            <text:p>6167,1</text:p>
          </table:table-cell>
          <table:table-cell office:value-type="float" office:value="60.4781" calcext:value-type="float">
            <text:p>60,4781</text:p>
          </table:table-cell>
          <table:table-cell office:value-type="float" office:value="39.5219" calcext:value-type="float">
            <text:p>39,5219</text:p>
          </table:table-cell>
          <table:table-cell office:value-type="float" office:value="51.4904" calcext:value-type="float">
            <text:p>51,4904</text:p>
          </table:table-cell>
          <table:table-cell office:value-type="float" office:value="51.5746" calcext:value-type="float">
            <text:p>51,5746</text:p>
          </table:table-cell>
          <table:table-cell office:value-type="float" office:value="48.4254" calcext:value-type="float">
            <text:p>48,4254</text:p>
          </table:table-cell>
          <table:table-cell office:value-type="float" office:value="0.163332" calcext:value-type="float">
            <text:p>0,163332</text:p>
          </table:table-cell>
          <table:table-cell office:value-type="float" office:value="0.276594" calcext:value-type="float">
            <text:p>0,276594</text:p>
          </table:table-cell>
          <table:table-cell office:value-type="float" office:value="0.030658" calcext:value-type="float">
            <text:p>0,030658</text:p>
          </table:table-cell>
          <table:table-cell office:value-type="float" office:value="0.026812" calcext:value-type="float">
            <text:p>0,026812</text:p>
          </table:table-cell>
          <table:table-cell table:formula="of:=1000000*([.O40]/[.E40])" office:value-type="float" office:value="5.47407104940792" calcext:value-type="float">
            <text:p>5,47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9188.6" calcext:value-type="float">
            <text:p>9188,6</text:p>
          </table:table-cell>
          <table:table-cell office:value-type="float" office:value="92.0251" calcext:value-type="float">
            <text:p>92,0251</text:p>
          </table:table-cell>
          <table:table-cell office:value-type="float" office:value="7.97487" calcext:value-type="float">
            <text:p>7,97487</text:p>
          </table:table-cell>
          <table:table-cell office:value-type="float" office:value="85.1425" calcext:value-type="float">
            <text:p>85,1425</text:p>
          </table:table-cell>
          <table:table-cell office:value-type="float" office:value="87.8366" calcext:value-type="float">
            <text:p>87,8366</text:p>
          </table:table-cell>
          <table:table-cell office:value-type="float" office:value="12.1634" calcext:value-type="float">
            <text:p>12,1634</text:p>
          </table:table-cell>
          <table:table-cell office:value-type="float" office:value="3.06722" calcext:value-type="float">
            <text:p>3,06722</text:p>
          </table:table-cell>
          <table:table-cell office:value-type="float" office:value="0.448963" calcext:value-type="float">
            <text:p>0,448963</text:p>
          </table:table-cell>
          <table:table-cell office:value-type="float" office:value="0.0552167" calcext:value-type="float">
            <text:p>0,0552167</text:p>
          </table:table-cell>
          <table:table-cell office:value-type="float" office:value="0.0510064" calcext:value-type="float">
            <text:p>0,0510064</text:p>
          </table:table-cell>
          <table:table-cell table:formula="of:=1000000*([.O41]/[.E41])" office:value-type="float" office:value="11.0955840765717" calcext:value-type="float">
            <text:p>11,10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64270.3" calcext:value-type="float">
            <text:p>64270,3</text:p>
          </table:table-cell>
          <table:table-cell office:value-type="float" office:value="99.7388" calcext:value-type="float">
            <text:p>99,7388</text:p>
          </table:table-cell>
          <table:table-cell office:value-type="float" office:value="0.261168" calcext:value-type="float">
            <text:p>0,261168</text:p>
          </table:table-cell>
          <table:table-cell office:value-type="float" office:value="96.8977" calcext:value-type="float">
            <text:p>96,8977</text:p>
          </table:table-cell>
          <table:table-cell office:value-type="float" office:value="99.1529" calcext:value-type="float">
            <text:p>99,1529</text:p>
          </table:table-cell>
          <table:table-cell office:value-type="float" office:value="0.847142" calcext:value-type="float">
            <text:p>0,847142</text:p>
          </table:table-cell>
          <table:table-cell office:value-type="float" office:value="2.27438" calcext:value-type="float">
            <text:p>2,27438</text:p>
          </table:table-cell>
          <table:table-cell office:value-type="float" office:value="0.404748" calcext:value-type="float">
            <text:p>0,404748</text:p>
          </table:table-cell>
          <table:table-cell office:value-type="float" office:value="0.0790814" calcext:value-type="float">
            <text:p>0,0790814</text:p>
          </table:table-cell>
          <table:table-cell office:value-type="float" office:value="0.0702243" calcext:value-type="float">
            <text:p>0,0702243</text:p>
          </table:table-cell>
          <table:table-cell table:formula="of:=1000000*([.O42]/[.E42])" office:value-type="float" office:value="6.38867358078603" calcext:value-type="float">
            <text:p>6,39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00945" calcext:value-type="float">
            <text:p>100945</text:p>
          </table:table-cell>
          <table:table-cell office:value-type="float" office:value="98.4059" calcext:value-type="float">
            <text:p>98,4059</text:p>
          </table:table-cell>
          <table:table-cell office:value-type="float" office:value="1.59409" calcext:value-type="float">
            <text:p>1,59409</text:p>
          </table:table-cell>
          <table:table-cell office:value-type="float" office:value="63.973" calcext:value-type="float">
            <text:p>63,973</text:p>
          </table:table-cell>
          <table:table-cell office:value-type="float" office:value="77.5049" calcext:value-type="float">
            <text:p>77,5049</text:p>
          </table:table-cell>
          <table:table-cell office:value-type="float" office:value="22.4951" calcext:value-type="float">
            <text:p>22,4951</text:p>
          </table:table-cell>
          <table:table-cell office:value-type="float" office:value="17.4595" calcext:value-type="float">
            <text:p>17,4595</text:p>
          </table:table-cell>
          <table:table-cell office:value-type="float" office:value="1.1241" calcext:value-type="float">
            <text:p>1,1241</text:p>
          </table:table-cell>
          <table:table-cell office:value-type="float" office:value="0.244808" calcext:value-type="float">
            <text:p>0,244808</text:p>
          </table:table-cell>
          <table:table-cell office:value-type="float" office:value="0.237" calcext:value-type="float">
            <text:p>0,237</text:p>
          </table:table-cell>
          <table:table-cell table:formula="of:=1000000*([.O43]/[.E43])" office:value-type="float" office:value="32.027027027027" calcext:value-type="float">
            <text:p>32,03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99570" calcext:value-type="float">
            <text:p>199570</text:p>
          </table:table-cell>
          <table:table-cell office:value-type="float" office:value="99.8591" calcext:value-type="float">
            <text:p>99,8591</text:p>
          </table:table-cell>
          <table:table-cell office:value-type="float" office:value="0.140901" calcext:value-type="float">
            <text:p>0,140901</text:p>
          </table:table-cell>
          <table:table-cell office:value-type="float" office:value="71.2838" calcext:value-type="float">
            <text:p>71,2838</text:p>
          </table:table-cell>
          <table:table-cell office:value-type="float" office:value="91.931" calcext:value-type="float">
            <text:p>91,931</text:p>
          </table:table-cell>
          <table:table-cell office:value-type="float" office:value="8.06901" calcext:value-type="float">
            <text:p>8,06901</text:p>
          </table:table-cell>
          <table:table-cell office:value-type="float" office:value="22.4595" calcext:value-type="float">
            <text:p>22,4595</text:p>
          </table:table-cell>
          <table:table-cell office:value-type="float" office:value="1.47891" calcext:value-type="float">
            <text:p>1,47891</text:p>
          </table:table-cell>
          <table:table-cell office:value-type="float" office:value="0.356905" calcext:value-type="float">
            <text:p>0,356905</text:p>
          </table:table-cell>
          <table:table-cell office:value-type="float" office:value="0.348294" calcext:value-type="float">
            <text:p>0,348294</text:p>
          </table:table-cell>
          <table:table-cell table:formula="of:=1000000*([.O44]/[.E44])" office:value-type="float" office:value="47.0667567567568" calcext:value-type="float">
            <text:p>47,07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791769" calcext:value-type="float">
            <text:p>791769</text:p>
          </table:table-cell>
          <table:table-cell office:value-type="float" office:value="87.5468" calcext:value-type="float">
            <text:p>87,5468</text:p>
          </table:table-cell>
          <table:table-cell office:value-type="float" office:value="12.4532" calcext:value-type="float">
            <text:p>12,4532</text:p>
          </table:table-cell>
          <table:table-cell table:number-columns-repeated="2" office:value-type="float" office:value="62.3776" calcext:value-type="float">
            <text:p>62,3776</text:p>
          </table:table-cell>
          <table:table-cell office:value-type="float" office:value="37.6224" calcext:value-type="float">
            <text:p>37,6224</text:p>
          </table:table-cell>
          <table:table-cell office:value-type="float" office:value="0" calcext:value-type="float">
            <text:p>0</text:p>
          </table:table-cell>
          <table:table-cell office:value-type="float" office:value="2.87605" calcext:value-type="float">
            <text:p>2,87605</text:p>
          </table:table-cell>
          <table:table-cell office:value-type="float" office:value="0.299481" calcext:value-type="float">
            <text:p>0,299481</text:p>
          </table:table-cell>
          <table:table-cell office:value-type="float" office:value="0.292079" calcext:value-type="float">
            <text:p>0,292079</text:p>
          </table:table-cell>
          <table:table-cell table:formula="of:=1000000*([.O45]/[.E45])" office:value-type="float" office:value="45.389121989122" calcext:value-type="float">
            <text:p>45,39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table:style-name="ce10" office:value-type="float" office:value="1927060" calcext:value-type="float">
            <text:p>1,93E+06</text:p>
          </table:table-cell>
          <table:table-cell office:value-type="float" office:value="98.613" calcext:value-type="float">
            <text:p>98,613</text:p>
          </table:table-cell>
          <table:table-cell office:value-type="float" office:value="1.38698" calcext:value-type="float">
            <text:p>1,38698</text:p>
          </table:table-cell>
          <table:table-cell office:value-type="float" office:value="95.3636" calcext:value-type="float">
            <text:p>95,3636</text:p>
          </table:table-cell>
          <table:table-cell office:value-type="float" office:value="96.2739" calcext:value-type="float">
            <text:p>96,2739</text:p>
          </table:table-cell>
          <table:table-cell office:value-type="float" office:value="3.72614" calcext:value-type="float">
            <text:p>3,72614</text:p>
          </table:table-cell>
          <table:table-cell office:value-type="float" office:value="0.945455" calcext:value-type="float">
            <text:p>0,945455</text:p>
          </table:table-cell>
          <table:table-cell office:value-type="float" office:value="2.22196" calcext:value-type="float">
            <text:p>2,22196</text:p>
          </table:table-cell>
          <table:table-cell office:value-type="float" office:value="0.224875" calcext:value-type="float">
            <text:p>0,224875</text:p>
          </table:table-cell>
          <table:table-cell office:value-type="float" office:value="0.218819" calcext:value-type="float">
            <text:p>0,218819</text:p>
          </table:table-cell>
          <table:table-cell table:formula="of:=1000000*([.O46]/[.E46])" office:value-type="float" office:value="39.7852727272727" calcext:value-type="float">
            <text:p>39,79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85814" calcext:value-type="float">
            <text:p>85814</text:p>
          </table:table-cell>
          <table:table-cell office:value-type="float" office:value="85.8797" calcext:value-type="float">
            <text:p>85,8797</text:p>
          </table:table-cell>
          <table:table-cell office:value-type="float" office:value="14.1203" calcext:value-type="float">
            <text:p>14,1203</text:p>
          </table:table-cell>
          <table:table-cell office:value-type="float" office:value="83.445" calcext:value-type="float">
            <text:p>83,445</text:p>
          </table:table-cell>
          <table:table-cell office:value-type="float" office:value="83.47" calcext:value-type="float">
            <text:p>83,47</text:p>
          </table:table-cell>
          <table:table-cell office:value-type="float" office:value="16.53" calcext:value-type="float">
            <text:p>16,53</text:p>
          </table:table-cell>
          <table:table-cell office:value-type="float" office:value="0.03" calcext:value-type="float">
            <text:p>0,03</text:p>
          </table:table-cell>
          <table:table-cell office:value-type="float" office:value="1.75901" calcext:value-type="float">
            <text:p>1,75901</text:p>
          </table:table-cell>
          <table:table-cell office:value-type="float" office:value="0.211458" calcext:value-type="float">
            <text:p>0,211458</text:p>
          </table:table-cell>
          <table:table-cell office:value-type="float" office:value="0.194443" calcext:value-type="float">
            <text:p>0,194443</text:p>
          </table:table-cell>
          <table:table-cell table:formula="of:=1000000*([.O47]/[.E47])" office:value-type="float" office:value="9.72215" calcext:value-type="float">
            <text:p>9,72</text:p>
          </table:table-cell>
        </table:table-row>
      </table:table>
      <table:table table:name="UN_04" table:style-name="ta1">
        <table:table-column table:style-name="co14" table:number-columns-repeated="15" table:default-cell-style-name="Default"/>
        <table:table-column table:style-name="co14" table:default-cell-style-name="ce9"/>
        <table:table-row table:style-name="ro1">
          <table:table-cell office:value-type="string" calcext:value-type="string">
            <text:p>AddRedundancyThresholdNorm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style-name="ce8" office:value-type="string" calcext:value-type="string">
            <text:p>Ejemplos</text:p>
          </table:table-cell>
          <table:table-cell table:style-name="ce1" office:value-type="string" calcext:value-type="string">
            <text:p>Patrones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estNC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%NC</text:p>
          </table:table-cell>
          <table:table-cell table:style-name="ce5" office:value-type="string" calcext:value-type="string">
            <text:p>T_Train</text:p>
          </table:table-cell>
          <table:table-cell table:style-name="ce5" office:value-type="string" calcext:value-type="string">
            <text:p>T_Test</text:p>
          </table:table-cell>
          <table:table-cell table:style-name="ce5" office:value-type="string" calcext:value-type="string">
            <text:p>T_CPU_Test</text:p>
          </table:table-cell>
          <table:table-cell table:style-name="ce1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2" table:formula="of:=AVERAGE([.E3:.E15])" office:value-type="float" office:value="6299.15384615385" calcext:value-type="float">
            <text:p>6299,2</text:p>
          </table:table-cell>
          <table:table-cell table:style-name="ce2" table:formula="of:=AVERAGE([.F3:.F15])" office:value-type="float" office:value="625.976923076923" calcext:value-type="float">
            <text:p>626,0</text:p>
          </table:table-cell>
          <table:table-cell table:style-name="ce3" table:formula="of:=AVERAGE([.G3:.G15])" office:value-type="float" office:value="81.9515153846154" calcext:value-type="float">
            <text:p>81,95</text:p>
          </table:table-cell>
          <table:table-cell table:style-name="ce3" table:formula="of:=AVERAGE([.H3:.H15])" office:value-type="float" office:value="17.6760206153846" calcext:value-type="float">
            <text:p>17,68</text:p>
          </table:table-cell>
          <table:table-cell table:style-name="ce3" table:formula="of:=AVERAGE([.I3:.I15])" office:value-type="float" office:value="69.8756538461538" calcext:value-type="float">
            <text:p>69,88</text:p>
          </table:table-cell>
          <table:table-cell table:style-name="ce3" table:formula="of:=AVERAGE([.J3:.J15])" office:value-type="float" office:value="76.4414461538462" calcext:value-type="float">
            <text:p>76,44</text:p>
          </table:table-cell>
          <table:table-cell table:style-name="ce3" table:formula="of:=AVERAGE([.K3:.K15])" office:value-type="float" office:value="23.5585561538462" calcext:value-type="float">
            <text:p>23,56</text:p>
          </table:table-cell>
          <table:table-cell table:style-name="ce3" table:formula="of:=AVERAGE([.L3:.L15])" office:value-type="float" office:value="7.73434858769231" calcext:value-type="float">
            <text:p>7,73</text:p>
          </table:table-cell>
          <table:table-cell table:style-name="ce6" table:formula="of:=AVERAGE([.M3:.M15])" office:value-type="float" office:value="0.0993493769230769" calcext:value-type="float">
            <text:p>0,09935</text:p>
          </table:table-cell>
          <table:table-cell table:style-name="ce6" table:formula="of:=AVERAGE([.N3:.N15])" office:value-type="float" office:value="0.0135271076923077" calcext:value-type="float">
            <text:p>0,01353</text:p>
          </table:table-cell>
          <table:table-cell table:style-name="ce6" table:formula="of:=AVERAGE([.O3:.O15])" office:value-type="float" office:value="0.00904269230769231" calcext:value-type="float">
            <text:p>0,00904</text:p>
          </table:table-cell>
          <table:table-cell table:style-name="ce3" table:formula="of:=1000000*([.O2]/[.E2])" office:value-type="float" office:value="1.4355407930247" calcext:value-type="float">
            <text:p>1,44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949.3" calcext:value-type="float">
            <text:p>949,3</text:p>
          </table:table-cell>
          <table:table-cell office:value-type="float" office:value="28.1974" calcext:value-type="float">
            <text:p>28,1974</text:p>
          </table:table-cell>
          <table:table-cell office:value-type="float" office:value="71.8008" calcext:value-type="float">
            <text:p>71,8008</text:p>
          </table:table-cell>
          <table:table-cell office:value-type="float" office:value="17.4173" calcext:value-type="float">
            <text:p>17,4173</text:p>
          </table:table-cell>
          <table:table-cell office:value-type="float" office:value="17.4299" calcext:value-type="float">
            <text:p>17,4299</text:p>
          </table:table-cell>
          <table:table-cell office:value-type="float" office:value="82.5701" calcext:value-type="float">
            <text:p>82,5701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18857" calcext:value-type="float">
            <text:p>0,18857</text:p>
          </table:table-cell>
          <table:table-cell office:value-type="float" office:value="0.0222797" calcext:value-type="float">
            <text:p>0,0222797</text:p>
          </table:table-cell>
          <table:table-cell office:value-type="float" office:value="0.018994" calcext:value-type="float">
            <text:p>0,018994</text:p>
          </table:table-cell>
          <table:table-cell table:formula="of:=1000000*([.O3]/[.E3])" office:value-type="float" office:value="4.55055103018687" calcext:value-type="float">
            <text:p>4,55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21.8" calcext:value-type="float">
            <text:p>21,8</text:p>
          </table:table-cell>
          <table:table-cell office:value-type="float" office:value="71.2171" calcext:value-type="float">
            <text:p>71,2171</text:p>
          </table:table-cell>
          <table:table-cell office:value-type="float" office:value="28.7829" calcext:value-type="float">
            <text:p>28,7829</text:p>
          </table:table-cell>
          <table:table-cell table:number-columns-repeated="2" office:value-type="float" office:value="80.9434" calcext:value-type="float">
            <text:p>80,9434</text:p>
          </table:table-cell>
          <table:table-cell office:value-type="float" office:value="19.0566" calcext:value-type="float">
            <text:p>19,0566</text:p>
          </table:table-cell>
          <table:table-cell office:value-type="float" office:value="0" calcext:value-type="float">
            <text:p>0</text:p>
          </table:table-cell>
          <table:table-cell office:value-type="float" office:value="0.0450935" calcext:value-type="float">
            <text:p>0,0450935</text:p>
          </table:table-cell>
          <table:table-cell office:value-type="float" office:value="0.0050957" calcext:value-type="float">
            <text:p>0,0050957</text:p>
          </table:table-cell>
          <table:table-cell office:value-type="float" office:value="0.0013494" calcext:value-type="float">
            <text:p>0,0013494</text:p>
          </table:table-cell>
          <table:table-cell table:formula="of:=1000000*([.O4]/[.E4])" office:value-type="float" office:value="0.254603773584906" calcext:value-type="float">
            <text:p>0,25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369.9" calcext:value-type="float">
            <text:p>369,9</text:p>
          </table:table-cell>
          <table:table-cell office:value-type="float" office:value="70.7897" calcext:value-type="float">
            <text:p>70,7897</text:p>
          </table:table-cell>
          <table:table-cell office:value-type="float" office:value="29.2103" calcext:value-type="float">
            <text:p>29,2103</text:p>
          </table:table-cell>
          <table:table-cell office:value-type="float" office:value="58.2609" calcext:value-type="float">
            <text:p>58,2609</text:p>
          </table:table-cell>
          <table:table-cell office:value-type="float" office:value="59.4675" calcext:value-type="float">
            <text:p>59,4675</text:p>
          </table:table-cell>
          <table:table-cell office:value-type="float" office:value="40.5325" calcext:value-type="float">
            <text:p>40,5325</text:p>
          </table:table-cell>
          <table:table-cell office:value-type="float" office:value="2.02899" calcext:value-type="float">
            <text:p>2,02899</text:p>
          </table:table-cell>
          <table:table-cell office:value-type="float" office:value="0.0049765" calcext:value-type="float">
            <text:p>0,0049765</text:p>
          </table:table-cell>
          <table:table-cell office:value-type="float" office:value="0.0004978" calcext:value-type="float">
            <text:p>0,0004978</text:p>
          </table:table-cell>
          <table:table-cell office:value-type="float" office:value="0.00027" calcext:value-type="float">
            <text:p>0,00027</text:p>
          </table:table-cell>
          <table:table-cell table:formula="of:=1000000*([.O5]/[.E5])" office:value-type="float" office:value="0.782608695652174" calcext:value-type="float">
            <text:p>0,7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847.5" calcext:value-type="float">
            <text:p>847,5</text:p>
          </table:table-cell>
          <table:table-cell office:value-type="float" office:value="99.4087" calcext:value-type="float">
            <text:p>99,4087</text:p>
          </table:table-cell>
          <table:table-cell office:value-type="float" office:value="0.591298" calcext:value-type="float">
            <text:p>0,591298</text:p>
          </table:table-cell>
          <table:table-cell office:value-type="float" office:value="28.5185" calcext:value-type="float">
            <text:p>28,5185</text:p>
          </table:table-cell>
          <table:table-cell office:value-type="float" office:value="89.5349" calcext:value-type="float">
            <text:p>89,5349</text:p>
          </table:table-cell>
          <table:table-cell office:value-type="float" office:value="10.4651" calcext:value-type="float">
            <text:p>10,4651</text:p>
          </table:table-cell>
          <table:table-cell office:value-type="float" office:value="68.1481" calcext:value-type="float">
            <text:p>68,1481</text:p>
          </table:table-cell>
          <table:table-cell office:value-type="float" office:value="0.0036614" calcext:value-type="float">
            <text:p>0,0036614</text:p>
          </table:table-cell>
          <table:table-cell office:value-type="float" office:value="0.0006305" calcext:value-type="float">
            <text:p>0,0006305</text:p>
          </table:table-cell>
          <table:table-cell office:value-type="float" office:value="0.0004379" calcext:value-type="float">
            <text:p>0,0004379</text:p>
          </table:table-cell>
          <table:table-cell table:formula="of:=1000000*([.O6]/[.E6])" office:value-type="float" office:value="1.62185185185185" calcext:value-type="float">
            <text:p>1,6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93.4" calcext:value-type="float">
            <text:p>93,4</text:p>
          </table:table-cell>
          <table:table-cell office:value-type="float" office:value="95.8106" calcext:value-type="float">
            <text:p>95,8106</text:p>
          </table:table-cell>
          <table:table-cell office:value-type="float" office:value="4.18944" calcext:value-type="float">
            <text:p>4,18944</text:p>
          </table:table-cell>
          <table:table-cell table:number-columns-repeated="2" office:value-type="float" office:value="95.3333" calcext:value-type="float">
            <text:p>95,3333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0" calcext:value-type="float">
            <text:p>0</text:p>
          </table:table-cell>
          <table:table-cell office:value-type="float" office:value="0.0018855" calcext:value-type="float">
            <text:p>0,0018855</text:p>
          </table:table-cell>
          <table:table-cell office:value-type="float" office:value="0.0002101" calcext:value-type="float">
            <text:p>0,0002101</text:p>
          </table:table-cell>
          <table:table-cell table:style-name="ce10" office:value-type="float" office:value="0.0000773" calcext:value-type="float">
            <text:p>7,73E-05</text:p>
          </table:table-cell>
          <table:table-cell table:formula="of:=1000000*([.O7]/[.E7])" office:value-type="float" office:value="0.515333333333333" calcext:value-type="float">
            <text:p>0,52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7.2" calcext:value-type="float">
            <text:p>77,2</text:p>
          </table:table-cell>
          <table:table-cell office:value-type="float" office:value="18.008" calcext:value-type="float">
            <text:p>18,008</text:p>
          </table:table-cell>
          <table:table-cell office:value-type="float" office:value="63" calcext:value-type="float">
            <text:p>63</text:p>
          </table:table-cell>
          <table:table-cell office:value-type="float" office:value="76.087" calcext:value-type="float">
            <text:p>76,087</text:p>
          </table:table-cell>
          <table:table-cell office:value-type="float" office:value="23.913" calcext:value-type="float">
            <text:p>23,913</text:p>
          </table:table-cell>
          <table:table-cell office:value-type="float" office:value="17.2" calcext:value-type="float">
            <text:p>17,2</text:p>
          </table:table-cell>
          <table:table-cell office:value-type="float" office:value="0.004868" calcext:value-type="float">
            <text:p>0,004868</text:p>
          </table:table-cell>
          <table:table-cell office:value-type="float" office:value="0.0005936" calcext:value-type="float">
            <text:p>0,0005936</text:p>
          </table:table-cell>
          <table:table-cell office:value-type="float" office:value="0.0002457" calcext:value-type="float">
            <text:p>0,0002457</text:p>
          </table:table-cell>
          <table:table-cell table:formula="of:=1000000*([.O8]/[.E8])" office:value-type="float" office:value="0.4914" calcext:value-type="float">
            <text:p>0,4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94.8" calcext:value-type="float">
            <text:p>194,8</text:p>
          </table:table-cell>
          <table:table-cell office:value-type="float" office:value="87.0241" calcext:value-type="float">
            <text:p>87,0241</text:p>
          </table:table-cell>
          <table:table-cell office:value-type="float" office:value="12.9276" calcext:value-type="float">
            <text:p>12,9276</text:p>
          </table:table-cell>
          <table:table-cell office:value-type="float" office:value="75.9036" calcext:value-type="float">
            <text:p>75,9036</text:p>
          </table:table-cell>
          <table:table-cell office:value-type="float" office:value="81.5006" calcext:value-type="float">
            <text:p>81,5006</text:p>
          </table:table-cell>
          <table:table-cell office:value-type="float" office:value="18.4994" calcext:value-type="float">
            <text:p>18,4994</text:p>
          </table:table-cell>
          <table:table-cell office:value-type="float" office:value="6.86747" calcext:value-type="float">
            <text:p>6,86747</text:p>
          </table:table-cell>
          <table:table-cell office:value-type="float" office:value="0.0077376" calcext:value-type="float">
            <text:p>0,0077376</text:p>
          </table:table-cell>
          <table:table-cell office:value-type="float" office:value="0.0007996" calcext:value-type="float">
            <text:p>0,0007996</text:p>
          </table:table-cell>
          <table:table-cell office:value-type="float" office:value="0.0002911" calcext:value-type="float">
            <text:p>0,0002911</text:p>
          </table:table-cell>
          <table:table-cell table:formula="of:=1000000*([.O9]/[.E9])" office:value-type="float" office:value="0.350722891566265" calcext:value-type="float">
            <text:p>0,3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17.1" calcext:value-type="float">
            <text:p>117,1</text:p>
          </table:table-cell>
          <table:table-cell office:value-type="float" office:value="93.5623" calcext:value-type="float">
            <text:p>93,5623</text:p>
          </table:table-cell>
          <table:table-cell office:value-type="float" office:value="6.43767" calcext:value-type="float">
            <text:p>6,43767</text:p>
          </table:table-cell>
          <table:table-cell office:value-type="float" office:value="91.1628" calcext:value-type="float">
            <text:p>91,1628</text:p>
          </table:table-cell>
          <table:table-cell office:value-type="float" office:value="92.0188" calcext:value-type="float">
            <text:p>92,0188</text:p>
          </table:table-cell>
          <table:table-cell office:value-type="float" office:value="7.98122" calcext:value-type="float">
            <text:p>7,98122</text:p>
          </table:table-cell>
          <table:table-cell office:value-type="float" office:value="0.930233" calcext:value-type="float">
            <text:p>0,930233</text:p>
          </table:table-cell>
          <table:table-cell office:value-type="float" office:value="0.0026096" calcext:value-type="float">
            <text:p>0,0026096</text:p>
          </table:table-cell>
          <table:table-cell office:value-type="float" office:value="0.0002824" calcext:value-type="float">
            <text:p>0,0002824</text:p>
          </table:table-cell>
          <table:table-cell office:value-type="float" office:value="0.0001161" calcext:value-type="float">
            <text:p>0,0001161</text:p>
          </table:table-cell>
          <table:table-cell table:formula="of:=1000000*([.O10]/[.E10]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651.6" calcext:value-type="float">
            <text:p>651,6</text:p>
          </table:table-cell>
          <table:table-cell office:value-type="float" office:value="94.7802" calcext:value-type="float">
            <text:p>94,7802</text:p>
          </table:table-cell>
          <table:table-cell office:value-type="float" office:value="5.21984" calcext:value-type="float">
            <text:p>5,21984</text:p>
          </table:table-cell>
          <table:table-cell office:value-type="float" office:value="95.011" calcext:value-type="float">
            <text:p>95,011</text:p>
          </table:table-cell>
          <table:table-cell office:value-type="float" office:value="95.0979" calcext:value-type="float">
            <text:p>95,0979</text:p>
          </table:table-cell>
          <table:table-cell office:value-type="float" office:value="4.90214" calcext:value-type="float">
            <text:p>4,90214</text:p>
          </table:table-cell>
          <table:table-cell office:value-type="float" office:value="0.0913743" calcext:value-type="float">
            <text:p>0,0913743</text:p>
          </table:table-cell>
          <table:table-cell office:value-type="float" office:value="0.0795126" calcext:value-type="float">
            <text:p>0,0795126</text:p>
          </table:table-cell>
          <table:table-cell office:value-type="float" office:value="0.0083917" calcext:value-type="float">
            <text:p>0,0083917</text:p>
          </table:table-cell>
          <table:table-cell office:value-type="float" office:value="0.0047387" calcext:value-type="float">
            <text:p>0,0047387</text:p>
          </table:table-cell>
          <table:table-cell table:formula="of:=1000000*([.O11]/[.E11])" office:value-type="float" office:value="0.865990497076023" calcext:value-type="float">
            <text:p>0,87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451.1" calcext:value-type="float">
            <text:p>451,1</text:p>
          </table:table-cell>
          <table:table-cell office:value-type="float" office:value="80.655" calcext:value-type="float">
            <text:p>80,655</text:p>
          </table:table-cell>
          <table:table-cell office:value-type="float" office:value="19.345" calcext:value-type="float">
            <text:p>19,345</text:p>
          </table:table-cell>
          <table:table-cell table:number-columns-repeated="2" office:value-type="float" office:value="80.755" calcext:value-type="float">
            <text:p>80,755</text:p>
          </table:table-cell>
          <table:table-cell office:value-type="float" office:value="19.245" calcext:value-type="float">
            <text:p>19,245</text:p>
          </table:table-cell>
          <table:table-cell office:value-type="float" office:value="0" calcext:value-type="float">
            <text:p>0</text:p>
          </table:table-cell>
          <table:table-cell office:value-type="float" office:value="0.0675193" calcext:value-type="float">
            <text:p>0,0675193</text:p>
          </table:table-cell>
          <table:table-cell office:value-type="float" office:value="0.0071996" calcext:value-type="float">
            <text:p>0,0071996</text:p>
          </table:table-cell>
          <table:table-cell office:value-type="float" office:value="0.0034145" calcext:value-type="float">
            <text:p>0,0034145</text:p>
          </table:table-cell>
          <table:table-cell table:formula="of:=1000000*([.O12]/[.E12])" office:value-type="float" office:value="0.631846780162842" calcext:value-type="float">
            <text:p>0,63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775.9" calcext:value-type="float">
            <text:p>1775,9</text:p>
          </table:table-cell>
          <table:table-cell office:value-type="float" office:value="86.0362" calcext:value-type="float">
            <text:p>86,0362</text:p>
          </table:table-cell>
          <table:table-cell office:value-type="float" office:value="13.9638" calcext:value-type="float">
            <text:p>13,9638</text:p>
          </table:table-cell>
          <table:table-cell office:value-type="float" office:value="72.1354" calcext:value-type="float">
            <text:p>72,1354</text:p>
          </table:table-cell>
          <table:table-cell office:value-type="float" office:value="73.5724" calcext:value-type="float">
            <text:p>73,5724</text:p>
          </table:table-cell>
          <table:table-cell office:value-type="float" office:value="26.4276" calcext:value-type="float">
            <text:p>26,4276</text:p>
          </table:table-cell>
          <table:table-cell office:value-type="float" office:value="1.95312" calcext:value-type="float">
            <text:p>1,95312</text:p>
          </table:table-cell>
          <table:table-cell office:value-type="float" office:value="0.0131252" calcext:value-type="float">
            <text:p>0,0131252</text:p>
          </table:table-cell>
          <table:table-cell office:value-type="float" office:value="0.0013811" calcext:value-type="float">
            <text:p>0,0013811</text:p>
          </table:table-cell>
          <table:table-cell office:value-type="float" office:value="0.000842" calcext:value-type="float">
            <text:p>0,000842</text:p>
          </table:table-cell>
          <table:table-cell table:formula="of:=1000000*([.O13]/[.E13])" office:value-type="float" office:value="1.09635416666667" calcext:value-type="float">
            <text:p>1,10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1998.2" calcext:value-type="float">
            <text:p>1998,2</text:p>
          </table:table-cell>
          <table:table-cell office:value-type="float" office:value="91.0273" calcext:value-type="float">
            <text:p>91,0273</text:p>
          </table:table-cell>
          <table:table-cell office:value-type="float" office:value="8.97272" calcext:value-type="float">
            <text:p>8,97272</text:p>
          </table:table-cell>
          <table:table-cell office:value-type="float" office:value="61.039" calcext:value-type="float">
            <text:p>61,039</text:p>
          </table:table-cell>
          <table:table-cell office:value-type="float" office:value="63.0872" calcext:value-type="float">
            <text:p>63,0872</text:p>
          </table:table-cell>
          <table:table-cell office:value-type="float" office:value="36.9128" calcext:value-type="float">
            <text:p>36,9128</text:p>
          </table:table-cell>
          <table:table-cell office:value-type="float" office:value="3.24675" calcext:value-type="float">
            <text:p>3,24675</text:p>
          </table:table-cell>
          <table:table-cell office:value-type="float" office:value="0.0080827" calcext:value-type="float">
            <text:p>0,0080827</text:p>
          </table:table-cell>
          <table:table-cell office:value-type="float" office:value="0.0011676" calcext:value-type="float">
            <text:p>0,0011676</text:p>
          </table:table-cell>
          <table:table-cell office:value-type="float" office:value="0.000807" calcext:value-type="float">
            <text:p>0,000807</text:p>
          </table:table-cell>
          <table:table-cell table:formula="of:=1000000*([.O14]/[.E14])" office:value-type="float" office:value="1.74675324675325" calcext:value-type="float">
            <text:p>1,75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585.2" calcext:value-type="float">
            <text:p>585,2</text:p>
          </table:table-cell>
          <table:table-cell office:value-type="float" office:value="89.6611" calcext:value-type="float">
            <text:p>89,6611</text:p>
          </table:table-cell>
          <table:table-cell office:value-type="float" office:value="10.3389" calcext:value-type="float">
            <text:p>10,3389</text:p>
          </table:table-cell>
          <table:table-cell office:value-type="float" office:value="88.9033" calcext:value-type="float">
            <text:p>88,9033</text:p>
          </table:table-cell>
          <table:table-cell office:value-type="float" office:value="88.9109" calcext:value-type="float">
            <text:p>88,9109</text:p>
          </table:table-cell>
          <table:table-cell office:value-type="float" office:value="11.0891" calcext:value-type="float">
            <text:p>11,0891</text:p>
          </table:table-cell>
          <table:table-cell office:value-type="float" office:value="0.00862084" calcext:value-type="float">
            <text:p>0,00862084</text:p>
          </table:table-cell>
          <table:table-cell office:value-type="float" office:value="0.8639" calcext:value-type="float">
            <text:p>0,8639</text:p>
          </table:table-cell>
          <table:table-cell office:value-type="float" office:value="0.127323" calcext:value-type="float">
            <text:p>0,127323</text:p>
          </table:table-cell>
          <table:table-cell office:value-type="float" office:value="0.0859713" calcext:value-type="float">
            <text:p>0,0859713</text:p>
          </table:table-cell>
          <table:table-cell table:formula="of:=1000000*([.O15]/[.E15])" office:value-type="float" office:value="1.48228934981638" calcext:value-type="float">
            <text:p>1,48</text:p>
          </table:table-cell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2" table:formula="of:=AVERAGE([.E17:.E26])" office:value-type="float" office:value="78339.2" calcext:value-type="float">
            <text:p>78339,2</text:p>
          </table:table-cell>
          <table:table-cell table:style-name="ce2" table:formula="of:=AVERAGE([.F17:.F26])" office:value-type="float" office:value="57532.8" calcext:value-type="float">
            <text:p>57532,8</text:p>
          </table:table-cell>
          <table:table-cell table:style-name="ce3" table:formula="of:=AVERAGE([.G17:.G26])" office:value-type="float" office:value="93.98737" calcext:value-type="float">
            <text:p>93,99</text:p>
          </table:table-cell>
          <table:table-cell table:style-name="ce3" table:formula="of:=AVERAGE([.H17:.H26])" office:value-type="float" office:value="5.963844" calcext:value-type="float">
            <text:p>5,96</text:p>
          </table:table-cell>
          <table:table-cell table:style-name="ce3" table:formula="of:=AVERAGE([.I17:.I26])" office:value-type="float" office:value="55.47952" calcext:value-type="float">
            <text:p>55,48</text:p>
          </table:table-cell>
          <table:table-cell table:style-name="ce3" table:formula="of:=AVERAGE([.J17:.J26])" office:value-type="float" office:value="90.06885" calcext:value-type="float">
            <text:p>90,07</text:p>
          </table:table-cell>
          <table:table-cell table:style-name="ce3" table:formula="of:=AVERAGE([.K17:.K26])" office:value-type="float" office:value="9.93115" calcext:value-type="float">
            <text:p>9,93</text:p>
          </table:table-cell>
          <table:table-cell table:style-name="ce3" table:formula="of:=AVERAGE([.L17:.L26])" office:value-type="float" office:value="36.856765303" calcext:value-type="float">
            <text:p>36,86</text:p>
          </table:table-cell>
          <table:table-cell table:style-name="ce6" table:formula="of:=AVERAGE([.M17:.M26])" office:value-type="float" office:value="3.33953521" calcext:value-type="float">
            <text:p>3,33954</text:p>
          </table:table-cell>
          <table:table-cell table:style-name="ce6" table:formula="of:=AVERAGE([.N17:.N26])" office:value-type="float" office:value="0.47717148" calcext:value-type="float">
            <text:p>0,47717</text:p>
          </table:table-cell>
          <table:table-cell table:style-name="ce6" table:formula="of:=AVERAGE([.O17:.O26])" office:value-type="float" office:value="0.44444369" calcext:value-type="float">
            <text:p>0,44444</text:p>
          </table:table-cell>
          <table:table-cell table:style-name="ce3" table:formula="of:=1000000*([.O16]/[.E16])" office:value-type="float" office:value="5.67332433826233" calcext:value-type="float">
            <text:p>5,67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73414.5" calcext:value-type="float">
            <text:p>73414,5</text:p>
          </table:table-cell>
          <table:table-cell office:value-type="float" office:value="89.6122" calcext:value-type="float">
            <text:p>89,6122</text:p>
          </table:table-cell>
          <table:table-cell office:value-type="float" office:value="10.384" calcext:value-type="float">
            <text:p>10,384</text:p>
          </table:table-cell>
          <table:table-cell office:value-type="float" office:value="66.1094" calcext:value-type="float">
            <text:p>66,1094</text:p>
          </table:table-cell>
          <table:table-cell office:value-type="float" office:value="81.634" calcext:value-type="float">
            <text:p>81,634</text:p>
          </table:table-cell>
          <table:table-cell office:value-type="float" office:value="18.366" calcext:value-type="float">
            <text:p>18,366</text:p>
          </table:table-cell>
          <table:table-cell office:value-type="float" office:value="19.0173" calcext:value-type="float">
            <text:p>19,0173</text:p>
          </table:table-cell>
          <table:table-cell office:value-type="float" office:value="0.68455" calcext:value-type="float">
            <text:p>0,68455</text:p>
          </table:table-cell>
          <table:table-cell office:value-type="float" office:value="0.114477" calcext:value-type="float">
            <text:p>0,114477</text:p>
          </table:table-cell>
          <table:table-cell office:value-type="float" office:value="0.0800844" calcext:value-type="float">
            <text:p>0,0800844</text:p>
          </table:table-cell>
          <table:table-cell table:formula="of:=1000000*([.O17]/[.E17])" office:value-type="float" office:value="1.77091681040202" calcext:value-type="float">
            <text:p>1,77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1304.8" calcext:value-type="float">
            <text:p>1304,8</text:p>
          </table:table-cell>
          <table:table-cell office:value-type="float" office:value="96.5182" calcext:value-type="float">
            <text:p>96,5182</text:p>
          </table:table-cell>
          <table:table-cell office:value-type="float" office:value="3.48184" calcext:value-type="float">
            <text:p>3,48184</text:p>
          </table:table-cell>
          <table:table-cell office:value-type="float" office:value="61.1594" calcext:value-type="float">
            <text:p>61,1594</text:p>
          </table:table-cell>
          <table:table-cell office:value-type="float" office:value="81.6248" calcext:value-type="float">
            <text:p>81,6248</text:p>
          </table:table-cell>
          <table:table-cell office:value-type="float" office:value="18.3752" calcext:value-type="float">
            <text:p>18,3752</text:p>
          </table:table-cell>
          <table:table-cell office:value-type="float" office:value="25.0725" calcext:value-type="float">
            <text:p>25,0725</text:p>
          </table:table-cell>
          <table:table-cell office:value-type="float" office:value="0.0109663" calcext:value-type="float">
            <text:p>0,0109663</text:p>
          </table:table-cell>
          <table:table-cell office:value-type="float" office:value="0.0015716" calcext:value-type="float">
            <text:p>0,0015716</text:p>
          </table:table-cell>
          <table:table-cell office:value-type="float" office:value="0.0010845" calcext:value-type="float">
            <text:p>0,0010845</text:p>
          </table:table-cell>
          <table:table-cell table:formula="of:=1000000*([.O18]/[.E18])" office:value-type="float" office:value="1.57173913043478" calcext:value-type="float">
            <text:p>1,57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1119.4" calcext:value-type="float">
            <text:p>1119,4</text:p>
          </table:table-cell>
          <table:table-cell office:value-type="float" office:value="98.4786" calcext:value-type="float">
            <text:p>98,4786</text:p>
          </table:table-cell>
          <table:table-cell office:value-type="float" office:value="1.52135" calcext:value-type="float">
            <text:p>1,52135</text:p>
          </table:table-cell>
          <table:table-cell office:value-type="float" office:value="44.8698" calcext:value-type="float">
            <text:p>44,8698</text:p>
          </table:table-cell>
          <table:table-cell office:value-type="float" office:value="86.1765" calcext:value-type="float">
            <text:p>86,1765</text:p>
          </table:table-cell>
          <table:table-cell office:value-type="float" office:value="13.8235" calcext:value-type="float">
            <text:p>13,8235</text:p>
          </table:table-cell>
          <table:table-cell office:value-type="float" office:value="47.9326" calcext:value-type="float">
            <text:p>47,9326</text:p>
          </table:table-cell>
          <table:table-cell office:value-type="float" office:value="0.0117895" calcext:value-type="float">
            <text:p>0,0117895</text:p>
          </table:table-cell>
          <table:table-cell office:value-type="float" office:value="0.0016674" calcext:value-type="float">
            <text:p>0,0016674</text:p>
          </table:table-cell>
          <table:table-cell office:value-type="float" office:value="0.0011729" calcext:value-type="float">
            <text:p>0,0011729</text:p>
          </table:table-cell>
          <table:table-cell table:formula="of:=1000000*([.O19]/[.E19])" office:value-type="float" office:value="1.79617151607963" calcext:value-type="float">
            <text:p>1,8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282922" calcext:value-type="float">
            <text:p>282922</text:p>
          </table:table-cell>
          <table:table-cell office:value-type="float" office:value="99.0318" calcext:value-type="float">
            <text:p>99,0318</text:p>
          </table:table-cell>
          <table:table-cell office:value-type="float" office:value="0.96384" calcext:value-type="float">
            <text:p>0,96384</text:p>
          </table:table-cell>
          <table:table-cell office:value-type="float" office:value="48.7746" calcext:value-type="float">
            <text:p>48,7746</text:p>
          </table:table-cell>
          <table:table-cell office:value-type="float" office:value="96.1918" calcext:value-type="float">
            <text:p>96,1918</text:p>
          </table:table-cell>
          <table:table-cell office:value-type="float" office:value="3.80815" calcext:value-type="float">
            <text:p>3,80815</text:p>
          </table:table-cell>
          <table:table-cell office:value-type="float" office:value="49.2945" calcext:value-type="float">
            <text:p>49,2945</text:p>
          </table:table-cell>
          <table:table-cell office:value-type="float" office:value="4.96476" calcext:value-type="float">
            <text:p>4,96476</text:p>
          </table:table-cell>
          <table:table-cell office:value-type="float" office:value="1.01165" calcext:value-type="float">
            <text:p>1,01165</text:p>
          </table:table-cell>
          <table:table-cell office:value-type="float" office:value="0.917703" calcext:value-type="float">
            <text:p>0,917703</text:p>
          </table:table-cell>
          <table:table-cell table:formula="of:=1000000*([.O20]/[.E20])" office:value-type="float" office:value="6.43907213673774" calcext:value-type="float">
            <text:p>6,44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14198.3" calcext:value-type="float">
            <text:p>14198,3</text:p>
          </table:table-cell>
          <table:table-cell office:value-type="float" office:value="98.4059" calcext:value-type="float">
            <text:p>98,4059</text:p>
          </table:table-cell>
          <table:table-cell office:value-type="float" office:value="1.11438" calcext:value-type="float">
            <text:p>1,11438</text:p>
          </table:table-cell>
          <table:table-cell office:value-type="float" office:value="24.6386" calcext:value-type="float">
            <text:p>24,6386</text:p>
          </table:table-cell>
          <table:table-cell office:value-type="float" office:value="91.8058" calcext:value-type="float">
            <text:p>91,8058</text:p>
          </table:table-cell>
          <table:table-cell office:value-type="float" office:value="8.19423" calcext:value-type="float">
            <text:p>8,19423</text:p>
          </table:table-cell>
          <table:table-cell office:value-type="float" office:value="73.1623" calcext:value-type="float">
            <text:p>73,1623</text:p>
          </table:table-cell>
          <table:table-cell office:value-type="float" office:value="0.941438" calcext:value-type="float">
            <text:p>0,941438</text:p>
          </table:table-cell>
          <table:table-cell office:value-type="float" office:value="0.107148" calcext:value-type="float">
            <text:p>0,107148</text:p>
          </table:table-cell>
          <table:table-cell office:value-type="float" office:value="0.0987803" calcext:value-type="float">
            <text:p>0,0987803</text:p>
          </table:table-cell>
          <table:table-cell table:formula="of:=1000000*([.O21]/[.E21])" office:value-type="float" office:value="10.0570454082672" calcext:value-type="float">
            <text:p>10,06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22740" calcext:value-type="float">
            <text:p>122740</text:p>
          </table:table-cell>
          <table:table-cell office:value-type="float" office:value="82.0833" calcext:value-type="float">
            <text:p>82,0833</text:p>
          </table:table-cell>
          <table:table-cell office:value-type="float" office:value="17.9167" calcext:value-type="float">
            <text:p>17,9167</text:p>
          </table:table-cell>
          <table:table-cell office:value-type="float" office:value="86.708" calcext:value-type="float">
            <text:p>86,708</text:p>
          </table:table-cell>
          <table:table-cell office:value-type="float" office:value="86.7098" calcext:value-type="float">
            <text:p>86,7098</text:p>
          </table:table-cell>
          <table:table-cell office:value-type="float" office:value="13.2902" calcext:value-type="float">
            <text:p>13,2902</text:p>
          </table:table-cell>
          <table:table-cell office:value-type="float" office:value="0.00201963" calcext:value-type="float">
            <text:p>0,00201963</text:p>
          </table:table-cell>
          <table:table-cell office:value-type="float" office:value="24.3623" calcext:value-type="float">
            <text:p>24,3623</text:p>
          </table:table-cell>
          <table:table-cell office:value-type="float" office:value="3.16445" calcext:value-type="float">
            <text:p>3,16445</text:p>
          </table:table-cell>
          <table:table-cell office:value-type="float" office:value="3.04222" calcext:value-type="float">
            <text:p>3,04222</text:p>
          </table:table-cell>
          <table:table-cell table:formula="of:=1000000*([.O22]/[.E22])" office:value-type="float" office:value="6.14414883841168" calcext:value-type="float">
            <text:p>6,14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61107.4" calcext:value-type="float">
            <text:p>61107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4337" calcext:value-type="float">
            <text:p>46,43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5663" calcext:value-type="float">
            <text:p>53,5663</text:p>
          </table:table-cell>
          <table:table-cell office:value-type="float" office:value="1.83247" calcext:value-type="float">
            <text:p>1,83247</text:p>
          </table:table-cell>
          <table:table-cell office:value-type="float" office:value="0.300645" calcext:value-type="float">
            <text:p>0,300645</text:p>
          </table:table-cell>
          <table:table-cell office:value-type="float" office:value="0.252091" calcext:value-type="float">
            <text:p>0,252091</text:p>
          </table:table-cell>
          <table:table-cell table:formula="of:=1000000*([.O23]/[.E23])" office:value-type="float" office:value="4.05793345459814" calcext:value-type="float">
            <text:p>4,06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2412.8" calcext:value-type="float">
            <text:p>2412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.0224163" calcext:value-type="float">
            <text:p>0,0224163</text:p>
          </table:table-cell>
          <table:table-cell office:value-type="float" office:value="0.0026737" calcext:value-type="float">
            <text:p>0,0026737</text:p>
          </table:table-cell>
          <table:table-cell office:value-type="float" office:value="0.0018919" calcext:value-type="float">
            <text:p>0,0018919</text:p>
          </table:table-cell>
          <table:table-cell table:formula="of:=1000000*([.O24]/[.E24])" office:value-type="float" office:value="1.8919" calcext:value-type="float">
            <text:p>1,89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2597.6" calcext:value-type="float">
            <text:p>12597,6</text:p>
          </table:table-cell>
          <table:table-cell office:value-type="float" office:value="82.9683" calcext:value-type="float">
            <text:p>82,9683</text:p>
          </table:table-cell>
          <table:table-cell office:value-type="float" office:value="17.0317" calcext:value-type="float">
            <text:p>17,0317</text:p>
          </table:table-cell>
          <table:table-cell office:value-type="float" office:value="82.96" calcext:value-type="float">
            <text:p>82,96</text:p>
          </table:table-cell>
          <table:table-cell office:value-type="float" office:value="82.9906" calcext:value-type="float">
            <text:p>82,9906</text:p>
          </table:table-cell>
          <table:table-cell office:value-type="float" office:value="17.0094" calcext:value-type="float">
            <text:p>17,0094</text:p>
          </table:table-cell>
          <table:table-cell office:value-type="float" office:value="0.0368034" calcext:value-type="float">
            <text:p>0,0368034</text:p>
          </table:table-cell>
          <table:table-cell office:value-type="float" office:value="0.408519" calcext:value-type="float">
            <text:p>0,408519</text:p>
          </table:table-cell>
          <table:table-cell office:value-type="float" office:value="0.0489979" calcext:value-type="float">
            <text:p>0,0489979</text:p>
          </table:table-cell>
          <table:table-cell office:value-type="float" office:value="0.0363589" calcext:value-type="float">
            <text:p>0,0363589</text:p>
          </table:table-cell>
          <table:table-cell table:formula="of:=1000000*([.O25]/[.E25])" office:value-type="float" office:value="1.91161409043113" calcext:value-type="float">
            <text:p>1,9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3511.2" calcext:value-type="float">
            <text:p>3511,2</text:p>
          </table:table-cell>
          <table:table-cell office:value-type="float" office:value="92.7754" calcext:value-type="float">
            <text:p>92,7754</text:p>
          </table:table-cell>
          <table:table-cell office:value-type="float" office:value="7.22463" calcext:value-type="float">
            <text:p>7,22463</text:p>
          </table:table-cell>
          <table:table-cell office:value-type="float" office:value="92.5417" calcext:value-type="float">
            <text:p>92,5417</text:p>
          </table:table-cell>
          <table:table-cell office:value-type="float" office:value="93.5552" calcext:value-type="float">
            <text:p>93,5552</text:p>
          </table:table-cell>
          <table:table-cell office:value-type="float" office:value="6.44482" calcext:value-type="float">
            <text:p>6,44482</text:p>
          </table:table-cell>
          <table:table-cell office:value-type="float" office:value="1.08333" calcext:value-type="float">
            <text:p>1,08333</text:p>
          </table:table-cell>
          <table:table-cell office:value-type="float" office:value="0.156143" calcext:value-type="float">
            <text:p>0,156143</text:p>
          </table:table-cell>
          <table:table-cell office:value-type="float" office:value="0.0184342" calcext:value-type="float">
            <text:p>0,0184342</text:p>
          </table:table-cell>
          <table:table-cell office:value-type="float" office:value="0.01305" calcext:value-type="float">
            <text:p>0,01305</text:p>
          </table:table-cell>
          <table:table-cell table:formula="of:=1000000*([.O26]/[.E26])" office:value-type="float" office:value="1.8125" calcext:value-type="float">
            <text:p>1,81</text:p>
          </table:table-cell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2" table:formula="of:=AVERAGE([.E28:.E34])" office:value-type="float" office:value="260.714285714286" calcext:value-type="float">
            <text:p>260,7</text:p>
          </table:table-cell>
          <table:table-cell table:style-name="ce2" table:formula="of:=AVERAGE([.F28:.F34])" office:value-type="float" office:value="167757.814285714" calcext:value-type="float">
            <text:p>167757,8</text:p>
          </table:table-cell>
          <table:table-cell table:style-name="ce3" table:formula="of:=AVERAGE([.G28:.G34])" office:value-type="float" office:value="99.6679142857143" calcext:value-type="float">
            <text:p>99,67</text:p>
          </table:table-cell>
          <table:table-cell table:style-name="ce3" table:formula="of:=AVERAGE([.H28:.H34])" office:value-type="float" office:value="0.332090278571429" calcext:value-type="float">
            <text:p>0,33</text:p>
          </table:table-cell>
          <table:table-cell table:style-name="ce3" table:formula="of:=AVERAGE([.I28:.I34])" office:value-type="float" office:value="33.9785514285714" calcext:value-type="float">
            <text:p>33,98</text:p>
          </table:table-cell>
          <table:table-cell table:style-name="ce3" table:formula="of:=AVERAGE([.J28:.J34])" office:value-type="float" office:value="70.1030142857143" calcext:value-type="float">
            <text:p>70,10</text:p>
          </table:table-cell>
          <table:table-cell table:style-name="ce3" table:formula="of:=AVERAGE([.K28:.K34])" office:value-type="float" office:value="29.8969954285714" calcext:value-type="float">
            <text:p>29,90</text:p>
          </table:table-cell>
          <table:table-cell table:style-name="ce3" table:formula="of:=AVERAGE([.L28:.L34])" office:value-type="float" office:value="60.1649142857143" calcext:value-type="float">
            <text:p>60,16</text:p>
          </table:table-cell>
          <table:table-cell table:style-name="ce6" table:formula="of:=AVERAGE([.M28:.M34])" office:value-type="float" office:value="0.0485889714285714" calcext:value-type="float">
            <text:p>0,04859</text:p>
          </table:table-cell>
          <table:table-cell table:style-name="ce6" table:formula="of:=AVERAGE([.N28:.N34])" office:value-type="float" office:value="0.0126233857142857" calcext:value-type="float">
            <text:p>0,01262</text:p>
          </table:table-cell>
          <table:table-cell table:style-name="ce6" table:formula="of:=AVERAGE([.O28:.O34])" office:value-type="float" office:value="0.0123825428571429" calcext:value-type="float">
            <text:p>0,01238</text:p>
          </table:table-cell>
          <table:table-cell table:style-name="ce3" table:formula="of:=1000000*([.O27]/[.E27])" office:value-type="float" office:value="47.4946849315069" calcext:value-type="float">
            <text:p>47,49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3302.2" calcext:value-type="float">
            <text:p>3302,2</text:p>
          </table:table-cell>
          <table:table-cell office:value-type="float" office:value="99.3815" calcext:value-type="float">
            <text:p>99,3815</text:p>
          </table:table-cell>
          <table:table-cell office:value-type="float" office:value="0.618506" calcext:value-type="float">
            <text:p>0,618506</text:p>
          </table:table-cell>
          <table:table-cell office:value-type="float" office:value="41.5094" calcext:value-type="float">
            <text:p>41,5094</text:p>
          </table:table-cell>
          <table:table-cell office:value-type="float" office:value="90.411" calcext:value-type="float">
            <text:p>90,411</text:p>
          </table:table-cell>
          <table:table-cell office:value-type="float" office:value="9.58904" calcext:value-type="float">
            <text:p>9,58904</text:p>
          </table:table-cell>
          <table:table-cell office:value-type="float" office:value="54.0881" calcext:value-type="float">
            <text:p>54,0881</text:p>
          </table:table-cell>
          <table:table-cell office:value-type="float" office:value="0.0124368" calcext:value-type="float">
            <text:p>0,0124368</text:p>
          </table:table-cell>
          <table:table-cell office:value-type="float" office:value="0.005913" calcext:value-type="float">
            <text:p>0,005913</text:p>
          </table:table-cell>
          <table:table-cell office:value-type="float" office:value="0.0057647" calcext:value-type="float">
            <text:p>0,0057647</text:p>
          </table:table-cell>
          <table:table-cell table:formula="of:=1000000*([.O28]/[.E28])" office:value-type="float" office:value="36.2559748427673" calcext:value-type="float">
            <text:p>36,26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8705.4" calcext:value-type="float">
            <text:p>8705,4</text:p>
          </table:table-cell>
          <table:table-cell office:value-type="float" office:value="99.6524" calcext:value-type="float">
            <text:p>99,6524</text:p>
          </table:table-cell>
          <table:table-cell office:value-type="float" office:value="0.34763" calcext:value-type="float">
            <text:p>0,34763</text:p>
          </table:table-cell>
          <table:table-cell office:value-type="float" office:value="40.8219" calcext:value-type="float">
            <text:p>40,8219</text:p>
          </table:table-cell>
          <table:table-cell office:value-type="float" office:value="70.283" calcext:value-type="float">
            <text:p>70,283</text:p>
          </table:table-cell>
          <table:table-cell office:value-type="float" office:value="29.717" calcext:value-type="float">
            <text:p>29,717</text:p>
          </table:table-cell>
          <table:table-cell office:value-type="float" office:value="41.9178" calcext:value-type="float">
            <text:p>41,9178</text:p>
          </table:table-cell>
          <table:table-cell office:value-type="float" office:value="0.0306286" calcext:value-type="float">
            <text:p>0,0306286</text:p>
          </table:table-cell>
          <table:table-cell office:value-type="float" office:value="0.0137397" calcext:value-type="float">
            <text:p>0,0137397</text:p>
          </table:table-cell>
          <table:table-cell office:value-type="float" office:value="0.0133966" calcext:value-type="float">
            <text:p>0,0133966</text:p>
          </table:table-cell>
          <table:table-cell table:formula="of:=1000000*([.O29]/[.E29])" office:value-type="float" office:value="36.7030136986301" calcext:value-type="float">
            <text:p>36,7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259.8" calcext:value-type="float">
            <text:p>1259,8</text:p>
          </table:table-cell>
          <table:table-cell office:value-type="float" office:value="98.6524" calcext:value-type="float">
            <text:p>98,6524</text:p>
          </table:table-cell>
          <table:table-cell office:value-type="float" office:value="1.34756" calcext:value-type="float">
            <text:p>1,34756</text:p>
          </table:table-cell>
          <table:table-cell office:value-type="float" office:value="24.9158" calcext:value-type="float">
            <text:p>24,9158</text:p>
          </table:table-cell>
          <table:table-cell office:value-type="float" office:value="64.3478" calcext:value-type="float">
            <text:p>64,3478</text:p>
          </table:table-cell>
          <table:table-cell office:value-type="float" office:value="35.6522" calcext:value-type="float">
            <text:p>35,6522</text:p>
          </table:table-cell>
          <table:table-cell office:value-type="float" office:value="61.2795" calcext:value-type="float">
            <text:p>61,2795</text:p>
          </table:table-cell>
          <table:table-cell office:value-type="float" office:value="0.005452" calcext:value-type="float">
            <text:p>0,005452</text:p>
          </table:table-cell>
          <table:table-cell office:value-type="float" office:value="0.0010463" calcext:value-type="float">
            <text:p>0,0010463</text:p>
          </table:table-cell>
          <table:table-cell office:value-type="float" office:value="0.0007987" calcext:value-type="float">
            <text:p>0,0007987</text:p>
          </table:table-cell>
          <table:table-cell table:formula="of:=1000000*([.O30]/[.E30])" office:value-type="float" office:value="2.68922558922559" calcext:value-type="float">
            <text:p>2,69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50962.8" calcext:value-type="float">
            <text:p>50962,8</text:p>
          </table:table-cell>
          <table:table-cell office:value-type="float" office:value="99.9919" calcext:value-type="float">
            <text:p>99,9919</text:p>
          </table:table-cell>
          <table:table-cell office:value-type="float" office:value="0.00812147" calcext:value-type="float">
            <text:p>0,00812147</text:p>
          </table:table-cell>
          <table:table-cell office:value-type="float" office:value="45.584" calcext:value-type="float">
            <text:p>45,584</text:p>
          </table:table-cell>
          <table:table-cell office:value-type="float" office:value="99.3789" calcext:value-type="float">
            <text:p>99,3789</text:p>
          </table:table-cell>
          <table:table-cell office:value-type="float" office:value="0.621118" calcext:value-type="float">
            <text:p>0,621118</text:p>
          </table:table-cell>
          <table:table-cell office:value-type="float" office:value="54.1311" calcext:value-type="float">
            <text:p>54,1311</text:p>
          </table:table-cell>
          <table:table-cell office:value-type="float" office:value="0.0760181" calcext:value-type="float">
            <text:p>0,0760181</text:p>
          </table:table-cell>
          <table:table-cell office:value-type="float" office:value="0.0142328" calcext:value-type="float">
            <text:p>0,0142328</text:p>
          </table:table-cell>
          <table:table-cell office:value-type="float" office:value="0.013937" calcext:value-type="float">
            <text:p>0,013937</text:p>
          </table:table-cell>
          <table:table-cell table:formula="of:=1000000*([.O31]/[.E31])" office:value-type="float" office:value="39.7065527065527" calcext:value-type="float">
            <text:p>39,71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823061" calcext:value-type="float">
            <text:p>82306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5352" calcext:value-type="float">
            <text:p>0,105352</text:p>
          </table:table-cell>
          <table:table-cell office:value-type="float" office:value="0.0250274" calcext:value-type="float">
            <text:p>0,0250274</text:p>
          </table:table-cell>
          <table:table-cell office:value-type="float" office:value="0.0247846" calcext:value-type="float">
            <text:p>0,0247846</text:p>
          </table:table-cell>
          <table:table-cell table:formula="of:=1000000*([.O32]/[.E32])" office:value-type="float" office:value="119.156730769231" calcext:value-type="float">
            <text:p>119,1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283984" calcext:value-type="float">
            <text:p>283984</text:p>
          </table:table-cell>
          <table:table-cell office:value-type="float" office:value="99.9972" calcext:value-type="float">
            <text:p>99,9972</text:p>
          </table:table-cell>
          <table:table-cell office:value-type="float" office:value="0.00281448" calcext:value-type="float">
            <text:p>0,00281448</text:p>
          </table:table-cell>
          <table:table-cell office:value-type="float" office:value="1.87266" calcext:value-type="float">
            <text:p>1,87266</text:p>
          </table:table-cell>
          <table:table-cell office:value-type="float" office:value="71.4286" calcext:value-type="float">
            <text:p>71,4286</text:p>
          </table:table-cell>
          <table:table-cell office:value-type="float" office:value="28.5714" calcext:value-type="float">
            <text:p>28,5714</text:p>
          </table:table-cell>
          <table:table-cell office:value-type="float" office:value="97.3783" calcext:value-type="float">
            <text:p>97,3783</text:p>
          </table:table-cell>
          <table:table-cell office:value-type="float" office:value="0.103012" calcext:value-type="float">
            <text:p>0,103012</text:p>
          </table:table-cell>
          <table:table-cell office:value-type="float" office:value="0.02517" calcext:value-type="float">
            <text:p>0,02517</text:p>
          </table:table-cell>
          <table:table-cell office:value-type="float" office:value="0.0249292" calcext:value-type="float">
            <text:p>0,0249292</text:p>
          </table:table-cell>
          <table:table-cell table:formula="of:=1000000*([.O33]/[.E33])" office:value-type="float" office:value="93.3677902621723" calcext:value-type="float">
            <text:p>93,3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3029.5" calcext:value-type="float">
            <text:p>3029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1461" calcext:value-type="float">
            <text:p>83,1461</text:p>
          </table:table-cell>
          <table:table-cell office:value-type="float" office:value="94.8718" calcext:value-type="float">
            <text:p>94,8718</text:p>
          </table:table-cell>
          <table:table-cell office:value-type="float" office:value="5.12821" calcext:value-type="float">
            <text:p>5,12821</text:p>
          </table:table-cell>
          <table:table-cell office:value-type="float" office:value="12.3596" calcext:value-type="float">
            <text:p>12,3596</text:p>
          </table:table-cell>
          <table:table-cell office:value-type="float" office:value="0.0072233" calcext:value-type="float">
            <text:p>0,0072233</text:p>
          </table:table-cell>
          <table:table-cell office:value-type="float" office:value="0.0032345" calcext:value-type="float">
            <text:p>0,0032345</text:p>
          </table:table-cell>
          <table:table-cell office:value-type="float" office:value="0.003067" calcext:value-type="float">
            <text:p>0,003067</text:p>
          </table:table-cell>
          <table:table-cell table:formula="of:=1000000*([.O34]/[.E34])" office:value-type="float" office:value="17.2303370786517" calcext:value-type="float">
            <text:p>17,23</text:p>
          </table:table-cell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2" table:formula="of:=AVERAGE([.E36:.E47])" office:value-type="float" office:value="6080.58333333333" calcext:value-type="float">
            <text:p>6080,6</text:p>
          </table:table-cell>
          <table:table-cell table:style-name="ce2" table:formula="of:=AVERAGE([.F36:.F47])" office:value-type="float" office:value="684943.8" calcext:value-type="float">
            <text:p>684943,8</text:p>
          </table:table-cell>
          <table:table-cell table:style-name="ce3" table:formula="of:=AVERAGE([.G36:.G47])" office:value-type="float" office:value="89.8403416666667" calcext:value-type="float">
            <text:p>89,84</text:p>
          </table:table-cell>
          <table:table-cell table:style-name="ce3" table:formula="of:=AVERAGE([.H36:.H47])" office:value-type="float" office:value="10.15966275" calcext:value-type="float">
            <text:p>10,16</text:p>
          </table:table-cell>
          <table:table-cell table:style-name="ce3" table:formula="of:=AVERAGE([.I36:.I47])" office:value-type="float" office:value="77.686025" calcext:value-type="float">
            <text:p>77,69</text:p>
          </table:table-cell>
          <table:table-cell table:style-name="ce3" table:formula="of:=AVERAGE([.J36:.J47])" office:value-type="float" office:value="80.6682416666667" calcext:value-type="float">
            <text:p>80,67</text:p>
          </table:table-cell>
          <table:table-cell table:style-name="ce3" table:formula="of:=AVERAGE([.K36:.K47])" office:value-type="float" office:value="19.3317619166667" calcext:value-type="float">
            <text:p>19,33</text:p>
          </table:table-cell>
          <table:table-cell table:style-name="ce3" table:formula="of:=AVERAGE([.L36:.L47])" office:value-type="float" office:value="3.54301441666667" calcext:value-type="float">
            <text:p>3,54</text:p>
          </table:table-cell>
          <table:table-cell table:style-name="ce6" table:formula="of:=AVERAGE([.M36:.M47])" office:value-type="float" office:value="0.900327775" calcext:value-type="float">
            <text:p>0,90033</text:p>
          </table:table-cell>
          <table:table-cell table:style-name="ce6" table:formula="of:=AVERAGE([.N36:.N47])" office:value-type="float" office:value="0.12239795" calcext:value-type="float">
            <text:p>0,12240</text:p>
          </table:table-cell>
          <table:table-cell table:style-name="ce6" table:formula="of:=AVERAGE([.O36:.O47])" office:value-type="float" office:value="0.117407941666667" calcext:value-type="float">
            <text:p>0,11741</text:p>
          </table:table-cell>
          <table:table-cell table:style-name="ce3" table:formula="of:=1000000*([.O35]/[.E35])" office:value-type="float" office:value="19.3086641906615" calcext:value-type="float">
            <text:p>19,3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30766.9" calcext:value-type="float">
            <text:p>30766,9</text:p>
          </table:table-cell>
          <table:table-cell office:value-type="float" office:value="95.2576" calcext:value-type="float">
            <text:p>95,2576</text:p>
          </table:table-cell>
          <table:table-cell office:value-type="float" office:value="4.74238" calcext:value-type="float">
            <text:p>4,74238</text:p>
          </table:table-cell>
          <table:table-cell office:value-type="float" office:value="61.3475" calcext:value-type="float">
            <text:p>61,3475</text:p>
          </table:table-cell>
          <table:table-cell office:value-type="float" office:value="63.681" calcext:value-type="float">
            <text:p>63,681</text:p>
          </table:table-cell>
          <table:table-cell office:value-type="float" office:value="36.319" calcext:value-type="float">
            <text:p>36,319</text:p>
          </table:table-cell>
          <table:table-cell office:value-type="float" office:value="3.6643" calcext:value-type="float">
            <text:p>3,6643</text:p>
          </table:table-cell>
          <table:table-cell office:value-type="float" office:value="0.132221" calcext:value-type="float">
            <text:p>0,132221</text:p>
          </table:table-cell>
          <table:table-cell office:value-type="float" office:value="0.0195607" calcext:value-type="float">
            <text:p>0,0195607</text:p>
          </table:table-cell>
          <table:table-cell office:value-type="float" office:value="0.01875" calcext:value-type="float">
            <text:p>0,01875</text:p>
          </table:table-cell>
          <table:table-cell table:formula="of:=1000000*([.O36]/[.E36])" office:value-type="float" office:value="22.1631205673759" calcext:value-type="float">
            <text:p>22,16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861.9" calcext:value-type="float">
            <text:p>6861,9</text:p>
          </table:table-cell>
          <table:table-cell office:value-type="float" office:value="95.8551" calcext:value-type="float">
            <text:p>95,8551</text:p>
          </table:table-cell>
          <table:table-cell office:value-type="float" office:value="4.14491" calcext:value-type="float">
            <text:p>4,14491</text:p>
          </table:table-cell>
          <table:table-cell office:value-type="float" office:value="95.3535" calcext:value-type="float">
            <text:p>95,3535</text:p>
          </table:table-cell>
          <table:table-cell office:value-type="float" office:value="95.5466" calcext:value-type="float">
            <text:p>95,5466</text:p>
          </table:table-cell>
          <table:table-cell office:value-type="float" office:value="4.45344" calcext:value-type="float">
            <text:p>4,45344</text:p>
          </table:table-cell>
          <table:table-cell office:value-type="float" office:value="0.20202" calcext:value-type="float">
            <text:p>0,20202</text:p>
          </table:table-cell>
          <table:table-cell office:value-type="float" office:value="0.0259968" calcext:value-type="float">
            <text:p>0,0259968</text:p>
          </table:table-cell>
          <table:table-cell office:value-type="float" office:value="0.0028264" calcext:value-type="float">
            <text:p>0,0028264</text:p>
          </table:table-cell>
          <table:table-cell office:value-type="float" office:value="0.0021804" calcext:value-type="float">
            <text:p>0,0021804</text:p>
          </table:table-cell>
          <table:table-cell table:formula="of:=1000000*([.O37]/[.E37])" office:value-type="float" office:value="2.20242424242424" calcext:value-type="float">
            <text:p>2,2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19261.9" calcext:value-type="float">
            <text:p>19261,9</text:p>
          </table:table-cell>
          <table:table-cell office:value-type="float" office:value="95.8364" calcext:value-type="float">
            <text:p>95,8364</text:p>
          </table:table-cell>
          <table:table-cell office:value-type="float" office:value="4.16362" calcext:value-type="float">
            <text:p>4,16362</text:p>
          </table:table-cell>
          <table:table-cell office:value-type="float" office:value="92.5541" calcext:value-type="float">
            <text:p>92,5541</text:p>
          </table:table-cell>
          <table:table-cell office:value-type="float" office:value="93.8955" calcext:value-type="float">
            <text:p>93,8955</text:p>
          </table:table-cell>
          <table:table-cell office:value-type="float" office:value="6.10452" calcext:value-type="float">
            <text:p>6,10452</text:p>
          </table:table-cell>
          <table:table-cell office:value-type="float" office:value="1.42857" calcext:value-type="float">
            <text:p>1,42857</text:p>
          </table:table-cell>
          <table:table-cell office:value-type="float" office:value="0.167923" calcext:value-type="float">
            <text:p>0,167923</text:p>
          </table:table-cell>
          <table:table-cell office:value-type="float" office:value="0.0220959" calcext:value-type="float">
            <text:p>0,0220959</text:p>
          </table:table-cell>
          <table:table-cell office:value-type="float" office:value="0.0201712" calcext:value-type="float">
            <text:p>0,0201712</text:p>
          </table:table-cell>
          <table:table-cell table:formula="of:=1000000*([.O38]/[.E38])" office:value-type="float" office:value="8.73212121212121" calcext:value-type="float">
            <text:p>8,73</text:p>
          </table:table-cell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8406.1" calcext:value-type="float">
            <text:p>8406,1</text:p>
          </table:table-cell>
          <table:table-cell office:value-type="float" office:value="72.8703" calcext:value-type="float">
            <text:p>72,8703</text:p>
          </table:table-cell>
          <table:table-cell office:value-type="float" office:value="27.1297" calcext:value-type="float">
            <text:p>27,1297</text:p>
          </table:table-cell>
          <table:table-cell office:value-type="float" office:value="59.4747" calcext:value-type="float">
            <text:p>59,4747</text:p>
          </table:table-cell>
          <table:table-cell office:value-type="float" office:value="59.7737" calcext:value-type="float">
            <text:p>59,7737</text:p>
          </table:table-cell>
          <table:table-cell office:value-type="float" office:value="40.2263" calcext:value-type="float">
            <text:p>40,2263</text:p>
          </table:table-cell>
          <table:table-cell office:value-type="float" office:value="0.500313" calcext:value-type="float">
            <text:p>0,500313</text:p>
          </table:table-cell>
          <table:table-cell office:value-type="float" office:value="0.0691155" calcext:value-type="float">
            <text:p>0,0691155</text:p>
          </table:table-cell>
          <table:table-cell office:value-type="float" office:value="0.0090223" calcext:value-type="float">
            <text:p>0,0090223</text:p>
          </table:table-cell>
          <table:table-cell office:value-type="float" office:value="0.0077571" calcext:value-type="float">
            <text:p>0,0077571</text:p>
          </table:table-cell>
          <table:table-cell table:formula="of:=1000000*([.O39]/[.E39])" office:value-type="float" office:value="4.85121951219512" calcext:value-type="float">
            <text:p>4,85</text:p>
          </table:table-cell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8457.1" calcext:value-type="float">
            <text:p>8457,1</text:p>
          </table:table-cell>
          <table:table-cell office:value-type="float" office:value="59.0011" calcext:value-type="float">
            <text:p>59,0011</text:p>
          </table:table-cell>
          <table:table-cell office:value-type="float" office:value="40.9989" calcext:value-type="float">
            <text:p>40,9989</text:p>
          </table:table-cell>
          <table:table-cell office:value-type="float" office:value="51.8171" calcext:value-type="float">
            <text:p>51,8171</text:p>
          </table:table-cell>
          <table:table-cell office:value-type="float" office:value="51.8912" calcext:value-type="float">
            <text:p>51,8912</text:p>
          </table:table-cell>
          <table:table-cell office:value-type="float" office:value="48.1088" calcext:value-type="float">
            <text:p>48,1088</text:p>
          </table:table-cell>
          <table:table-cell office:value-type="float" office:value="0.142915" calcext:value-type="float">
            <text:p>0,142915</text:p>
          </table:table-cell>
          <table:table-cell office:value-type="float" office:value="0.297182" calcext:value-type="float">
            <text:p>0,297182</text:p>
          </table:table-cell>
          <table:table-cell office:value-type="float" office:value="0.0305853" calcext:value-type="float">
            <text:p>0,0305853</text:p>
          </table:table-cell>
          <table:table-cell office:value-type="float" office:value="0.0272214" calcext:value-type="float">
            <text:p>0,0272214</text:p>
          </table:table-cell>
          <table:table-cell table:formula="of:=1000000*([.O40]/[.E40])" office:value-type="float" office:value="5.55765618619845" calcext:value-type="float">
            <text:p>5,56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4256.3" calcext:value-type="float">
            <text:p>14256,3</text:p>
          </table:table-cell>
          <table:table-cell office:value-type="float" office:value="92.7646" calcext:value-type="float">
            <text:p>92,7646</text:p>
          </table:table-cell>
          <table:table-cell office:value-type="float" office:value="7.23541" calcext:value-type="float">
            <text:p>7,23541</text:p>
          </table:table-cell>
          <table:table-cell office:value-type="float" office:value="85.7081" calcext:value-type="float">
            <text:p>85,7081</text:p>
          </table:table-cell>
          <table:table-cell office:value-type="float" office:value="88.1235" calcext:value-type="float">
            <text:p>88,1235</text:p>
          </table:table-cell>
          <table:table-cell office:value-type="float" office:value="11.8765" calcext:value-type="float">
            <text:p>11,8765</text:p>
          </table:table-cell>
          <table:table-cell office:value-type="float" office:value="2.74092" calcext:value-type="float">
            <text:p>2,74092</text:p>
          </table:table-cell>
          <table:table-cell office:value-type="float" office:value="0.428577" calcext:value-type="float">
            <text:p>0,428577</text:p>
          </table:table-cell>
          <table:table-cell office:value-type="float" office:value="0.0529858" calcext:value-type="float">
            <text:p>0,0529858</text:p>
          </table:table-cell>
          <table:table-cell office:value-type="float" office:value="0.0490297" calcext:value-type="float">
            <text:p>0,0490297</text:p>
          </table:table-cell>
          <table:table-cell table:formula="of:=1000000*([.O41]/[.E41])" office:value-type="float" office:value="10.6655862519034" calcext:value-type="float">
            <text:p>10,67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97752.4" calcext:value-type="float">
            <text:p>97752,4</text:p>
          </table:table-cell>
          <table:table-cell office:value-type="float" office:value="99.6969" calcext:value-type="float">
            <text:p>99,6969</text:p>
          </table:table-cell>
          <table:table-cell office:value-type="float" office:value="0.303128" calcext:value-type="float">
            <text:p>0,303128</text:p>
          </table:table-cell>
          <table:table-cell office:value-type="float" office:value="97.2434" calcext:value-type="float">
            <text:p>97,2434</text:p>
          </table:table-cell>
          <table:table-cell office:value-type="float" office:value="99.1466" calcext:value-type="float">
            <text:p>99,1466</text:p>
          </table:table-cell>
          <table:table-cell office:value-type="float" office:value="0.853353" calcext:value-type="float">
            <text:p>0,853353</text:p>
          </table:table-cell>
          <table:table-cell office:value-type="float" office:value="1.91958" calcext:value-type="float">
            <text:p>1,91958</text:p>
          </table:table-cell>
          <table:table-cell office:value-type="float" office:value="0.388598" calcext:value-type="float">
            <text:p>0,388598</text:p>
          </table:table-cell>
          <table:table-cell office:value-type="float" office:value="0.067796" calcext:value-type="float">
            <text:p>0,067796</text:p>
          </table:table-cell>
          <table:table-cell office:value-type="float" office:value="0.0596725" calcext:value-type="float">
            <text:p>0,0596725</text:p>
          </table:table-cell>
          <table:table-cell table:formula="of:=1000000*([.O42]/[.E42])" office:value-type="float" office:value="5.42872088791849" calcext:value-type="float">
            <text:p>5,43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81175" calcext:value-type="float">
            <text:p>181175</text:p>
          </table:table-cell>
          <table:table-cell office:value-type="float" office:value="98.0178" calcext:value-type="float">
            <text:p>98,0178</text:p>
          </table:table-cell>
          <table:table-cell office:value-type="float" office:value="1.98221" calcext:value-type="float">
            <text:p>1,98221</text:p>
          </table:table-cell>
          <table:table-cell office:value-type="float" office:value="66.1892" calcext:value-type="float">
            <text:p>66,1892</text:p>
          </table:table-cell>
          <table:table-cell office:value-type="float" office:value="77.3531" calcext:value-type="float">
            <text:p>77,3531</text:p>
          </table:table-cell>
          <table:table-cell office:value-type="float" office:value="22.6469" calcext:value-type="float">
            <text:p>22,6469</text:p>
          </table:table-cell>
          <table:table-cell office:value-type="float" office:value="14.4324" calcext:value-type="float">
            <text:p>14,4324</text:p>
          </table:table-cell>
          <table:table-cell office:value-type="float" office:value="1.07903" calcext:value-type="float">
            <text:p>1,07903</text:p>
          </table:table-cell>
          <table:table-cell office:value-type="float" office:value="0.230775" calcext:value-type="float">
            <text:p>0,230775</text:p>
          </table:table-cell>
          <table:table-cell office:value-type="float" office:value="0.224519" calcext:value-type="float">
            <text:p>0,224519</text:p>
          </table:table-cell>
          <table:table-cell table:formula="of:=1000000*([.O43]/[.E43])" office:value-type="float" office:value="30.3404054054054" calcext:value-type="float">
            <text:p>30,34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379091" calcext:value-type="float">
            <text:p>379091</text:p>
          </table:table-cell>
          <table:table-cell office:value-type="float" office:value="99.793" calcext:value-type="float">
            <text:p>99,793</text:p>
          </table:table-cell>
          <table:table-cell office:value-type="float" office:value="0.206975" calcext:value-type="float">
            <text:p>0,206975</text:p>
          </table:table-cell>
          <table:table-cell office:value-type="float" office:value="76.3243" calcext:value-type="float">
            <text:p>76,3243</text:p>
          </table:table-cell>
          <table:table-cell office:value-type="float" office:value="91.6586" calcext:value-type="float">
            <text:p>91,6586</text:p>
          </table:table-cell>
          <table:table-cell office:value-type="float" office:value="8.34145" calcext:value-type="float">
            <text:p>8,34145</text:p>
          </table:table-cell>
          <table:table-cell office:value-type="float" office:value="16.7297" calcext:value-type="float">
            <text:p>16,7297</text:p>
          </table:table-cell>
          <table:table-cell office:value-type="float" office:value="1.42735" calcext:value-type="float">
            <text:p>1,42735</text:p>
          </table:table-cell>
          <table:table-cell office:value-type="float" office:value="0.309619" calcext:value-type="float">
            <text:p>0,309619</text:p>
          </table:table-cell>
          <table:table-cell office:value-type="float" office:value="0.303084" calcext:value-type="float">
            <text:p>0,303084</text:p>
          </table:table-cell>
          <table:table-cell table:formula="of:=1000000*([.O44]/[.E44])" office:value-type="float" office:value="40.9572972972973" calcext:value-type="float">
            <text:p>40,96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table:style-name="ce10" office:value-type="float" office:value="1467820" calcext:value-type="float">
            <text:p>1,47E+06</text:p>
          </table:table-cell>
          <table:table-cell office:value-type="float" office:value="86.3533" calcext:value-type="float">
            <text:p>86,3533</text:p>
          </table:table-cell>
          <table:table-cell office:value-type="float" office:value="13.6467" calcext:value-type="float">
            <text:p>13,6467</text:p>
          </table:table-cell>
          <table:table-cell table:number-columns-repeated="2" office:value-type="float" office:value="65.9363" calcext:value-type="float">
            <text:p>65,9363</text:p>
          </table:table-cell>
          <table:table-cell office:value-type="float" office:value="34.0637" calcext:value-type="float">
            <text:p>34,0637</text:p>
          </table:table-cell>
          <table:table-cell office:value-type="float" office:value="0" calcext:value-type="float">
            <text:p>0</text:p>
          </table:table-cell>
          <table:table-cell office:value-type="float" office:value="2.89307" calcext:value-type="float">
            <text:p>2,89307</text:p>
          </table:table-cell>
          <table:table-cell office:value-type="float" office:value="0.29308" calcext:value-type="float">
            <text:p>0,29308</text:p>
          </table:table-cell>
          <table:table-cell office:value-type="float" office:value="0.287321" calcext:value-type="float">
            <text:p>0,287321</text:p>
          </table:table-cell>
          <table:table-cell table:formula="of:=1000000*([.O45]/[.E45])" office:value-type="float" office:value="44.649728049728" calcext:value-type="float">
            <text:p>44,65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table:style-name="ce10" office:value-type="float" office:value="5875120" calcext:value-type="float">
            <text:p>5,88E+06</text:p>
          </table:table-cell>
          <table:table-cell office:value-type="float" office:value="98.6788" calcext:value-type="float">
            <text:p>98,6788</text:p>
          </table:table-cell>
          <table:table-cell office:value-type="float" office:value="1.32122" calcext:value-type="float">
            <text:p>1,32122</text:p>
          </table:table-cell>
          <table:table-cell office:value-type="float" office:value="95.9091" calcext:value-type="float">
            <text:p>95,9091</text:p>
          </table:table-cell>
          <table:table-cell office:value-type="float" office:value="96.6294" calcext:value-type="float">
            <text:p>96,6294</text:p>
          </table:table-cell>
          <table:table-cell office:value-type="float" office:value="3.37058" calcext:value-type="float">
            <text:p>3,37058</text:p>
          </table:table-cell>
          <table:table-cell office:value-type="float" office:value="0.745455" calcext:value-type="float">
            <text:p>0,745455</text:p>
          </table:table-cell>
          <table:table-cell office:value-type="float" office:value="2.15456" calcext:value-type="float">
            <text:p>2,15456</text:p>
          </table:table-cell>
          <table:table-cell office:value-type="float" office:value="0.218201" calcext:value-type="float">
            <text:p>0,218201</text:p>
          </table:table-cell>
          <table:table-cell office:value-type="float" office:value="0.213489" calcext:value-type="float">
            <text:p>0,213489</text:p>
          </table:table-cell>
          <table:table-cell table:formula="of:=1000000*([.O46]/[.E46])" office:value-type="float" office:value="38.8161818181818" calcext:value-type="float">
            <text:p>38,82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130357" calcext:value-type="float">
            <text:p>130357</text:p>
          </table:table-cell>
          <table:table-cell office:value-type="float" office:value="83.9592" calcext:value-type="float">
            <text:p>83,9592</text:p>
          </table:table-cell>
          <table:table-cell office:value-type="float" office:value="16.0408" calcext:value-type="float">
            <text:p>16,0408</text:p>
          </table:table-cell>
          <table:table-cell office:value-type="float" office:value="84.375" calcext:value-type="float">
            <text:p>84,375</text:p>
          </table:table-cell>
          <table:table-cell office:value-type="float" office:value="84.3834" calcext:value-type="float">
            <text:p>84,3834</text:p>
          </table:table-cell>
          <table:table-cell office:value-type="float" office:value="15.6166" calcext:value-type="float">
            <text:p>15,6166</text:p>
          </table:table-cell>
          <table:table-cell office:value-type="float" office:value="0.01" calcext:value-type="float">
            <text:p>0,01</text:p>
          </table:table-cell>
          <table:table-cell office:value-type="float" office:value="1.74031" calcext:value-type="float">
            <text:p>1,74031</text:p>
          </table:table-cell>
          <table:table-cell office:value-type="float" office:value="0.212228" calcext:value-type="float">
            <text:p>0,212228</text:p>
          </table:table-cell>
          <table:table-cell office:value-type="float" office:value="0.1957" calcext:value-type="float">
            <text:p>0,1957</text:p>
          </table:table-cell>
          <table:table-cell table:formula="of:=1000000*([.O47]/[.E47])" office:value-type="float" office:value="9.785" calcext:value-type="float">
            <text:p>9,79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39.4" calcext:value-type="float">
            <text:p>39,4</text:p>
          </table:table-cell>
          <table:table-cell office:value-type="float" office:value="11.7553" calcext:value-type="float">
            <text:p>11,7553</text:p>
          </table:table-cell>
          <table:table-cell office:value-type="float" office:value="88.2369" calcext:value-type="float">
            <text:p>88,2369</text:p>
          </table:table-cell>
          <table:table-cell office:value-type="float" office:value="11.4998" calcext:value-type="float">
            <text:p>11,4998</text:p>
          </table:table-cell>
          <table:table-cell office:value-type="float" office:value="11.5108" calcext:value-type="float">
            <text:p>11,5108</text:p>
          </table:table-cell>
          <table:table-cell office:value-type="float" office:value="88.4892" calcext:value-type="float">
            <text:p>88,4892</text:p>
          </table:table-cell>
          <table:table-cell office:value-type="float" office:value="0.0958313" calcext:value-type="float">
            <text:p>0,0958313</text:p>
          </table:table-cell>
          <table:table-cell office:value-type="float" office:value="0.0832588" calcext:value-type="float">
            <text:p>0,0832588</text:p>
          </table:table-cell>
          <table:table-cell office:value-type="float" office:value="0.0092669" calcext:value-type="float">
            <text:p>0,0092669</text:p>
          </table:table-cell>
          <table:table-cell office:value-type="float" office:value="0.0069893" calcext:value-type="float">
            <text:p>0,0069893</text:p>
          </table:table-cell>
          <table:table-cell table:formula="of:=1000000*([.O48]/[.E48])" office:value-type="float" office:value="1.67448490656445" calcext:value-type="float">
            <text:p>1,6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07.6" calcext:value-type="float">
            <text:p>207,6</text:p>
          </table:table-cell>
          <table:table-cell office:value-type="float" office:value="18.8149" calcext:value-type="float">
            <text:p>18,8149</text:p>
          </table:table-cell>
          <table:table-cell office:value-type="float" office:value="81.1801" calcext:value-type="float">
            <text:p>81,1801</text:p>
          </table:table-cell>
          <table:table-cell office:value-type="float" office:value="16.483" calcext:value-type="float">
            <text:p>16,483</text:p>
          </table:table-cell>
          <table:table-cell office:value-type="float" office:value="16.4948" calcext:value-type="float">
            <text:p>16,4948</text:p>
          </table:table-cell>
          <table:table-cell office:value-type="float" office:value="83.5052" calcext:value-type="float">
            <text:p>83,5052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0801629" calcext:value-type="float">
            <text:p>0,0801629</text:p>
          </table:table-cell>
          <table:table-cell office:value-type="float" office:value="0.0083222" calcext:value-type="float">
            <text:p>0,0083222</text:p>
          </table:table-cell>
          <table:table-cell office:value-type="float" office:value="0.0060187" calcext:value-type="float">
            <text:p>0,0060187</text:p>
          </table:table-cell>
          <table:table-cell table:formula="of:=1000000*([.O49]/[.E49])" office:value-type="float" office:value="1.44195016770484" calcext:value-type="float">
            <text:p>1,44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07.6" calcext:value-type="float">
            <text:p>207,6</text:p>
          </table:table-cell>
          <table:table-cell office:value-type="float" office:value="18.8149" calcext:value-type="float">
            <text:p>18,8149</text:p>
          </table:table-cell>
          <table:table-cell office:value-type="float" office:value="81.1801" calcext:value-type="float">
            <text:p>81,1801</text:p>
          </table:table-cell>
          <table:table-cell office:value-type="float" office:value="16.483" calcext:value-type="float">
            <text:p>16,483</text:p>
          </table:table-cell>
          <table:table-cell office:value-type="float" office:value="16.4948" calcext:value-type="float">
            <text:p>16,4948</text:p>
          </table:table-cell>
          <table:table-cell office:value-type="float" office:value="83.5052" calcext:value-type="float">
            <text:p>83,5052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0740188" calcext:value-type="float">
            <text:p>0,0740188</text:p>
          </table:table-cell>
          <table:table-cell office:value-type="float" office:value="0.0079431" calcext:value-type="float">
            <text:p>0,0079431</text:p>
          </table:table-cell>
          <table:table-cell office:value-type="float" office:value="0.0057783" calcext:value-type="float">
            <text:p>0,0057783</text:p>
          </table:table-cell>
          <table:table-cell table:formula="of:=1000000*([.O50]/[.E50])" office:value-type="float" office:value="1.3843555342597" calcext:value-type="float">
            <text:p>1,38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07.6" calcext:value-type="float">
            <text:p>207,6</text:p>
          </table:table-cell>
          <table:table-cell office:value-type="float" office:value="31.454" calcext:value-type="float">
            <text:p>31,454</text:p>
          </table:table-cell>
          <table:table-cell office:value-type="float" office:value="68.546" calcext:value-type="float">
            <text:p>68,546</text:p>
          </table:table-cell>
          <table:table-cell office:value-type="float" office:value="16.483" calcext:value-type="float">
            <text:p>16,483</text:p>
          </table:table-cell>
          <table:table-cell office:value-type="float" office:value="16.4948" calcext:value-type="float">
            <text:p>16,4948</text:p>
          </table:table-cell>
          <table:table-cell office:value-type="float" office:value="83.5052" calcext:value-type="float">
            <text:p>83,5052</text:p>
          </table:table-cell>
          <table:table-cell office:value-type="float" office:value="0.0718735" calcext:value-type="float">
            <text:p>0,0718735</text:p>
          </table:table-cell>
          <table:table-cell office:value-type="float" office:value="0.0328506" calcext:value-type="float">
            <text:p>0,0328506</text:p>
          </table:table-cell>
          <table:table-cell office:value-type="float" office:value="0.0082892" calcext:value-type="float">
            <text:p>0,0082892</text:p>
          </table:table-cell>
          <table:table-cell office:value-type="float" office:value="0.0060263" calcext:value-type="float">
            <text:p>0,0060263</text:p>
          </table:table-cell>
          <table:table-cell table:formula="of:=1000000*([.O51]/[.E51])" office:value-type="float" office:value="1.44377096310494" calcext:value-type="float">
            <text:p>1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date-style style:name="N109">
      <number:day number:style="long"/>
      <number:text>-</number:text>
      <number:month number:textual="true"/>
      <number:text>-</number:text>
      <number:year/>
    </number:date-style>
    <number:date-style style:name="N110">
      <number:day number:style="long"/>
      <number:text>-</number:text>
      <number:month number:textual="true"/>
    </number:date-style>
    <number:date-style style:name="N111">
      <number:month number:textual="true"/>
      <number:text>-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</number:time-style>
    <number:time-style style:name="N115">
      <number:hours/>
      <number:text>:</number:text>
      <number:minutes number:style="long"/>
      <number:text>:</number:text>
      <number:seconds number:style="long"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30T11:23:51.129373807</dc:date>
    <meta:editing-duration>P3DT23H42M25S</meta:editing-duration>
    <meta:editing-cycles>7</meta:editing-cycles>
    <meta:generator>LibreOffice/7.1.7.2$Linux_X86_64 LibreOffice_project/10$Build-2</meta:generator>
    <meta:document-statistic meta:table-count="6" meta:cell-count="4492" meta:object-count="0"/>
  </office:meta>
</office:document-meta>
</file>